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44cm"/>
    </style:style>
    <style:style style:name="co2" style:family="table-column">
      <style:table-column-properties fo:break-before="auto" style:column-width="2.258cm"/>
    </style:style>
    <style:style style:name="co3" style:family="table-column">
      <style:table-column-properties fo:break-before="auto" style:column-width="7.304cm"/>
    </style:style>
    <style:style style:name="co4" style:family="table-column">
      <style:table-column-properties fo:break-before="auto" style:column-width="6.888cm"/>
    </style:style>
    <style:style style:name="co5" style:family="table-column">
      <style:table-column-properties fo:break-before="auto" style:column-width="1.663cm"/>
    </style:style>
    <style:style style:name="co6" style:family="table-column">
      <style:table-column-properties fo:break-before="auto" style:column-width="10.455cm"/>
    </style:style>
    <style:style style:name="co7" style:family="table-column">
      <style:table-column-properties fo:break-before="auto" style:column-width="1.529cm"/>
    </style:style>
    <style:style style:name="co8" style:family="table-column">
      <style:table-column-properties fo:break-before="auto" style:column-width="1.74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transparent"/>
    </style:style>
    <style:style style:name="ce3" style:family="table-cell" style:parent-style-name="Default">
      <style:text-properties style:font-name="Arial" fo:font-size="10pt" fo:font-weight="bold" style:font-size-asian="10pt" style:font-weight-asian="bold" style:font-size-complex="10pt" style:font-weight-complex="bold"/>
    </style:style>
    <style:style style:name="ce4" style:family="table-cell" style:parent-style-name="Default">
      <style:text-properties fo:language="en" fo:country="US" fo:font-weight="bold" style:font-weight-asian="bold" style:font-weight-complex="bold"/>
    </style:style>
    <style:style style:name="ce5" style:family="table-cell" style:parent-style-name="Default">
      <style:text-properties fo:language="en" fo:country="US"/>
    </style:style>
    <style:style style:name="ce6" style:family="table-cell" style:parent-style-name="Default">
      <style:table-cell-properties fo:background-color="transparent"/>
      <style:text-properties fo:language="en" fo:country="US"/>
    </style:style>
    <style:style style:name="ce7" style:family="table-cell" style:parent-style-name="Default">
      <style:text-properties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data-style-name="N11"/>
    <style:style style:name="ce10" style:family="table-cell" style:parent-style-name="Default" style:data-style-name="N11">
      <style:text-properties fo:font-weight="bold" style:font-weight-asian="bold" style:font-weight-complex="bold"/>
    </style:style>
    <style:style style:name="ce11" style:family="table-cell" style:parent-style-name="Default">
      <style:text-properties style:font-name="Arial" fo:font-weight="bold" style:font-weight-asian="bold" style:font-name-complex="Arial" style:font-weight-complex="bold"/>
    </style:style>
    <style:style style:name="ce12" style:family="table-cell" style:parent-style-name="Default">
      <style:text-properties style:font-name="Arial" style:font-name-complex="Arial"/>
    </style:style>
    <style:style style:name="ce13" style:family="table-cell" style:parent-style-name="Default">
      <style:table-cell-properties fo:background-color="transparent"/>
      <style:text-properties style:font-name="Arial" style:font-name-complex="Arial"/>
    </style:style>
    <style:style style:name="ce14" style:family="table-cell" style:parent-style-name="Default">
      <style:text-properties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font-name="Arial" style:font-name-complex="Arial"/>
    </style:style>
    <style:style style:name="ce16" style:family="table-cell" style:parent-style-name="Default">
      <style:table-cell-properties fo:background-color="#ffff00"/>
    </style:style>
    <style:style style:name="ce17" style:family="table-cell" style:parent-style-name="Default">
      <style:table-cell-properties fo:background-color="#ffff00"/>
      <style:text-properties style:font-name="Arial" style:font-name-complex="Arial"/>
    </style:style>
    <style:style style:name="ce18" style:family="table-cell" style:parent-style-name="Default">
      <style:text-properties fo:font-weight="normal" style:font-weight-asian="normal" style:font-weight-complex="normal"/>
    </style:style>
    <style:style style:name="ce19" style:family="table-cell" style:parent-style-name="Default">
      <style:text-properties fo:language="en" fo:country="US" fo:font-weight="normal" style:font-weight-asian="normal" style:font-weight-complex="normal"/>
    </style:style>
    <style:style style:name="ce20" style:family="table-cell" style:parent-style-name="Default">
      <style:table-cell-properties fo:background-color="#cccccc"/>
      <style:text-properties fo:language="en" fo:country="US" fo:font-weight="bold" style:font-weight-asian="bold" style:font-weight-complex="bold"/>
    </style:style>
    <style:style style:name="ce21" style:family="table-cell" style:parent-style-name="Default" style:data-style-name="N11">
      <style:table-cell-properties fo:background-color="#cccccc"/>
      <style:text-properties fo:language="en" fo:country="US" fo:font-weight="normal" style:font-weight-asian="normal" style:font-weight-complex="normal"/>
    </style:style>
    <style:style style:name="ce22" style:family="table-cell" style:parent-style-name="Default" style:data-style-name="N11">
      <style:table-cell-properties fo:background-color="#cccccc"/>
      <style:text-properties fo:language="en" fo:country="US" fo:font-weight="bold" style:font-weight-asian="bold" style:font-weight-complex="bold"/>
    </style:style>
    <style:style style:name="ce23" style:family="table-cell" style:parent-style-name="Default">
      <style:table-cell-properties fo:background-color="#cccccc"/>
      <style:text-properties fo:language="en" fo:country="US"/>
    </style:style>
    <style:style style:name="T1" style:family="text">
      <style:text-properties fo:color="#ff0000"/>
    </style:style>
    <style:style style:name="T2" style:family="text">
      <style:text-properties style:use-window-font-color="true"/>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03" calcext:value-type="float">
            <text:p>103</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aquests <text:span text:style-name="T1">primers</text:span> tres mesos</text:p>
          </table:table-cell>
          <table:table-cell table:number-columns-repeated="1019"/>
        </table:table-row>
        <table:table-row table:style-name="ro1">
          <table:table-cell office:value-type="string" calcext:value-type="string">
            <text:p>ao</text:p>
          </table:table-cell>
          <table:table-cell office:value-type="float" office:value="2569" calcext:value-type="float">
            <text:p>2569</text:p>
          </table:table-cell>
          <table:table-cell office:value-type="string" calcext:value-type="string">
            <text:p>orational adjunct</text:p>
          </table:table-cell>
          <table:table-cell table:number-columns-repeated="1021"/>
        </table:table-row>
        <table:table-row table:style-name="ro1">
          <table:table-cell office:value-type="string" calcext:value-type="string">
            <text:p>atr</text:p>
          </table:table-cell>
          <table:table-cell office:value-type="float" office:value="4761" calcext:value-type="float">
            <text:p>4761</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23" calcext:value-type="float">
            <text:p>23</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i, que, o</text:p>
          </table:table-cell>
          <table:table-cell table:number-columns-repeated="1019"/>
        </table:table-row>
        <table:table-row table:style-name="ro1">
          <table:table-cell office:value-type="string" calcext:value-type="string">
            <text:p>cag</text:p>
          </table:table-cell>
          <table:table-cell office:value-type="float" office:value="1154" calcext:value-type="float">
            <text:p>115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calcext:value-type="string">
            <text:p>cc</text:p>
          </table:table-cell>
          <table:table-cell office:value-type="float" office:value="25330" calcext:value-type="float">
            <text:p>2533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2425" calcext:value-type="float">
            <text:p>22425</text:p>
          </table:table-cell>
          <table:table-cell office:value-type="string" calcext:value-type="string">
            <text:p>direct object</text:p>
          </table:table-cell>
          <table:table-cell/>
          <table:table-cell office:value-type="string" calcext:value-type="string">
            <text:p>Llorens ha criticat la <text:span text:style-name="T1">Generalitat</text:span></text:p>
          </table:table-cell>
          <table:table-cell table:number-columns-repeated="1019"/>
        </table:table-row>
        <table:table-row table:style-name="ro2">
          <table:table-cell office:value-type="string" calcext:value-type="string">
            <text:p>ci</text:p>
          </table:table-cell>
          <table:table-cell office:value-type="float" office:value="1987" calcext:value-type="float">
            <text:p>1987</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calcext:value-type="string">
            <text:p>conj</text:p>
          </table:table-cell>
          <table:table-cell office:value-type="float" office:value="7678" calcext:value-type="float">
            <text:p>7678</text:p>
          </table:table-cell>
          <table:table-cell office:value-type="string" calcext:value-type="string">
            <text:p>subordinating conjunction</text:p>
          </table:table-cell>
          <table:table-cell/>
          <table:table-cell office:value-type="string" calcext:value-type="string">
            <text:p>que, perquè, si, quan</text:p>
          </table:table-cell>
          <table:table-cell table:number-columns-repeated="1019"/>
        </table:table-row>
        <table:table-row table:style-name="ro1">
          <table:table-cell office:value-type="string" calcext:value-type="string">
            <text:p>coord</text:p>
          </table:table-cell>
          <table:table-cell office:value-type="float" office:value="13014" calcext:value-type="float">
            <text:p>13014</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819" calcext:value-type="float">
            <text:p>1819</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ha fet <text:span text:style-name="T1">públic</text:span></text:p>
          </table:table-cell>
          <table:table-cell table:number-columns-repeated="1019"/>
        </table:table-row>
        <table:table-row table:style-name="ro1">
          <table:table-cell office:value-type="string" calcext:value-type="string">
            <text:p>creg</text:p>
          </table:table-cell>
          <table:table-cell office:value-type="float" office:value="5601" calcext:value-type="float">
            <text:p>5601</text:p>
          </table:table-cell>
          <table:table-cell office:value-type="string" calcext:value-type="string">
            <text:p>prepositional object</text:p>
          </table:table-cell>
          <table:table-cell/>
          <table:table-cell office:value-type="string" calcext:value-type="string">
            <text:p>a, en, amb, de, al</text:p>
          </table:table-cell>
          <table:table-cell table:number-columns-repeated="1019"/>
        </table:table-row>
        <table:table-row table:style-name="ro2">
          <table:table-cell office:value-type="string" calcext:value-type="string">
            <text:p>d</text:p>
          </table:table-cell>
          <table:table-cell office:value-type="float" office:value="2289" calcext:value-type="float">
            <text:p>2289</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tes</text:span> les comunitats autònomes, la <text:span text:style-name="T1">qual</text:span> cosa</text:p>
          </table:table-cell>
          <table:table-cell table:number-columns-repeated="1019"/>
        </table:table-row>
        <table:table-row table:style-name="ro1">
          <table:table-cell office:value-type="string" calcext:value-type="string">
            <text:p>et</text:p>
          </table:table-cell>
          <table:table-cell office:value-type="float" office:value="1439" calcext:value-type="float">
            <text:p>143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En aquest sentit, …</text:p>
          </table:table-cell>
          <table:table-cell office:value-type="string" calcext:value-type="string">
            <text:p>In this sense, …</text:p>
          </table:table-cell>
          <table:table-cell table:number-columns-repeated="1018"/>
        </table:table-row>
        <table:table-row table:style-name="ro1">
          <table:table-cell office:value-type="string" calcext:value-type="string">
            <text:p>f</text:p>
          </table:table-cell>
          <table:table-cell office:value-type="float" office:value="50617" calcext:value-type="float">
            <text:p>50617</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43" calcext:value-type="float">
            <text:p>643</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0" calcext:value-type="float">
            <text:p>40</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937" calcext:value-type="float">
            <text:p>3937</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office:value-type="string" calcext:value-type="string">
            <text:p>Jediný výskyt, zde jde o první část dvoučlenné souřadící spojky „buď … anebo“. Čili by to odpovídalo značce „AuxY“ z PDT.</text:p>
          </table:table-cell>
          <table:table-cell office:value-type="string" calcext:value-type="string">
            <text:p>ja_sigui</text:p>
          </table:table-cell>
          <table:table-cell table:number-columns-repeated="1019"/>
        </table:table-row>
        <table:table-row table:style-name="ro1">
          <table:table-cell office:value-type="string" calcext:value-type="string">
            <text:p>i</text:p>
          </table:table-cell>
          <table:table-cell office:value-type="float" office:value="1" calcext:value-type="float">
            <text:p>1</text:p>
          </table:table-cell>
          <table:table-cell office:value-type="string" calcext:value-type="string">
            <text:p>interjection</text:p>
          </table:table-cell>
          <table:table-cell/>
          <table:table-cell office:value-type="string" calcext:value-type="string">
            <text:p>he</text:p>
          </table:table-cell>
          <table:table-cell table:number-columns-repeated="1019"/>
        </table:table-row>
        <table:table-row table:style-name="ro1">
          <table:table-cell office:value-type="string" calcext:value-type="string">
            <text:p>impers</text:p>
          </table:table-cell>
          <table:table-cell office:value-type="float" office:value="427" calcext:value-type="float">
            <text:p>427</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es, s', -se, se</text:p>
          </table:table-cell>
          <table:table-cell table:number-columns-repeated="1019"/>
        </table:table-row>
        <table:table-row table:style-name="ro1">
          <table:table-cell office:value-type="string" calcext:value-type="string">
            <text:p>inc</text:p>
          </table:table-cell>
          <table:table-cell office:value-type="float" office:value="250" calcext:value-type="float">
            <text:p>250</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ha afegit,</text:p>
          </table:table-cell>
          <table:table-cell office:value-type="string" calcext:value-type="string">
            <text:p>, he added,</text:p>
          </table:table-cell>
          <table:table-cell table:number-columns-repeated="1018"/>
        </table:table-row>
        <table:table-row table:style-name="ro1">
          <table:table-cell office:value-type="string" calcext:value-type="string">
            <text:p>infinitiu</text:p>
          </table:table-cell>
          <table:table-cell office:value-type="float" office:value="614" calcext:value-type="float">
            <text:p>614</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intentar, evitar, saber, dir, veure</text:p>
          </table:table-cell>
          <table:table-cell office:value-type="string" calcext:value-type="string">
            <text:p>try, avoid, know, say, see</text:p>
          </table:table-cell>
          <table:table-cell table:number-columns-repeated="1018"/>
        </table:table-row>
        <table:table-row table:style-name="ro1">
          <table:table-cell office:value-type="string" calcext:value-type="string">
            <text:p>interjeccio</text:p>
          </table:table-cell>
          <table:table-cell office:value-type="float" office:value="7" calcext:value-type="float">
            <text:p>7</text:p>
          </table:table-cell>
          <table:table-cell office:value-type="string" calcext:value-type="string">
            <text:p>interjection</text:p>
          </table:table-cell>
          <table:table-cell/>
          <table:table-cell office:value-type="string" calcext:value-type="string">
            <text:p>vaja, Home, Valga_'m_Déu, Compte, Mira</text:p>
          </table:table-cell>
          <table:table-cell table:number-columns-repeated="1019"/>
        </table:table-row>
        <table:table-row table:style-name="ro1">
          <table:table-cell office:value-type="string" calcext:value-type="string">
            <text:p>mod</text:p>
          </table:table-cell>
          <table:table-cell office:value-type="float" office:value="3746" calcext:value-type="float">
            <text:p>3746</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é, només, ja, tampoc</text:p>
          </table:table-cell>
          <table:table-cell table:number-columns-repeated="1019"/>
        </table:table-row>
        <table:table-row table:style-name="ro1">
          <table:table-cell office:value-type="string" calcext:value-type="string">
            <text:p>morfema.pronominal</text:p>
          </table:table-cell>
          <table:table-cell office:value-type="float" office:value="3074" calcext:value-type="float">
            <text:p>3074</text:p>
          </table:table-cell>
          <table:table-cell office:value-type="string" calcext:value-type="string">
            <text:p>pronominal morpheme</text:p>
          </table:table-cell>
          <table:table-cell office:value-type="string" calcext:value-type="string">
            <text:p>např. zvratné zájmeno u slovesa (s' oposen) a zřejmě věci podobného ražení (co znamená „hi ha“?)</text:p>
          </table:table-cell>
          <table:table-cell office:value-type="string" calcext:value-type="string">
            <text:p>es, s', hi, -se, se</text:p>
          </table:table-cell>
          <table:table-cell table:number-columns-repeated="1019"/>
        </table:table-row>
        <table:table-row table:style-name="ro1">
          <table:table-cell office:value-type="string" calcext:value-type="string">
            <text:p>morfema.verbal</text:p>
          </table:table-cell>
          <table:table-cell office:value-type="float" office:value="31" calcext:value-type="float">
            <text:p>3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es, s', -se, se</text:p>
          </table:table-cell>
          <table:table-cell table:number-columns-repeated="1019"/>
        </table:table-row>
        <table:table-row table:style-name="ro1">
          <table:table-cell office:value-type="string" calcext:value-type="string">
            <text:p>n</text:p>
          </table:table-cell>
          <table:table-cell office:value-type="float" office:value="250" calcext:value-type="float">
            <text:p>250</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resta dels; un centenar de</text:p>
          </table:table-cell>
          <table:table-cell table:number-columns-repeated="1019"/>
        </table:table-row>
        <table:table-row table:style-name="ro1">
          <table:table-cell office:value-type="string" calcext:value-type="string">
            <text:p>neg</text:p>
          </table:table-cell>
          <table:table-cell office:value-type="float" office:value="251" calcext:value-type="float">
            <text:p>251</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pas, ni</text:p>
          </table:table-cell>
          <table:table-cell table:number-columns-repeated="1019"/>
        </table:table-row>
        <table:table-row table:style-name="ro2">
          <table:table-cell office:value-type="string" calcext:value-type="string">
            <text:p>p</text:p>
          </table:table-cell>
          <table:table-cell office:value-type="float" office:value="14" calcext:value-type="float">
            <text:p>14</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calcext:value-type="string">
            <text:p>participi</text:p>
          </table:table-cell>
          <table:table-cell office:value-type="float" office:value="73" calcext:value-type="float">
            <text:p>73</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3082" calcext:value-type="float">
            <text:p>308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es, s', se, -se</text:p>
          </table:table-cell>
          <table:table-cell table:number-columns-repeated="1019"/>
        </table:table-row>
        <table:table-row table:style-name="ro1">
          <table:table-cell office:value-type="string" calcext:value-type="string">
            <text:p>prep</text:p>
          </table:table-cell>
          <table:table-cell office:value-type="float" office:value="35" calcext:value-type="float">
            <text:p>35</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calcext:value-type="string">
            <text:p>r</text:p>
          </table:table-cell>
          <table:table-cell office:value-type="float" office:value="220" calcext:value-type="float">
            <text:p>220</text:p>
          </table:table-cell>
          <table:table-cell office:value-type="string" calcext:value-type="string">
            <text:p>adverb</text:p>
          </table:table-cell>
          <table:table-cell office:value-type="string" calcext:value-type="string">
            <text:p>non-head adverb within a phrase: „més d' un“, „gairebé nou“, „ja fa temps“</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890" calcext:value-type="float">
            <text:p>890</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del qual, en què, en el qual</text:p>
          </table:table-cell>
          <table:table-cell office:value-type="string" calcext:value-type="string">
            <text:p>què, qual, quals, qui, que, on</text:p>
          </table:table-cell>
          <table:table-cell table:number-columns-repeated="1019"/>
        </table:table-row>
        <table:table-row table:style-name="ro1">
          <table:table-cell office:value-type="string" calcext:value-type="string">
            <text:p>S</text:p>
          </table:table-cell>
          <table:table-cell office:value-type="float" office:value="21217" calcext:value-type="float">
            <text:p>21217</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671" calcext:value-type="float">
            <text:p>1671</text:p>
          </table:table-cell>
          <table:table-cell office:value-type="string" calcext:value-type="string">
            <text:p>preposition</text:p>
          </table:table-cell>
          <table:table-cell office:value-type="string" calcext:value-type="string">
            <text:p>vypadá to na předložky, které jsou utržené a nic pod nimi nevisí; velmi často patří ke slovesu a visí na něm (de demanar; a repetir)</text:p>
          </table:table-cell>
          <table:table-cell office:value-type="string" calcext:value-type="string">
            <text:p>de, d', a, del, dels, al, per, fins_a</text:p>
          </table:table-cell>
          <table:table-cell table:number-columns-repeated="1019"/>
        </table:table-row>
        <table:table-row table:style-name="ro1">
          <table:table-cell office:value-type="string" calcext:value-type="string">
            <text:p>s.a</text:p>
          </table:table-cell>
          <table:table-cell office:value-type="float" office:value="18906" calcext:value-type="float">
            <text:p>18906</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nou, primer, gran, general, nova</text:p>
          </table:table-cell>
          <table:table-cell table:number-columns-repeated="1019"/>
        </table:table-row>
        <table:table-row table:style-name="ro1">
          <table:table-cell office:value-type="string" calcext:value-type="string">
            <text:p>sa</text:p>
          </table:table-cell>
          <table:table-cell office:value-type="float" office:value="126" calcext:value-type="float">
            <text:p>126</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possible, millor, fort, igual, segur</text:p>
          </table:table-cell>
          <table:table-cell table:number-columns-repeated="1019"/>
        </table:table-row>
        <table:table-row table:style-name="ro1">
          <table:table-cell office:value-type="string" calcext:value-type="string">
            <text:p>sadv</text:p>
          </table:table-cell>
          <table:table-cell office:value-type="float" office:value="1948" calcext:value-type="float">
            <text:p>1948</text:p>
          </table:table-cell>
          <table:table-cell office:value-type="string" calcext:value-type="string">
            <text:p>adverb phrase</text:p>
          </table:table-cell>
          <table:table-cell/>
          <table:table-cell office:value-type="string" calcext:value-type="string">
            <text:p>més, ara, també, només, especialment</text:p>
          </table:table-cell>
          <table:table-cell table:number-columns-repeated="1019"/>
        </table:table-row>
        <table:table-row table:style-name="ro1">
          <table:table-cell office:value-type="string" calcext:value-type="string">
            <text:p>sentence</text:p>
          </table:table-cell>
          <table:table-cell office:value-type="float" office:value="14924" calcext:value-type="float">
            <text:p>1492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és, ser, són, està, té</text:p>
          </table:table-cell>
          <table:table-cell table:number-columns-repeated="1019"/>
        </table:table-row>
        <table:table-row table:style-name="ro1">
          <table:table-cell office:value-type="string" calcext:value-type="string">
            <text:p>sn</text:p>
          </table:table-cell>
          <table:table-cell office:value-type="float" office:value="71602" calcext:value-type="float">
            <text:p>71602</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nys, pessetes, milions, Catalunya, Barcelona</text:p>
          </table:table-cell>
          <table:table-cell table:number-columns-repeated="1019"/>
        </table:table-row>
        <table:table-row table:style-name="ro2">
          <table:table-cell office:value-type="string" calcext:value-type="string">
            <text:p>sp</text:p>
          </table:table-cell>
          <table:table-cell office:value-type="float" office:value="40383" calcext:value-type="float">
            <text:p>4038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text:span text:style-name="T1">a</text:span> sòl industrial (a/sp, sòl/sn, industrial/s.a)</text:p>
          </table:table-cell>
          <table:table-cell/>
          <table:table-cell office:value-type="string" calcext:value-type="string">
            <text:p>de, d', del, a, dels, per, amb, en, al, sobre, entre, com, als…</text:p>
          </table:table-cell>
          <table:table-cell table:number-columns-repeated="1017"/>
        </table:table-row>
        <table:table-row table:style-name="ro1">
          <table:table-cell office:value-type="string" calcext:value-type="string">
            <text:p>spec</text:p>
          </table:table-cell>
          <table:table-cell office:value-type="float" office:value="64508" calcext:value-type="float">
            <text:p>64508</text:p>
          </table:table-cell>
          <table:table-cell office:value-type="string" calcext:value-type="string">
            <text:p>specifier</text:p>
          </table:table-cell>
          <table:table-cell office:value-type="string" calcext:value-type="string">
            <text:p>člen (el tribunal), základní číslovka (quatre anys), ukazovací zájmeno (aquest motiu)</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2896" calcext:value-type="float">
            <text:p>32896</text:p>
          </table:table-cell>
          <table:table-cell office:value-type="string" calcext:value-type="string">
            <text:p>subject</text:p>
          </table:table-cell>
          <table:table-cell office:value-type="string" calcext: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15981" calcext:value-type="float">
            <text:p>15981</text:p>
          </table:table-cell>
          <table:table-cell office:value-type="string" calcext:value-type="string">
            <text:p>verb (auxiliary or semi-auxiliary)</text:p>
          </table:table-cell>
          <table:table-cell office:value-type="string" calcext:value-type="string">
            <text:p>V příkladu je slovesná skupina „ha estat aprovada“, aprovada je hlava, ha a estat jsou pomocné slovesné tvary, visí na hlavě a mají značku „v“.</text:p>
          </table:table-cell>
          <table:table-cell office:value-type="string" calcext:value-type="string">
            <text:p>La moció <text:span text:style-name="T1">ha estat</text:span> aprovada.</text:p>
          </table:table-cell>
          <table:table-cell table:number-columns-repeated="1019"/>
        </table:table-row>
        <table:table-row table:style-name="ro1">
          <table:table-cell office:value-type="string" calcext:value-type="string">
            <text:p>voc</text:p>
          </table:table-cell>
          <table:table-cell office:value-type="float" office:value="7" calcext:value-type="float">
            <text:p>7</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4" calcext:value-type="float">
            <text:p>4</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es <text:span text:style-name="T1">20.15</text:span> hores</text:p>
          </table:table-cell>
          <table:table-cell table:number-columns-repeated="1019"/>
        </table:table-row>
        <table:table-row table:style-name="ro1">
          <table:table-cell office:value-type="string" calcext:value-type="string">
            <text:p>z</text:p>
          </table:table-cell>
          <table:table-cell office:value-type="float" office:value="660" calcext:value-type="float">
            <text:p>660</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es"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32" calcext:value-type="float">
            <text:p>132</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la seducción no <text:span text:style-name="T1">ruda (visí na „no“)</text:span></text:p>
          </table:table-cell>
          <table:table-cell table:number-columns-repeated="1019"/>
        </table:table-row>
        <table:table-row table:style-name="ro1">
          <table:table-cell office:value-type="string" calcext:value-type="string">
            <text:p>ao</text:p>
          </table:table-cell>
          <table:table-cell office:value-type="float" office:value="2202" calcext:value-type="float">
            <text:p>2202</text:p>
          </table:table-cell>
          <table:table-cell office:value-type="string" calcext:value-type="string">
            <text:p>orational adjunct</text:p>
          </table:table-cell>
          <table:table-cell office:value-type="string" calcext:value-type="string">
            <text:p>Typicky to jsou fráze s předložkou „según“, což znamená „podle“, „according to“.</text:p>
          </table:table-cell>
          <table:table-cell table:number-columns-repeated="1020"/>
        </table:table-row>
        <table:table-row table:style-name="ro1">
          <table:table-cell office:value-type="string" calcext:value-type="string">
            <text:p>atr</text:p>
          </table:table-cell>
          <table:table-cell office:value-type="float" office:value="5817" calcext:value-type="float">
            <text:p>5817</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389" calcext:value-type="float">
            <text:p>389</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y, o, ni, ó</text:p>
          </table:table-cell>
          <table:table-cell table:number-columns-repeated="1019"/>
        </table:table-row>
        <table:table-row table:style-name="ro1">
          <table:table-cell office:value-type="string" calcext:value-type="string">
            <text:p>cag</text:p>
          </table:table-cell>
          <table:table-cell office:value-type="float" office:value="1264" calcext:value-type="float">
            <text:p>126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calcext:value-type="string">
            <text:p>cc</text:p>
          </table:table-cell>
          <table:table-cell office:value-type="float" office:value="31570" calcext:value-type="float">
            <text:p>3157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5126" calcext:value-type="float">
            <text:p>25126</text:p>
          </table:table-cell>
          <table:table-cell office:value-type="string" calcext:value-type="string">
            <text:p>direct object</text:p>
          </table:table-cell>
          <table:table-cell/>
          <table:table-cell office:value-type="string" calcext:value-type="string">
            <text:p>Esther_Tusquets abrió <text:span text:style-name="T1">fuego</text:span></text:p>
          </table:table-cell>
          <table:table-cell table:number-columns-repeated="1019"/>
        </table:table-row>
        <table:table-row table:style-name="ro2">
          <table:table-cell office:value-type="string" calcext:value-type="string">
            <text:p>ci</text:p>
          </table:table-cell>
          <table:table-cell office:value-type="float" office:value="2779" calcext:value-type="float">
            <text:p>2779</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El presidente aseguró que añadirá valor <text:span text:style-name="T1">a</text:span> la compañía.</text:p>
          </table:table-cell>
          <table:table-cell table:number-columns-repeated="1019"/>
        </table:table-row>
        <table:table-row table:style-name="ro1">
          <table:table-cell office:value-type="string" calcext:value-type="string">
            <text:p>conj</text:p>
          </table:table-cell>
          <table:table-cell office:value-type="float" office:value="9149" calcext:value-type="float">
            <text:p>9149</text:p>
          </table:table-cell>
          <table:table-cell office:value-type="string" calcext:value-type="string">
            <text:p>subordinating conjunction</text:p>
          </table:table-cell>
          <table:table-cell/>
          <table:table-cell office:value-type="string" calcext:value-type="string">
            <text:p>que, si, porque, cuando</text:p>
          </table:table-cell>
          <table:table-cell table:number-columns-repeated="1019"/>
        </table:table-row>
        <table:table-row table:style-name="ro1">
          <table:table-cell office:value-type="string" calcext:value-type="string">
            <text:p>coord</text:p>
          </table:table-cell>
          <table:table-cell office:value-type="float" office:value="13363" calcext:value-type="float">
            <text:p>13363</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741" calcext:value-type="float">
            <text:p>1741</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declaró <text:span text:style-name="T1">inconstitucional</text:span></text:p>
          </table:table-cell>
          <table:table-cell table:number-columns-repeated="1019"/>
        </table:table-row>
        <table:table-row table:style-name="ro1">
          <table:table-cell office:value-type="string" calcext:value-type="string">
            <text:p>creg</text:p>
          </table:table-cell>
          <table:table-cell office:value-type="float" office:value="4845" calcext:value-type="float">
            <text:p>4845</text:p>
          </table:table-cell>
          <table:table-cell office:value-type="string" calcext:value-type="string">
            <text:p>prepositional object</text:p>
          </table:table-cell>
          <table:table-cell/>
          <table:table-cell office:value-type="string" calcext:value-type="string">
            <text:p>a, de, en, con, al</text:p>
          </table:table-cell>
          <table:table-cell table:number-columns-repeated="1019"/>
        </table:table-row>
        <table:table-row table:style-name="ro2">
          <table:table-cell office:value-type="string" calcext:value-type="string">
            <text:p>d</text:p>
          </table:table-cell>
          <table:table-cell office:value-type="float" office:value="2176" calcext:value-type="float">
            <text:p>2176</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do</text:span> un acierto, este <text:span text:style-name="T1">mismo</text:span> espacio</text:p>
          </table:table-cell>
          <table:table-cell table:number-columns-repeated="1019"/>
        </table:table-row>
        <table:table-row table:style-name="ro1">
          <table:table-cell office:value-type="string" calcext:value-type="string">
            <text:p>et</text:p>
          </table:table-cell>
          <table:table-cell office:value-type="float" office:value="1249" calcext:value-type="float">
            <text:p>124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Pero…</text:p>
          </table:table-cell>
          <table:table-cell office:value-type="string" calcext:value-type="string">
            <text:p>But…</text:p>
          </table:table-cell>
          <table:table-cell table:number-columns-repeated="1018"/>
        </table:table-row>
        <table:table-row table:style-name="ro1">
          <table:table-cell office:value-type="string" calcext:value-type="string">
            <text:p>f</text:p>
          </table:table-cell>
          <table:table-cell office:value-type="float" office:value="59204" calcext:value-type="float">
            <text:p>59204</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68" calcext:value-type="float">
            <text:p>668</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5" calcext:value-type="float">
            <text:p>45</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633" calcext:value-type="float">
            <text:p>3633</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table:number-columns-repeated="1021"/>
        </table:table-row>
        <table:table-row table:style-name="ro1">
          <table:table-cell office:value-type="string" calcext:value-type="string">
            <text:p>i</text:p>
          </table:table-cell>
          <table:table-cell office:value-type="float" office:value="8" calcext:value-type="float">
            <text:p>8</text:p>
          </table:table-cell>
          <table:table-cell office:value-type="string" calcext:value-type="string">
            <text:p>interjection</text:p>
          </table:table-cell>
          <table:table-cell/>
          <table:table-cell office:value-type="string" calcext:value-type="string">
            <text:p>je</text:p>
          </table:table-cell>
          <table:table-cell table:number-columns-repeated="1019"/>
        </table:table-row>
        <table:table-row table:style-name="ro1">
          <table:table-cell office:value-type="string" calcext:value-type="string">
            <text:p>impers</text:p>
          </table:table-cell>
          <table:table-cell office:value-type="float" office:value="415" calcext:value-type="float">
            <text:p>415</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se</text:p>
          </table:table-cell>
          <table:table-cell table:number-columns-repeated="1019"/>
        </table:table-row>
        <table:table-row table:style-name="ro1">
          <table:table-cell office:value-type="string" calcext:value-type="string">
            <text:p>inc</text:p>
          </table:table-cell>
          <table:table-cell office:value-type="float" office:value="476" calcext:value-type="float">
            <text:p>476</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eslogan electoral del partido -</text:p>
          </table:table-cell>
          <table:table-cell office:value-type="string" calcext:value-type="string">
            <text:p>- electoral slogan of the party -</text:p>
          </table:table-cell>
          <table:table-cell table:number-columns-repeated="1018"/>
        </table:table-row>
        <table:table-row table:style-name="ro1">
          <table:table-cell office:value-type="string" calcext:value-type="string">
            <text:p>infinitiu</text:p>
          </table:table-cell>
          <table:table-cell office:value-type="float" office:value="707" calcext:value-type="float">
            <text:p>707</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evitar, intentar, estar, decir, ver</text:p>
          </table:table-cell>
          <table:table-cell office:value-type="string" calcext:value-type="string">
            <text:p>avoid, try, be, say, see</text:p>
          </table:table-cell>
          <table:table-cell table:number-columns-repeated="1018"/>
        </table:table-row>
        <table:table-row table:style-name="ro1">
          <table:table-cell office:value-type="string" calcext:value-type="string">
            <text:p>interjeccio</text:p>
          </table:table-cell>
          <table:table-cell office:value-type="float" office:value="53" calcext:value-type="float">
            <text:p>53</text:p>
          </table:table-cell>
          <table:table-cell office:value-type="string" calcext:value-type="string">
            <text:p>interjection</text:p>
          </table:table-cell>
          <table:table-cell/>
          <table:table-cell office:value-type="string" calcext:value-type="string">
            <text:p>Bueno, Adiós, Ojalá, Oh, Ah</text:p>
          </table:table-cell>
          <table:table-cell table:number-columns-repeated="1019"/>
        </table:table-row>
        <table:table-row table:style-name="ro1">
          <table:table-cell office:value-type="string" calcext:value-type="string">
            <text:p>mod</text:p>
          </table:table-cell>
          <table:table-cell office:value-type="float" office:value="4610" calcext:value-type="float">
            <text:p>4610</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ién, sólo, ya, además</text:p>
          </table:table-cell>
          <table:table-cell table:number-columns-repeated="1019"/>
        </table:table-row>
        <table:table-row table:style-name="ro1">
          <table:table-cell office:value-type="string" calcext:value-type="string">
            <text:p>morfema.pronominal</text:p>
          </table:table-cell>
          <table:table-cell office:value-type="float" office:value="2734" calcext:value-type="float">
            <text:p>2734</text:p>
          </table:table-cell>
          <table:table-cell office:value-type="string" calcext:value-type="string">
            <text:p>pronominal morpheme</text:p>
          </table:table-cell>
          <table:table-cell office:value-type="string" calcext:value-type="string">
            <text:p>např. zvratné zájmeno u slovesa (se encargó)</text:p>
          </table:table-cell>
          <table:table-cell office:value-type="string" calcext:value-type="string">
            <text:p>se, me, nos, te</text:p>
          </table:table-cell>
          <table:table-cell table:number-columns-repeated="1019"/>
        </table:table-row>
        <table:table-row table:style-name="ro1">
          <table:table-cell office:value-type="string" calcext:value-type="string">
            <text:p>morfema.verbal</text:p>
          </table:table-cell>
          <table:table-cell office:value-type="float" office:value="41" calcext:value-type="float">
            <text:p>4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se</text:p>
          </table:table-cell>
          <table:table-cell table:number-columns-repeated="1019"/>
        </table:table-row>
        <table:table-row table:style-name="ro1">
          <table:table-cell office:value-type="string" calcext:value-type="string">
            <text:p>n</text:p>
          </table:table-cell>
          <table:table-cell office:value-type="float" office:value="123" calcext:value-type="float">
            <text:p>123</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mayoría de estos</text:p>
          </table:table-cell>
          <table:table-cell table:number-columns-repeated="1019"/>
        </table:table-row>
        <table:table-row table:style-name="ro1">
          <table:table-cell office:value-type="string" calcext:value-type="string">
            <text:p>neg</text:p>
          </table:table-cell>
          <table:table-cell office:value-type="float" office:value="229" calcext:value-type="float">
            <text:p>229</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no_tanto</text:p>
          </table:table-cell>
          <table:table-cell table:number-columns-repeated="1019"/>
        </table:table-row>
        <table:table-row table:style-name="ro2">
          <table:table-cell office:value-type="string" calcext:value-type="string">
            <text:p>p</text:p>
          </table:table-cell>
          <table:table-cell office:value-type="float" office:value="36" calcext:value-type="float">
            <text:p>36</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os <text:span text:style-name="T1">demás</text:span> 14 países</text:p>
          </table:table-cell>
          <table:table-cell table:number-columns-repeated="1019"/>
        </table:table-row>
        <table:table-row table:style-name="ro1">
          <table:table-cell office:value-type="string" calcext:value-type="string">
            <text:p>participi</text:p>
          </table:table-cell>
          <table:table-cell office:value-type="float" office:value="35" calcext:value-type="float">
            <text:p>35</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1632" calcext:value-type="float">
            <text:p>163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se</text:p>
          </table:table-cell>
          <table:table-cell table:number-columns-repeated="1019"/>
        </table:table-row>
        <table:table-row table:style-name="ro1">
          <table:table-cell office:value-type="string" calcext:value-type="string">
            <text:p>prep</text:p>
          </table:table-cell>
          <table:table-cell office:value-type="float" office:value="8" calcext:value-type="float">
            <text:p>8</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office:value-type="string" calcext:value-type="string">
            <text:p>a, como, según</text:p>
          </table:table-cell>
          <table:table-cell table:number-columns-repeated="1019"/>
        </table:table-row>
        <table:table-row table:style-name="ro1">
          <table:table-cell office:value-type="string" calcext:value-type="string">
            <text:p>r</text:p>
          </table:table-cell>
          <table:table-cell office:value-type="float" office:value="255" calcext:value-type="float">
            <text:p>255</text:p>
          </table:table-cell>
          <table:table-cell office:value-type="string" calcext:value-type="string">
            <text:p>adverb</text:p>
          </table:table-cell>
          <table:table-cell office:value-type="string" calcext:value-type="string">
            <text:p>non-head adverb within a phrase: „más de un“, „los casi“, „respectivamente“</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291" calcext:value-type="float">
            <text:p>291</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en la que, para lo que</text:p>
          </table:table-cell>
          <table:table-cell office:value-type="string" calcext:value-type="string">
            <text:p>que, cuya, donde, cuyo, quien, cual, cuyos, quienes, cuales, cuyas, cuando, como</text:p>
          </table:table-cell>
          <table:table-cell table:number-columns-repeated="1019"/>
        </table:table-row>
        <table:table-row table:style-name="ro1">
          <table:table-cell office:value-type="string" calcext:value-type="string">
            <text:p>S</text:p>
          </table:table-cell>
          <table:table-cell office:value-type="float" office:value="25493" calcext:value-type="float">
            <text:p>25493</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171" calcext:value-type="float">
            <text:p>1171</text:p>
          </table:table-cell>
          <table:table-cell office:value-type="string" calcext:value-type="string">
            <text:p>preposition</text:p>
          </table:table-cell>
          <table:table-cell office:value-type="string" calcext:value-type="string">
            <text:p>Předložky, které jsou utržené a nic pod nimi nevisí.</text:p>
          </table:table-cell>
          <table:table-cell office:value-type="string" calcext:value-type="string">
            <text:p>a, de, del, a_punto_de</text:p>
          </table:table-cell>
          <table:table-cell table:number-columns-repeated="1019"/>
        </table:table-row>
        <table:table-row table:style-name="ro1">
          <table:table-cell office:value-type="string" calcext:value-type="string">
            <text:p>s.a</text:p>
          </table:table-cell>
          <table:table-cell office:value-type="float" office:value="22724" calcext:value-type="float">
            <text:p>22724</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primer, gran, nuevo, mayor, próximo</text:p>
          </table:table-cell>
          <table:table-cell table:number-columns-repeated="1019"/>
        </table:table-row>
        <table:table-row table:style-name="ro1">
          <table:table-cell office:value-type="string" calcext:value-type="string">
            <text:p>sa</text:p>
          </table:table-cell>
          <table:table-cell office:value-type="float" office:value="120" calcext:value-type="float">
            <text:p>120</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seguro, mejor, amarilla, igual, limpias</text:p>
          </table:table-cell>
          <table:table-cell table:number-columns-repeated="1019"/>
        </table:table-row>
        <table:table-row table:style-name="ro1">
          <table:table-cell office:value-type="string" calcext:value-type="string">
            <text:p>sadv</text:p>
          </table:table-cell>
          <table:table-cell office:value-type="float" office:value="2416" calcext:value-type="float">
            <text:p>2416</text:p>
          </table:table-cell>
          <table:table-cell office:value-type="string" calcext:value-type="string">
            <text:p>adverb phrase</text:p>
          </table:table-cell>
          <table:table-cell/>
          <table:table-cell office:value-type="string" calcext:value-type="string">
            <text:p>más, sólo, también, ahora, ayer</text:p>
          </table:table-cell>
          <table:table-cell table:number-columns-repeated="1019"/>
        </table:table-row>
        <table:table-row table:style-name="ro1">
          <table:table-cell office:value-type="string" calcext:value-type="string">
            <text:p>sentence</text:p>
          </table:table-cell>
          <table:table-cell office:value-type="float" office:value="15984" calcext:value-type="float">
            <text:p>1598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es, dijo, fue, son, está</text:p>
          </table:table-cell>
          <table:table-cell table:number-columns-repeated="1019"/>
        </table:table-row>
        <table:table-row table:style-name="ro1">
          <table:table-cell office:value-type="string" calcext:value-type="string">
            <text:p>sn</text:p>
          </table:table-cell>
          <table:table-cell office:value-type="float" office:value="75851" calcext:value-type="float">
            <text:p>75851</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ños, millones, Gobierno, país, presidente, España</text:p>
          </table:table-cell>
          <table:table-cell table:number-columns-repeated="1019"/>
        </table:table-row>
        <table:table-row table:style-name="ro1">
          <table:table-cell office:value-type="string" calcext:value-type="string">
            <text:p>sp</text:p>
          </table:table-cell>
          <table:table-cell office:value-type="float" office:value="39443" calcext:value-type="float">
            <text:p>3944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de, del, en, a, para, con, por, al…</text:p>
          </table:table-cell>
          <table:table-cell table:number-columns-repeated="1019"/>
        </table:table-row>
        <table:table-row table:style-name="ro1">
          <table:table-cell office:value-type="string" calcext:value-type="string">
            <text:p>spec</text:p>
          </table:table-cell>
          <table:table-cell office:value-type="float" office:value="70742" calcext:value-type="float">
            <text:p>70742</text:p>
          </table:table-cell>
          <table:table-cell office:value-type="string" calcext:value-type="string">
            <text:p>specifier</text:p>
          </table:table-cell>
          <table:table-cell office:value-type="string" calcext:value-type="string">
            <text:p>člen (el conjunto), základní číslovka (cincuenta años), ukazovací zájmeno (ese tono)</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7561" calcext:value-type="float">
            <text:p>37561</text:p>
          </table:table-cell>
          <table:table-cell office:value-type="string" calcext:value-type="string">
            <text:p>subject</text:p>
          </table:table-cell>
          <table:table-cell office:value-type="string" calcext: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8362" calcext:value-type="float">
            <text:p>8362</text:p>
          </table:table-cell>
          <table:table-cell office:value-type="string" calcext:value-type="string">
            <text:p>verb (auxiliary or semi-auxiliary)</text:p>
          </table:table-cell>
          <table:table-cell office:value-type="string" calcext:value-type="string">
            <text:p>V příkladu je slovesná skupina „se han convertido“, convertido je hlava, han je pomocný slovesný tvar, visí na hlavě a má značku „v“.</text:p>
          </table:table-cell>
          <table:table-cell office:value-type="string" calcext:value-type="string">
            <text:p>Las dos se <text:span text:style-name="T1">han</text:span> convertido a la propria escritura.</text:p>
          </table:table-cell>
          <table:table-cell table:number-columns-repeated="1019"/>
        </table:table-row>
        <table:table-row table:style-name="ro1">
          <table:table-cell office:value-type="string" calcext:value-type="string">
            <text:p>voc</text:p>
          </table:table-cell>
          <table:table-cell office:value-type="float" office:value="13" calcext:value-type="float">
            <text:p>13</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21" calcext:value-type="float">
            <text:p>21</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as <text:span text:style-name="T1">2.45</text:span> horas</text:p>
          </table:table-cell>
          <table:table-cell table:number-columns-repeated="1019"/>
        </table:table-row>
        <table:table-row table:style-name="ro1">
          <table:table-cell office:value-type="string" calcext:value-type="string">
            <text:p>z</text:p>
          </table:table-cell>
          <table:table-cell office:value-type="float" office:value="814" calcext:value-type="float">
            <text:p>814</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pt"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calcext: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Portugalský název</text:p>
          </table:table-cell>
          <table:table-cell table:style-name="ce4" office:value-type="string" calcext:value-type="string">
            <text:p>Kategorie</text:p>
          </table:table-cell>
          <table:table-cell table:style-name="ce4" office:value-type="string" calcext:value-type="string">
            <text:p>Podrobnější popis</text:p>
          </table:table-cell>
          <table:table-cell table:style-name="ce7" office:value-type="string" calcext:value-type="string">
            <text:p>Příklad</text:p>
          </table:table-cell>
          <table:table-cell table:style-name="ce4" office:value-type="string" calcext:value-type="string">
            <text:p>Nejčastější slova</text:p>
          </table:table-cell>
          <table:table-cell table:style-name="ce4" table:number-columns-repeated="1016"/>
        </table:table-row>
        <table:table-row table:style-name="ro1">
          <table:table-cell office:value-type="string" calcext:value-type="string">
            <text:p>?</text:p>
          </table:table-cell>
          <table:table-cell office:value-type="float" office:value="153" calcext:value-type="float">
            <text:p>153</text:p>
          </table:table-cell>
          <table:table-cell office:value-type="string" calcext:value-type="string">
            <text:p>unknown function</text:p>
          </table:table-cell>
          <table:table-cell table:number-columns-repeated="4"/>
          <table:table-cell office:value-type="string" calcext:value-type="string">
            <text:p>a, para, até, com, de</text:p>
          </table:table-cell>
          <table:table-cell table:number-columns-repeated="1016"/>
        </table:table-row>
        <table:table-row table:style-name="ro2">
          <table:table-cell office:value-type="string" calcext:value-type="string">
            <text:p>&gt;A</text:p>
          </table:table-cell>
          <table:table-cell office:value-type="float" office:value="1732" calcext:value-type="float">
            <text:p>1732</text:p>
          </table:table-cell>
          <table:table-cell office:value-type="string" calcext:value-type="string">
            <text:p>left dependent of adjective or adverb</text:p>
          </table:table-cell>
          <table:table-cell office:value-type="string" calcext:value-type="string">
            <text:p>dependente em adjp ou advp (antecede o núcleo)</text:p>
          </table:table-cell>
          <table:table-cell office:value-type="string" calcext:value-type="string">
            <text:p>função de um constituinte a nível do grupo</text:p>
          </table:table-cell>
          <table:table-cell office:value-type="string" calcext:value-type="string">
            <text:p>Adverbs.</text:p>
          </table:table-cell>
          <table:table-cell office:value-type="string" calcext:value-type="string">
            <text:p><text:span text:style-name="T1">acrescidamente</text:span> prudentes, <text:span text:style-name="T1">tão</text:span> favoráveis</text:p>
          </table:table-cell>
          <table:table-cell office:value-type="string" calcext:value-type="string">
            <text:p>mais, muito, ainda, cerca_de, tão</text:p>
          </table:table-cell>
          <table:table-cell table:number-columns-repeated="1016"/>
        </table:table-row>
        <table:table-row table:style-name="ro1">
          <table:table-cell office:value-type="string" calcext:value-type="string">
            <text:p>&gt;N</text:p>
          </table:table-cell>
          <table:table-cell office:value-type="float" office:value="38911" calcext:value-type="float">
            <text:p>38911</text:p>
          </table:table-cell>
          <table:table-cell office:value-type="string" calcext:value-type="string">
            <text:p>left dependent of noun</text:p>
          </table:table-cell>
          <table:table-cell table:style-name="Default" office:value-type="string" calcext:value-type="string">
            <text:p>adjunto adnominal (antecede o núcleo)</text:p>
          </table:table-cell>
          <table:table-cell table:style-name="Default" office:value-type="string" calcext:value-type="string">
            <text:p>função de um constituinte a nível do grupo</text:p>
          </table:table-cell>
          <table:table-cell office:value-type="string" calcext:value-type="string">
            <text:p>Articles, numbers and other determiners.</text:p>
          </table:table-cell>
          <table:table-cell/>
          <table:table-cell office:value-type="string" calcext:value-type="string">
            <text:p>o, a, os, as, um</text:p>
          </table:table-cell>
          <table:table-cell table:number-columns-repeated="1016"/>
        </table:table-row>
        <table:table-row table:style-name="ro2">
          <table:table-cell office:value-type="string" calcext:value-type="string">
            <text:p>&gt;P</text:p>
          </table:table-cell>
          <table:table-cell office:value-type="float" office:value="113" calcext:value-type="float">
            <text:p>113</text:p>
          </table:table-cell>
          <table:table-cell office:value-type="string" calcext:value-type="string">
            <text:p>left dependent of preposition</text:p>
          </table:table-cell>
          <table:table-cell office:value-type="string" calcext:value-type="string">
            <text:p>dependente da preposição</text:p>
          </table:table-cell>
          <table:table-cell office:value-type="string" calcext:value-type="string">
            <text:p>função de um constituinte a nível do grupo</text:p>
          </table:table-cell>
          <table:table-cell office:value-type="string" calcext:value-type="string">
            <text:p>At least some of the examples are emphasizers of prepositional phrases: <text:span text:style-name="T1">particularly</text:span> in the collection.</text:p>
          </table:table-cell>
          <table:table-cell office:value-type="string" calcext:value-type="string">
            <text:p><text:span text:style-name="T1">sobretudo</text:span> em a colecta</text:p>
          </table:table-cell>
          <table:table-cell office:value-type="string" calcext:value-type="string">
            <text:p>só, ainda, não, apenas, também</text:p>
          </table:table-cell>
          <table:table-cell table:number-columns-repeated="1016"/>
        </table:table-row>
        <table:table-row table:style-name="ro2">
          <table:table-cell office:value-type="string" calcext:value-type="string">
            <text:p>&gt;S</text:p>
          </table:table-cell>
          <table:table-cell office:value-type="float" office:value="14" calcext:value-type="float">
            <text:p>14</text:p>
          </table:table-cell>
          <table:table-cell office:value-type="string" calcext:value-type="string">
            <text:p>left modifier of subordinating conjunction</text:p>
          </table:table-cell>
          <table:table-cell office:value-type="string" calcext:value-type="string">
            <text:p>dependente de complementizador</text:p>
          </table:table-cell>
          <table:table-cell office:value-type="string" calcext:value-type="string">
            <text:p>adjuntos oracionais (não governados por valência)</text:p>
          </table:table-cell>
          <table:table-cell office:value-type="string" calcext: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calcext:value-type="string">
            <text:p><text:span text:style-name="T1">Só</text:span> quando Pereira lhe surge em a frente / <text:span text:style-name="T1">Only</text:span> when Pereira appears in front of you</text:p>
          </table:table-cell>
          <table:table-cell office:value-type="string" calcext:value-type="string">
            <text:p>até, só, sobretudo, principalmente</text:p>
          </table:table-cell>
          <table:table-cell table:number-columns-repeated="1016"/>
        </table:table-row>
        <table:table-row table:style-name="ro1">
          <table:table-cell office:value-type="string" calcext:value-type="string">
            <text:p>A&lt;</text:p>
          </table:table-cell>
          <table:table-cell office:value-type="float" office:value="1277" calcext:value-type="float">
            <text:p>1277</text:p>
          </table:table-cell>
          <table:table-cell office:value-type="string" calcext:value-type="string">
            <text:p>right dependent of adjective or adverb</text:p>
          </table:table-cell>
          <table:table-cell office:value-type="string" calcext:value-type="string">
            <text:p>dependente em adjp ou advp (segue o núcleo)</text:p>
          </table:table-cell>
          <table:table-cell office:value-type="string" calcext:value-type="string">
            <text:p>função de um constituinte a nível do grupo</text:p>
          </table:table-cell>
          <table:table-cell office:value-type="string" calcext:value-type="string">
            <text:p>Prepositional phrases.</text:p>
          </table:table-cell>
          <table:table-cell/>
          <table:table-cell office:value-type="string" calcext:value-type="string">
            <text:p>de, a, em, para, por</text:p>
          </table:table-cell>
          <table:table-cell table:number-columns-repeated="1016"/>
        </table:table-row>
        <table:table-row table:style-name="ro1">
          <table:table-cell office:value-type="string" calcext:value-type="string">
            <text:p>A&lt;PRED</text:p>
          </table:table-cell>
          <table:table-cell office:value-type="float" office:value="1" calcext:value-type="float">
            <text:p>1</text:p>
          </table:table-cell>
          <table:table-cell table:number-columns-repeated="3"/>
          <table:table-cell office:value-type="string" calcext:value-type="string">
            <text:p>The only occurrence is parenthetical attribute (a number depends on another number).</text:p>
          </table:table-cell>
          <table:table-cell/>
          <table:table-cell office:value-type="float" office:value="54" calcext:value-type="float">
            <text:p>54</text:p>
          </table:table-cell>
          <table:table-cell table:number-columns-repeated="1016"/>
        </table:table-row>
        <table:table-row table:style-name="ro2">
          <table:table-cell office:value-type="string" calcext:value-type="string">
            <text:p>ACC</text:p>
          </table:table-cell>
          <table:table-cell office:value-type="float" office:value="11393" calcext:value-type="float">
            <text:p>11393</text:p>
          </table:table-cell>
          <table:table-cell office:value-type="string" calcext:value-type="string">
            <text:p>accusative (direct object)</text:p>
          </table:table-cell>
          <table:table-cell office:value-type="string" calcext:value-type="string">
            <text:p>objecto directo (incluindo alguns tipos de se)</text:p>
          </table:table-cell>
          <table:table-cell office:value-type="string" calcext:value-type="string">
            <text:p>argumentos ao nível da oração (governados por valência)</text:p>
          </table:table-cell>
          <table:table-cell office:value-type="string" calcext:value-type="string">
            <text:p>Nouns, pronouns, infinitives under modals.</text:p>
          </table:table-cell>
          <table:table-cell office:value-type="string" calcext:value-type="string">
            <text:p>manter os <text:span text:style-name="T1">traços</text:span> decorativos, querem <text:span text:style-name="T1">fugir</text:span><text:span text:style-name="T2">, encontramos-</text:span><text:span text:style-name="T1">nos</text:span></text:p>
          </table:table-cell>
          <table:table-cell office:value-type="string" calcext:value-type="string">
            <text:p>se, que, é, o, está</text:p>
          </table:table-cell>
          <table:table-cell table:number-columns-repeated="1016"/>
        </table:table-row>
        <table:table-row table:style-name="ro1">
          <table:table-cell office:value-type="string" calcext:value-type="string">
            <text:p>ACC-PASS</text:p>
          </table:table-cell>
          <table:table-cell office:value-type="float" office:value="18" calcext:value-type="float">
            <text:p>18</text:p>
          </table:table-cell>
          <table:table-cell office:value-type="string" calcext:value-type="string">
            <text:p>accusative pronoun that could also be analyzed as passive agent</text:p>
          </table:table-cell>
          <table:table-cell table:number-columns-repeated="4"/>
          <table:table-cell office:value-type="string" calcext:value-type="string">
            <text:p>se</text:p>
          </table:table-cell>
          <table:table-cell table:number-columns-repeated="1016"/>
        </table:table-row>
        <table:table-row table:style-name="ro2">
          <table:table-cell office:value-type="string" calcext:value-type="string">
            <text:p>ACC&gt;-PASS</text:p>
          </table:table-cell>
          <table:table-cell office:value-type="float" office:value="9" calcext:value-type="float">
            <text:p>9</text:p>
          </table:table-cell>
          <table:table-cell office:value-type="string" calcext:value-type="string">
            <text:p>accusative pronoun that could also be analyzed as passive agent</text:p>
          </table:table-cell>
          <table:table-cell table:number-columns-repeated="2"/>
          <table:table-cell office:value-type="string" calcext:value-type="string">
            <text:p>See also ACC-PASS. Here the pronoun is to the left of the verb.</text:p>
          </table:table-cell>
          <table:table-cell office:value-type="string" calcext:value-type="string">
            <text:p>esta estimativa <text:span text:style-name="T1">se</text:span> refere</text:p>
          </table:table-cell>
          <table:table-cell office:value-type="string" calcext:value-type="string">
            <text:p>se</text:p>
          </table:table-cell>
          <table:table-cell table:number-columns-repeated="1016"/>
        </table:table-row>
        <table:table-row table:style-name="ro1">
          <table:table-cell office:value-type="string" calcext:value-type="string">
            <text:p>ADVL</text:p>
          </table:table-cell>
          <table:table-cell office:value-type="float" office:value="16113" calcext:value-type="float">
            <text:p>16113</text:p>
          </table:table-cell>
          <table:table-cell office:value-type="string" calcext:value-type="string">
            <text:p>adverbial modifier</text:p>
          </table:table-cell>
          <table:table-cell office:value-type="string" calcext:value-type="string">
            <text:p>adjunto adverbial</text:p>
          </table:table-cell>
          <table:table-cell office:value-type="string" calcext:value-type="string">
            <text:p>adjuntos oracionais (não governados por valência)</text:p>
          </table:table-cell>
          <table:table-cell office:value-type="string" calcext:value-type="string">
            <text:p>Adverbs, prepositional phrases. Also the negative particle “não”.</text:p>
          </table:table-cell>
          <table:table-cell/>
          <table:table-cell office:value-type="string" calcext:value-type="string">
            <text:p>em, não, para, com, a</text:p>
          </table:table-cell>
          <table:table-cell table:number-columns-repeated="1016"/>
        </table:table-row>
        <table:table-row table:style-name="ro1">
          <table:table-cell office:value-type="string" calcext:value-type="string">
            <text:p>ADVO</text:p>
          </table:table-cell>
          <table:table-cell office:value-type="float" office:value="167" calcext:value-type="float">
            <text:p>167</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text:p>
          </table:table-cell>
          <table:table-cell/>
          <table:table-cell office:value-type="string" calcext:value-type="string">
            <text:p>em, a, para, de, em_causa</text:p>
          </table:table-cell>
          <table:table-cell table:number-columns-repeated="1016"/>
        </table:table-row>
        <table:table-row table:style-name="ro2">
          <table:table-cell office:value-type="string" calcext:value-type="string">
            <text:p>ADVS</text:p>
          </table:table-cell>
          <table:table-cell office:value-type="float" office:value="825" calcext:value-type="float">
            <text:p>825</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 They often modify adjectives or adjectively used participles.</text:p>
          </table:table-cell>
          <table:table-cell office:value-type="string" calcext:value-type="string">
            <text:p>situadas <text:span text:style-name="T1">em</text:span> estas zonas</text:p>
          </table:table-cell>
          <table:table-cell office:value-type="string" calcext:value-type="string">
            <text:p>em, a, para, de, até</text:p>
          </table:table-cell>
          <table:table-cell table:number-columns-repeated="1016"/>
        </table:table-row>
        <table:table-row table:style-name="ro1">
          <table:table-cell office:value-type="string" calcext:value-type="string">
            <text:p>APP</text:p>
          </table:table-cell>
          <table:table-cell office:value-type="float" office:value="788" calcext:value-type="float">
            <text:p>788</text:p>
          </table:table-cell>
          <table:table-cell office:value-type="string" calcext:value-type="string">
            <text:p>apposition</text:p>
          </table:table-cell>
          <table:table-cell office:value-type="string" calcext:value-type="string">
            <text:p>aposição (do substantivo) [epíteto de identidade]</text:p>
          </table:table-cell>
          <table:table-cell office:value-type="string" calcext:value-type="string">
            <text:p>função de um constituinte a nível do grupo</text:p>
          </table:table-cell>
          <table:table-cell office:value-type="string" calcext:value-type="string">
            <text:p>Typically a noun phrase modifying another noun.</text:p>
          </table:table-cell>
          <table:table-cell/>
          <table:table-cell office:value-type="string" calcext:value-type="string">
            <text:p>a, situações, empresa, Mário_Covas, NBA</text:p>
          </table:table-cell>
          <table:table-cell table:number-columns-repeated="1016"/>
        </table:table-row>
        <table:table-row table:style-name="ro1">
          <table:table-cell office:value-type="string" calcext:value-type="string">
            <text:p>AS&lt;</text:p>
          </table:table-cell>
          <table:table-cell office:value-type="float" office:value="76" calcext:value-type="float">
            <text:p>76</text:p>
          </table:table-cell>
          <table:table-cell office:value-type="string" calcext:value-type="string">
            <text:p>right dependent of subordinating conjunction</text:p>
          </table:table-cell>
          <table:table-cell table:number-columns-repeated="2"/>
          <table:table-cell office:value-type="string" calcext:value-type="string">
            <text:p>Often but not always in comparative expressions. Most frequent parent lemmas: como, que, do_que, conforme, quanto, assim_como.</text:p>
          </table:table-cell>
          <table:table-cell/>
          <table:table-cell office:value-type="string" calcext:value-type="string">
            <text:p>o, candidato, a, as, isso</text:p>
          </table:table-cell>
          <table:table-cell table:number-columns-repeated="1016"/>
        </table:table-row>
        <table:table-row table:style-name="ro2">
          <table:table-cell office:value-type="string" calcext:value-type="string">
            <text:p>AUX</text:p>
          </table:table-cell>
          <table:table-cell office:value-type="float" office:value="402" calcext:value-type="float">
            <text:p>402</text:p>
          </table:table-cell>
          <table:table-cell office:value-type="string" calcext:value-type="string">
            <text:p>auxiliary verb</text:p>
          </table:table-cell>
          <table:table-cell office:value-type="string" calcext:value-type="string">
            <text:p>verbo auxiliar</text:p>
          </table:table-cell>
          <table:table-cell office:value-type="string" calcext:value-type="string">
            <text:p>argumentos ao nível da oração (governados por valência)</text:p>
          </table:table-cell>
          <table:table-cell office:value-type="string" calcext: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calcext:value-type="string">
            <text:p>ter <text:span text:style-name="T1">sido</text:span> suspensa, está a <text:span text:style-name="T1">ser</text:span> preparado</text:p>
          </table:table-cell>
          <table:table-cell office:value-type="string" calcext:value-type="string">
            <text:p>ser, sido, ter, sendo, vir</text:p>
          </table:table-cell>
          <table:table-cell table:number-columns-repeated="1016"/>
        </table:table-row>
        <table:table-row table:style-name="ro1">
          <table:table-cell office:value-type="string" calcext:value-type="string">
            <text:p>AUX&lt;</text:p>
          </table:table-cell>
          <table:table-cell office:value-type="float" office:value="31" calcext:value-type="float">
            <text:p>31</text:p>
          </table:table-cell>
          <table:table-cell office:value-type="string" calcext:value-type="string">
            <text:p>right modifier of auxiliary verb</text:p>
          </table:table-cell>
          <table:table-cell office:value-type="string" calcext:value-type="string">
            <text:p>em contexto de coordenção, partícula de ligação entre o auxiliar partilhado e verbos coordenados</text:p>
          </table:table-cell>
          <table:table-cell office:value-type="string" calcext:value-type="string">
            <text:p>argumentos ao nível da oração (governados por valência)</text:p>
          </table:table-cell>
          <table:table-cell office:value-type="string" calcext:value-type="string">
            <text:p>In a few examples I saw, this was the first (head) conjunct of coordinate participles or infinitives, attached to an auxiliary verb.</text:p>
          </table:table-cell>
          <table:table-cell/>
          <table:table-cell office:value-type="string" calcext:value-type="string">
            <text:p>beber, leiloado, eternizar, entregue, apresentada</text:p>
          </table:table-cell>
          <table:table-cell table:number-columns-repeated="1016"/>
        </table:table-row>
        <table:table-row table:style-name="ro1">
          <table:table-cell office:value-type="string" calcext:value-type="string">
            <text:p>CJT</text:p>
          </table:table-cell>
          <table:table-cell office:value-type="float" office:value="6596" calcext:value-type="float">
            <text:p>6596</text:p>
          </table:table-cell>
          <table:table-cell office:value-type="string" calcext:value-type="string">
            <text:p>conjunct</text:p>
          </table:table-cell>
          <table:table-cell office:value-type="string" calcext:value-type="string">
            <text:p>elemento conjunto</text:p>
          </table:table-cell>
          <table:table-cell office:value-type="string" calcext:value-type="string">
            <text:p>subordinação e coordenação</text:p>
          </table:table-cell>
          <table:table-cell office:value-type="string" calcext:value-type="string">
            <text:p>Non-first conjunct in coordination is attached to the first conjunct as CJT.</text:p>
          </table:table-cell>
          <table:table-cell/>
          <table:table-cell office:value-type="string" calcext:value-type="string">
            <text:p>de, em, a, é, com</text:p>
          </table:table-cell>
          <table:table-cell table:number-columns-repeated="1016"/>
        </table:table-row>
        <table:table-row table:style-name="ro1">
          <table:table-cell office:value-type="string" calcext:value-type="string">
            <text:p>CJT&amp;ADVL</text:p>
          </table:table-cell>
          <table:table-cell office:value-type="float" office:value="9" calcext:value-type="float">
            <text:p>9</text:p>
          </table:table-cell>
          <table:table-cell office:value-type="string" calcext:value-type="string">
            <text:p>conjunct and adverbial</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a, bem, vice-versa, não, sem</text:p>
          </table:table-cell>
          <table:table-cell table:number-columns-repeated="1016"/>
        </table:table-row>
        <table:table-row table:style-name="ro1">
          <table:table-cell office:value-type="string" calcext:value-type="string">
            <text:p>CJT&amp;PRED</text:p>
          </table:table-cell>
          <table:table-cell office:value-type="float" office:value="1" calcext:value-type="float">
            <text:p>1</text:p>
          </table:table-cell>
          <table:table-cell office:value-type="string" calcext:value-type="string">
            <text:p>conjunct and predicative adjunct</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fluente</text:p>
          </table:table-cell>
          <table:table-cell table:number-columns-repeated="1016"/>
        </table:table-row>
        <table:table-row table:style-name="ro2">
          <table:table-cell office:value-type="string" calcext:value-type="string">
            <text:p>CMD</text:p>
          </table:table-cell>
          <table:table-cell office:value-type="float" office:value="21" calcext:value-type="float">
            <text:p>21</text:p>
          </table:table-cell>
          <table:table-cell office:value-type="string" calcext:value-type="string">
            <text:p>command</text:p>
          </table:table-cell>
          <table:table-cell office:value-type="string" calcext:value-type="string">
            <text:p>enunciado imperativo</text:p>
          </table:table-cell>
          <table:table-cell office:value-type="string" calcext:value-type="string">
            <text:p>tipos de frase (função)</text:p>
          </table:table-cell>
          <table:table-cell office:value-type="string" calcext:value-type="string">
            <text:p>Child of the root, main node of a command.</text:p>
          </table:table-cell>
          <table:table-cell office:value-type="string" calcext:value-type="string">
            <text:p><text:span text:style-name="T1">Olha</text:span> o Carnaval de salão!</text:p>
          </table:table-cell>
          <table:table-cell office:value-type="string" calcext:value-type="string">
            <text:p>ver, Sê, Olha, Façam, Procure</text:p>
          </table:table-cell>
          <table:table-cell table:number-columns-repeated="1016"/>
        </table:table-row>
        <table:table-row table:style-name="ro1">
          <table:table-cell office:value-type="string" calcext:value-type="string">
            <text:p>CO</text:p>
          </table:table-cell>
          <table:table-cell office:value-type="float" office:value="5182" calcext:value-type="float">
            <text:p>5182</text:p>
          </table:table-cell>
          <table:table-cell office:value-type="string" calcext:value-type="string">
            <text:p>coordinating conjunction</text:p>
          </table:table-cell>
          <table:table-cell office:value-type="string" calcext:value-type="string">
            <text:p>coordenador</text:p>
          </table:table-cell>
          <table:table-cell office:value-type="string" calcext:value-type="string">
            <text:p>subordinação e coordenação</text:p>
          </table:table-cell>
          <table:table-cell office:value-type="string" calcext:value-type="string">
            <text:p>It is attached to the first conjunct, regardless between which conjuncts it appears. Punctuation (comma) is also attached to the first conjunct but it is labeled PUNC, not CO.</text:p>
          </table:table-cell>
          <table:table-cell/>
          <table:table-cell office:value-type="string" calcext:value-type="string">
            <text:p>e, mas, ou, nem, como</text:p>
          </table:table-cell>
          <table:table-cell table:number-columns-repeated="1016"/>
        </table:table-row>
        <table:table-row table:style-name="ro1">
          <table:table-cell office:value-type="string" calcext:value-type="string">
            <text:p>COM</text:p>
          </table:table-cell>
          <table:table-cell office:value-type="float" office:value="52" calcext:value-type="float">
            <text:p>52</text:p>
          </table:table-cell>
          <table:table-cell office:value-type="string" calcext:value-type="string">
            <text:p>complementizer in comparative structures</text:p>
          </table:table-cell>
          <table:table-cell office:value-type="string" calcext:value-type="string">
            <text:p>complementizador em estruturas de comparação (como, (do) que)</text:p>
          </table:table-cell>
          <table:table-cell office:value-type="string" calcext:value-type="string">
            <text:p>argumentos ao nível da oração (governados por valência)</text:p>
          </table:table-cell>
          <table:table-cell office:value-type="string" calcext:value-type="string">
            <text:p>Broken analysis? Normally it should be KOMP&lt;, right? These are leaves and are relatively rare.</text:p>
          </table:table-cell>
          <table:table-cell/>
          <table:table-cell office:value-type="string" calcext:value-type="string">
            <text:p>como, do_que, que, tal_como, conforme</text:p>
          </table:table-cell>
          <table:table-cell table:number-columns-repeated="1016"/>
        </table:table-row>
        <table:table-row table:style-name="ro2">
          <table:table-cell office:value-type="string" calcext:value-type="string">
            <text:p>DAT</text:p>
          </table:table-cell>
          <table:table-cell office:value-type="float" office:value="232" calcext:value-type="float">
            <text:p>232</text:p>
          </table:table-cell>
          <table:table-cell office:value-type="string" calcext:value-type="string">
            <text:p>dative (indirect object)</text:p>
          </table:table-cell>
          <table:table-cell office:value-type="string" calcext:value-type="string">
            <text:p>objecto indirecto pronominal (incluindo se)</text:p>
          </table:table-cell>
          <table:table-cell office:value-type="string" calcext:value-type="string">
            <text:p>argumentos ao nível da oração (governados por valência)</text:p>
          </table:table-cell>
          <table:table-cell office:value-type="string" calcext:value-type="string">
            <text:p>Only objects without preposition, thus pronouns.</text:p>
          </table:table-cell>
          <table:table-cell office:value-type="string" calcext:value-type="string">
            <text:p>terá para <text:span text:style-name="T1">lhe</text:span> dizer</text:p>
          </table:table-cell>
          <table:table-cell office:value-type="string" calcext:value-type="string">
            <text:p>lhe, me, lhes, nos, se</text:p>
          </table:table-cell>
          <table:table-cell table:number-columns-repeated="1016"/>
        </table:table-row>
        <table:table-row table:style-name="ro2">
          <table:table-cell office:value-type="string" calcext:value-type="string">
            <text:p>EXC</text:p>
          </table:table-cell>
          <table:table-cell office:value-type="float" office:value="53" calcext:value-type="float">
            <text:p>53</text:p>
          </table:table-cell>
          <table:table-cell office:value-type="string" calcext:value-type="string">
            <text:p>exclamation</text:p>
          </table:table-cell>
          <table:table-cell office:value-type="string" calcext:value-type="string">
            <text:p>enunciado exclamativo</text:p>
          </table:table-cell>
          <table:table-cell office:value-type="string" calcext:value-type="string">
            <text:p>tipos de frase (função)</text:p>
          </table:table-cell>
          <table:table-cell office:value-type="string" calcext:value-type="string">
            <text:p>Child of the root, main node of an exclamation.</text:p>
          </table:table-cell>
          <table:table-cell office:value-type="string" calcext:value-type="string">
            <text:p>E <text:span text:style-name="T1">bomba</text:span>!</text:p>
          </table:table-cell>
          <table:table-cell office:value-type="string" calcext:value-type="string">
            <text:p>é, Rarará, tem, Tá, É</text:p>
          </table:table-cell>
          <table:table-cell table:number-columns-repeated="1016"/>
        </table:table-row>
        <table:table-row table:style-name="ro2">
          <table:table-cell office:value-type="string" calcext:value-type="string">
            <text:p>FOC</text:p>
          </table:table-cell>
          <table:table-cell office:value-type="float" office:value="205" calcext:value-type="float">
            <text:p>205</text:p>
          </table:table-cell>
          <table:table-cell office:value-type="string" calcext:value-type="string">
            <text:p>focus marker</text:p>
          </table:table-cell>
          <table:table-cell office:value-type="string" calcext:value-type="string">
            <text:p>marcador de foco</text:p>
          </table:table-cell>
          <table:table-cell office:value-type="string" calcext:value-type="string">
            <text:p>adjuntos oracionais (não governados por valência)</text:p>
          </table:table-cell>
          <table:table-cell office:value-type="string" calcext:value-type="string">
            <text:p>Example: in this case, <text:span text:style-name="T1">who</text:span> wins <text:span text:style-name="T1">is</text:span> the consumer. Same sentence without the focal markers: The consumer wins in this case.</text:p>
          </table:table-cell>
          <table:table-cell office:value-type="string" calcext:value-type="string">
            <text:p><text:span text:style-name="T1">quem</text:span> sai ganhando <text:span text:style-name="T1">é</text:span> o consumidor</text:p>
          </table:table-cell>
          <table:table-cell office:value-type="string" calcext:value-type="string">
            <text:p>que, é_que, foi, é, era</text:p>
          </table:table-cell>
          <table:table-cell table:number-columns-repeated="1016"/>
        </table:table-row>
        <table:table-row table:style-name="ro1">
          <table:table-cell office:value-type="string" calcext:value-type="string">
            <text:p>H</text:p>
          </table:table-cell>
          <table:table-cell office:value-type="float" office:value="20" calcext:value-type="float">
            <text:p>20</text:p>
          </table:table-cell>
          <table:table-cell office:value-type="string" calcext:value-type="string">
            <text:p>nucleus</text:p>
          </table:table-cell>
          <table:table-cell office:value-type="string" calcext:value-type="string">
            <text:p>núcleo</text:p>
          </table:table-cell>
          <table:table-cell office:value-type="string" calcext:value-type="string">
            <text:p>função de um constituinte a nível do grupo</text:p>
          </table:table-cell>
          <table:table-cell office:value-type="string" calcext: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calcext:value-type="string">
            <text:p>em, repórter, interesses, empresa, a</text:p>
          </table:table-cell>
          <table:table-cell table:number-columns-repeated="1016"/>
        </table:table-row>
        <table:table-row table:style-name="ro1">
          <table:table-cell office:value-type="string" calcext:value-type="string">
            <text:p>KOMP&lt;</text:p>
          </table:table-cell>
          <table:table-cell office:value-type="float" office:value="252" calcext:value-type="float">
            <text:p>252</text:p>
          </table:table-cell>
          <table:table-cell office:value-type="string" calcext:value-type="string">
            <text:p>comparative complement</text:p>
          </table:table-cell>
          <table:table-cell office:value-type="string" calcext:value-type="string">
            <text:p>complemento comparativo</text:p>
          </table:table-cell>
          <table:table-cell office:value-type="string" calcext:value-type="string">
            <text:p>função de um constituinte a nível do grupo</text:p>
          </table:table-cell>
          <table:table-cell office:value-type="string" calcext:value-type="string">
            <text:p>This is the “then” part in “better than me”, attached to “better”.</text:p>
          </table:table-cell>
          <table:table-cell/>
          <table:table-cell office:value-type="string" calcext:value-type="string">
            <text:p>do_que, de, que, como, quanto</text:p>
          </table:table-cell>
          <table:table-cell table:number-columns-repeated="1016"/>
        </table:table-row>
        <table:table-row table:style-name="ro2">
          <table:table-cell office:value-type="string" calcext:value-type="string">
            <text:p>MV</text:p>
          </table:table-cell>
          <table:table-cell office:value-type="float" office:value="3091" calcext:value-type="float">
            <text:p>3091</text:p>
          </table:table-cell>
          <table:table-cell office:value-type="string" calcext:value-type="string">
            <text:p>main verb</text:p>
          </table:table-cell>
          <table:table-cell office:value-type="string" calcext:value-type="string">
            <text:p>verbo principal</text:p>
          </table:table-cell>
          <table:table-cell office:value-type="string" calcext:value-type="string">
            <text:p>argumentos ao nível da oração (governados por valência)</text:p>
          </table:table-cell>
          <table:table-cell table:style-name="ce6" office:value-type="string" calcext:value-type="string">
            <text:p>Infinitive under modal verb, participle under auxiliary “ser” or “ter”.</text:p>
          </table:table-cell>
          <table:table-cell office:value-type="string" calcext:value-type="string">
            <text:p>pudessem <text:span text:style-name="T1">cair</text:span>, ser <text:span text:style-name="T1">considerada</text:span>, ter <text:span text:style-name="T1">deixado</text:span></text:p>
          </table:table-cell>
          <table:table-cell office:value-type="string" calcext:value-type="string">
            <text:p>ser, ter, feito, sido, fazer</text:p>
          </table:table-cell>
          <table:table-cell table:number-columns-repeated="1016"/>
        </table:table-row>
        <table:table-row table:style-name="ro1">
          <table:table-cell office:value-type="string" calcext:value-type="string">
            <text:p>N&lt;</text:p>
          </table:table-cell>
          <table:table-cell office:value-type="float" office:value="26863" calcext:value-type="float">
            <text:p>26863</text:p>
          </table:table-cell>
          <table:table-cell office:value-type="string" calcext:value-type="string">
            <text:p>right dependent of noun</text:p>
          </table:table-cell>
          <table:table-cell office:value-type="string" calcext:value-type="string">
            <text:p>adjunto adnominal (segue o núcleo)</text:p>
          </table:table-cell>
          <table:table-cell office:value-type="string" calcext:value-type="string">
            <text:p>função de um constituinte a nível do grupo</text:p>
          </table:table-cell>
          <table:table-cell office:value-type="string" calcext:value-type="string">
            <text:p>Adjectives, prepositional phrases.</text:p>
          </table:table-cell>
          <table:table-cell/>
          <table:table-cell office:value-type="string" calcext:value-type="string">
            <text:p>de, em, para, a, com</text:p>
          </table:table-cell>
          <table:table-cell table:number-columns-repeated="1016"/>
        </table:table-row>
        <table:table-row table:style-name="ro1">
          <table:table-cell office:value-type="string" calcext:value-type="string">
            <text:p>N&lt;ARG</text:p>
          </table:table-cell>
          <table:table-cell table:number-columns-repeated="2"/>
          <table:table-cell office:value-type="string" calcext:value-type="string">
            <text:p>complemento nominal (complementa um substantivo não deverbal)</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O</text:p>
          </table:table-cell>
          <table:table-cell table:number-columns-repeated="2"/>
          <table:table-cell office:value-type="string" calcext:value-type="string">
            <text:p>complemento nominal (complementa um substantivo deverbal, relativo ao objec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S</text:p>
          </table:table-cell>
          <table:table-cell table:number-columns-repeated="2"/>
          <table:table-cell office:value-type="string" calcext:value-type="string">
            <text:p>complemento nominal (complementa um substantivo deverbal, relativo ao sujei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PRED</text:p>
          </table:table-cell>
          <table:table-cell office:value-type="float" office:value="3848" calcext:value-type="float">
            <text:p>3848</text:p>
          </table:table-cell>
          <table:table-cell office:value-type="string" calcext:value-type="string">
            <text:p>predicative right modifier of noun</text:p>
          </table:table-cell>
          <table:table-cell office:value-type="string" calcext:value-type="string">
            <text:p>adjeto predicativo [epíteto predicativo]</text:p>
          </table:table-cell>
          <table:table-cell office:value-type="string" calcext:value-type="string">
            <text:p>função de um constituinte a nível do grupo</text:p>
          </table:table-cell>
          <table:table-cell office:value-type="string" calcext:value-type="string">
            <text:p>It can be a relative clause but it can also be a noun phrase (we could perceive it as a relative clause with elided copula). Similarly, it can also be a prepositional phrase.</text:p>
          </table:table-cell>
          <table:table-cell/>
          <table:table-cell office:value-type="string" calcext:value-type="string">
            <text:p>de, em, com, é, a</text:p>
          </table:table-cell>
          <table:table-cell table:number-columns-repeated="1016"/>
        </table:table-row>
        <table:table-row table:style-name="ro2">
          <table:table-cell office:value-type="string" calcext:value-type="string">
            <text:p>NUM&lt;</text:p>
          </table:table-cell>
          <table:table-cell office:value-type="float" office:value="6" calcext:value-type="float">
            <text:p>6</text:p>
          </table:table-cell>
          <table:table-cell office:value-type="string" calcext:value-type="string">
            <text:p>dependent of numeral</text:p>
          </table:table-cell>
          <table:table-cell office:value-type="string" calcext:value-type="string">
            <text:p>dependente de numeral</text:p>
          </table:table-cell>
          <table:table-cell office:value-type="string" calcext:value-type="string">
            <text:p>função de um constituinte a nível do grupo</text:p>
          </table:table-cell>
          <table:table-cell office:value-type="string" calcext:value-type="string">
            <text:p>For example: “X to Y” constructions.</text:p>
          </table:table-cell>
          <table:table-cell office:value-type="string" calcext:value-type="string">
            <text:p>54 <text:span text:style-name="T1">a</text:span> 44</text:p>
          </table:table-cell>
          <table:table-cell office:value-type="string" calcext:value-type="string">
            <text:p>em, a</text:p>
          </table:table-cell>
          <table:table-cell table:number-columns-repeated="1016"/>
        </table:table-row>
        <table:table-row table:style-name="ro1">
          <table:table-cell office:value-type="string" calcext:value-type="string">
            <text:p>OA</text:p>
          </table:table-cell>
          <table:table-cell table:number-columns-repeated="2"/>
          <table:table-cell office:value-type="string" calcext:value-type="string">
            <text:p>complemento adverbial (relativo ao objec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OC</text:p>
          </table:table-cell>
          <table:table-cell office:value-type="float" office:value="352" calcext:value-type="float">
            <text:p>352</text:p>
          </table:table-cell>
          <table:table-cell office:value-type="string" calcext:value-type="string">
            <text:p>object complement</text:p>
          </table:table-cell>
          <table:table-cell office:value-type="string" calcext:value-type="string">
            <text:p>predicativo do objeto</text:p>
          </table:table-cell>
          <table:table-cell office:value-type="string" calcext:value-type="string">
            <text:p>argumentos ao nível da oração (governados por valência)</text:p>
          </table:table-cell>
          <table:table-cell office:value-type="string" calcext:value-type="string">
            <text:p>Attached to verb but at the same time adding information about the verb's object. Most frequent parent verbs: tornar (render), considerar (consider), ter (have), encontrar (find).</text:p>
          </table:table-cell>
          <table:table-cell office:value-type="string" calcext:value-type="string">
            <text:p>encontravam-no <text:span text:style-name="T1">enforcado</text:span></text:p>
          </table:table-cell>
          <table:table-cell office:value-type="string" calcext:value-type="string">
            <text:p>como, em, de, por, impossível</text:p>
          </table:table-cell>
          <table:table-cell table:number-columns-repeated="1016"/>
        </table:table-row>
        <table:table-row table:style-name="ro1">
          <table:table-cell office:value-type="string" calcext:value-type="string">
            <text:p>P</text:p>
          </table:table-cell>
          <table:table-cell office:value-type="float" office:value="90" calcext:value-type="float">
            <text:p>90</text:p>
          </table:table-cell>
          <table:table-cell office:value-type="string" calcext:value-type="string">
            <text:p>predicator</text:p>
          </table:table-cell>
          <table:table-cell office:value-type="string" calcext:value-type="string">
            <text:p>predicador</text:p>
          </table:table-cell>
          <table:table-cell office:value-type="string" calcext:value-type="string">
            <text:p>argumentos ao nível da oração (governados por valência)</text:p>
          </table:table-cell>
          <table:table-cell office:value-type="string" calcext:value-type="string">
            <text:p>Lost verb. Examples suggest that in these cases something went wrong with the analysis or its automatic conversion. The verb is sibling of nodes that should be its dependents etc.</text:p>
          </table:table-cell>
          <table:table-cell/>
          <table:table-cell office:value-type="string" calcext:value-type="string">
            <text:p>é, foi, são, diz, tem</text:p>
          </table:table-cell>
          <table:table-cell table:number-columns-repeated="1016"/>
        </table:table-row>
        <table:table-row table:style-name="ro1">
          <table:table-cell office:value-type="string" calcext:value-type="string">
            <text:p>P&lt;</text:p>
          </table:table-cell>
          <table:table-cell office:value-type="float" office:value="31778" calcext:value-type="float">
            <text:p>31778</text:p>
          </table:table-cell>
          <table:table-cell office:value-type="string" calcext:value-type="string">
            <text:p>right dependent of preposition</text:p>
          </table:table-cell>
          <table:table-cell office:value-type="string" calcext:value-type="string">
            <text:p>argumento de preposição</text:p>
          </table:table-cell>
          <table:table-cell office:value-type="string" calcext:value-type="string">
            <text:p>função de um constituinte a nível do grupo</text:p>
          </table:table-cell>
          <table:table-cell office:value-type="string" calcext:value-type="string">
            <text:p>Head noun in prepositional phrase.</text:p>
          </table:table-cell>
          <table:table-cell/>
          <table:table-cell office:value-type="string" calcext:value-type="string">
            <text:p>anos, que, ano, dia, país</text:p>
          </table:table-cell>
          <table:table-cell table:number-columns-repeated="1016"/>
        </table:table-row>
        <table:table-row table:style-name="ro2">
          <table:table-cell office:value-type="string" calcext:value-type="string">
            <text:p>PASS</text:p>
          </table:table-cell>
          <table:table-cell office:value-type="float" office:value="734" calcext:value-type="float">
            <text:p>734</text:p>
          </table:table-cell>
          <table:table-cell office:value-type="string" calcext:value-type="string">
            <text:p>agent in passive construction</text:p>
          </table:table-cell>
          <table:table-cell office:value-type="string" calcext:value-type="string">
            <text:p>agente da passiva</text:p>
          </table:table-cell>
          <table:table-cell office:value-type="string" calcext:value-type="string">
            <text:p>adjuntos oracionais (não governados por valência)</text:p>
          </table:table-cell>
          <table:table-cell office:value-type="string" calcext:value-type="string">
            <text:p>Typically a prepositional phrase with preposition “por”.</text:p>
          </table:table-cell>
          <table:table-cell office:value-type="string" calcext:value-type="string">
            <text:p>causados <text:span text:style-name="T1">por</text:span> centenas de cães</text:p>
          </table:table-cell>
          <table:table-cell office:value-type="string" calcext:value-type="string">
            <text:p>por</text:p>
          </table:table-cell>
          <table:table-cell table:number-columns-repeated="1016"/>
        </table:table-row>
        <table:table-row table:style-name="ro1">
          <table:table-cell office:value-type="string" calcext:value-type="string">
            <text:p>PAUX</text:p>
          </table:table-cell>
          <table:table-cell table:number-columns-repeated="2"/>
          <table:table-cell office:value-type="string" calcext:value-type="string">
            <text:p>em contexto de coordenação, verbo auxiliar partilhado por verbos principais com os seus próprios constituintes</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PCJT</text:p>
          </table:table-cell>
          <table:table-cell office:value-type="float" office:value="54" calcext:value-type="float">
            <text:p>54</text:p>
          </table:table-cell>
          <table:table-cell office:value-type="string" calcext:value-type="string">
            <text:p>coordinate prepositional phrases</text:p>
          </table:table-cell>
          <table:table-cell office:value-type="string" calcext:value-type="string">
            <text:p>preposição conjunta (de/desde......a/até/para)</text:p>
          </table:table-cell>
          <table:table-cell office:value-type="string" calcext:value-type="string">
            <text:p>subordinação e coordenação</text:p>
          </table:table-cell>
          <table:table-cell office:value-type="string" calcext: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calcext:value-type="string">
            <text:p>de segunda <text:span text:style-name="T1">a</text:span> quinta</text:p>
          </table:table-cell>
          <table:table-cell office:value-type="string" calcext:value-type="string">
            <text:p>a, até, para</text:p>
          </table:table-cell>
          <table:table-cell table:number-columns-repeated="1016"/>
        </table:table-row>
        <table:table-row table:style-name="ro1">
          <table:table-cell office:value-type="string" calcext:value-type="string">
            <text:p>PIV</text:p>
          </table:table-cell>
          <table:table-cell office:value-type="float" office:value="2743" calcext:value-type="float">
            <text:p>2743</text:p>
          </table:table-cell>
          <table:table-cell office:value-type="string" calcext:value-type="string">
            <text:p>prepositional object</text:p>
          </table:table-cell>
          <table:table-cell office:value-type="string" calcext:value-type="string">
            <text:p>objecto preposicional</text:p>
          </table:table-cell>
          <table:table-cell office:value-type="string" calcext:value-type="string">
            <text:p>argumentos ao nível da oração (governados por valência)</text:p>
          </table:table-cell>
          <table:table-cell office:value-type="string" calcext:value-type="string">
            <text:p>Prepositional phrases that are arguments of verb, i.e. governed by valency.</text:p>
          </table:table-cell>
          <table:table-cell/>
          <table:table-cell office:value-type="string" calcext:value-type="string">
            <text:p>a, de, em, com, para</text:p>
          </table:table-cell>
          <table:table-cell table:number-columns-repeated="1016"/>
        </table:table-row>
        <table:table-row table:style-name="ro1">
          <table:table-cell office:value-type="string" calcext:value-type="string">
            <text:p>PMV</text:p>
          </table:table-cell>
          <table:table-cell office:value-type="float" office:value="3" calcext:value-type="float">
            <text:p>3</text:p>
          </table:table-cell>
          <table:table-cell office:value-type="string" calcext:value-type="string">
            <text:p>main verb coordinate with one of its proper constituents</text:p>
          </table:table-cell>
          <table:table-cell office:value-type="string" calcext:value-type="string">
            <text:p>em contexto de coordenação, verbo principal coordenado com os seus próprios constituintes</text:p>
          </table:table-cell>
          <table:table-cell office:value-type="string" calcext:value-type="string">
            <text:p>argumentos ao nível da oração (governados por valência)</text:p>
          </table:table-cell>
          <table:table-cell office:value-type="string" calcext: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calcext:value-type="string">
            <text:p>preguntar</text:p>
          </table:table-cell>
          <table:table-cell table:number-columns-repeated="1016"/>
        </table:table-row>
        <table:table-row table:style-name="ro1">
          <table:table-cell office:value-type="string" calcext:value-type="string">
            <text:p>PRD</text:p>
          </table:table-cell>
          <table:table-cell office:value-type="float" office:value="7" calcext:value-type="float">
            <text:p>7</text:p>
          </table:table-cell>
          <table:table-cell table:number-columns-repeated="3"/>
          <table:table-cell office:value-type="string" calcext:value-type="string">
            <text:p>Undocumented and undeciphered. This is always the adverb “como” attached to a verb.</text:p>
          </table:table-cell>
          <table:table-cell/>
          <table:table-cell office:value-type="string" calcext:value-type="string">
            <text:p>como</text:p>
          </table:table-cell>
          <table:table-cell table:number-columns-repeated="1016"/>
        </table:table-row>
        <table:table-row table:style-name="ro2">
          <table:table-cell office:value-type="string" calcext:value-type="string">
            <text:p>PRED</text:p>
          </table:table-cell>
          <table:table-cell office:value-type="float" office:value="303" calcext:value-type="float">
            <text:p>303</text:p>
          </table:table-cell>
          <table:table-cell office:value-type="string" calcext:value-type="string">
            <text:p>predicative adjunct</text:p>
          </table:table-cell>
          <table:table-cell office:value-type="string" calcext:value-type="string">
            <text:p>adjunto predicativo</text:p>
          </table:table-cell>
          <table:table-cell office:value-type="string" calcext:value-type="string">
            <text:p>adjuntos oracionais (não governados por valência)</text:p>
          </table:table-cell>
          <table:table-cell office:value-type="string" calcext:value-type="string">
            <text:p>Loosely attached predicate that provides context to the main predicate. Example: In June, <text:span text:style-name="T1">away from the news for months</text:span>, there was again news.</text:p>
          </table:table-cell>
          <table:table-cell office:value-type="string" calcext:value-type="string">
            <text:p>Em Junho, <text:span text:style-name="T1">afastada</text:span> de os noticiários há meses, era outra vez notícia.</text:p>
          </table:table-cell>
          <table:table-cell office:value-type="string" calcext:value-type="string">
            <text:p>com, a, sem, de, como</text:p>
          </table:table-cell>
          <table:table-cell table:number-columns-repeated="1016"/>
        </table:table-row>
        <table:table-row table:style-name="ro2">
          <table:table-cell office:value-type="string" calcext:value-type="string">
            <text:p>PRT-AUX</text:p>
          </table:table-cell>
          <table:table-cell office:value-type="float" office:value="10" calcext:value-type="float">
            <text:p>10</text:p>
          </table:table-cell>
          <table:table-cell office:value-type="string" calcext:value-type="string">
            <text:p>verbal particle</text:p>
          </table:table-cell>
          <table:table-cell office:value-type="string" calcext:value-type="string">
            <text:p>partícula de ligação verbal</text:p>
          </table:table-cell>
          <table:table-cell office:value-type="string" calcext:value-type="string">
            <text:p>argumentos ao nível da oração (governados por valência)</text:p>
          </table:table-cell>
          <table:table-cell office:value-type="string" calcext:value-type="string">
            <text:p>See also PRT-AUX&lt;, which is much more frequent. Here the particle does not lie between the auxiliary and the main verbs because the main verb has been moved.</text:p>
          </table:table-cell>
          <table:table-cell office:value-type="string" calcext:value-type="string">
            <text:p>resistir três vezes quem há <text:span text:style-name="T1">de</text:span>?</text:p>
          </table:table-cell>
          <table:table-cell office:value-type="string" calcext:value-type="string">
            <text:p>a, de, por</text:p>
          </table:table-cell>
          <table:table-cell table:number-columns-repeated="1016"/>
        </table:table-row>
        <table:table-row table:style-name="ro2">
          <table:table-cell office:value-type="string" calcext:value-type="string">
            <text:p>PRT-AUX&lt;</text:p>
          </table:table-cell>
          <table:table-cell office:value-type="float" office:value="630" calcext:value-type="float">
            <text:p>630</text:p>
          </table:table-cell>
          <table:table-cell office:value-type="string" calcext:value-type="string">
            <text:p>auxiliary particle</text:p>
          </table:table-cell>
          <table:table-cell table:number-columns-repeated="2"/>
          <table:table-cell office:value-type="string" calcext: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calcext:value-type="string">
            <text:p>tiveram <text:span text:style-name="T1">de</text:span> esfriar, passou <text:span text:style-name="T1">a</text:span> conversar, tem <text:span text:style-name="T1">que</text:span> ser rápido</text:p>
          </table:table-cell>
          <table:table-cell office:value-type="string" calcext:value-type="string">
            <text:p>a, de, que, por, para</text:p>
          </table:table-cell>
          <table:table-cell table:number-columns-repeated="1016"/>
        </table:table-row>
        <table:table-row table:style-name="ro2">
          <table:table-cell office:value-type="string" calcext:value-type="string">
            <text:p>PRT-AUX&gt;</text:p>
          </table:table-cell>
          <table:table-cell office:value-type="float" office:value="1" calcext:value-type="float">
            <text:p>1</text:p>
          </table:table-cell>
          <table:table-cell office:value-type="string" calcext:value-type="string">
            <text:p>verbal particle</text:p>
          </table:table-cell>
          <table:table-cell table:number-columns-repeated="2"/>
          <table:table-cell office:value-type="string" calcext:value-type="string">
            <text:p>Broken sentence. See also PRT-AUX and PRT-AUX&lt;.</text:p>
          </table:table-cell>
          <table:table-cell office:value-type="string" calcext:value-type="string">
            <text:p><text:span text:style-name="T1">A</text:span> ver vamos. (It should be: “Vamos a ver.”)</text:p>
          </table:table-cell>
          <table:table-cell office:value-type="string" calcext:value-type="string">
            <text:p>A</text:p>
          </table:table-cell>
          <table:table-cell table:number-columns-repeated="1016"/>
        </table:table-row>
        <table:table-row table:style-name="ro1">
          <table:table-cell office:value-type="string" calcext:value-type="string">
            <text:p>PUNC</text:p>
          </table:table-cell>
          <table:table-cell office:value-type="float" office:value="29955" calcext:value-type="float">
            <text:p>29955</text:p>
          </table:table-cell>
          <table:table-cell office:value-type="string" calcext:value-type="string">
            <text:p>punctuation</text:p>
          </table:table-cell>
          <table:table-cell table:number-columns-repeated="4"/>
          <table:table-cell office:value-type="string" calcext:value-type="string">
            <text:p>, . « » ) (</text:p>
          </table:table-cell>
          <table:table-cell table:number-columns-repeated="1016"/>
        </table:table-row>
        <table:table-row table:style-name="ro2">
          <table:table-cell office:value-type="string" calcext:value-type="string">
            <text:p>QUE</text:p>
          </table:table-cell>
          <table:table-cell office:value-type="float" office:value="182" calcext:value-type="float">
            <text:p>182</text:p>
          </table:table-cell>
          <table:table-cell office:value-type="string" calcext:value-type="string">
            <text:p>question</text:p>
          </table:table-cell>
          <table:table-cell office:value-type="string" calcext:value-type="string">
            <text:p>enunciado interrogativo</text:p>
          </table:table-cell>
          <table:table-cell office:value-type="string" calcext:value-type="string">
            <text:p>tipos de frase (função)</text:p>
          </table:table-cell>
          <table:table-cell office:value-type="string" calcext:value-type="string">
            <text:p>This is the main predicate of the question, i.e. mostly child of the root.</text:p>
          </table:table-cell>
          <table:table-cell office:value-type="string" calcext:value-type="string">
            <text:p><text:span text:style-name="T1">Dá</text:span> o emprego a o seu amigo?</text:p>
          </table:table-cell>
          <table:table-cell office:value-type="string" calcext:value-type="string">
            <text:p>é, acha, será, foi, são</text:p>
          </table:table-cell>
          <table:table-cell table:number-columns-repeated="1016"/>
        </table:table-row>
        <table:table-row table:style-name="ro1">
          <table:table-cell office:value-type="string" calcext:value-type="string">
            <text:p>S&lt;</text:p>
          </table:table-cell>
          <table:table-cell office:value-type="float" office:value="96" calcext:value-type="float">
            <text:p>96</text:p>
          </table:table-cell>
          <table:table-cell office:value-type="string" calcext:value-type="string">
            <text:p>right addition to utterance</text:p>
          </table:table-cell>
          <table:table-cell office:value-type="string" calcext:value-type="string">
            <text:p>aposto da oração</text:p>
          </table:table-cell>
          <table:table-cell office:value-type="string" calcext:value-type="string">
            <text:p>adjuntos oracionais (não governados por valência)</text:p>
          </table:table-cell>
          <table:table-cell office:value-type="string" calcext:value-type="string">
            <text:p>Subordinate clauses.</text:p>
          </table:table-cell>
          <table:table-cell/>
          <table:table-cell office:value-type="string" calcext:value-type="string">
            <text:p>foi, é, facto, permitiu, deixou</text:p>
          </table:table-cell>
          <table:table-cell table:number-columns-repeated="1016"/>
        </table:table-row>
        <table:table-row table:style-name="ro1">
          <table:table-cell office:value-type="string" calcext:value-type="string">
            <text:p>SA</text:p>
          </table:table-cell>
          <table:table-cell table:number-columns-repeated="2"/>
          <table:table-cell office:value-type="string" calcext:value-type="string">
            <text:p>complemento adverbial [pode ser substituído por um pronome adverbial] (relativo ao sujei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SC</text:p>
          </table:table-cell>
          <table:table-cell office:value-type="float" office:value="3294" calcext:value-type="float">
            <text:p>3294</text:p>
          </table:table-cell>
          <table:table-cell office:value-type="string" calcext:value-type="string">
            <text:p>subject complement</text:p>
          </table:table-cell>
          <table:table-cell office:value-type="string" calcext:value-type="string">
            <text:p>predicativo do sujeito</text:p>
          </table:table-cell>
          <table:table-cell office:value-type="string" calcext:value-type="string">
            <text:p>argumentos ao nível da oração (governados por valência)</text:p>
          </table:table-cell>
          <table:table-cell office:value-type="string" calcext:value-type="string">
            <text:p>This is often what we call nominal predicate with copula. Most frequent parents: é, foi, são, ser, como.</text:p>
          </table:table-cell>
          <table:table-cell office:value-type="string" calcext:value-type="string">
            <text:p>O museu está <text:span text:style-name="T1">orçado</text:span> em seis milhões.</text:p>
          </table:table-cell>
          <table:table-cell office:value-type="string" calcext:value-type="string">
            <text:p>de, como, a, o, possível</text:p>
          </table:table-cell>
          <table:table-cell table:number-columns-repeated="1016"/>
        </table:table-row>
        <table:table-row table:style-name="ro1">
          <table:table-cell office:value-type="string" calcext:value-type="string">
            <text:p>STA</text:p>
          </table:table-cell>
          <table:table-cell office:value-type="float" office:value="8093" calcext:value-type="float">
            <text:p>8093</text:p>
          </table:table-cell>
          <table:table-cell office:value-type="string" calcext:value-type="string">
            <text:p>statement</text:p>
          </table:table-cell>
          <table:table-cell office:value-type="string" calcext:value-type="string">
            <text:p>enunciado <text:s/>declarativo</text:p>
          </table:table-cell>
          <table:table-cell office:value-type="string" calcext:value-type="string">
            <text:p>tipos de frase (função)</text:p>
          </table:table-cell>
          <table:table-cell office:value-type="string" calcext: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calcext:value-type="string">
            <text:p>é, foi, disse, são, tem</text:p>
          </table:table-cell>
          <table:table-cell table:number-columns-repeated="1016"/>
        </table:table-row>
        <table:table-row table:style-name="ro1">
          <table:table-cell office:value-type="string" calcext:value-type="string">
            <text:p>SUB</text:p>
          </table:table-cell>
          <table:table-cell office:value-type="float" office:value="2071" calcext:value-type="float">
            <text:p>2071</text:p>
          </table:table-cell>
          <table:table-cell office:value-type="string" calcext:value-type="string">
            <text:p>subordinating conjunction</text:p>
          </table:table-cell>
          <table:table-cell office:value-type="string" calcext:value-type="string">
            <text:p>subordinador</text:p>
          </table:table-cell>
          <table:table-cell office:value-type="string" calcext:value-type="string">
            <text:p>subordinação e coordenação</text:p>
          </table:table-cell>
          <table:table-cell office:value-type="string" calcext:value-type="string">
            <text:p>Subordinating conjunctions are attached to the predicate of their subordinate clause. They are mostly leaves.</text:p>
          </table:table-cell>
          <table:table-cell/>
          <table:table-cell office:value-type="string" calcext:value-type="string">
            <text:p>que, se, porque, embora, já_que</text:p>
          </table:table-cell>
          <table:table-cell table:number-columns-repeated="1016"/>
        </table:table-row>
        <table:table-row table:style-name="ro1">
          <table:table-cell office:value-type="string" calcext:value-type="string">
            <text:p>SUBJ</text:p>
          </table:table-cell>
          <table:table-cell office:value-type="float" office:value="12441" calcext:value-type="float">
            <text:p>12441</text:p>
          </table:table-cell>
          <table:table-cell office:value-type="string" calcext:value-type="string">
            <text:p>subject</text:p>
          </table:table-cell>
          <table:table-cell office:value-type="string" calcext:value-type="string">
            <text:p>sujeito (incluindo sujeitos impessoais se)</text:p>
          </table:table-cell>
          <table:table-cell office:value-type="string" calcext:value-type="string">
            <text:p>argumentos ao nível da oração (governados por valência)</text:p>
          </table:table-cell>
          <table:table-cell office:value-type="string" calcext:value-type="string">
            <text:p>Nouns and pronouns (including relative pronouns).</text:p>
          </table:table-cell>
          <table:table-cell/>
          <table:table-cell office:value-type="string" calcext:value-type="string">
            <text:p>que, se, ele, o_que, quem</text:p>
          </table:table-cell>
          <table:table-cell table:number-columns-repeated="1016"/>
        </table:table-row>
        <table:table-row table:style-name="ro2">
          <table:table-cell office:value-type="string" calcext:value-type="string">
            <text:p>TOP</text:p>
          </table:table-cell>
          <table:table-cell office:value-type="float" office:value="9" calcext:value-type="float">
            <text:p>9</text:p>
          </table:table-cell>
          <table:table-cell office:value-type="string" calcext:value-type="string">
            <text:p>topic</text:p>
          </table:table-cell>
          <table:table-cell office:value-type="string" calcext:value-type="string">
            <text:p>constituinte de tópico</text:p>
          </table:table-cell>
          <table:table-cell office:value-type="string" calcext:value-type="string">
            <text:p>adjuntos oracionais (não governados por valência)</text:p>
          </table:table-cell>
          <table:table-cell/>
          <table:table-cell office:value-type="string" calcext:value-type="string">
            <text:p>As <text:span text:style-name="T1">esculturas</text:span>, ela diz que faz em seis meses. / The <text:span text:style-name="T1">sculptures</text:span>, she says she does in six months.</text:p>
          </table:table-cell>
          <table:table-cell office:value-type="string" calcext:value-type="string">
            <text:p>esse, artistas, automobilistas, declarações, ele</text:p>
          </table:table-cell>
          <table:table-cell table:number-columns-repeated="1016"/>
        </table:table-row>
        <table:table-row table:style-name="ro1">
          <table:table-cell office:value-type="string" calcext:value-type="string">
            <text:p>UTT</text:p>
          </table:table-cell>
          <table:table-cell office:value-type="float" office:value="1215" calcext:value-type="float">
            <text:p>1215</text:p>
          </table:table-cell>
          <table:table-cell office:value-type="string" calcext:value-type="string">
            <text:p>utterance</text:p>
          </table:table-cell>
          <table:table-cell office:value-type="string" calcext:value-type="string">
            <text:p>enunciado</text:p>
          </table:table-cell>
          <table:table-cell office:value-type="string" calcext:value-type="string">
            <text:p>tipos de frase (função)</text:p>
          </table:table-cell>
          <table:table-cell office:value-type="string" calcext: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calcext:value-type="string">
            <text:p>P., Folha, R., De, Com</text:p>
          </table:table-cell>
          <table:table-cell table:number-columns-repeated="1016"/>
        </table:table-row>
        <table:table-row table:style-name="ro2">
          <table:table-cell office:value-type="string" calcext:value-type="string">
            <text:p>VOC</text:p>
          </table:table-cell>
          <table:table-cell office:value-type="float" office:value="23" calcext:value-type="float">
            <text:p>23</text:p>
          </table:table-cell>
          <table:table-cell office:value-type="string" calcext:value-type="string">
            <text:p>vocative</text:p>
          </table:table-cell>
          <table:table-cell office:value-type="string" calcext:value-type="string">
            <text:p>constituinte vocativo</text:p>
          </table:table-cell>
          <table:table-cell office:value-type="string" calcext:value-type="string">
            <text:p>adjuntos oracionais (não governados por valência)</text:p>
          </table:table-cell>
          <table:table-cell office:value-type="string" calcext:value-type="string">
            <text:p>This includes pronouns attached as objects to imperative verbs.</text:p>
          </table:table-cell>
          <table:table-cell office:value-type="string" calcext:value-type="string">
            <text:p>registe-<text:span text:style-name="T1">se</text:span></text:p>
          </table:table-cell>
          <table:table-cell office:value-type="string" calcext:value-type="string">
            <text:p>se, Atanásio_Ivanovitch, senhor, Sr., espectador</text:p>
          </table:table-cell>
          <table:table-cell table:number-columns-repeated="1016"/>
        </table:table-row>
        <table:table-row table:style-name="ro1">
          <table:table-cell office:value-type="string" calcext:value-type="string">
            <text:p>VOK</text:p>
          </table:table-cell>
          <table:table-cell office:value-type="float" office:value="7" calcext:value-type="float">
            <text:p>7</text:p>
          </table:table-cell>
          <table:table-cell office:value-type="string" calcext:value-type="string">
            <text:p>vocative</text:p>
          </table:table-cell>
          <table:table-cell table:number-columns-repeated="2"/>
          <table:table-cell office:value-type="string" calcext:value-type="string">
            <text:p>Unlike VOC, which mostly involved reflexive pronouns, this involves real noun phrases used to address people.</text:p>
          </table:table-cell>
          <table:table-cell/>
          <table:table-cell office:value-type="string" calcext: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calcext: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Nejčastější slova s touto značko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DV</text:p>
          </table:table-cell>
          <table:table-cell office:value-type="float" office:value="32202" calcext:value-type="float">
            <text:p>32202</text:p>
          </table:table-cell>
          <table:table-cell office:value-type="string" calcext:value-type="string">
            <text:p>adverbial modifier</text:p>
          </table:table-cell>
          <table:table-cell office:value-type="string" calcext:value-type="string">
            <text:p>Typically realized as adverb or prepositional phrase.</text:p>
          </table:table-cell>
          <table:table-cell office:value-type="string" calcext:value-type="string">
            <text:p>Share prices <text:span text:style-name="T1">also</text:span> closed lower.</text:p>
          </table:table-cell>
          <table:table-cell office:value-type="string" calcext:value-type="string">
            <text:p>in, to, on, for, at</text:p>
          </table:table-cell>
          <table:table-cell table:number-columns-repeated="1018"/>
        </table:table-row>
        <table:table-row table:style-name="ro2">
          <table:table-cell office:value-type="string" calcext:value-type="string">
            <text:p>AMOD</text:p>
          </table:table-cell>
          <table:table-cell office:value-type="float" office:value="15269" calcext:value-type="float">
            <text:p>15269</text:p>
          </table:table-cell>
          <table:table-cell office:value-type="string" calcext:value-type="string">
            <text:p>modifier of adjective or adverb</text:p>
          </table:table-cell>
          <table:table-cell office:value-type="string" calcext:value-type="string">
            <text:p>Typically realized as adverb.</text:p>
          </table:table-cell>
          <table:table-cell office:value-type="string" calcext:value-type="string">
            <text:p><text:span text:style-name="T1">weeks</text:span> ago, <text:span text:style-name="T1">very</text:span> unwise</text:p>
          </table:table-cell>
          <table:table-cell office:value-type="string" calcext:value-type="string">
            <text:p>million, to, billion, more, as</text:p>
          </table:table-cell>
          <table:table-cell table:number-columns-repeated="1018"/>
        </table:table-row>
        <table:table-row table:style-name="ro1">
          <table:table-cell office:value-type="string" calcext:value-type="string">
            <text:p>CC</text:p>
          </table:table-cell>
          <table:table-cell office:value-type="float" office:value="1336" calcext:value-type="float">
            <text:p>1336</text:p>
          </table:table-cell>
          <table:table-cell office:value-type="string" calcext:value-type="string">
            <text:p>coordinating conjunction that does not head coordination</text:p>
          </table:table-cell>
          <table:table-cell office:value-type="string" calcext:value-type="string">
            <text:p>As in Prague style, the conjunction governs the structure. But if it is the first token of the sentence (deficient sentence coordination), it is a leave.</text:p>
          </table:table-cell>
          <table:table-cell/>
          <table:table-cell office:value-type="string" calcext:value-type="string">
            <text:p>But, And, or, and, not</text:p>
          </table:table-cell>
          <table:table-cell table:number-columns-repeated="1018"/>
        </table:table-row>
        <table:table-row table:style-name="ro1">
          <table:table-cell office:value-type="string" calcext:value-type="string">
            <text:p>COORD</text:p>
          </table:table-cell>
          <table:table-cell office:value-type="float" office:value="22865" calcext:value-type="float">
            <text:p>22865</text:p>
          </table:table-cell>
          <table:table-cell office:value-type="string" calcext:value-type="string">
            <text:p>conjunct</text:p>
          </table:table-cell>
          <table:table-cell office:value-type="string" calcext: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calcext:value-type="string">
            <text:p>DEP</text:p>
          </table:table-cell>
          <table:table-cell office:value-type="float" office:value="892" calcext:value-type="float">
            <text:p>892</text:p>
          </table:table-cell>
          <table:table-cell office:value-type="string" calcext:value-type="string">
            <text:p>dependent that does not get better label</text:p>
          </table:table-cell>
          <table:table-cell office:value-type="string" calcext:value-type="string">
            <text:p>Dependent part of compound preposition („because of“, „such as“); member of a list of codes („D., III.).</text:p>
          </table:table-cell>
          <table:table-cell/>
          <table:table-cell office:value-type="string" calcext:value-type="string">
            <text:p>such, of, not, rather, instead</text:p>
          </table:table-cell>
          <table:table-cell table:number-columns-repeated="1018"/>
        </table:table-row>
        <table:table-row table:style-name="ro2">
          <table:table-cell office:value-type="string" calcext:value-type="string">
            <text:p>EXP</text:p>
          </table:table-cell>
          <table:table-cell office:value-type="float" office:value="219" calcext:value-type="float">
            <text:p>219</text:p>
          </table:table-cell>
          <table:table-cell table:style-name="ce2" office:value-type="string" calcext:value-type="string">
            <text:p>expletive</text:p>
          </table:table-cell>
          <table:table-cell office:value-type="string" calcext:value-type="string">
            <text:p>Typically used for verbs.</text:p>
          </table:table-cell>
          <table:table-cell office:value-type="string" calcext:value-type="string">
            <text:p>It/SBJ is much easier/VMOD to <text:span text:style-name="T1">be/EXP</text:span> second.</text:p>
          </table:table-cell>
          <table:table-cell table:number-columns-repeated="1019"/>
        </table:table-row>
        <table:table-row table:style-name="ro1">
          <table:table-cell office:value-type="string" calcext:value-type="string">
            <text:p>GAP</text:p>
          </table:table-cell>
          <table:table-cell office:value-type="float" office:value="272" calcext:value-type="float">
            <text:p>272</text:p>
          </table:table-cell>
          <table:table-cell office:value-type="string" calcext:value-type="string">
            <text:p>gap, ellipsis</text:p>
          </table:table-cell>
          <table:table-cell office:value-type="string" calcext: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calcext:value-type="string">
            <text:p>IOBJ</text:p>
          </table:table-cell>
          <table:table-cell office:value-type="float" office:value="1883" calcext:value-type="float">
            <text:p>1883</text:p>
          </table:table-cell>
          <table:table-cell office:value-type="string" calcext:value-type="string">
            <text:p>indirect object</text:p>
          </table:table-cell>
          <table:table-cell office:value-type="string" calcext:value-type="string">
            <text:p>Typically appears only next to an OBJ. However, I saw quite a few cases that I would analyze differently.</text:p>
          </table:table-cell>
          <table:table-cell office:value-type="string" calcext:value-type="string">
            <text:p>That gave <text:span text:style-name="T1">them</text:span> a sweep.</text:p>
          </table:table-cell>
          <table:table-cell table:number-columns-repeated="1019"/>
        </table:table-row>
        <table:table-row table:style-name="ro1">
          <table:table-cell office:value-type="string" calcext:value-type="string">
            <text:p>LGS</text:p>
          </table:table-cell>
          <table:table-cell office:value-type="float" office:value="1211" calcext:value-type="float">
            <text:p>1211</text:p>
          </table:table-cell>
          <table:table-cell table:style-name="ce2" office:value-type="string" calcext:value-type="string">
            <text:p>logical subject in passive clause</text:p>
          </table:table-cell>
          <table:table-cell office:value-type="string" calcext:value-type="string">
            <text:p>Typically a phrase headed by the preposition „by“.</text:p>
          </table:table-cell>
          <table:table-cell/>
          <table:table-cell office:value-type="string" calcext:value-type="string">
            <text:p>by</text:p>
          </table:table-cell>
          <table:table-cell table:number-columns-repeated="1018"/>
        </table:table-row>
        <table:table-row table:style-name="ro2">
          <table:table-cell office:value-type="string" calcext:value-type="string">
            <text:p>NMOD</text:p>
          </table:table-cell>
          <table:table-cell office:value-type="float" office:value="155951" calcext:value-type="float">
            <text:p>155951</text:p>
          </table:table-cell>
          <table:table-cell office:value-type="string" calcext:value-type="string">
            <text:p>modifier of noun</text:p>
          </table:table-cell>
          <table:table-cell office:value-type="string" calcext:value-type="string">
            <text:p>Often realized as other nouns.</text:p>
          </table:table-cell>
          <table:table-cell office:value-type="string" calcext:value-type="string">
            <text:p><text:span text:style-name="T1">share</text:span> prices, <text:span text:style-name="T1">Hong</text:span> Kong, concern <text:span text:style-name="T1">about</text:span>...</text:p>
          </table:table-cell>
          <table:table-cell office:value-type="string" calcext:value-type="string">
            <text:p>the, of, a, 's, in</text:p>
          </table:table-cell>
          <table:table-cell table:number-columns-repeated="1018"/>
        </table:table-row>
        <table:table-row table:style-name="ro2">
          <table:table-cell office:value-type="string" calcext:value-type="string">
            <text:p>OBJ</text:p>
          </table:table-cell>
          <table:table-cell office:value-type="float" office:value="30507" calcext:value-type="float">
            <text:p>30507</text:p>
          </table:table-cell>
          <table:table-cell office:value-type="string" calcext:value-type="string">
            <text:p>direct object</text:p>
          </table:table-cell>
          <table:table-cell office:value-type="string" calcext:value-type="string">
            <text:p>Argument of a verb.</text:p>
          </table:table-cell>
          <table:table-cell office:value-type="string" calcext:value-type="string">
            <text:p>caused <text:span text:style-name="T1">pressure</text:span></text:p>
          </table:table-cell>
          <table:table-cell table:number-columns-repeated="1019"/>
        </table:table-row>
        <table:table-row table:style-name="ro1">
          <table:table-cell office:value-type="string" calcext:value-type="string">
            <text:p>P</text:p>
          </table:table-cell>
          <table:table-cell office:value-type="float" office:value="52051" calcext:value-type="float">
            <text:p>52051</text:p>
          </table:table-cell>
          <table:table-cell office:value-type="string" calcext:value-type="string">
            <text:p>punctuation</text:p>
          </table:table-cell>
          <table:table-cell office:value-type="string" calcext:value-type="string">
            <text:p>Does not include commas that serve as coordination heads.</text:p>
          </table:table-cell>
          <table:table-cell/>
          <table:table-cell office:value-type="string" calcext:value-type="string">
            <text:p>, . `` " -- :</text:p>
          </table:table-cell>
          <table:table-cell table:number-columns-repeated="1018"/>
        </table:table-row>
        <table:table-row table:style-name="ro2">
          <table:table-cell office:value-type="string" calcext:value-type="string">
            <text:p>PMOD</text:p>
          </table:table-cell>
          <table:table-cell office:value-type="float" office:value="45207" calcext:value-type="float">
            <text:p>45207</text:p>
          </table:table-cell>
          <table:table-cell office:value-type="string" calcext:value-type="string">
            <text:p>modifier of preposition</text:p>
          </table:table-cell>
          <table:table-cell table:style-name="ce2" office:value-type="string" calcext:value-type="string">
            <text:p>This is the head noun within a prepositional phrase.</text:p>
          </table:table-cell>
          <table:table-cell office:value-type="string" calcext:value-type="string">
            <text:p>in <text:span text:style-name="T1">Sydney</text:span></text:p>
          </table:table-cell>
          <table:table-cell table:number-columns-repeated="1019"/>
        </table:table-row>
        <table:table-row table:style-name="ro2">
          <table:table-cell office:value-type="string" calcext:value-type="string">
            <text:p>PRN</text:p>
          </table:table-cell>
          <table:table-cell office:value-type="float" office:value="1259" calcext:value-type="float">
            <text:p>1259</text:p>
          </table:table-cell>
          <table:table-cell office:value-type="string" calcext:value-type="string">
            <text:p>parenthesis</text:p>
          </table:table-cell>
          <table:table-cell office:value-type="string" calcext:value-type="string">
            <text:p>This is the head of a segment inside brackets.</text:p>
          </table:table-cell>
          <table:table-cell office:value-type="string" calcext:value-type="string">
            <text:p>his { Mr. <text:span text:style-name="T1">Ortega</text:span> 's }</text:p>
          </table:table-cell>
          <table:table-cell table:number-columns-repeated="1019"/>
        </table:table-row>
        <table:table-row table:style-name="ro2">
          <table:table-cell office:value-type="string" calcext:value-type="string">
            <text:p>PRT</text:p>
          </table:table-cell>
          <table:table-cell office:value-type="float" office:value="1268" calcext:value-type="float">
            <text:p>1268</text:p>
          </table:table-cell>
          <table:table-cell office:value-type="string" calcext:value-type="string">
            <text:p>particle modifying a verb</text:p>
          </table:table-cell>
          <table:table-cell office:value-type="string" calcext:value-type="string">
            <text:p>Most particles are homonymous with prepositions but their syntactic function is different and so is their part-of-speech tag.</text:p>
          </table:table-cell>
          <table:table-cell office:value-type="string" calcext:value-type="string">
            <text:p>setting <text:span text:style-name="T1">off</text:span></text:p>
          </table:table-cell>
          <table:table-cell office:value-type="string" calcext:value-type="string">
            <text:p>up, out, off, down, in</text:p>
          </table:table-cell>
          <table:table-cell table:number-columns-repeated="1018"/>
        </table:table-row>
        <table:table-row table:style-name="ro1">
          <table:table-cell office:value-type="string" calcext:value-type="string">
            <text:p>ROOT</text:p>
          </table:table-cell>
          <table:table-cell office:value-type="float" office:value="18791" calcext:value-type="float">
            <text:p>18791</text:p>
          </table:table-cell>
          <table:table-cell office:value-type="string" calcext:value-type="string">
            <text:p>root of the sentence, main predicate</text:p>
          </table:table-cell>
          <table:table-cell office:value-type="string" calcext:value-type="string">
            <text:p>Coordinating conjunction gets this label in case of coordinate clauses.</text:p>
          </table:table-cell>
          <table:table-cell/>
          <table:table-cell office:value-type="string" calcext:value-type="string">
            <text:p>said, is, and, was, says</text:p>
          </table:table-cell>
          <table:table-cell table:number-columns-repeated="1018"/>
        </table:table-row>
        <table:table-row table:style-name="ro1">
          <table:table-cell office:value-type="string" calcext:value-type="string">
            <text:p>SBJ</text:p>
          </table:table-cell>
          <table:table-cell office:value-type="float" office:value="35446" calcext:value-type="float">
            <text:p>35446</text:p>
          </table:table-cell>
          <table:table-cell office:value-type="string" calcext:value-type="string">
            <text:p>subject</text:p>
          </table:table-cell>
          <table:table-cell office:value-type="string" calcext:value-type="string">
            <text:p>Usually a noun or pronoun.</text:p>
          </table:table-cell>
          <table:table-cell/>
          <table:table-cell office:value-type="string" calcext:value-type="string">
            <text:p>it, he, that, they, which</text:p>
          </table:table-cell>
          <table:table-cell table:number-columns-repeated="1018"/>
        </table:table-row>
        <table:table-row table:style-name="ro2">
          <table:table-cell office:value-type="string" calcext:value-type="string">
            <text:p>TMP</text:p>
          </table:table-cell>
          <table:table-cell office:value-type="float" office:value="149" calcext:value-type="float">
            <text:p>149</text:p>
          </table:table-cell>
          <table:table-cell office:value-type="string" calcext:value-type="string">
            <text:p>temporal expression</text:p>
          </table:table-cell>
          <table:table-cell office:value-type="string" calcext:value-type="string">
            <text:p>Only applies to names of months that are attached to numbers of years.</text:p>
          </table:table-cell>
          <table:table-cell office:value-type="string" calcext:value-type="string">
            <text:p>for <text:span text:style-name="T1">Jan.</text:span> 1 , 1990</text:p>
          </table:table-cell>
          <table:table-cell office:value-type="string" calcext:value-type="string">
            <text:p>Nov., Oct., March, October, June</text:p>
          </table:table-cell>
          <table:table-cell table:number-columns-repeated="1018"/>
        </table:table-row>
        <table:table-row table:style-name="ro2">
          <table:table-cell office:value-type="string" calcext:value-type="string">
            <text:p>VC</text:p>
          </table:table-cell>
          <table:table-cell office:value-type="float" office:value="13745" calcext:value-type="float">
            <text:p>13745</text:p>
          </table:table-cell>
          <table:table-cell office:value-type="string" calcext:value-type="string">
            <text:p>verb complement</text:p>
          </table:table-cell>
          <table:table-cell office:value-type="string" calcext:value-type="string">
            <text:p>A typical VC node is a content verb whose parent is a finite form of an auxiliary such as will, has, is, would, be.</text:p>
          </table:table-cell>
          <table:table-cell office:value-type="string" calcext:value-type="string">
            <text:p>is <text:span text:style-name="T1">based</text:span>, before being <text:span text:style-name="T1">released</text:span>, did n't <text:span text:style-name="T1">interfere</text:span>, have n't <text:span text:style-name="T1">raised</text:span></text:p>
          </table:table-cell>
          <table:table-cell office:value-type="string" calcext:value-type="string">
            <text:p>be, been, have, and, expected</text:p>
          </table:table-cell>
          <table:table-cell table:number-columns-repeated="1018"/>
        </table:table-row>
        <table:table-row table:style-name="ro2">
          <table:table-cell office:value-type="string" calcext:value-type="string">
            <text:p>VMOD</text:p>
          </table:table-cell>
          <table:table-cell office:value-type="float" office:value="21053" calcext:value-type="float">
            <text:p>21053</text:p>
          </table:table-cell>
          <table:table-cell office:value-type="string" calcext:value-type="string">
            <text:p>modifier of verb</text:p>
          </table:table-cell>
          <table:table-cell office:value-type="string" calcext:value-type="string">
            <text:p>Subordinating conjunction, negation.</text:p>
          </table:table-cell>
          <table:table-cell office:value-type="string" calcext:value-type="string">
            <text:p><text:span text:style-name="T1">as</text:span> calculated, <text:span text:style-name="T1">to</text:span> make, did <text:span text:style-name="T1">n't</text:span></text:p>
          </table:table-cell>
          <table:table-cell office:value-type="string" calcext:value-type="string">
            <text:p>to, that, n't, not, as</text:p>
          </table:table-cell>
          <table:table-cell table:number-columns-repeated="1018"/>
        </table:table-row>
      </table:table>
      <table:table table:name="cs" table:style-name="ta1">
        <office:forms form:automatic-focus="false" form:apply-design-mode="false"/>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41869" calcext:value-type="float">
            <text:p>41869</text:p>
          </table:table-cell>
          <table:table-cell table:formula="of:=[.B3]/[.B$49]" office:value-type="percentage" office:value="0.0958056839503913" calcext:value-type="percentage">
            <text:p>9,58%</text:p>
          </table:table-cell>
          <table:table-cell office:value-type="string" calcext:value-type="string">
            <text:p>adverbial</text:p>
          </table:table-cell>
          <table:table-cell/>
          <table:table-cell office:value-type="string" calcext:value-type="string">
            <text:p>/home/zeman/tectomt/share/data/resources/hamledt/cs/treex/000_orig/train/001#1:Třikrát</text:p>
          </table:table-cell>
          <table:table-cell table:number-columns-repeated="1018"/>
        </table:table-row>
        <table:table-row table:style-name="ro1">
          <table:table-cell office:value-type="string" calcext:value-type="string">
            <text:p>AdvAtr</text:p>
          </table:table-cell>
          <table:table-cell office:value-type="float" office:value="140" calcext:value-type="float">
            <text:p>140</text:p>
          </table:table-cell>
          <table:table-cell table:formula="of:=[.B4]/[.B$49]" office:value-type="percentage" office:value="0.000320351471328543" calcext:value-type="percentage">
            <text:p>0,03%</text:p>
          </table:table-cell>
          <table:table-cell office:value-type="string" calcext:value-type="string">
            <text:p>adverbial or attribute</text:p>
          </table:table-cell>
          <table:table-cell/>
          <table:table-cell office:value-type="string" calcext:value-type="string">
            <text:p>/home/zeman/tectomt/share/data/resources/hamledt/cs/treex/000_orig/train/002#180:počátku</text:p>
          </table:table-cell>
          <table:table-cell table:number-columns-repeated="1018"/>
        </table:table-row>
        <table:table-row table:style-name="ro1">
          <table:table-cell office:value-type="string" calcext:value-type="string">
            <text:p>AdvAtr_M</text:p>
          </table:table-cell>
          <table:table-cell office:value-type="float" office:value="4" calcext:value-type="float">
            <text:p>4</text:p>
          </table:table-cell>
          <table:table-cell table:formula="of:=[.B5]/[.B$49]" office:value-type="percentage" office:value="0.00000915289918081552" calcext:value-type="percentage">
            <text:p>0,00%</text:p>
          </table:table-cell>
          <table:table-cell office:value-type="string" calcext:value-type="string">
            <text:p>adverbial or attribute / member of coordination or apposition</text:p>
          </table:table-cell>
          <table:table-cell/>
          <table:table-cell office:value-type="string" calcext:value-type="string">
            <text:p>/home/zeman/tectomt/share/data/resources/hamledt/cs/treex/000_orig/train/010#93:přepisem</text:p>
          </table:table-cell>
          <table:table-cell table:number-columns-repeated="1018"/>
        </table:table-row>
        <table:table-row table:style-name="ro1">
          <table:table-cell office:value-type="string" calcext:value-type="string">
            <text:p>Adv_M</text:p>
          </table:table-cell>
          <table:table-cell office:value-type="float" office:value="3612" calcext:value-type="float">
            <text:p>3612</text:p>
          </table:table-cell>
          <table:table-cell table:formula="of:=[.B6]/[.B$49]" office:value-type="percentage" office:value="0.00826506796027642" calcext:value-type="percentage">
            <text:p>0,83%</text:p>
          </table:table-cell>
          <table:table-cell office:value-type="string" calcext:value-type="string">
            <text:p>adverbial / member of coordination or apposition</text:p>
          </table:table-cell>
          <table:table-cell/>
          <table:table-cell office:value-type="string" calcext:value-type="string">
            <text:p>/home/zeman/tectomt/share/data/resources/hamledt/cs/treex/000_orig/train/001#7:10</text:p>
          </table:table-cell>
          <table:table-cell table:number-columns-repeated="1018"/>
        </table:table-row>
        <table:table-row table:style-name="ro1">
          <table:table-cell office:value-type="string" calcext:value-type="string">
            <text:p>Apos</text:p>
          </table:table-cell>
          <table:table-cell office:value-type="float" office:value="1942" calcext:value-type="float">
            <text:p>1942</text:p>
          </table:table-cell>
          <table:table-cell table:formula="of:=[.B7]/[.B$49]" office:value-type="percentage" office:value="0.00444373255228594" calcext:value-type="percentage">
            <text:p>0,44%</text:p>
          </table:table-cell>
          <table:table-cell office:value-type="string" calcext:value-type="string">
            <text:p>head of apposition</text:p>
          </table:table-cell>
          <table:table-cell/>
          <table:table-cell office:value-type="string" calcext:value-type="string">
            <text:p>/home/zeman/tectomt/share/data/resources/hamledt/cs/treex/000_orig/train/001#13:,</text:p>
          </table:table-cell>
          <table:table-cell table:number-columns-repeated="1018"/>
        </table:table-row>
        <table:table-row table:style-name="ro1">
          <table:table-cell office:value-type="string" calcext:value-type="string">
            <text:p>Apos_M</text:p>
          </table:table-cell>
          <table:table-cell office:value-type="float" office:value="224" calcext:value-type="float">
            <text:p>224</text:p>
          </table:table-cell>
          <table:table-cell table:formula="of:=[.B8]/[.B$49]" office:value-type="percentage" office:value="0.000512562354125669" calcext:value-type="percentage">
            <text:p>0,05%</text:p>
          </table:table-cell>
          <table:table-cell office:value-type="string" calcext:value-type="string">
            <text:p>head of apposition / member of coordination or apposition</text:p>
          </table:table-cell>
          <table:table-cell/>
          <table:table-cell office:value-type="string" calcext:value-type="string">
            <text:p>/home/zeman/tectomt/share/data/resources/hamledt/cs/treex/000_orig/train/001#195:-</text:p>
          </table:table-cell>
          <table:table-cell table:number-columns-repeated="1018"/>
        </table:table-row>
        <table:table-row table:style-name="ro1">
          <table:table-cell office:value-type="string" calcext:value-type="string">
            <text:p>Atr</text:p>
          </table:table-cell>
          <table:table-cell office:value-type="float" office:value="113597" calcext:value-type="float">
            <text:p>113597</text:p>
          </table:table-cell>
          <table:table-cell table:formula="of:=[.B9]/[.B$49]" office:value-type="percentage" office:value="0.259935472060775" calcext:value-type="percentage">
            <text:p>25,99%</text:p>
          </table:table-cell>
          <table:table-cell office:value-type="string" calcext:value-type="string">
            <text:p>attribute</text:p>
          </table:table-cell>
          <table:table-cell/>
          <table:table-cell office:value-type="string" calcext:value-type="string">
            <text:p>/home/zeman/tectomt/share/data/resources/hamledt/cs/treex/000_orig/train/001#2:přetížené</text:p>
          </table:table-cell>
          <table:table-cell table:number-columns-repeated="1018"/>
        </table:table-row>
        <table:table-row table:style-name="ro1">
          <table:table-cell office:value-type="string" calcext:value-type="string">
            <text:p>AtrAdv</text:p>
          </table:table-cell>
          <table:table-cell office:value-type="float" office:value="647" calcext:value-type="float">
            <text:p>647</text:p>
          </table:table-cell>
          <table:table-cell table:formula="of:=[.B10]/[.B$49]" office:value-type="percentage" office:value="0.00148048144249691" calcext:value-type="percentage">
            <text:p>0,15%</text:p>
          </table:table-cell>
          <table:table-cell office:value-type="string" calcext:value-type="string">
            <text:p>attribute or adverbial</text:p>
          </table:table-cell>
          <table:table-cell/>
          <table:table-cell office:value-type="string" calcext:value-type="string">
            <text:p>/home/zeman/tectomt/share/data/resources/hamledt/cs/treex/000_orig/train/001#17:lince</text:p>
          </table:table-cell>
          <table:table-cell table:number-columns-repeated="1018"/>
        </table:table-row>
        <table:table-row table:style-name="ro1">
          <table:table-cell office:value-type="string" calcext:value-type="string">
            <text:p>AtrAdv_M</text:p>
          </table:table-cell>
          <table:table-cell office:value-type="float" office:value="84" calcext:value-type="float">
            <text:p>84</text:p>
          </table:table-cell>
          <table:table-cell table:formula="of:=[.B11]/[.B$49]" office:value-type="percentage" office:value="0.000192210882797126" calcext:value-type="percentage">
            <text:p>0,02%</text:p>
          </table:table-cell>
          <table:table-cell office:value-type="string" calcext:value-type="string">
            <text:p>attribute or adverbial / member of coordination or apposition</text:p>
          </table:table-cell>
          <table:table-cell/>
          <table:table-cell office:value-type="string" calcext:value-type="string">
            <text:p>/home/zeman/tectomt/share/data/resources/hamledt/cs/treex/000_orig/train/005#388:Tbilisi</text:p>
          </table:table-cell>
          <table:table-cell table:number-columns-repeated="1018"/>
        </table:table-row>
        <table:table-row table:style-name="ro1">
          <table:table-cell office:value-type="string" calcext:value-type="string">
            <text:p>AtrAtr</text:p>
          </table:table-cell>
          <table:table-cell office:value-type="float" office:value="222" calcext:value-type="float">
            <text:p>222</text:p>
          </table:table-cell>
          <table:table-cell table:formula="of:=[.B12]/[.B$49]" office:value-type="percentage" office:value="0.000507985904535262" calcext:value-type="percentage">
            <text:p>0,05%</text:p>
          </table:table-cell>
          <table:table-cell office:value-type="string" calcext:value-type="string">
            <text:p>attribute with several parent candidates</text:p>
          </table:table-cell>
          <table:table-cell/>
          <table:table-cell office:value-type="string" calcext:value-type="string">
            <text:p>/home/zeman/tectomt/share/data/resources/hamledt/cs/treex/000_orig/train/001#77:síť</text:p>
          </table:table-cell>
          <table:table-cell table:number-columns-repeated="1018"/>
        </table:table-row>
        <table:table-row table:style-name="ro1">
          <table:table-cell office:value-type="string" calcext:value-type="string">
            <text:p>AtrAtr_M</text:p>
          </table:table-cell>
          <table:table-cell office:value-type="float" office:value="8" calcext:value-type="float">
            <text:p>8</text:p>
          </table:table-cell>
          <table:table-cell table:formula="of:=[.B13]/[.B$49]" office:value-type="percentage" office:value="0.000018305798361631" calcext:value-type="percentage">
            <text:p>0,00%</text:p>
          </table:table-cell>
          <table:table-cell office:value-type="string" calcext:value-type="string">
            <text:p>attribute with several parent candidates / member of coordination or apposition</text:p>
          </table:table-cell>
          <table:table-cell/>
          <table:table-cell office:value-type="string" calcext:value-type="string">
            <text:p>/home/zeman/tectomt/share/data/resources/hamledt/cs/treex/000_orig/train/002#130:republiky</text:p>
          </table:table-cell>
          <table:table-cell table:number-columns-repeated="1018"/>
        </table:table-row>
        <table:table-row table:style-name="ro1">
          <table:table-cell office:value-type="string" calcext:value-type="string">
            <text:p>AtrObj</text:p>
          </table:table-cell>
          <table:table-cell office:value-type="float" office:value="23" calcext:value-type="float">
            <text:p>23</text:p>
          </table:table-cell>
          <table:table-cell table:formula="of:=[.B14]/[.B$49]" office:value-type="percentage" office:value="0.0000526291702896893" calcext:value-type="percentage">
            <text:p>0,01%</text:p>
          </table:table-cell>
          <table:table-cell office:value-type="string" calcext:value-type="string">
            <text:p>attribute or object</text:p>
          </table:table-cell>
          <table:table-cell/>
          <table:table-cell office:value-type="string" calcext:value-type="string">
            <text:p>/home/zeman/tectomt/share/data/resources/hamledt/cs/treex/000_orig/train/003#41:tom</text:p>
          </table:table-cell>
          <table:table-cell table:number-columns-repeated="1018"/>
        </table:table-row>
        <table:table-row table:style-name="ro1">
          <table:table-cell office:value-type="string" calcext:value-type="string">
            <text:p>AtrObj_M</text:p>
          </table:table-cell>
          <table:table-cell office:value-type="float" office:value="6" calcext:value-type="float">
            <text:p>6</text:p>
          </table:table-cell>
          <table:table-cell table:formula="of:=[.B15]/[.B$49]" office:value-type="percentage" office:value="0.0000137293487712233" calcext:value-type="percentage">
            <text:p>0,00%</text:p>
          </table:table-cell>
          <table:table-cell office:value-type="string" calcext:value-type="string">
            <text:p>attribute or object / member of coordination or apposition</text:p>
          </table:table-cell>
          <table:table-cell/>
          <table:table-cell office:value-type="string" calcext:value-type="string">
            <text:p>/home/zeman/tectomt/share/data/resources/hamledt/cs/treex/000_orig/train/005#463:strukturu</text:p>
          </table:table-cell>
          <table:table-cell table:number-columns-repeated="1018"/>
        </table:table-row>
        <table:table-row table:style-name="ro1">
          <table:table-cell office:value-type="string" calcext:value-type="string">
            <text:p>Atr_M</text:p>
          </table:table-cell>
          <table:table-cell office:value-type="float" office:value="11567" calcext:value-type="float">
            <text:p>11567</text:p>
          </table:table-cell>
          <table:table-cell table:formula="of:=[.B16]/[.B$49]" office:value-type="percentage" office:value="0.0264678962061233" calcext:value-type="percentage">
            <text:p>2,65%</text:p>
          </table:table-cell>
          <table:table-cell office:value-type="string" calcext:value-type="string">
            <text:p>attribute / member of coordination or apposition</text:p>
          </table:table-cell>
          <table:table-cell/>
          <table:table-cell office:value-type="string" calcext:value-type="string">
            <text:p>/home/zeman/tectomt/share/data/resources/hamledt/cs/treex/000_orig/train/001#17:náhodné</text:p>
          </table:table-cell>
          <table:table-cell table:number-columns-repeated="1018"/>
        </table:table-row>
        <table:table-row table:style-name="ro1">
          <table:table-cell office:value-type="string" calcext:value-type="string">
            <text:p>Atv</text:p>
          </table:table-cell>
          <table:table-cell office:value-type="float" office:value="687" calcext:value-type="float">
            <text:p>687</text:p>
          </table:table-cell>
          <table:table-cell table:formula="of:=[.B17]/[.B$49]" office:value-type="percentage" office:value="0.00157201043430507" calcext:value-type="percentage">
            <text:p>0,16%</text:p>
          </table:table-cell>
          <table:table-cell office:value-type="string" calcext:value-type="string">
            <text:p>verbal attribute attached to noun</text:p>
          </table:table-cell>
          <table:table-cell/>
          <table:table-cell office:value-type="string" calcext:value-type="string">
            <text:p>/home/zeman/tectomt/share/data/resources/hamledt/cs/treex/000_orig/train/001#11:údaj</text:p>
          </table:table-cell>
          <table:table-cell table:number-columns-repeated="1018"/>
        </table:table-row>
        <table:table-row table:style-name="ro1">
          <table:table-cell office:value-type="string" calcext:value-type="string">
            <text:p>AtvV</text:p>
          </table:table-cell>
          <table:table-cell office:value-type="float" office:value="296" calcext:value-type="float">
            <text:p>296</text:p>
          </table:table-cell>
          <table:table-cell table:formula="of:=[.B18]/[.B$49]" office:value-type="percentage" office:value="0.000677314539380349" calcext:value-type="percentage">
            <text:p>0,07%</text:p>
          </table:table-cell>
          <table:table-cell office:value-type="string" calcext:value-type="string">
            <text:p>verbal attribute attached to verb</text:p>
          </table:table-cell>
          <table:table-cell/>
          <table:table-cell office:value-type="string" calcext:value-type="string">
            <text:p>/home/zeman/tectomt/share/data/resources/hamledt/cs/treex/000_orig/train/001#134:sama</text:p>
          </table:table-cell>
          <table:table-cell table:number-columns-repeated="1018"/>
        </table:table-row>
        <table:table-row table:style-name="ro1">
          <table:table-cell office:value-type="string" calcext:value-type="string">
            <text:p>AtvV_M</text:p>
          </table:table-cell>
          <table:table-cell office:value-type="float" office:value="16" calcext:value-type="float">
            <text:p>16</text:p>
          </table:table-cell>
          <table:table-cell table:formula="of:=[.B19]/[.B$49]" office:value-type="percentage" office:value="0.0000366115967232621" calcext:value-type="percentage">
            <text:p>0,00%</text:p>
          </table:table-cell>
          <table:table-cell office:value-type="string" calcext:value-type="string">
            <text:p>verbal attribute attached to verb / member of coordination or apposition</text:p>
          </table:table-cell>
          <table:table-cell/>
          <table:table-cell office:value-type="string" calcext:value-type="string">
            <text:p>/home/zeman/tectomt/share/data/resources/hamledt/cs/treex/000_orig/train/002#122:akce</text:p>
          </table:table-cell>
          <table:table-cell table:number-columns-repeated="1018"/>
        </table:table-row>
        <table:table-row table:style-name="ro1">
          <table:table-cell office:value-type="string" calcext:value-type="string">
            <text:p>Atv_M</text:p>
          </table:table-cell>
          <table:table-cell office:value-type="float" office:value="64" calcext:value-type="float">
            <text:p>64</text:p>
          </table:table-cell>
          <table:table-cell table:formula="of:=[.B20]/[.B$49]" office:value-type="percentage" office:value="0.000146446386893048" calcext:value-type="percentage">
            <text:p>0,01%</text:p>
          </table:table-cell>
          <table:table-cell office:value-type="string" calcext:value-type="string">
            <text:p>verbal attribute attached to noun / member of coordination or apposition</text:p>
          </table:table-cell>
          <table:table-cell/>
          <table:table-cell office:value-type="string" calcext:value-type="string">
            <text:p>/home/zeman/tectomt/share/data/resources/hamledt/cs/treex/000_orig/train/004#57:muže</text:p>
          </table:table-cell>
          <table:table-cell table:number-columns-repeated="1018"/>
        </table:table-row>
        <table:table-row table:style-name="ro1">
          <table:table-cell office:value-type="string" calcext:value-type="string">
            <text:p>AuxC</text:p>
          </table:table-cell>
          <table:table-cell office:value-type="float" office:value="7335" calcext:value-type="float">
            <text:p>7335</text:p>
          </table:table-cell>
          <table:table-cell table:formula="of:=[.B21]/[.B$49]" office:value-type="percentage" office:value="0.0167841288728205" calcext:value-type="percentage">
            <text:p>1,68%</text:p>
          </table:table-cell>
          <table:table-cell office:value-type="string" calcext:value-type="string">
            <text:p>subordinating conjunction</text:p>
          </table:table-cell>
          <table:table-cell/>
          <table:table-cell office:value-type="string" calcext:value-type="string">
            <text:p>/home/zeman/tectomt/share/data/resources/hamledt/cs/treex/000_orig/train/001#1:než</text:p>
          </table:table-cell>
          <table:table-cell table:number-columns-repeated="1018"/>
        </table:table-row>
        <table:table-row table:style-name="ro1">
          <table:table-cell office:value-type="string" calcext:value-type="string">
            <text:p>AuxC_M</text:p>
          </table:table-cell>
          <table:table-cell office:value-type="float" office:value="5" calcext:value-type="float">
            <text:p>5</text:p>
          </table:table-cell>
          <table:table-cell table:formula="of:=[.B22]/[.B$49]" office:value-type="percentage" office:value="0.0000114411239760194" calcext:value-type="percentage">
            <text:p>0,00%</text:p>
          </table:table-cell>
          <table:table-cell office:value-type="string" calcext:value-type="string">
            <text:p>subordinating conjunction / member of coordination or apposition</text:p>
          </table:table-cell>
          <table:table-cell/>
          <table:table-cell office:value-type="string" calcext:value-type="string">
            <text:p>/home/zeman/tectomt/share/data/resources/hamledt/cs/treex/000_orig/train/004#491:když</text:p>
          </table:table-cell>
          <table:table-cell table:number-columns-repeated="1018"/>
        </table:table-row>
        <table:table-row table:style-name="ro1">
          <table:table-cell office:value-type="string" calcext:value-type="string">
            <text:p>AuxG</text:p>
          </table:table-cell>
          <table:table-cell office:value-type="float" office:value="11527" calcext:value-type="float">
            <text:p>11527</text:p>
          </table:table-cell>
          <table:table-cell table:formula="of:=[.B23]/[.B$49]" office:value-type="percentage" office:value="0.0263763672143151" calcext:value-type="percentage">
            <text:p>2,64%</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cs/treex/000_orig/train/001#2:*</text:p>
          </table:table-cell>
          <table:table-cell table:number-columns-repeated="1018"/>
        </table:table-row>
        <table:table-row table:style-name="ro1">
          <table:table-cell office:value-type="string" calcext:value-type="string">
            <text:p>AuxK</text:p>
          </table:table-cell>
          <table:table-cell office:value-type="float" office:value="22810" calcext:value-type="float">
            <text:p>22810</text:p>
          </table:table-cell>
          <table:table-cell table:formula="of:=[.B24]/[.B$49]" office:value-type="percentage" office:value="0.0521944075786005" calcext:value-type="percentage">
            <text:p>5,22%</text:p>
          </table:table-cell>
          <table:table-cell office:value-type="string" calcext:value-type="string">
            <text:p>sentence-final punctu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2">
          <table:table-cell office:value-type="string" calcext:value-type="string">
            <text:p>AuxO</text:p>
          </table:table-cell>
          <table:table-cell office:value-type="float" office:value="114" calcext:value-type="float">
            <text:p>114</text:p>
          </table:table-cell>
          <table:table-cell table:formula="of:=[.B25]/[.B$49]" office:value-type="percentage" office:value="0.000260857626653242" calcext:value-type="percentage">
            <text:p>0,03%</text:p>
          </table:table-cell>
          <table:table-cell office:value-type="string" calcext:value-type="string">
            <text:p>redundant or emotional item, coreferential pronoun</text:p>
          </table:table-cell>
          <table:table-cell office:value-type="string" calcext:value-type="string">
            <text:p>kdo <text:span text:style-name="T1">si</text:span> prolistuje noviny; tak to přece není, <text:span text:style-name="T1">že</text:span>; <text:span text:style-name="T1">ono</text:span> to tehdy nebylo lepší; <text:span text:style-name="T1">to</text:span> Karel si vydělal víc</text:p>
          </table:table-cell>
          <table:table-cell office:value-type="string" calcext:value-type="string">
            <text:p>/home/zeman/tectomt/share/data/resources/hamledt/cs/treex/000_orig/train/001#313:Tak</text:p>
          </table:table-cell>
          <table:table-cell table:number-columns-repeated="1018"/>
        </table:table-row>
        <table:table-row table:style-name="ro1">
          <table:table-cell office:value-type="string" calcext:value-type="string">
            <text:p>AuxP</text:p>
          </table:table-cell>
          <table:table-cell office:value-type="float" office:value="43472" calcext:value-type="float">
            <text:p>43472</text:p>
          </table:table-cell>
          <table:table-cell table:formula="of:=[.B26]/[.B$49]" office:value-type="percentage" office:value="0.0994737082971031" calcext:value-type="percentage">
            <text:p>9,95%</text:p>
          </table:table-cell>
          <table:table-cell office:value-type="string" calcext:value-type="string">
            <text:p>preposition</text:p>
          </table:table-cell>
          <table:table-cell/>
          <table:table-cell office:value-type="string" calcext:value-type="string">
            <text:p>/home/zeman/tectomt/share/data/resources/hamledt/cs/treex/000_orig/train/001#6:na</text:p>
          </table:table-cell>
          <table:table-cell table:number-columns-repeated="1018"/>
        </table:table-row>
        <table:table-row table:style-name="ro1">
          <table:table-cell office:value-type="string" calcext:value-type="string">
            <text:p>AuxP_M</text:p>
          </table:table-cell>
          <table:table-cell office:value-type="float" office:value="1" calcext:value-type="float">
            <text:p>1</text:p>
          </table:table-cell>
          <table:table-cell table:formula="of:=[.B27]/[.B$49]" office:value-type="percentage" office:value="0.00000228822479520388" calcext:value-type="percentage">
            <text:p>0,00%</text:p>
          </table:table-cell>
          <table:table-cell office:value-type="string" calcext:value-type="string">
            <text:p>preposition / member of coordination or apposition</text:p>
          </table:table-cell>
          <table:table-cell/>
          <table:table-cell office:value-type="string" calcext:value-type="string">
            <text:p>/home/zeman/tectomt/share/data/resources/hamledt/cs/treex/000_orig/train/032#385:o</text:p>
          </table:table-cell>
          <table:table-cell table:number-columns-repeated="1018"/>
        </table:table-row>
        <table:table-row table:style-name="ro1">
          <table:table-cell office:value-type="string" calcext:value-type="string">
            <text:p>AuxR</text:p>
          </table:table-cell>
          <table:table-cell office:value-type="float" office:value="1423" calcext:value-type="float">
            <text:p>1423</text:p>
          </table:table-cell>
          <table:table-cell table:formula="of:=[.B28]/[.B$49]" office:value-type="percentage" office:value="0.00325614388357512" calcext:value-type="percentage">
            <text:p>0,33%</text:p>
          </table:table-cell>
          <table:table-cell office:value-type="string" calcext:value-type="string">
            <text:p>reflexive pronoun that is neither Obj nor AuxT, passive reflexive</text:p>
          </table:table-cell>
          <table:table-cell/>
          <table:table-cell office:value-type="string" calcext:value-type="string">
            <text:p>/home/zeman/tectomt/share/data/resources/hamledt/cs/treex/000_orig/train/001#7:se</text:p>
          </table:table-cell>
          <table:table-cell table:number-columns-repeated="1018"/>
        </table:table-row>
        <table:table-row table:style-name="ro1">
          <table:table-cell office:value-type="string" calcext:value-type="string">
            <text:p>AuxT</text:p>
          </table:table-cell>
          <table:table-cell office:value-type="float" office:value="4943" calcext:value-type="float">
            <text:p>4943</text:p>
          </table:table-cell>
          <table:table-cell table:formula="of:=[.B29]/[.B$49]" office:value-type="percentage" office:value="0.0113106951626928" calcext:value-type="percentage">
            <text:p>1,13%</text:p>
          </table:table-cell>
          <table:table-cell office:value-type="string" calcext:value-type="string">
            <text:p>reflexivum tantum</text:p>
          </table:table-cell>
          <table:table-cell/>
          <table:table-cell office:value-type="string" calcext:value-type="string">
            <text:p>/home/zeman/tectomt/share/data/resources/hamledt/cs/treex/000_orig/train/001#10:se</text:p>
          </table:table-cell>
          <table:table-cell table:number-columns-repeated="1018"/>
        </table:table-row>
        <table:table-row table:style-name="ro1">
          <table:table-cell office:value-type="string" calcext:value-type="string">
            <text:p>AuxV</text:p>
          </table:table-cell>
          <table:table-cell office:value-type="float" office:value="5290" calcext:value-type="float">
            <text:p>5290</text:p>
          </table:table-cell>
          <table:table-cell table:formula="of:=[.B30]/[.B$49]" office:value-type="percentage" office:value="0.0121047091666285" calcext:value-type="percentage">
            <text:p>1,21%</text:p>
          </table:table-cell>
          <table:table-cell office:value-type="string" calcext:value-type="string">
            <text:p>auxiliary verb</text:p>
          </table:table-cell>
          <table:table-cell/>
          <table:table-cell office:value-type="string" calcext:value-type="string">
            <text:p>/home/zeman/tectomt/share/data/resources/hamledt/cs/treex/000_orig/train/001#20:jste</text:p>
          </table:table-cell>
          <table:table-cell table:number-columns-repeated="1018"/>
        </table:table-row>
        <table:table-row table:style-name="ro1">
          <table:table-cell office:value-type="string" calcext:value-type="string">
            <text:p>AuxX</text:p>
          </table:table-cell>
          <table:table-cell office:value-type="float" office:value="21435" calcext:value-type="float">
            <text:p>21435</text:p>
          </table:table-cell>
          <table:table-cell table:formula="of:=[.B31]/[.B$49]" office:value-type="percentage" office:value="0.0490480984851952" calcext:value-type="percentage">
            <text:p>4,90%</text:p>
          </table:table-cell>
          <table:table-cell office:value-type="string" calcext:value-type="string">
            <text:p>comma</text:p>
          </table:table-cell>
          <table:table-cell/>
          <table:table-cell office:value-type="string" calcext:value-type="string">
            <text:p>/home/zeman/tectomt/share/data/resources/hamledt/cs/treex/000_orig/train/001#6:,</text:p>
          </table:table-cell>
          <table:table-cell table:number-columns-repeated="1018"/>
        </table:table-row>
        <table:table-row table:style-name="ro1">
          <table:table-cell office:value-type="string" calcext:value-type="string">
            <text:p>AuxY</text:p>
          </table:table-cell>
          <table:table-cell office:value-type="float" office:value="3391" calcext:value-type="float">
            <text:p>3391</text:p>
          </table:table-cell>
          <table:table-cell table:formula="of:=[.B32]/[.B$49]" office:value-type="percentage" office:value="0.00775937028053636" calcext:value-type="percentage">
            <text:p>0,78%</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cs/treex/000_orig/train/001#8:sice</text:p>
          </table:table-cell>
          <table:table-cell table:number-columns-repeated="1018"/>
        </table:table-row>
        <table:table-row table:style-name="ro1">
          <table:table-cell office:value-type="string" calcext:value-type="string">
            <text:p>AuxY_M</text:p>
          </table:table-cell>
          <table:table-cell office:value-type="float" office:value="1" calcext:value-type="float">
            <text:p>1</text:p>
          </table:table-cell>
          <table:table-cell table:formula="of:=[.B33]/[.B$49]" office:value-type="percentage" office:value="0.00000228822479520388" calcext:value-type="percentage">
            <text:p>0,00%</text:p>
          </table:table-cell>
          <table:table-cell office:value-type="string" calcext:value-type="string">
            <text:p>adverb, conjunction or particle that does not qualify for a better label / member of coordination or apposition</text:p>
          </table:table-cell>
          <table:table-cell/>
          <table:table-cell office:value-type="string" calcext:value-type="string">
            <text:p>/home/zeman/tectomt/share/data/resources/hamledt/cs/treex/000_orig/train/045#43:podobně</text:p>
          </table:table-cell>
          <table:table-cell table:number-columns-repeated="1018"/>
        </table:table-row>
        <table:table-row table:style-name="ro1">
          <table:table-cell office:value-type="string" calcext:value-type="string">
            <text:p>AuxZ</text:p>
          </table:table-cell>
          <table:table-cell office:value-type="float" office:value="6913" calcext:value-type="float">
            <text:p>6913</text:p>
          </table:table-cell>
          <table:table-cell table:formula="of:=[.B34]/[.B$49]" office:value-type="percentage" office:value="0.0158184980092444" calcext:value-type="percentage">
            <text:p>1,58%</text:p>
          </table:table-cell>
          <table:table-cell office:value-type="string" calcext:value-type="string">
            <text:p>emphasizing word</text:p>
          </table:table-cell>
          <table:table-cell/>
          <table:table-cell office:value-type="string" calcext:value-type="string">
            <text:p>/home/zeman/tectomt/share/data/resources/hamledt/cs/treex/000_orig/train/001#2:především</text:p>
          </table:table-cell>
          <table:table-cell table:number-columns-repeated="1018"/>
        </table:table-row>
        <table:table-row table:style-name="ro1">
          <table:table-cell office:value-type="string" calcext:value-type="string">
            <text:p>AuxZ_M</text:p>
          </table:table-cell>
          <table:table-cell office:value-type="float" office:value="8" calcext:value-type="float">
            <text:p>8</text:p>
          </table:table-cell>
          <table:table-cell table:formula="of:=[.B35]/[.B$49]" office:value-type="percentage" office:value="0.000018305798361631" calcext:value-type="percentage">
            <text:p>0,00%</text:p>
          </table:table-cell>
          <table:table-cell office:value-type="string" calcext:value-type="string">
            <text:p>emphasizing word / member of coordination or apposition</text:p>
          </table:table-cell>
          <table:table-cell/>
          <table:table-cell office:value-type="string" calcext:value-type="string">
            <text:p>/home/zeman/tectomt/share/data/resources/hamledt/cs/treex/000_orig/train/005#420:právě</text:p>
          </table:table-cell>
          <table:table-cell table:number-columns-repeated="1018"/>
        </table:table-row>
        <table:table-row table:style-name="ro1">
          <table:table-cell office:value-type="string" calcext:value-type="string">
            <text:p>Coord</text:p>
          </table:table-cell>
          <table:table-cell office:value-type="float" office:value="15950" calcext:value-type="float">
            <text:p>15950</text:p>
          </table:table-cell>
          <table:table-cell table:formula="of:=[.B36]/[.B$49]" office:value-type="percentage" office:value="0.0364971854835019" calcext:value-type="percentage">
            <text:p>3,65%</text:p>
          </table:table-cell>
          <table:table-cell office:value-type="string" calcext:value-type="string">
            <text:p>head of coordin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Coord_M</text:p>
          </table:table-cell>
          <table:table-cell office:value-type="float" office:value="1918" calcext:value-type="float">
            <text:p>1918</text:p>
          </table:table-cell>
          <table:table-cell table:formula="of:=[.B37]/[.B$49]" office:value-type="percentage" office:value="0.00438881515720104" calcext:value-type="percentage">
            <text:p>0,44%</text:p>
          </table:table-cell>
          <table:table-cell office:value-type="string" calcext:value-type="string">
            <text:p>head of coordination / member of coordination or apposi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ExD</text:p>
          </table:table-cell>
          <table:table-cell office:value-type="float" office:value="9263" calcext:value-type="float">
            <text:p>9263</text:p>
          </table:table-cell>
          <table:table-cell table:formula="of:=[.B38]/[.B$49]" office:value-type="percentage" office:value="0.0211958262779735" calcext:value-type="percentage">
            <text:p>2,1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cs/treex/000_orig/train/001#1:rychlejší</text:p>
          </table:table-cell>
          <table:table-cell table:number-columns-repeated="1018"/>
        </table:table-row>
        <table:table-row table:style-name="ro1">
          <table:table-cell office:value-type="string" calcext:value-type="string">
            <text:p>ExD_M</text:p>
          </table:table-cell>
          <table:table-cell office:value-type="float" office:value="5881" calcext:value-type="float">
            <text:p>5881</text:p>
          </table:table-cell>
          <table:table-cell table:formula="of:=[.B39]/[.B$49]" office:value-type="percentage" office:value="0.013457050020594" calcext:value-type="percentage">
            <text:p>1,35%</text:p>
          </table:table-cell>
          <table:table-cell office:value-type="string" calcext:value-type="string">
            <text:p>external dependent / member of coordination or apposition</text:p>
          </table:table-cell>
          <table:table-cell/>
          <table:table-cell office:value-type="string" calcext:value-type="string">
            <text:p>/home/zeman/tectomt/share/data/resources/hamledt/cs/treex/000_orig/train/001#40:současně</text:p>
          </table:table-cell>
          <table:table-cell table:number-columns-repeated="1018"/>
        </table:table-row>
        <table:table-row table:style-name="ro1">
          <table:table-cell office:value-type="string" calcext:value-type="string">
            <text:p>Obj</text:p>
          </table:table-cell>
          <table:table-cell office:value-type="float" office:value="30949" calcext:value-type="float">
            <text:p>30949</text:p>
          </table:table-cell>
          <table:table-cell table:formula="of:=[.B40]/[.B$49]" office:value-type="percentage" office:value="0.0708182691867649" calcext:value-type="percentage">
            <text:p>7,08%</text:p>
          </table:table-cell>
          <table:table-cell office:value-type="string" calcext:value-type="string">
            <text:p>object</text:p>
          </table:table-cell>
          <table:table-cell/>
          <table:table-cell office:value-type="string" calcext:value-type="string">
            <text:p>/home/zeman/tectomt/share/data/resources/hamledt/cs/treex/000_orig/train/001#2:Faxu</text:p>
          </table:table-cell>
          <table:table-cell table:number-columns-repeated="1018"/>
        </table:table-row>
        <table:table-row table:style-name="ro1">
          <table:table-cell office:value-type="string" calcext:value-type="string">
            <text:p>ObjAtr</text:p>
          </table:table-cell>
          <table:table-cell office:value-type="float" office:value="18" calcext:value-type="float">
            <text:p>18</text:p>
          </table:table-cell>
          <table:table-cell table:formula="of:=[.B41]/[.B$49]" office:value-type="percentage" office:value="0.0000411880463136699"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cs/treex/000_orig/train/002#299:Clintonovi</text:p>
          </table:table-cell>
          <table:table-cell table:number-columns-repeated="1018"/>
        </table:table-row>
        <table:table-row table:style-name="ro1">
          <table:table-cell office:value-type="string" calcext:value-type="string">
            <text:p>Obj_M</text:p>
          </table:table-cell>
          <table:table-cell office:value-type="float" office:value="5027" calcext:value-type="float">
            <text:p>5027</text:p>
          </table:table-cell>
          <table:table-cell table:formula="of:=[.B42]/[.B$49]" office:value-type="percentage" office:value="0.0115029060454899" calcext:value-type="percentage">
            <text:p>1,15%</text:p>
          </table:table-cell>
          <table:table-cell office:value-type="string" calcext:value-type="string">
            <text:p>object / member of coordination or apposition</text:p>
          </table:table-cell>
          <table:table-cell/>
          <table:table-cell office:value-type="string" calcext:value-type="string">
            <text:p>/home/zeman/tectomt/share/data/resources/hamledt/cs/treex/000_orig/train/001#9:obrázky</text:p>
          </table:table-cell>
          <table:table-cell table:number-columns-repeated="1018"/>
        </table:table-row>
        <table:table-row table:style-name="ro1">
          <table:table-cell office:value-type="string" calcext:value-type="string">
            <text:p>Pnom</text:p>
          </table:table-cell>
          <table:table-cell office:value-type="float" office:value="5793" calcext:value-type="float">
            <text:p>5793</text:p>
          </table:table-cell>
          <table:table-cell table:formula="of:=[.B43]/[.B$49]" office:value-type="percentage" office:value="0.0132556862386161" calcext:value-type="percentage">
            <text:p>1,33%</text:p>
          </table:table-cell>
          <table:table-cell office:value-type="string" calcext:value-type="string">
            <text:p>nominal predicate</text:p>
          </table:table-cell>
          <table:table-cell/>
          <table:table-cell office:value-type="string" calcext:value-type="string">
            <text:p>/home/zeman/tectomt/share/data/resources/hamledt/cs/treex/000_orig/train/001#3:Pomocí</text:p>
          </table:table-cell>
          <table:table-cell table:number-columns-repeated="1018"/>
        </table:table-row>
        <table:table-row table:style-name="ro1">
          <table:table-cell office:value-type="string" calcext:value-type="string">
            <text:p>Pnom_M</text:p>
          </table:table-cell>
          <table:table-cell office:value-type="float" office:value="542" calcext:value-type="float">
            <text:p>542</text:p>
          </table:table-cell>
          <table:table-cell table:formula="of:=[.B44]/[.B$49]" office:value-type="percentage" office:value="0.0012402178390005" calcext:value-type="percentage">
            <text:p>0,12%</text:p>
          </table:table-cell>
          <table:table-cell office:value-type="string" calcext:value-type="string">
            <text:p>nominal predicate / member of coordination or apposition</text:p>
          </table:table-cell>
          <table:table-cell/>
          <table:table-cell office:value-type="string" calcext:value-type="string">
            <text:p>/home/zeman/tectomt/share/data/resources/hamledt/cs/treex/000_orig/train/001#146:365</text:p>
          </table:table-cell>
          <table:table-cell table:number-columns-repeated="1018"/>
        </table:table-row>
        <table:table-row table:style-name="ro1">
          <table:table-cell office:value-type="string" calcext:value-type="string">
            <text:p>Pred</text:p>
          </table:table-cell>
          <table:table-cell office:value-type="float" office:value="16793" calcext:value-type="float">
            <text:p>16793</text:p>
          </table:table-cell>
          <table:table-cell table:formula="of:=[.B45]/[.B$49]" office:value-type="percentage" office:value="0.0384261589858588" calcext:value-type="percentage">
            <text:p>3,84%</text:p>
          </table:table-cell>
          <table:table-cell office:value-type="string" calcext:value-type="string">
            <text:p>main predicate of sentence</text:p>
          </table:table-cell>
          <table:table-cell/>
          <table:table-cell office:value-type="string" calcext:value-type="string">
            <text:p>/home/zeman/tectomt/share/data/resources/hamledt/cs/treex/000_orig/train/001#2:škodí</text:p>
          </table:table-cell>
          <table:table-cell table:number-columns-repeated="1018"/>
        </table:table-row>
        <table:table-row table:style-name="ro1">
          <table:table-cell office:value-type="string" calcext:value-type="string">
            <text:p>Pred_M</text:p>
          </table:table-cell>
          <table:table-cell office:value-type="float" office:value="9364" calcext:value-type="float">
            <text:p>9364</text:p>
          </table:table-cell>
          <table:table-cell table:formula="of:=[.B46]/[.B$49]" office:value-type="percentage" office:value="0.0214269369822891" calcext:value-type="percentage">
            <text:p>2,14%</text:p>
          </table:table-cell>
          <table:table-cell office:value-type="string" calcext:value-type="string">
            <text:p>main predicate / member of coordination or apposition</text:p>
          </table:table-cell>
          <table:table-cell/>
          <table:table-cell office:value-type="string" calcext:value-type="string">
            <text:p>/home/zeman/tectomt/share/data/resources/hamledt/cs/treex/000_orig/train/001#4:Šetřete</text:p>
          </table:table-cell>
          <table:table-cell table:number-columns-repeated="1018"/>
        </table:table-row>
        <table:table-row table:style-name="ro1">
          <table:table-cell office:value-type="string" calcext:value-type="string">
            <text:p>Sb</text:p>
          </table:table-cell>
          <table:table-cell office:value-type="float" office:value="27289" calcext:value-type="float">
            <text:p>27289</text:p>
          </table:table-cell>
          <table:table-cell table:formula="of:=[.B47]/[.B$49]" office:value-type="percentage" office:value="0.0624433664363187" calcext:value-type="percentage">
            <text:p>6,24%</text:p>
          </table:table-cell>
          <table:table-cell office:value-type="string" calcext:value-type="string">
            <text:p>subject</text:p>
          </table:table-cell>
          <table:table-cell/>
          <table:table-cell office:value-type="string" calcext:value-type="string">
            <text:p>/home/zeman/tectomt/share/data/resources/hamledt/cs/treex/000_orig/train/001#2:linky</text:p>
          </table:table-cell>
          <table:table-cell table:number-columns-repeated="1018"/>
        </table:table-row>
        <table:table-row table:style-name="ro1">
          <table:table-cell office:value-type="string" calcext:value-type="string">
            <text:p>Sb_M</text:p>
          </table:table-cell>
          <table:table-cell office:value-type="float" office:value="4557" calcext:value-type="float">
            <text:p>4557</text:p>
          </table:table-cell>
          <table:table-cell table:formula="of:=[.B48]/[.B$49]" office:value-type="percentage" office:value="0.0104274403917441" calcext:value-type="percentage">
            <text:p>1,04%</text:p>
          </table:table-cell>
          <table:table-cell office:value-type="string" calcext:value-type="string">
            <text:p>subject / member of coordination or apposition</text:p>
          </table:table-cell>
          <table:table-cell/>
          <table:table-cell office:value-type="string" calcext:value-type="string">
            <text:p>/home/zeman/tectomt/share/data/resources/hamledt/cs/treex/000_orig/train/001#13:Výsledek</text:p>
          </table:table-cell>
          <table:table-cell table:number-columns-repeated="1018"/>
        </table:table-row>
        <table:table-row table:style-name="ro1">
          <table:table-cell table:style-name="ce1" office:value-type="string" calcext:value-type="string">
            <text:p>Celkem</text:p>
          </table:table-cell>
          <table:table-cell table:style-name="ce1" table:formula="of:=SUM([.B3:.B48])" office:value-type="float" office:value="437020" calcext:value-type="float">
            <text:p>437020</text:p>
          </table:table-cell>
          <table:table-cell table:style-name="ce10" table:formula="of:=[.B49]/[.B$49]" office:value-type="percentage" office:value="1" calcext:value-type="percentage">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_</text:p>
          </table:table-cell>
          <table:table-cell office:value-type="float" office:value="17" calcext:value-type="float">
            <text:p>17</text:p>
          </table:table-cell>
          <table:table-cell table:formula="of:=[.B3]/[.B$32]" office:value-type="percentage" office:value="0.000145556668635963"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8158" calcext:value-type="float">
            <text:p>8158</text:p>
          </table:table-cell>
          <table:table-cell table:formula="of:=[.B4]/[.B$32]" office:value-type="percentage" office:value="0.069850076631305" calcext:value-type="percentage">
            <text:p>6,99%</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5" calcext:value-type="float">
            <text:p>55</text:p>
          </table:table-cell>
          <table:table-cell table:formula="of:=[.B5]/[.B$32]" office:value-type="percentage" office:value="0.000470918633822233" calcext:value-type="percentage">
            <text:p>0,0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nte</text:p>
          </table:table-cell>
          <table:table-cell office:value-type="float" office:value="152" calcext:value-type="float">
            <text:p>152</text:p>
          </table:table-cell>
          <table:table-cell table:formula="of:=[.B6]/[.B$32]" office:value-type="percentage" office:value="0.00130144786074508" calcext:value-type="percentage">
            <text:p>0,13%</text:p>
          </table:table-cell>
          <table:table-cell table:style-name="ce2" office:value-type="string" calcext:value-type="string">
            <text:p>sentence member in anteposition</text:p>
          </table:table-cell>
          <table:table-cell office:value-type="string" calcext: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calcext:value-type="string">
            <text:p>Apos</text:p>
          </table:table-cell>
          <table:table-cell office:value-type="float" office:value="281" calcext:value-type="float">
            <text:p>281</text:p>
          </table:table-cell>
          <table:table-cell table:formula="of:=[.B7]/[.B$32]" office:value-type="percentage" office:value="0.0024059661109826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0926" calcext:value-type="float">
            <text:p>40926</text:p>
          </table:table-cell>
          <table:table-cell table:formula="of:=[.B8]/[.B$32]" office:value-type="percentage" office:value="0.350414836505612" calcext:value-type="percentage">
            <text:p>35,04%</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88" calcext:value-type="float">
            <text:p>88</text:p>
          </table:table-cell>
          <table:table-cell table:formula="of:=[.B9]/[.B$32]" office:value-type="percentage" office:value="0.000753469814115572" calcext:value-type="percentage">
            <text:p>0,08%</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7" calcext:value-type="float">
            <text:p>7</text:p>
          </table:table-cell>
          <table:table-cell table:formula="of:=[.B10]/[.B$32]" office:value-type="percentage" office:value="0.0000599350988501023" calcext:value-type="percentage">
            <text:p>0,01%</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15" calcext:value-type="float">
            <text:p>15</text:p>
          </table:table-cell>
          <table:table-cell table:formula="of:=[.B11]/[.B$32]" office:value-type="percentage" office:value="0.000128432354678791" calcext:value-type="percentage">
            <text:p>0,01%</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924" calcext:value-type="float">
            <text:p>924</text:p>
          </table:table-cell>
          <table:table-cell table:formula="of:=[.B12]/[.B$32]" office:value-type="percentage" office:value="0.00791143304821351" calcext:value-type="percentage">
            <text:p>0,79%</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2747" calcext:value-type="float">
            <text:p>2747</text:p>
          </table:table-cell>
          <table:table-cell table:formula="of:=[.B13]/[.B$32]" office:value-type="percentage" office:value="0.0235202452201759" calcext:value-type="percentage">
            <text:p>2,35%</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E</text:p>
          </table:table-cell>
          <table:table-cell office:value-type="float" office:value="515" calcext:value-type="float">
            <text:p>515</text:p>
          </table:table-cell>
          <table:table-cell table:formula="of:=[.B14]/[.B$32]" office:value-type="percentage" office:value="0.00440951084397181" calcext:value-type="percentage">
            <text:p>0,44%</text:p>
          </table:table-cell>
          <table:table-cell office:value-type="string" calcext:value-type="string">
            <text:p>emphasis</text:p>
          </table:table-cell>
          <table:table-cell office:value-type="string" calcext:value-type="string">
            <text:p>How does it differ from AuxZ used in Czech?</text:p>
          </table:table-cell>
          <table:table-cell table:number-columns-repeated="1019"/>
        </table:table-row>
        <table:table-row table:style-name="ro1">
          <table:table-cell office:value-type="string" calcext:value-type="string">
            <text:p>AuxG</text:p>
          </table:table-cell>
          <table:table-cell office:value-type="float" office:value="5956" calcext:value-type="float">
            <text:p>5956</text:p>
          </table:table-cell>
          <table:table-cell table:formula="of:=[.B15]/[.B$32]" office:value-type="percentage" office:value="0.0509962069644585" calcext:value-type="percentage">
            <text:p>5,1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3142" calcext:value-type="float">
            <text:p>3142</text:p>
          </table:table-cell>
          <table:table-cell table:formula="of:=[.B16]/[.B$32]" office:value-type="percentage" office:value="0.0269022972267174" calcext:value-type="percentage">
            <text:p>2,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M</text:p>
          </table:table-cell>
          <table:table-cell office:value-type="float" office:value="1355" calcext:value-type="float">
            <text:p>1355</text:p>
          </table:table-cell>
          <table:table-cell table:formula="of:=[.B17]/[.B$32]" office:value-type="percentage" office:value="0.0116017227059841" calcext:value-type="percentage">
            <text:p>1,16%</text:p>
          </table:table-cell>
          <table:table-cell office:value-type="string" calcext:value-type="string">
            <text:p>particle modifying the verb</text:p>
          </table:table-cell>
          <table:table-cell office:value-type="string" calcext:value-type="string">
            <text:p>includes negative particles</text:p>
          </table:table-cell>
          <table:table-cell table:number-columns-repeated="1019"/>
        </table:table-row>
        <table:table-row table:style-name="ro1">
          <table:table-cell office:value-type="string" calcext:value-type="string">
            <text:p>AuxP</text:p>
          </table:table-cell>
          <table:table-cell office:value-type="float" office:value="15900" calcext:value-type="float">
            <text:p>15900</text:p>
          </table:table-cell>
          <table:table-cell table:formula="of:=[.B18]/[.B$32]" office:value-type="percentage" office:value="0.136138295959518" calcext:value-type="percentage">
            <text:p>13,61%</text:p>
          </table:table-cell>
          <table:table-cell office:value-type="string" calcext:value-type="string">
            <text:p>preposition</text:p>
          </table:table-cell>
          <table:table-cell table:number-columns-repeated="1020"/>
        </table:table-row>
        <table:table-row table:style-name="ro1">
          <table:table-cell office:value-type="string" calcext:value-type="string">
            <text:p>AuxY</text:p>
          </table:table-cell>
          <table:table-cell office:value-type="float" office:value="6809" calcext:value-type="float">
            <text:p>6809</text:p>
          </table:table-cell>
          <table:table-cell table:formula="of:=[.B19]/[.B$32]" office:value-type="percentage" office:value="0.0582997268671924" calcext:value-type="percentage">
            <text:p>5,8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4386" calcext:value-type="float">
            <text:p>4386</text:p>
          </table:table-cell>
          <table:table-cell table:formula="of:=[.B20]/[.B$32]" office:value-type="percentage" office:value="0.0375536205080784" calcext:value-type="percentage">
            <text:p>3,76%</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86" calcext:value-type="float">
            <text:p>1786</text:p>
          </table:table-cell>
          <table:table-cell table:formula="of:=[.B21]/[.B$32]" office:value-type="percentage" office:value="0.0152920123637547" calcext:value-type="percentage">
            <text:p>1,53%</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Coord</text:p>
          </table:table-cell>
          <table:table-cell office:value-type="float" office:value="1" calcext:value-type="float">
            <text:p>1</text:p>
          </table:table-cell>
          <table:table-cell table:formula="of:=[.B22]/[.B$32]" office:value-type="percentage" office:value="0.00000856215697858605" calcext:value-type="percentage">
            <text:p>0,00%</text:p>
          </table:table-cell>
          <table:table-cell office:value-type="string" calcext:value-type="string">
            <text:p>external dependent or head of coordination</text:p>
          </table:table-cell>
          <table:table-cell table:number-columns-repeated="1020"/>
        </table:table-row>
        <table:table-row table:style-name="ro1">
          <table:table-cell office:value-type="string" calcext:value-type="string">
            <text:p>ExD|Sb</text:p>
          </table:table-cell>
          <table:table-cell office:value-type="float" office:value="3" calcext:value-type="float">
            <text:p>3</text:p>
          </table:table-cell>
          <table:table-cell table:formula="of:=[.B23]/[.B$32]" office:value-type="percentage" office:value="0.0000256864709357581" calcext:value-type="percentage">
            <text:p>0,00%</text:p>
          </table:table-cell>
          <table:table-cell office:value-type="string" calcext:value-type="string">
            <text:p>external dependent or subject</text:p>
          </table:table-cell>
          <table:table-cell table:number-columns-repeated="1020"/>
        </table:table-row>
        <table:table-row table:style-name="ro1">
          <table:table-cell office:value-type="string" calcext:value-type="string">
            <text:p>Obj</text:p>
          </table:table-cell>
          <table:table-cell office:value-type="float" office:value="11556" calcext:value-type="float">
            <text:p>11556</text:p>
          </table:table-cell>
          <table:table-cell table:formula="of:=[.B24]/[.B$32]" office:value-type="percentage" office:value="0.0989442860445403" calcext:value-type="percentage">
            <text:p>9,89%</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12" calcext:value-type="float">
            <text:p>12</text:p>
          </table:table-cell>
          <table:table-cell table:formula="of:=[.B25]/[.B$32]" office:value-type="percentage" office:value="0.000102745883743033" calcext:value-type="percentage">
            <text:p>0,01%</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580" calcext:value-type="float">
            <text:p>580</text:p>
          </table:table-cell>
          <table:table-cell table:formula="of:=[.B26]/[.B$32]" office:value-type="percentage" office:value="0.00496605104757991" calcext:value-type="percentage">
            <text:p>0,50%</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3769" calcext:value-type="float">
            <text:p>3769</text:p>
          </table:table-cell>
          <table:table-cell table:formula="of:=[.B27]/[.B$32]" office:value-type="percentage" office:value="0.0322707696522908" calcext:value-type="percentage">
            <text:p>3,23%</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C</text:p>
          </table:table-cell>
          <table:table-cell office:value-type="float" office:value="9" calcext:value-type="float">
            <text:p>9</text:p>
          </table:table-cell>
          <table:table-cell table:formula="of:=[.B28]/[.B$32]" office:value-type="percentage" office:value="0.0000770594128072744" calcext:value-type="percentage">
            <text:p>0,01%</text:p>
          </table:table-cell>
          <table:table-cell office:value-type="string" calcext:value-type="string">
            <text:p>subordinating conjunction heading a clause that functions as a predicate</text:p>
          </table:table-cell>
          <table:table-cell table:number-columns-repeated="1020"/>
        </table:table-row>
        <table:table-row table:style-name="ro1">
          <table:table-cell office:value-type="string" calcext:value-type="string">
            <text:p>PredE</text:p>
          </table:table-cell>
          <table:table-cell office:value-type="float" office:value="25" calcext:value-type="float">
            <text:p>25</text:p>
          </table:table-cell>
          <table:table-cell table:formula="of:=[.B29]/[.B$32]" office:value-type="percentage" office:value="0.000214053924464651" calcext:value-type="percentage">
            <text:p>0,02%</text:p>
          </table:table-cell>
          <table:table-cell office:value-type="string" calcext:value-type="string">
            <text:p>existential predicate in nominal sentence</text:p>
          </table:table-cell>
          <table:table-cell table:number-columns-repeated="1020"/>
        </table:table-row>
        <table:table-row table:style-name="ro1">
          <table:table-cell office:value-type="string" calcext:value-type="string">
            <text:p>PredP</text:p>
          </table:table-cell>
          <table:table-cell office:value-type="float" office:value="81" calcext:value-type="float">
            <text:p>81</text:p>
          </table:table-cell>
          <table:table-cell table:formula="of:=[.B30]/[.B$32]" office:value-type="percentage" office:value="0.00069353471526547" calcext:value-type="percentage">
            <text:p>0,07%</text:p>
          </table:table-cell>
          <table:table-cell office:value-type="string" calcext:value-type="string">
            <text:p>predicative preposition in impersonal nominal sentence</text:p>
          </table:table-cell>
          <table:table-cell table:number-columns-repeated="1020"/>
        </table:table-row>
        <table:table-row table:style-name="ro1">
          <table:table-cell office:value-type="string" calcext:value-type="string">
            <text:p>Sb</text:p>
          </table:table-cell>
          <table:table-cell office:value-type="float" office:value="7538" calcext:value-type="float">
            <text:p>7538</text:p>
          </table:table-cell>
          <table:table-cell table:formula="of:=[.B31]/[.B$32]" office:value-type="percentage" office:value="0.0645415393045816" calcext:value-type="percentage">
            <text:p>6,45%</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31])" office:value-type="float" office:value="116793" calcext:value-type="float">
            <text:p>116793</text:p>
          </table:table-cell>
          <table:table-cell table:style-name="ce10" table:formula="of:=[.B32]/[.B$32]" office:value-type="percentage" office:value="1" calcext:value-type="percentage">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2">
          <table:table-cell office:value-type="string" calcext:value-type="string">
            <text:p>Adv</text:p>
          </table:table-cell>
          <table:table-cell office:value-type="float" office:value="16248" calcext:value-type="float">
            <text:p>16248</text:p>
          </table:table-cell>
          <table:table-cell table:style-name="ce9" table:formula="of:=[.B3]/[.B$84]" office:value-type="percentage" office:value="0.0575668034267979" calcext:value-type="percentage">
            <text:p>5,76%</text:p>
          </table:table-cell>
          <table:table-cell office:value-type="string" calcext:value-type="string">
            <text:p>adverbial</text:p>
          </table:table-cell>
          <table:table-cell/>
          <table:table-cell table:style-name="ce15" office:value-type="string" calcext:value-type="string">
            <text:p>/home/zeman/tectomt/share/data/resources/hamledt/ar/treex/000_orig/train/AFP_ARB_20000715.0001#2:حَيَاةِ</text:p>
          </table:table-cell>
          <table:table-cell table:number-columns-repeated="1018"/>
        </table:table-row>
        <table:table-row table:style-name="ro2">
          <table:table-cell office:value-type="string" calcext:value-type="string">
            <text:p>AdvAtr</text:p>
          </table:table-cell>
          <table:table-cell office:value-type="float" office:value="52" calcext:value-type="float">
            <text:p>52</text:p>
          </table:table-cell>
          <table:table-cell table:style-name="ce9" table:formula="of:=[.B4]/[.B$84]" office:value-type="percentage" office:value="0.000184236446220673" calcext:value-type="percentage">
            <text:p>0,02%</text:p>
          </table:table-cell>
          <table:table-cell office:value-type="string" calcext:value-type="string">
            <text:p>adverbial or attribute</text:p>
          </table:table-cell>
          <table:table-cell/>
          <table:table-cell table:style-name="ce15" office:value-type="string" calcext:value-type="string">
            <text:p>/home/zeman/tectomt/share/data/resources/hamledt/ar/treex/000_orig/train/AFP_ARB_20000715.0001#10:بِيتش</text:p>
          </table:table-cell>
          <table:table-cell table:number-columns-repeated="1018"/>
        </table:table-row>
        <table:table-row table:style-name="ro2">
          <table:table-cell office:value-type="string" calcext:value-type="string">
            <text:p>AdvAtr_Ap</text:p>
          </table:table-cell>
          <table:table-cell office:value-type="float" office:value="2" calcext:value-type="float">
            <text:p>2</text:p>
          </table:table-cell>
          <table:table-cell table:style-name="ce9" table:formula="of:=[.B5]/[.B$84]" office:value-type="percentage" office:value="0.00000708601716233357" calcext:value-type="percentage">
            <text:p>0,00%</text:p>
          </table:table-cell>
          <table:table-cell table:style-name="Default" office:value-type="string" calcext:value-type="string">
            <text:p>adverbial or attribute / member of apposition</text:p>
          </table:table-cell>
          <table:table-cell/>
          <table:table-cell table:style-name="ce15" office:value-type="string" calcext:value-type="string">
            <text:p>/home/zeman/tectomt/share/data/resources/hamledt/ar/treex/000_orig/train/HYT_ARB_20010912.0050#3:آذار</text:p>
          </table:table-cell>
          <table:table-cell table:number-columns-repeated="1018"/>
        </table:table-row>
        <table:table-row table:style-name="ro2">
          <table:table-cell office:value-type="string" calcext:value-type="string">
            <text:p>Adv_Ap</text:p>
          </table:table-cell>
          <table:table-cell office:value-type="float" office:value="248" calcext:value-type="float">
            <text:p>248</text:p>
          </table:table-cell>
          <table:table-cell table:style-name="ce9" table:formula="of:=[.B6]/[.B$84]" office:value-type="percentage" office:value="0.000878666128129362" calcext:value-type="percentage">
            <text:p>0,09%</text:p>
          </table:table-cell>
          <table:table-cell table:style-name="Default" office:value-type="string" calcext:value-type="string">
            <text:p>adverbial / member of apposition</text:p>
          </table:table-cell>
          <table:table-cell table:style-name="Default"/>
          <table:table-cell table:style-name="ce15" office:value-type="string" calcext:value-type="string">
            <text:p>/home/zeman/tectomt/share/data/resources/hamledt/ar/treex/000_orig/train/AFP_ARB_20000715.0009#4:أَيلُولَ</text:p>
          </table:table-cell>
          <table:table-cell table:number-columns-repeated="1018"/>
        </table:table-row>
        <table:table-row table:style-name="ro2">
          <table:table-cell office:value-type="string" calcext:value-type="string">
            <text:p>Adv_Co</text:p>
          </table:table-cell>
          <table:table-cell office:value-type="float" office:value="1656" calcext:value-type="float">
            <text:p>1656</text:p>
          </table:table-cell>
          <table:table-cell table:style-name="ce9" table:formula="of:=[.B7]/[.B$84]" office:value-type="percentage" office:value="0.00586722221041219" calcext:value-type="percentage">
            <text:p>0,59%</text:p>
          </table:table-cell>
          <table:table-cell table:style-name="Default" office:value-type="string" calcext:value-type="string">
            <text:p>adverbial / member of coordination</text:p>
          </table:table-cell>
          <table:table-cell/>
          <table:table-cell table:style-name="ce15" office:value-type="string" calcext:value-type="string">
            <text:p>/home/zeman/tectomt/share/data/resources/hamledt/ar/treex/000_orig/train/AFP_ARB_20000715.0001#13:اَلإِفرَاطُ</text:p>
          </table:table-cell>
          <table:table-cell table:number-columns-repeated="1018"/>
        </table:table-row>
        <table:table-row table:style-name="ro2">
          <table:table-cell office:value-type="string" calcext:value-type="string">
            <text:p>Adv_Co_Pa</text:p>
          </table:table-cell>
          <table:table-cell office:value-type="float" office:value="4" calcext:value-type="float">
            <text:p>4</text:p>
          </table:table-cell>
          <table:table-cell table:style-name="ce9" table:formula="of:=[.B8]/[.B$84]" office:value-type="percentage" office:value="0.0000141720343246671" calcext:value-type="percentage">
            <text:p>0,00%</text:p>
          </table:table-cell>
          <table:table-cell table:style-name="Default" office:value-type="string" calcext:value-type="string">
            <text:p>adverbial / member of coordination / parenthesis</text:p>
          </table:table-cell>
          <table:table-cell/>
          <table:table-cell table:style-name="ce15" office:value-type="string" calcext:value-type="string">
            <text:p>/home/zeman/tectomt/share/data/resources/hamledt/ar/treex/000_orig/train/AFP_ARB_20000715.0052#8:١١</text:p>
          </table:table-cell>
          <table:table-cell table:number-columns-repeated="1018"/>
        </table:table-row>
        <table:table-row table:style-name="ro2">
          <table:table-cell office:value-type="string" calcext:value-type="string">
            <text:p>Adv_Pa</text:p>
          </table:table-cell>
          <table:table-cell office:value-type="float" office:value="2" calcext:value-type="float">
            <text:p>2</text:p>
          </table:table-cell>
          <table:table-cell table:style-name="ce9" table:formula="of:=[.B9]/[.B$84]" office:value-type="percentage" office:value="0.00000708601716233357" calcext:value-type="percentage">
            <text:p>0,00%</text:p>
          </table:table-cell>
          <table:table-cell table:style-name="Default" office:value-type="string" calcext:value-type="string">
            <text:p>adverbial / parenthesis</text:p>
          </table:table-cell>
          <table:table-cell/>
          <table:table-cell table:style-name="ce15" office:value-type="string" calcext:value-type="string">
            <text:p>/home/zeman/tectomt/share/data/resources/hamledt/ar/treex/000_orig/train/UMH_ARB_20040715.0011#3:بِ</text:p>
          </table:table-cell>
          <table:table-cell table:number-columns-repeated="1018"/>
        </table:table-row>
        <table:table-row table:style-name="ro2">
          <table:table-cell office:value-type="string" calcext:value-type="string">
            <text:p>Ante</text:p>
          </table:table-cell>
          <table:table-cell office:value-type="float" office:value="309" calcext:value-type="float">
            <text:p>309</text:p>
          </table:table-cell>
          <table:table-cell table:style-name="ce9" table:formula="of:=[.B10]/[.B$84]" office:value-type="percentage" office:value="0.00109478965158054" calcext:value-type="percentage">
            <text:p>0,11%</text:p>
          </table:table-cell>
          <table:table-cell table:style-name="ce13" office:value-type="string" calcext:value-type="string">
            <text:p>sentence member in anteposition</text:p>
          </table:table-cell>
          <table:table-cell office:value-type="string" calcext: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calcext:value-type="string">
            <text:p>/home/zeman/tectomt/share/data/resources/hamledt/ar/treex/000_orig/train/AFP_ARB_20000715.0004#4:اَلمَسؤُولِينَ</text:p>
          </table:table-cell>
          <table:table-cell table:number-columns-repeated="1018"/>
        </table:table-row>
        <table:table-row table:style-name="ro2">
          <table:table-cell office:value-type="string" calcext:value-type="string">
            <text:p>Ante_Ap</text:p>
          </table:table-cell>
          <table:table-cell office:value-type="float" office:value="5" calcext:value-type="float">
            <text:p>5</text:p>
          </table:table-cell>
          <table:table-cell table:style-name="ce9" table:formula="of:=[.B11]/[.B$84]" office:value-type="percentage" office:value="0.0000177150429058339" calcext:value-type="percentage">
            <text:p>0,00%</text:p>
          </table:table-cell>
          <table:table-cell table:style-name="Default" office:value-type="string" calcext:value-type="string">
            <text:p>sentence member in anteposition / member of apposition</text:p>
          </table:table-cell>
          <table:table-cell/>
          <table:table-cell table:style-name="ce15" office:value-type="string" calcext:value-type="string">
            <text:p>/home/zeman/tectomt/share/data/resources/hamledt/ar/treex/000_orig/train/HYT_ARB_20010912.0063#3:مَكتَبَ</text:p>
          </table:table-cell>
          <table:table-cell table:number-columns-repeated="1018"/>
        </table:table-row>
        <table:table-row table:style-name="ro2">
          <table:table-cell office:value-type="string" calcext:value-type="string">
            <text:p>Ante_Co</text:p>
          </table:table-cell>
          <table:table-cell office:value-type="float" office:value="33" calcext:value-type="float">
            <text:p>33</text:p>
          </table:table-cell>
          <table:table-cell table:style-name="ce9" table:formula="of:=[.B12]/[.B$84]" office:value-type="percentage" office:value="0.000116919283178504" calcext:value-type="percentage">
            <text:p>0,01%</text:p>
          </table:table-cell>
          <table:table-cell table:style-name="Default" office:value-type="string" calcext:value-type="string">
            <text:p>sentence member in anteposition / member of coordination</text:p>
          </table:table-cell>
          <table:table-cell/>
          <table:table-cell table:style-name="ce15" office:value-type="string" calcext:value-type="string">
            <text:p>/home/zeman/tectomt/share/data/resources/hamledt/ar/treex/000_orig/train/AFP_ARB_20000815.0104#7:اِنتِخَابُ</text:p>
          </table:table-cell>
          <table:table-cell table:number-columns-repeated="1018"/>
        </table:table-row>
        <table:table-row table:style-name="ro1">
          <table:table-cell office:value-type="string" calcext:value-type="string">
            <text:p>Apos</text:p>
          </table:table-cell>
          <table:table-cell office:value-type="float" office:value="652" calcext:value-type="float">
            <text:p>652</text:p>
          </table:table-cell>
          <table:table-cell table:style-name="ce9" table:formula="of:=[.B13]/[.B$84]" office:value-type="percentage" office:value="0.00231004159492074" calcext:value-type="percentage">
            <text:p>0,23%</text:p>
          </table:table-cell>
          <table:table-cell office:value-type="string" calcext:value-type="string">
            <text:p>head of apposition</text:p>
          </table:table-cell>
          <table:table-cell/>
          <table:table-cell table:style-name="ce15"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pos_Ap</text:p>
          </table:table-cell>
          <table:table-cell office:value-type="float" office:value="3" calcext:value-type="float">
            <text:p>3</text:p>
          </table:table-cell>
          <table:table-cell table:style-name="ce9" table:formula="of:=[.B14]/[.B$84]" office:value-type="percentage" office:value="0.0000106290257435003" calcext:value-type="percentage">
            <text:p>0,00%</text:p>
          </table:table-cell>
          <table:table-cell table:style-name="Default" office:value-type="string" calcext:value-type="string">
            <text:p>head of apposition / member of apposition</text:p>
          </table:table-cell>
          <table:table-cell office:value-type="string" calcext:value-type="string">
            <text:p>How does it differ from AuxZ used in Czech?</text:p>
          </table:table-cell>
          <table:table-cell table:style-name="ce15" office:value-type="string" calcext:value-type="string">
            <text:p>/home/zeman/tectomt/share/data/resources/hamledt/ar/treex/000_orig/train/AFP_ARB_20000815.0080#4:كانون</text:p>
          </table:table-cell>
          <table:table-cell table:number-columns-repeated="1018"/>
        </table:table-row>
        <table:table-row table:style-name="ro1">
          <table:table-cell office:value-type="string" calcext:value-type="string">
            <text:p>Apos_Co</text:p>
          </table:table-cell>
          <table:table-cell office:value-type="float" office:value="54" calcext:value-type="float">
            <text:p>54</text:p>
          </table:table-cell>
          <table:table-cell table:style-name="ce9" table:formula="of:=[.B15]/[.B$84]" office:value-type="percentage" office:value="0.000191322463383006" calcext:value-type="percentage">
            <text:p>0,02%</text:p>
          </table:table-cell>
          <table:table-cell table:style-name="Default" office:value-type="string" calcext:value-type="string">
            <text:p>head of apposition / member of coordination</text:p>
          </table:table-cell>
          <table:table-cell/>
          <table:table-cell table:style-name="ce15" office:value-type="string" calcext:value-type="string">
            <text:p>/home/zeman/tectomt/share/data/resources/hamledt/ar/treex/000_orig/train/AFP_ARB_20000715.0016#15:(</text:p>
          </table:table-cell>
          <table:table-cell table:number-columns-repeated="1018"/>
        </table:table-row>
        <table:table-row table:style-name="ro2">
          <table:table-cell office:value-type="string" calcext:value-type="string">
            <text:p>Atr</text:p>
          </table:table-cell>
          <table:table-cell office:value-type="float" office:value="92834" calcext:value-type="float">
            <text:p>92834</text:p>
          </table:table-cell>
          <table:table-cell table:style-name="ce9" table:formula="of:=[.B16]/[.B$84]" office:value-type="percentage" office:value="0.328911658624037" calcext:value-type="percentage">
            <text:p>32,89%</text:p>
          </table:table-cell>
          <table:table-cell office:value-type="string" calcext:value-type="string">
            <text:p>attribute</text:p>
          </table:table-cell>
          <table:table-cell/>
          <table:table-cell table:style-name="ce15" office:value-type="string" calcext:value-type="string">
            <text:p>/home/zeman/tectomt/share/data/resources/hamledt/ar/treex/000_orig/train/AFP_ARB_20000715.0001#1:٣٠٠</text:p>
          </table:table-cell>
          <table:table-cell table:number-columns-repeated="1018"/>
        </table:table-row>
        <table:table-row table:style-name="ro2">
          <table:table-cell office:value-type="string" calcext:value-type="string">
            <text:p>AtrAdv</text:p>
          </table:table-cell>
          <table:table-cell office:value-type="float" office:value="80" calcext:value-type="float">
            <text:p>80</text:p>
          </table:table-cell>
          <table:table-cell table:style-name="ce9" table:formula="of:=[.B17]/[.B$84]" office:value-type="percentage" office:value="0.000283440686493343" calcext:value-type="percentage">
            <text:p>0,03%</text:p>
          </table:table-cell>
          <table:table-cell office:value-type="string" calcext:value-type="string">
            <text:p>attribute or adverbial</text:p>
          </table:table-cell>
          <table:table-cell office:value-type="string" calcext:value-type="string">
            <text:p>includes negative particles</text:p>
          </table:table-cell>
          <table:table-cell table:style-name="ce15" office:value-type="string" calcext:value-type="string">
            <text:p>/home/zeman/tectomt/share/data/resources/hamledt/ar/treex/000_orig/train/AFP_ARB_20000715.0001#10:يَومَينِ</text:p>
          </table:table-cell>
          <table:table-cell table:number-columns-repeated="1018"/>
        </table:table-row>
        <table:table-row table:style-name="ro2">
          <table:table-cell office:value-type="string" calcext:value-type="string">
            <text:p>AtrAdv_Co</text:p>
          </table:table-cell>
          <table:table-cell office:value-type="float" office:value="7" calcext:value-type="float">
            <text:p>7</text:p>
          </table:table-cell>
          <table:table-cell table:style-name="ce9" table:formula="of:=[.B18]/[.B$84]" office:value-type="percentage" office:value="0.0000248010600681675" calcext:value-type="percentage">
            <text:p>0,00%</text:p>
          </table:table-cell>
          <table:table-cell table:style-name="Default" office:value-type="string" calcext:value-type="string">
            <text:p>attribute or adverbial / member of coordination</text:p>
          </table:table-cell>
          <table:table-cell/>
          <table:table-cell table:style-name="ce15" office:value-type="string" calcext:value-type="string">
            <text:p>/home/zeman/tectomt/share/data/resources/hamledt/ar/treex/000_orig/train/AFP_ARB_20000715.0004#2:أُورُوبَا</text:p>
          </table:table-cell>
          <table:table-cell table:number-columns-repeated="1018"/>
        </table:table-row>
        <table:table-row table:style-name="ro2">
          <table:table-cell office:value-type="string" calcext:value-type="string">
            <text:p>AtrAtr</text:p>
          </table:table-cell>
          <table:table-cell office:value-type="float" office:value="7" calcext:value-type="float">
            <text:p>7</text:p>
          </table:table-cell>
          <table:table-cell table:style-name="ce9" table:formula="of:=[.B19]/[.B$84]" office:value-type="percentage" office:value="0.0000248010600681675" calcext:value-type="percentage">
            <text:p>0,00%</text:p>
          </table:table-cell>
          <table:table-cell office:value-type="string" calcext:value-type="string">
            <text:p>attribute with several parent candidates</text:p>
          </table:table-cell>
          <table:table-cell/>
          <table:table-cell table:style-name="ce15" office:value-type="string" calcext:value-type="string">
            <text:p>/home/zeman/tectomt/share/data/resources/hamledt/ar/treex/000_orig/train/AFP_ARB_20000715.0002#15:اَلشِّيشَانِ</text:p>
          </table:table-cell>
          <table:table-cell table:number-columns-repeated="1018"/>
        </table:table-row>
        <table:table-row table:style-name="ro2">
          <table:table-cell office:value-type="string" calcext:value-type="string">
            <text:p>AtrObj</text:p>
          </table:table-cell>
          <table:table-cell office:value-type="float" office:value="15" calcext:value-type="float">
            <text:p>15</text:p>
          </table:table-cell>
          <table:table-cell table:style-name="ce9" table:formula="of:=[.B20]/[.B$84]" office:value-type="percentage" office:value="0.0000531451287175018" calcext:value-type="percentage">
            <text:p>0,01%</text:p>
          </table:table-cell>
          <table:table-cell office:value-type="string" calcext:value-type="string">
            <text:p>attribute or object</text:p>
          </table:table-cell>
          <table:table-cell/>
          <table:table-cell table:style-name="ce15" office:value-type="string" calcext:value-type="string">
            <text:p>/home/zeman/tectomt/share/data/resources/hamledt/ar/treex/000_orig/train/AFP_ARB_20000715.0001#15:اَلمُشَرَّدِينَ</text:p>
          </table:table-cell>
          <table:table-cell table:number-columns-repeated="1018"/>
        </table:table-row>
        <table:table-row table:style-name="ro2">
          <table:table-cell office:value-type="string" calcext:value-type="string">
            <text:p>Atr_Ap</text:p>
          </table:table-cell>
          <table:table-cell office:value-type="float" office:value="682" calcext:value-type="float">
            <text:p>682</text:p>
          </table:table-cell>
          <table:table-cell table:style-name="ce9" table:formula="of:=[.B21]/[.B$84]" office:value-type="percentage" office:value="0.00241633185235575" calcext:value-type="percentage">
            <text:p>0,24%</text:p>
          </table:table-cell>
          <table:table-cell table:style-name="Default" office:value-type="string" calcext:value-type="string">
            <text:p>attribute / member of apposition</text:p>
          </table:table-cell>
          <table:table-cell/>
          <table:table-cell table:style-name="ce15" office:value-type="string" calcext:value-type="string">
            <text:p>/home/zeman/tectomt/share/data/resources/hamledt/ar/treex/000_orig/train/AFP_ARB_20000715.0002#15:تموز</text:p>
          </table:table-cell>
          <table:table-cell table:number-columns-repeated="1018"/>
        </table:table-row>
        <table:table-row table:style-name="ro2">
          <table:table-cell office:value-type="string" calcext:value-type="string">
            <text:p>Atr_Co</text:p>
          </table:table-cell>
          <table:table-cell office:value-type="float" office:value="9538" calcext:value-type="float">
            <text:p>9538</text:p>
          </table:table-cell>
          <table:table-cell table:style-name="ce9" table:formula="of:=[.B22]/[.B$84]" office:value-type="percentage" office:value="0.0337932158471688" calcext:value-type="percentage">
            <text:p>3,38%</text:p>
          </table:table-cell>
          <table:table-cell table:style-name="Default" office:value-type="string" calcext:value-type="string">
            <text:p>attribute / member of coordination</text:p>
          </table:table-cell>
          <table:table-cell/>
          <table:table-cell table:style-name="ce15" office:value-type="string" calcext:value-type="string">
            <text:p>/home/zeman/tectomt/share/data/resources/hamledt/ar/treex/000_orig/train/AFP_ARB_20000715.0001#6:كَامِيرَاتِ</text:p>
          </table:table-cell>
          <table:table-cell table:number-columns-repeated="1018"/>
        </table:table-row>
        <table:table-row table:style-name="ro2">
          <table:table-cell office:value-type="string" calcext:value-type="string">
            <text:p>Atr_Co_Pa</text:p>
          </table:table-cell>
          <table:table-cell office:value-type="float" office:value="33" calcext:value-type="float">
            <text:p>33</text:p>
          </table:table-cell>
          <table:table-cell table:style-name="ce9" table:formula="of:=[.B23]/[.B$84]" office:value-type="percentage" office:value="0.000116919283178504" calcext:value-type="percentage">
            <text:p>0,01%</text:p>
          </table:table-cell>
          <table:table-cell table:style-name="Default" office:value-type="string" calcext:value-type="string">
            <text:p>attribute / member of coordination / parenthesis</text:p>
          </table:table-cell>
          <table:table-cell/>
          <table:table-cell table:style-name="ce15" office:value-type="string" calcext:value-type="string">
            <text:p>/home/zeman/tectomt/share/data/resources/hamledt/ar/treex/000_orig/train/AFP_ARB_20000715.0084#3:اَلحَالِيِّ</text:p>
          </table:table-cell>
          <table:table-cell table:number-columns-repeated="1018"/>
        </table:table-row>
        <table:table-row table:style-name="ro2">
          <table:table-cell office:value-type="string" calcext:value-type="string">
            <text:p>Atr_Pa</text:p>
          </table:table-cell>
          <table:table-cell office:value-type="float" office:value="30" calcext:value-type="float">
            <text:p>30</text:p>
          </table:table-cell>
          <table:table-cell table:style-name="ce9" table:formula="of:=[.B24]/[.B$84]" office:value-type="percentage" office:value="0.000106290257435004" calcext:value-type="percentage">
            <text:p>0,01%</text:p>
          </table:table-cell>
          <table:table-cell table:style-name="Default" office:value-type="string" calcext:value-type="string">
            <text:p>attribute / parenthesis</text:p>
          </table:table-cell>
          <table:table-cell/>
          <table:table-cell table:style-name="ce15" office:value-type="string" calcext:value-type="string">
            <text:p>/home/zeman/tectomt/share/data/resources/hamledt/ar/treex/000_orig/train/AFP_ARB_20000715.0002#4:اَلتَّسمِيَةُ</text:p>
          </table:table-cell>
          <table:table-cell table:number-columns-repeated="1018"/>
        </table:table-row>
        <table:table-row table:style-name="ro2">
          <table:table-cell office:value-type="string" calcext:value-type="string">
            <text:p>Atv</text:p>
          </table:table-cell>
          <table:table-cell office:value-type="float" office:value="1661" calcext:value-type="float">
            <text:p>1661</text:p>
          </table:table-cell>
          <table:table-cell table:style-name="ce9" table:formula="of:=[.B25]/[.B$84]" office:value-type="percentage" office:value="0.00588493725331803" calcext:value-type="percentage">
            <text:p>0,59%</text:p>
          </table:table-cell>
          <table:table-cell office:value-type="string" calcext:value-type="string">
            <text:p>verbal attribute attached to noun</text:p>
          </table:table-cell>
          <table:table-cell/>
          <table:table-cell table:style-name="ce15" office:value-type="string" calcext:value-type="string">
            <text:p>/home/zeman/tectomt/share/data/resources/hamledt/ar/treex/000_orig/train/AFP_ARB_20000715.0001#2:قَادِرًا</text:p>
          </table:table-cell>
          <table:table-cell table:number-columns-repeated="1018"/>
        </table:table-row>
        <table:table-row table:style-name="ro2">
          <table:table-cell office:value-type="string" calcext:value-type="string">
            <text:p>Atv_Ap</text:p>
          </table:table-cell>
          <table:table-cell office:value-type="float" office:value="4" calcext:value-type="float">
            <text:p>4</text:p>
          </table:table-cell>
          <table:table-cell table:style-name="ce9" table:formula="of:=[.B26]/[.B$84]" office:value-type="percentage" office:value="0.0000141720343246671" calcext:value-type="percentage">
            <text:p>0,00%</text:p>
          </table:table-cell>
          <table:table-cell table:style-name="Default" office:value-type="string" calcext:value-type="string">
            <text:p>verbal attribute / member of apposition</text:p>
          </table:table-cell>
          <table:table-cell/>
          <table:table-cell table:style-name="ce15" office:value-type="string" calcext:value-type="string">
            <text:p>/home/zeman/tectomt/share/data/resources/hamledt/ar/treex/000_orig/train/UMH_ARB_20040705.0005#14:٦٦</text:p>
          </table:table-cell>
          <table:table-cell table:number-columns-repeated="1018"/>
        </table:table-row>
        <table:table-row table:style-name="ro2">
          <table:table-cell office:value-type="string" calcext:value-type="string">
            <text:p>Atv_Co</text:p>
          </table:table-cell>
          <table:table-cell office:value-type="float" office:value="147" calcext:value-type="float">
            <text:p>147</text:p>
          </table:table-cell>
          <table:table-cell table:style-name="ce9" table:formula="of:=[.B27]/[.B$84]" office:value-type="percentage" office:value="0.000520822261431517" calcext:value-type="percentage">
            <text:p>0,05%</text:p>
          </table:table-cell>
          <table:table-cell table:style-name="Default" office:value-type="string" calcext:value-type="string">
            <text:p>verbal attribute / member of coordination</text:p>
          </table:table-cell>
          <table:table-cell/>
          <table:table-cell table:style-name="ce15" office:value-type="string" calcext:value-type="string">
            <text:p>/home/zeman/tectomt/share/data/resources/hamledt/ar/treex/000_orig/train/AFP_ARB_20000715.0009#7:أَجرَى</text:p>
          </table:table-cell>
          <table:table-cell table:number-columns-repeated="1018"/>
        </table:table-row>
        <table:table-row table:style-name="ro2">
          <table:table-cell office:value-type="string" calcext:value-type="string">
            <text:p>AuxC</text:p>
          </table:table-cell>
          <table:table-cell office:value-type="float" office:value="5894" calcext:value-type="float">
            <text:p>5894</text:p>
          </table:table-cell>
          <table:table-cell table:style-name="ce9" table:formula="of:=[.B28]/[.B$84]" office:value-type="percentage" office:value="0.020882492577397" calcext:value-type="percentage">
            <text:p>2,09%</text:p>
          </table:table-cell>
          <table:table-cell office:value-type="string" calcext:value-type="string">
            <text:p>subordinating conjunction</text:p>
          </table:table-cell>
          <table:table-cell/>
          <table:table-cell table:style-name="ce15" office:value-type="string" calcext:value-type="string">
            <text:p>/home/zeman/tectomt/share/data/resources/hamledt/ar/treex/000_orig/train/AFP_ARB_20000715.0001#2:عِندَمَا</text:p>
          </table:table-cell>
          <table:table-cell table:number-columns-repeated="1018"/>
        </table:table-row>
        <table:table-row table:style-name="ro2">
          <table:table-cell office:value-type="string" calcext:value-type="string">
            <text:p>AuxC_Ap</text:p>
          </table:table-cell>
          <table:table-cell office:value-type="float" office:value="7" calcext:value-type="float">
            <text:p>7</text:p>
          </table:table-cell>
          <table:table-cell table:style-name="ce9" table:formula="of:=[.B29]/[.B$84]" office:value-type="percentage" office:value="0.0000248010600681675" calcext:value-type="percentage">
            <text:p>0,00%</text:p>
          </table:table-cell>
          <table:table-cell table:style-name="Default" office:value-type="string" calcext:value-type="string">
            <text:p>subordinating conjunction / member of apposition</text:p>
          </table:table-cell>
          <table:table-cell/>
          <table:table-cell table:style-name="ce15" office:value-type="string" calcext:value-type="string">
            <text:p>/home/zeman/tectomt/share/data/resources/hamledt/ar/treex/000_orig/train/UMH_ARB_20040809.0085#9:أَنَّ</text:p>
          </table:table-cell>
          <table:table-cell table:number-columns-repeated="1018"/>
        </table:table-row>
        <table:table-row table:style-name="ro2">
          <table:table-cell office:value-type="string" calcext:value-type="string">
            <text:p>AuxC_Co</text:p>
          </table:table-cell>
          <table:table-cell office:value-type="float" office:value="503" calcext:value-type="float">
            <text:p>503</text:p>
          </table:table-cell>
          <table:table-cell table:style-name="ce9" table:formula="of:=[.B30]/[.B$84]" office:value-type="percentage" office:value="0.00178213331632689" calcext:value-type="percentage">
            <text:p>0,18%</text:p>
          </table:table-cell>
          <table:table-cell table:style-name="Default" office:value-type="string" calcext:value-type="string">
            <text:p>subordinating conjunction / member of coordination</text:p>
          </table:table-cell>
          <table:table-cell/>
          <table:table-cell table:style-name="ce15" office:value-type="string" calcext:value-type="string">
            <text:p>/home/zeman/tectomt/share/data/resources/hamledt/ar/treex/000_orig/train/AFP_ARB_20000715.0014#11:أَنَّ</text:p>
          </table:table-cell>
          <table:table-cell table:number-columns-repeated="1018"/>
        </table:table-row>
        <table:table-row table:style-name="ro2">
          <table:table-cell office:value-type="string" calcext:value-type="string">
            <text:p>AuxE</text:p>
          </table:table-cell>
          <table:table-cell office:value-type="float" office:value="1334" calcext:value-type="float">
            <text:p>1334</text:p>
          </table:table-cell>
          <table:table-cell table:style-name="ce9" table:formula="of:=[.B31]/[.B$84]" office:value-type="percentage" office:value="0.00472637344727649" calcext:value-type="percentage">
            <text:p>0,47%</text:p>
          </table:table-cell>
          <table:table-cell office:value-type="string" calcext:value-type="string">
            <text:p>emphasis</text:p>
          </table:table-cell>
          <table:table-cell/>
          <table:table-cell table:style-name="ce15" office:value-type="string" calcext:value-type="string">
            <text:p>/home/zeman/tectomt/share/data/resources/hamledt/ar/treex/000_orig/train/AFP_ARB_20000715.0001#7:إِنَّ</text:p>
          </table:table-cell>
          <table:table-cell table:number-columns-repeated="1018"/>
        </table:table-row>
        <table:table-row table:style-name="ro2">
          <table:table-cell office:value-type="string" calcext:value-type="string">
            <text:p>AuxE_Co</text:p>
          </table:table-cell>
          <table:table-cell office:value-type="float" office:value="3" calcext:value-type="float">
            <text:p>3</text:p>
          </table:table-cell>
          <table:table-cell table:style-name="ce9" table:formula="of:=[.B32]/[.B$84]" office:value-type="percentage" office:value="0.0000106290257435003" calcext:value-type="percentage">
            <text:p>0,00%</text:p>
          </table:table-cell>
          <table:table-cell table:style-name="Default" office:value-type="string" calcext:value-type="string">
            <text:p>emphasis / member of coordination</text:p>
          </table:table-cell>
          <table:table-cell/>
          <table:table-cell table:style-name="ce15" office:value-type="string" calcext:value-type="string">
            <text:p>/home/zeman/tectomt/share/data/resources/hamledt/ar/treex/000_orig/train/AFP_ARB_20000715.0001#18:اما</text:p>
          </table:table-cell>
          <table:table-cell table:number-columns-repeated="1018"/>
        </table:table-row>
        <table:table-row table:style-name="ro1">
          <table:table-cell office:value-type="string" calcext:value-type="string">
            <text:p>AuxG</text:p>
          </table:table-cell>
          <table:table-cell office:value-type="float" office:value="14114" calcext:value-type="float">
            <text:p>14114</text:p>
          </table:table-cell>
          <table:table-cell table:style-name="ce9" table:formula="of:=[.B33]/[.B$84]" office:value-type="percentage" office:value="0.050006023114588" calcext:value-type="percentage">
            <text:p>5,00%</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1">
          <table:table-cell office:value-type="string" calcext:value-type="string">
            <text:p>AuxG_Co</text:p>
          </table:table-cell>
          <table:table-cell office:value-type="float" office:value="1" calcext:value-type="float">
            <text:p>1</text:p>
          </table:table-cell>
          <table:table-cell table:style-name="ce9" table:formula="of:=[.B34]/[.B$84]" office:value-type="percentage" office:value="0.00000354300858116678" calcext:value-type="percentage">
            <text:p>0,00%</text:p>
          </table:table-cell>
          <table:table-cell table:style-name="Default" office:value-type="string" calcext:value-type="string">
            <text:p>graphic symbol / member of coordination</text:p>
          </table:table-cell>
          <table:table-cell/>
          <table:table-cell office:value-type="string" calcext:value-type="string">
            <text:p>/home/zeman/tectomt/share/data/resources/hamledt/ar/treex/000_orig/train/UMH_ARB_20040809.0070#4:"</text:p>
          </table:table-cell>
          <table:table-cell table:number-columns-repeated="1018"/>
        </table:table-row>
        <table:table-row table:style-name="ro1">
          <table:table-cell office:value-type="string" calcext:value-type="string">
            <text:p>AuxG_Pa</text:p>
          </table:table-cell>
          <table:table-cell office:value-type="float" office:value="3" calcext:value-type="float">
            <text:p>3</text:p>
          </table:table-cell>
          <table:table-cell table:style-name="ce9" table:formula="of:=[.B35]/[.B$84]" office:value-type="percentage" office:value="0.0000106290257435003" calcext:value-type="percentage">
            <text:p>0,00%</text:p>
          </table:table-cell>
          <table:table-cell table:style-name="Default" office:value-type="string" calcext:value-type="string">
            <text:p>graphic symbol / parenthesis</text:p>
          </table:table-cell>
          <table:table-cell/>
          <table:table-cell office:value-type="string" calcext:value-type="string">
            <text:p>/home/zeman/tectomt/share/data/resources/hamledt/ar/treex/000_orig/train/AFP_ARB_20000715.0001#7:.</text:p>
          </table:table-cell>
          <table:table-cell table:number-columns-repeated="1018"/>
        </table:table-row>
        <table:table-row table:style-name="ro1">
          <table:table-cell office:value-type="string" calcext:value-type="string">
            <text:p>AuxK</text:p>
          </table:table-cell>
          <table:table-cell office:value-type="float" office:value="7265" calcext:value-type="float">
            <text:p>7265</text:p>
          </table:table-cell>
          <table:table-cell table:style-name="ce9" table:formula="of:=[.B36]/[.B$84]" office:value-type="percentage" office:value="0.0257399573421767" calcext:value-type="percentage">
            <text:p>2,57%</text:p>
          </table:table-cell>
          <table:table-cell office:value-type="string" calcext:value-type="string">
            <text:p>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uxM</text:p>
          </table:table-cell>
          <table:table-cell office:value-type="float" office:value="3367" calcext:value-type="float">
            <text:p>3367</text:p>
          </table:table-cell>
          <table:table-cell table:style-name="ce9" table:formula="of:=[.B37]/[.B$84]" office:value-type="percentage" office:value="0.0119293098927886" calcext:value-type="percentage">
            <text:p>1,19%</text:p>
          </table:table-cell>
          <table:table-cell office:value-type="string" calcext:value-type="string">
            <text:p>particle modifying the verb</text:p>
          </table:table-cell>
          <table:table-cell/>
          <table:table-cell office:value-type="string" calcext:value-type="string">
            <text:p>/home/zeman/tectomt/share/data/resources/hamledt/ar/treex/000_orig/train/AFP_ARB_20000715.0001#6:لَم</text:p>
          </table:table-cell>
          <table:table-cell table:number-columns-repeated="1018"/>
        </table:table-row>
        <table:table-row table:style-name="ro2">
          <table:table-cell office:value-type="string" calcext:value-type="string">
            <text:p>AuxM_Ap</text:p>
          </table:table-cell>
          <table:table-cell office:value-type="float" office:value="12" calcext:value-type="float">
            <text:p>12</text:p>
          </table:table-cell>
          <table:table-cell table:style-name="ce9" table:formula="of:=[.B38]/[.B$84]" office:value-type="percentage" office:value="0.0000425161029740014" calcext:value-type="percentage">
            <text:p>0,00%</text:p>
          </table:table-cell>
          <table:table-cell table:style-name="Default" office:value-type="string" calcext:value-type="string">
            <text:p>particle modifying the verb / member of apposition</text:p>
          </table:table-cell>
          <table:table-cell/>
          <table:table-cell office:value-type="string" calcext:value-type="string">
            <text:p>/home/zeman/tectomt/share/data/resources/hamledt/ar/treex/000_orig/train/AFP_ARB_20000715.0016#10:نَحوَ</text:p>
          </table:table-cell>
          <table:table-cell table:number-columns-repeated="1018"/>
        </table:table-row>
        <table:table-row table:style-name="ro2">
          <table:table-cell office:value-type="string" calcext:value-type="string">
            <text:p>AuxM_Co</text:p>
          </table:table-cell>
          <table:table-cell office:value-type="float" office:value="25" calcext:value-type="float">
            <text:p>25</text:p>
          </table:table-cell>
          <table:table-cell table:style-name="ce9" table:formula="of:=[.B39]/[.B$84]" office:value-type="percentage" office:value="0.0000885752145291696" calcext:value-type="percentage">
            <text:p>0,01%</text:p>
          </table:table-cell>
          <table:table-cell table:style-name="Default" office:value-type="string" calcext:value-type="string">
            <text:p>particle modifying the verb / member of coordination</text:p>
          </table:table-cell>
          <table:table-cell/>
          <table:table-cell office:value-type="string" calcext:value-type="string">
            <text:p>/home/zeman/tectomt/share/data/resources/hamledt/ar/treex/000_orig/train/AFP_ARB_20000715.0014#10:نَحوَ</text:p>
          </table:table-cell>
          <table:table-cell table:number-columns-repeated="1018"/>
        </table:table-row>
        <table:table-row table:style-name="ro2">
          <table:table-cell office:value-type="string" calcext:value-type="string">
            <text:p>AuxP</text:p>
          </table:table-cell>
          <table:table-cell office:value-type="float" office:value="37862" calcext:value-type="float">
            <text:p>37862</text:p>
          </table:table-cell>
          <table:table-cell table:style-name="ce9" table:formula="of:=[.B40]/[.B$84]" office:value-type="percentage" office:value="0.134145390900137" calcext:value-type="percentage">
            <text:p>13,41%</text:p>
          </table:table-cell>
          <table:table-cell office:value-type="string" calcext:value-type="string">
            <text:p>preposition</text:p>
          </table:table-cell>
          <table:table-cell/>
          <table:table-cell office:value-type="string" calcext:value-type="string">
            <text:p>/home/zeman/tectomt/share/data/resources/hamledt/ar/treex/000_orig/train/AFP_ARB_20000715.0001#1:بِ</text:p>
          </table:table-cell>
          <table:table-cell table:number-columns-repeated="1018"/>
        </table:table-row>
        <table:table-row table:style-name="ro2">
          <table:table-cell office:value-type="string" calcext:value-type="string">
            <text:p>AuxP_Ap</text:p>
          </table:table-cell>
          <table:table-cell office:value-type="float" office:value="25" calcext:value-type="float">
            <text:p>25</text:p>
          </table:table-cell>
          <table:table-cell table:style-name="ce9" table:formula="of:=[.B41]/[.B$84]" office:value-type="percentage" office:value="0.0000885752145291696" calcext:value-type="percentage">
            <text:p>0,01%</text:p>
          </table:table-cell>
          <table:table-cell table:style-name="Default" office:value-type="string" calcext:value-type="string">
            <text:p>preposition / member of apposition</text:p>
          </table:table-cell>
          <table:table-cell/>
          <table:table-cell office:value-type="string" calcext:value-type="string">
            <text:p>/home/zeman/tectomt/share/data/resources/hamledt/ar/treex/000_orig/train/AFP_ARB_20000715.0001#13:بِ</text:p>
          </table:table-cell>
          <table:table-cell table:number-columns-repeated="1018"/>
        </table:table-row>
        <table:table-row table:style-name="ro2">
          <table:table-cell office:value-type="string" calcext:value-type="string">
            <text:p>AuxP_Co</text:p>
          </table:table-cell>
          <table:table-cell office:value-type="float" office:value="805" calcext:value-type="float">
            <text:p>805</text:p>
          </table:table-cell>
          <table:table-cell table:style-name="ce9" table:formula="of:=[.B42]/[.B$84]" office:value-type="percentage" office:value="0.00285212190783926" calcext:value-type="percentage">
            <text:p>0,29%</text:p>
          </table:table-cell>
          <table:table-cell table:style-name="Default" office:value-type="string" calcext:value-type="string">
            <text:p>preposition / member of coordination</text:p>
          </table:table-cell>
          <table:table-cell/>
          <table:table-cell office:value-type="string" calcext:value-type="string">
            <text:p>/home/zeman/tectomt/share/data/resources/hamledt/ar/treex/000_orig/train/AFP_ARB_20000715.0001#2:بِ</text:p>
          </table:table-cell>
          <table:table-cell table:number-columns-repeated="1018"/>
        </table:table-row>
        <table:table-row table:style-name="ro2">
          <table:table-cell office:value-type="string" calcext:value-type="string">
            <text:p>AuxP_Pa</text:p>
          </table:table-cell>
          <table:table-cell office:value-type="float" office:value="4" calcext:value-type="float">
            <text:p>4</text:p>
          </table:table-cell>
          <table:table-cell table:style-name="ce9" table:formula="of:=[.B43]/[.B$84]" office:value-type="percentage" office:value="0.0000141720343246671" calcext:value-type="percentage">
            <text:p>0,00%</text:p>
          </table:table-cell>
          <table:table-cell table:style-name="Default" office:value-type="string" calcext:value-type="string">
            <text:p>preposition / parenthesis</text:p>
          </table:table-cell>
          <table:table-cell/>
          <table:table-cell office:value-type="string" calcext:value-type="string">
            <text:p>/home/zeman/tectomt/share/data/resources/hamledt/ar/treex/000_orig/train/AFP_ARB_20000715.0067#5:مِن</text:p>
          </table:table-cell>
          <table:table-cell table:number-columns-repeated="1018"/>
        </table:table-row>
        <table:table-row table:style-name="ro2">
          <table:table-cell office:value-type="string" calcext:value-type="string">
            <text:p>AuxY</text:p>
          </table:table-cell>
          <table:table-cell office:value-type="float" office:value="15905" calcext:value-type="float">
            <text:p>15905</text:p>
          </table:table-cell>
          <table:table-cell table:style-name="ce9" table:formula="of:=[.B44]/[.B$84]" office:value-type="percentage" office:value="0.0563515514834577" calcext:value-type="percentage">
            <text:p>5,64%</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ar/treex/000_orig/train/AFP_ARB_20000715.0001#2:لِ</text:p>
          </table:table-cell>
          <table:table-cell table:number-columns-repeated="1018"/>
        </table:table-row>
        <table:table-row table:style-name="ro2">
          <table:table-cell office:value-type="string" calcext:value-type="string">
            <text:p>AuxY_Co</text:p>
          </table:table-cell>
          <table:table-cell office:value-type="float" office:value="17" calcext:value-type="float">
            <text:p>17</text:p>
          </table:table-cell>
          <table:table-cell table:style-name="ce9" table:formula="of:=[.B45]/[.B$84]" office:value-type="percentage" office:value="0.0000602311458798353" calcext:value-type="percentage">
            <text:p>0,01%</text:p>
          </table:table-cell>
          <table:table-cell table:style-name="Default" office:value-type="string" calcext:value-type="string">
            <text:p>other / member of coordination</text:p>
          </table:table-cell>
          <table:table-cell/>
          <table:table-cell office:value-type="string" calcext:value-type="string">
            <text:p>/home/zeman/tectomt/share/data/resources/hamledt/ar/treex/000_orig/train/NHR_ARB_20021130.0095#10:الذي</text:p>
          </table:table-cell>
          <table:table-cell table:number-columns-repeated="1018"/>
        </table:table-row>
        <table:table-row table:style-name="ro2">
          <table:table-cell office:value-type="string" calcext:value-type="string">
            <text:p>AuxY_Pa</text:p>
          </table:table-cell>
          <table:table-cell office:value-type="float" office:value="1" calcext:value-type="float">
            <text:p>1</text:p>
          </table:table-cell>
          <table:table-cell table:style-name="ce9" table:formula="of:=[.B46]/[.B$84]" office:value-type="percentage" office:value="0.00000354300858116678" calcext:value-type="percentage">
            <text:p>0,00%</text:p>
          </table:table-cell>
          <table:table-cell table:style-name="Default" office:value-type="string" calcext:value-type="string">
            <text:p>other / parenthesis</text:p>
          </table:table-cell>
          <table:table-cell/>
          <table:table-cell office:value-type="string" calcext:value-type="string">
            <text:p>/home/zeman/tectomt/share/data/resources/hamledt/ar/treex/000_orig/train/NHR_ARB_20021101.0009#4:لِ</text:p>
          </table:table-cell>
          <table:table-cell table:number-columns-repeated="1018"/>
        </table:table-row>
        <table:table-row table:style-name="ro2">
          <table:table-cell office:value-type="string" calcext:value-type="string">
            <text:p>Coord</text:p>
          </table:table-cell>
          <table:table-cell office:value-type="float" office:value="10373" calcext:value-type="float">
            <text:p>10373</text:p>
          </table:table-cell>
          <table:table-cell table:style-name="ce9" table:formula="of:=[.B47]/[.B$84]" office:value-type="percentage" office:value="0.036751628012443" calcext:value-type="percentage">
            <text:p>3,68%</text:p>
          </table:table-cell>
          <table:table-cell office:value-type="string" calcext:value-type="string">
            <text:p>head of coordination</text:p>
          </table:table-cell>
          <table:table-cell/>
          <table:table-cell office:value-type="string" calcext:value-type="string">
            <text:p>/home/zeman/tectomt/share/data/resources/hamledt/ar/treex/000_orig/train/AFP_ARB_20000715.0001#2:وَ</text:p>
          </table:table-cell>
          <table:table-cell table:number-columns-repeated="1018"/>
        </table:table-row>
        <table:table-row table:style-name="ro2">
          <table:table-cell office:value-type="string" calcext:value-type="string">
            <text:p>Coord_Ap</text:p>
          </table:table-cell>
          <table:table-cell office:value-type="float" office:value="98" calcext:value-type="float">
            <text:p>98</text:p>
          </table:table-cell>
          <table:table-cell table:style-name="ce9" table:formula="of:=[.B48]/[.B$84]" office:value-type="percentage" office:value="0.000347214840954345" calcext:value-type="percentage">
            <text:p>0,03%</text:p>
          </table:table-cell>
          <table:table-cell table:style-name="Default" office:value-type="string" calcext:value-type="string">
            <text:p>head of coordination / member of apposition</text:p>
          </table:table-cell>
          <table:table-cell/>
          <table:table-cell office:value-type="string" calcext:value-type="string">
            <text:p>/home/zeman/tectomt/share/data/resources/hamledt/ar/treex/000_orig/train/AFP_ARB_20000715.0001#13:وَ</text:p>
          </table:table-cell>
          <table:table-cell table:number-columns-repeated="1018"/>
        </table:table-row>
        <table:table-row table:style-name="ro2">
          <table:table-cell office:value-type="string" calcext:value-type="string">
            <text:p>Coord_Co</text:p>
          </table:table-cell>
          <table:table-cell office:value-type="float" office:value="708" calcext:value-type="float">
            <text:p>708</text:p>
          </table:table-cell>
          <table:table-cell table:style-name="ce9" table:formula="of:=[.B49]/[.B$84]" office:value-type="percentage" office:value="0.00250845007546608" calcext:value-type="percentage">
            <text:p>0,25%</text:p>
          </table:table-cell>
          <table:table-cell table:style-name="Default" office:value-type="string" calcext:value-type="string">
            <text:p>head of coordination / member of coordination</text:p>
          </table:table-cell>
          <table:table-cell/>
          <table:table-cell office:value-type="string" calcext:value-type="string">
            <text:p>/home/zeman/tectomt/share/data/resources/hamledt/ar/treex/000_orig/train/AFP_ARB_20000715.0001#4:وَ</text:p>
          </table:table-cell>
          <table:table-cell table:number-columns-repeated="1018"/>
        </table:table-row>
        <table:table-row table:style-name="ro2">
          <table:table-cell office:value-type="string" calcext:value-type="string">
            <text:p>Coord_Pa</text:p>
          </table:table-cell>
          <table:table-cell office:value-type="float" office:value="7" calcext:value-type="float">
            <text:p>7</text:p>
          </table:table-cell>
          <table:table-cell table:style-name="ce9" table:formula="of:=[.B50]/[.B$84]" office:value-type="percentage" office:value="0.0000248010600681675" calcext:value-type="percentage">
            <text:p>0,00%</text:p>
          </table:table-cell>
          <table:table-cell table:style-name="Default" office:value-type="string" calcext:value-type="string">
            <text:p>head of coordination / parenthesis</text:p>
          </table:table-cell>
          <table:table-cell/>
          <table:table-cell office:value-type="string" calcext:value-type="string">
            <text:p>/home/zeman/tectomt/share/data/resources/hamledt/ar/treex/000_orig/train/AFP_ARB_20000715.0012#7:وَ</text:p>
          </table:table-cell>
          <table:table-cell table:number-columns-repeated="1018"/>
        </table:table-row>
        <table:table-row table:style-name="ro2">
          <table:table-cell office:value-type="string" calcext:value-type="string">
            <text:p>ExD</text:p>
          </table:table-cell>
          <table:table-cell office:value-type="float" office:value="2329" calcext:value-type="float">
            <text:p>2329</text:p>
          </table:table-cell>
          <table:table-cell table:style-name="ce9" table:formula="of:=[.B51]/[.B$84]" office:value-type="percentage" office:value="0.00825166698553744" calcext:value-type="percentage">
            <text:p>0,83%</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ar/treex/000_orig/train/AFP_ARB_20000715.0001#2:١٥</text:p>
          </table:table-cell>
          <table:table-cell table:number-columns-repeated="1018"/>
        </table:table-row>
        <table:table-row table:style-name="ro2">
          <table:table-cell office:value-type="string" calcext:value-type="string">
            <text:p>ExD_Ap</text:p>
          </table:table-cell>
          <table:table-cell office:value-type="float" office:value="44" calcext:value-type="float">
            <text:p>44</text:p>
          </table:table-cell>
          <table:table-cell table:style-name="ce9" table:formula="of:=[.B52]/[.B$84]" office:value-type="percentage" office:value="0.000155892377571338" calcext:value-type="percentage">
            <text:p>0,02%</text:p>
          </table:table-cell>
          <table:table-cell office:value-type="string" calcext:value-type="string">
            <text:p>external dependent / member of apposition</text:p>
          </table:table-cell>
          <table:table-cell/>
          <table:table-cell office:value-type="string" calcext:value-type="string">
            <text:p>/home/zeman/tectomt/share/data/resources/hamledt/ar/treex/000_orig/train/AFP_ARB_20000715.0001#2:بِيتش</text:p>
          </table:table-cell>
          <table:table-cell table:number-columns-repeated="1018"/>
        </table:table-row>
        <table:table-row table:style-name="ro2">
          <table:table-cell office:value-type="string" calcext:value-type="string">
            <text:p>ExD_Co</text:p>
          </table:table-cell>
          <table:table-cell office:value-type="float" office:value="1103" calcext:value-type="float">
            <text:p>1103</text:p>
          </table:table-cell>
          <table:table-cell table:style-name="ce9" table:formula="of:=[.B53]/[.B$84]" office:value-type="percentage" office:value="0.00390793846502696" calcext:value-type="percentage">
            <text:p>0,39%</text:p>
          </table:table-cell>
          <table:table-cell office:value-type="string" calcext:value-type="string">
            <text:p>external dependent / member of coordination</text:p>
          </table:table-cell>
          <table:table-cell/>
          <table:table-cell office:value-type="string" calcext:value-type="string">
            <text:p>/home/zeman/tectomt/share/data/resources/hamledt/ar/treex/000_orig/train/AFP_ARB_20000715.0002#9:لَا</text:p>
          </table:table-cell>
          <table:table-cell table:number-columns-repeated="1018"/>
        </table:table-row>
        <table:table-row table:style-name="ro2">
          <table:table-cell office:value-type="string" calcext:value-type="string">
            <text:p>ExD_Co_Pa</text:p>
          </table:table-cell>
          <table:table-cell office:value-type="float" office:value="19" calcext:value-type="float">
            <text:p>19</text:p>
          </table:table-cell>
          <table:table-cell table:style-name="ce9" table:formula="of:=[.B54]/[.B$84]" office:value-type="percentage" office:value="0.0000673171630421689" calcext:value-type="percentage">
            <text:p>0,01%</text:p>
          </table:table-cell>
          <table:table-cell table:style-name="Default" office:value-type="string" calcext:value-type="string">
            <text:p>external dependent / member of coordination / parenthesis</text:p>
          </table:table-cell>
          <table:table-cell/>
          <table:table-cell office:value-type="string" calcext:value-type="string">
            <text:p>/home/zeman/tectomt/share/data/resources/hamledt/ar/treex/000_orig/train/AFP_ARB_20000715.0052#2:١٣</text:p>
          </table:table-cell>
          <table:table-cell table:number-columns-repeated="1018"/>
        </table:table-row>
        <table:table-row table:style-name="ro2">
          <table:table-cell office:value-type="string" calcext:value-type="string">
            <text:p>ExD_Pa</text:p>
          </table:table-cell>
          <table:table-cell office:value-type="float" office:value="206" calcext:value-type="float">
            <text:p>206</text:p>
          </table:table-cell>
          <table:table-cell table:style-name="ce9" table:formula="of:=[.B55]/[.B$84]" office:value-type="percentage" office:value="0.000729859767720357" calcext:value-type="percentage">
            <text:p>0,07%</text:p>
          </table:table-cell>
          <table:table-cell table:style-name="Default" office:value-type="string" calcext:value-type="string">
            <text:p>external dependent / parenthesis</text:p>
          </table:table-cell>
          <table:table-cell/>
          <table:table-cell office:value-type="string" calcext:value-type="string">
            <text:p>/home/zeman/tectomt/share/data/resources/hamledt/ar/treex/000_orig/train/AFP_ARB_20000715.0001#2:اف</text:p>
          </table:table-cell>
          <table:table-cell table:number-columns-repeated="1018"/>
        </table:table-row>
        <table:table-row table:style-name="ro2">
          <table:table-cell office:value-type="string" calcext:value-type="string">
            <text:p>Obj</text:p>
          </table:table-cell>
          <table:table-cell office:value-type="float" office:value="20792" calcext:value-type="float">
            <text:p>20792</text:p>
          </table:table-cell>
          <table:table-cell table:style-name="ce9" table:formula="of:=[.B56]/[.B$84]" office:value-type="percentage" office:value="0.0736662344196198" calcext:value-type="percentage">
            <text:p>7,37%</text:p>
          </table:table-cell>
          <table:table-cell office:value-type="string" calcext:value-type="string">
            <text:p>object</text:p>
          </table:table-cell>
          <table:table-cell/>
          <table:table-cell office:value-type="string" calcext:value-type="string">
            <text:p>/home/zeman/tectomt/share/data/resources/hamledt/ar/treex/000_orig/train/AFP_ARB_20000715.0001#1:حَيَاةَ</text:p>
          </table:table-cell>
          <table:table-cell table:number-columns-repeated="1018"/>
        </table:table-row>
        <table:table-row table:style-name="ro2">
          <table:table-cell office:value-type="string" calcext:value-type="string">
            <text:p>ObjAtr</text:p>
          </table:table-cell>
          <table:table-cell office:value-type="float" office:value="10" calcext:value-type="float">
            <text:p>10</text:p>
          </table:table-cell>
          <table:table-cell table:style-name="ce9" table:formula="of:=[.B57]/[.B$84]" office:value-type="percentage" office:value="0.0000354300858116678"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ar/treex/000_orig/train/AFP_ARB_20000715.0021#4:دِيَاجِيُو</text:p>
          </table:table-cell>
          <table:table-cell table:number-columns-repeated="1018"/>
        </table:table-row>
        <table:table-row table:style-name="ro2">
          <table:table-cell office:value-type="string" calcext:value-type="string">
            <text:p>ObjAtr_Co</text:p>
          </table:table-cell>
          <table:table-cell office:value-type="float" office:value="2" calcext:value-type="float">
            <text:p>2</text:p>
          </table:table-cell>
          <table:table-cell table:style-name="ce9" table:formula="of:=[.B58]/[.B$84]" office:value-type="percentage" office:value="0.00000708601716233357" calcext:value-type="percentage">
            <text:p>0,00%</text:p>
          </table:table-cell>
          <table:table-cell table:style-name="Default" office:value-type="string" calcext:value-type="string">
            <text:p>object or attribute / member of coordination</text:p>
          </table:table-cell>
          <table:table-cell/>
          <table:table-cell office:value-type="string" calcext:value-type="string">
            <text:p>/home/zeman/tectomt/share/data/resources/hamledt/ar/treex/000_orig/train/AFP_ARB_20000715.0001#11:رَفضِ</text:p>
          </table:table-cell>
          <table:table-cell table:number-columns-repeated="1018"/>
        </table:table-row>
        <table:table-row table:style-name="ro2">
          <table:table-cell office:value-type="string" calcext:value-type="string">
            <text:p>Obj_Ap</text:p>
          </table:table-cell>
          <table:table-cell office:value-type="float" office:value="173" calcext:value-type="float">
            <text:p>173</text:p>
          </table:table-cell>
          <table:table-cell table:style-name="ce9" table:formula="of:=[.B59]/[.B$84]" office:value-type="percentage" office:value="0.000612940484541854" calcext:value-type="percentage">
            <text:p>0,06%</text:p>
          </table:table-cell>
          <table:table-cell table:style-name="Default" office:value-type="string" calcext:value-type="string">
            <text:p>object / member of apposition</text:p>
          </table:table-cell>
          <table:table-cell/>
          <table:table-cell office:value-type="string" calcext:value-type="string">
            <text:p>/home/zeman/tectomt/share/data/resources/hamledt/ar/treex/000_orig/train/AFP_ARB_20000715.0004#4:اَلإِيرَانِيِّينَ</text:p>
          </table:table-cell>
          <table:table-cell table:number-columns-repeated="1018"/>
        </table:table-row>
        <table:table-row table:style-name="ro2">
          <table:table-cell office:value-type="string" calcext:value-type="string">
            <text:p>Obj_Co</text:p>
          </table:table-cell>
          <table:table-cell office:value-type="float" office:value="4894" calcext:value-type="float">
            <text:p>4894</text:p>
          </table:table-cell>
          <table:table-cell table:style-name="ce9" table:formula="of:=[.B60]/[.B$84]" office:value-type="percentage" office:value="0.0173394839962302" calcext:value-type="percentage">
            <text:p>1,73%</text:p>
          </table:table-cell>
          <table:table-cell table:style-name="Default" office:value-type="string" calcext:value-type="string">
            <text:p>object / member of coordination</text:p>
          </table:table-cell>
          <table:table-cell/>
          <table:table-cell office:value-type="string" calcext:value-type="string">
            <text:p>/home/zeman/tectomt/share/data/resources/hamledt/ar/treex/000_orig/train/AFP_ARB_20000715.0001#5:سِروَالًا</text:p>
          </table:table-cell>
          <table:table-cell table:number-columns-repeated="1018"/>
        </table:table-row>
        <table:table-row table:style-name="ro2">
          <table:table-cell office:value-type="string" calcext:value-type="string">
            <text:p>Obj_Pa</text:p>
          </table:table-cell>
          <table:table-cell office:value-type="float" office:value="1" calcext:value-type="float">
            <text:p>1</text:p>
          </table:table-cell>
          <table:table-cell table:style-name="ce9" table:formula="of:=[.B61]/[.B$84]" office:value-type="percentage" office:value="0.00000354300858116678" calcext:value-type="percentage">
            <text:p>0,00%</text:p>
          </table:table-cell>
          <table:table-cell table:style-name="Default" office:value-type="string" calcext:value-type="string">
            <text:p>object / parenthesis</text:p>
          </table:table-cell>
          <table:table-cell/>
          <table:table-cell office:value-type="string" calcext:value-type="string">
            <text:p>/home/zeman/tectomt/share/data/resources/hamledt/ar/treex/000_orig/train/HYT_ARB_20010912.0041#4:اِستِقبَالَ</text:p>
          </table:table-cell>
          <table:table-cell table:number-columns-repeated="1018"/>
        </table:table-row>
        <table:table-row table:style-name="ro2">
          <table:table-cell office:value-type="string" calcext:value-type="string">
            <text:p>Pnom</text:p>
          </table:table-cell>
          <table:table-cell office:value-type="float" office:value="1131" calcext:value-type="float">
            <text:p>1131</text:p>
          </table:table-cell>
          <table:table-cell table:style-name="ce9" table:formula="of:=[.B62]/[.B$84]" office:value-type="percentage" office:value="0.00400714270529963" calcext:value-type="percentage">
            <text:p>0,40%</text:p>
          </table:table-cell>
          <table:table-cell office:value-type="string" calcext:value-type="string">
            <text:p>nominal predicate</text:p>
          </table:table-cell>
          <table:table-cell/>
          <table:table-cell office:value-type="string" calcext:value-type="string">
            <text:p>/home/zeman/tectomt/share/data/resources/hamledt/ar/treex/000_orig/train/AFP_ARB_20000715.0001#6:اَلسَّهلِ</text:p>
          </table:table-cell>
          <table:table-cell table:number-columns-repeated="1018"/>
        </table:table-row>
        <table:table-row table:style-name="ro1">
          <table:table-cell office:value-type="string" calcext:value-type="string">
            <text:p>Pnom_Ap</text:p>
          </table:table-cell>
          <table:table-cell office:value-type="float" office:value="5" calcext:value-type="float">
            <text:p>5</text:p>
          </table:table-cell>
          <table:table-cell table:style-name="ce9" table:formula="of:=[.B63]/[.B$84]" office:value-type="percentage" office:value="0.0000177150429058339" calcext:value-type="percentage">
            <text:p>0,00%</text:p>
          </table:table-cell>
          <table:table-cell table:style-name="Default" office:value-type="string" calcext:value-type="string">
            <text:p>nominal predicate / member of apposition</text:p>
          </table:table-cell>
          <table:table-cell/>
          <table:table-cell office:value-type="string" calcext:value-type="string">
            <text:p>/home/zeman/tectomt/share/data/resources/hamledt/ar/treex/000_orig/train/UMH_ARB_20040705.0005#14:405.7</text:p>
          </table:table-cell>
          <table:table-cell table:number-columns-repeated="1018"/>
        </table:table-row>
        <table:table-row table:style-name="ro2">
          <table:table-cell office:value-type="string" calcext:value-type="string">
            <text:p>Pnom_Co</text:p>
          </table:table-cell>
          <table:table-cell office:value-type="float" office:value="323" calcext:value-type="float">
            <text:p>323</text:p>
          </table:table-cell>
          <table:table-cell table:style-name="ce9" table:formula="of:=[.B64]/[.B$84]" office:value-type="percentage" office:value="0.00114439177171687" calcext:value-type="percentage">
            <text:p>0,11%</text:p>
          </table:table-cell>
          <table:table-cell table:style-name="Default" office:value-type="string" calcext:value-type="string">
            <text:p>nominal predicate / member of coordination</text:p>
          </table:table-cell>
          <table:table-cell/>
          <table:table-cell office:value-type="string" calcext:value-type="string">
            <text:p>/home/zeman/tectomt/share/data/resources/hamledt/ar/treex/000_orig/train/AFP_ARB_20000715.0004#7:اَلكَوَادِرِ</text:p>
          </table:table-cell>
          <table:table-cell table:number-columns-repeated="1018"/>
        </table:table-row>
        <table:table-row table:style-name="ro2">
          <table:table-cell office:value-type="string" calcext:value-type="string">
            <text:p>Pnom_Co_Pa</text:p>
          </table:table-cell>
          <table:table-cell office:value-type="float" office:value="3" calcext:value-type="float">
            <text:p>3</text:p>
          </table:table-cell>
          <table:table-cell table:style-name="ce9" table:formula="of:=[.B65]/[.B$84]" office:value-type="percentage" office:value="0.0000106290257435003" calcext:value-type="percentage">
            <text:p>0,00%</text:p>
          </table:table-cell>
          <table:table-cell table:style-name="Default" office:value-type="string" calcext:value-type="string">
            <text:p>nominal predicate / member of coordination / parenthesis</text:p>
          </table:table-cell>
          <table:table-cell/>
          <table:table-cell office:value-type="string" calcext:value-type="string">
            <text:p>/home/zeman/tectomt/share/data/resources/hamledt/ar/treex/000_orig/train/HYT_ARB_20010911.0096#8:مُحَمَّدٌ</text:p>
          </table:table-cell>
          <table:table-cell table:number-columns-repeated="1018"/>
        </table:table-row>
        <table:table-row table:style-name="ro2">
          <table:table-cell office:value-type="string" calcext:value-type="string">
            <text:p>Pnom_Pa</text:p>
          </table:table-cell>
          <table:table-cell office:value-type="float" office:value="1" calcext:value-type="float">
            <text:p>1</text:p>
          </table:table-cell>
          <table:table-cell table:style-name="ce9" table:formula="of:=[.B66]/[.B$84]" office:value-type="percentage" office:value="0.00000354300858116678" calcext:value-type="percentage">
            <text:p>0,00%</text:p>
          </table:table-cell>
          <table:table-cell table:style-name="Default" office:value-type="string" calcext:value-type="string">
            <text:p>nominal predicate / parenthesis</text:p>
          </table:table-cell>
          <table:table-cell/>
          <table:table-cell office:value-type="string" calcext:value-type="string">
            <text:p>/home/zeman/tectomt/share/data/resources/hamledt/ar/treex/000_orig/train/UMH_ARB_20040715.0003#6:اَلأَخطَرُ</text:p>
          </table:table-cell>
          <table:table-cell table:number-columns-repeated="1018"/>
        </table:table-row>
        <table:table-row table:style-name="ro2">
          <table:table-cell office:value-type="string" calcext:value-type="string">
            <text:p>Pred</text:p>
          </table:table-cell>
          <table:table-cell office:value-type="float" office:value="5921" calcext:value-type="float">
            <text:p>5921</text:p>
          </table:table-cell>
          <table:table-cell table:style-name="ce9" table:formula="of:=[.B67]/[.B$84]" office:value-type="percentage" office:value="0.0209781538090885" calcext:value-type="percentage">
            <text:p>2,10%</text:p>
          </table:table-cell>
          <table:table-cell office:value-type="string" calcext:value-type="string">
            <text:p>main predicate of sentence</text:p>
          </table:table-cell>
          <table:table-cell/>
          <table:table-cell office:value-type="string" calcext:value-type="string">
            <text:p>/home/zeman/tectomt/share/data/resources/hamledt/ar/treex/000_orig/train/AFP_ARB_20000715.0001#1:يُقَلِّبُ</text:p>
          </table:table-cell>
          <table:table-cell table:number-columns-repeated="1018"/>
        </table:table-row>
        <table:table-row table:style-name="ro2">
          <table:table-cell office:value-type="string" calcext:value-type="string">
            <text:p>PredC</text:p>
          </table:table-cell>
          <table:table-cell office:value-type="float" office:value="8" calcext:value-type="float">
            <text:p>8</text:p>
          </table:table-cell>
          <table:table-cell table:style-name="ce9" table:formula="of:=[.B68]/[.B$84]" office:value-type="percentage" office:value="0.0000283440686493343" calcext:value-type="percentage">
            <text:p>0,00%</text:p>
          </table:table-cell>
          <table:table-cell office:value-type="string" calcext:value-type="string">
            <text:p>subordinating conjunction heading a clause that functions as a predicate</text:p>
          </table:table-cell>
          <table:table-cell/>
          <table:table-cell office:value-type="string" calcext:value-type="string">
            <text:p>/home/zeman/tectomt/share/data/resources/hamledt/ar/treex/000_orig/train/HYT_ARB_20010912.0094#3:أَنَّ</text:p>
          </table:table-cell>
          <table:table-cell table:number-columns-repeated="1018"/>
        </table:table-row>
        <table:table-row table:style-name="ro2">
          <table:table-cell office:value-type="string" calcext:value-type="string">
            <text:p>PredC_Co</text:p>
          </table:table-cell>
          <table:table-cell office:value-type="float" office:value="11" calcext:value-type="float">
            <text:p>11</text:p>
          </table:table-cell>
          <table:table-cell table:style-name="ce9" table:formula="of:=[.B69]/[.B$84]" office:value-type="percentage" office:value="0.0000389730943928346" calcext:value-type="percentage">
            <text:p>0,00%</text:p>
          </table:table-cell>
          <table:table-cell table:style-name="Default" office:value-type="string" calcext:value-type="string">
            <text:p>predicative subordinating conjunction / member of coordination</text:p>
          </table:table-cell>
          <table:table-cell/>
          <table:table-cell office:value-type="string" calcext:value-type="string">
            <text:p>/home/zeman/tectomt/share/data/resources/hamledt/ar/treex/000_orig/train/HYT_ARB_20010911.0033#14:أَنَّ</text:p>
          </table:table-cell>
          <table:table-cell table:number-columns-repeated="1018"/>
        </table:table-row>
        <table:table-row table:style-name="ro2">
          <table:table-cell office:value-type="string" calcext:value-type="string">
            <text:p>PredE</text:p>
          </table:table-cell>
          <table:table-cell office:value-type="float" office:value="46" calcext:value-type="float">
            <text:p>46</text:p>
          </table:table-cell>
          <table:table-cell table:style-name="ce9" table:formula="of:=[.B70]/[.B$84]" office:value-type="percentage" office:value="0.000162978394733672" calcext:value-type="percentage">
            <text:p>0,02%</text:p>
          </table:table-cell>
          <table:table-cell office:value-type="string" calcext:value-type="string">
            <text:p>existential predicate in nominal sentence</text:p>
          </table:table-cell>
          <table:table-cell/>
          <table:table-cell office:value-type="string" calcext:value-type="string">
            <text:p>/home/zeman/tectomt/share/data/resources/hamledt/ar/treex/000_orig/train/AFP_ARB_20000815.0045#12:لَا</text:p>
          </table:table-cell>
          <table:table-cell table:number-columns-repeated="1018"/>
        </table:table-row>
        <table:table-row table:style-name="ro2">
          <table:table-cell office:value-type="string" calcext:value-type="string">
            <text:p>PredE_Co</text:p>
          </table:table-cell>
          <table:table-cell office:value-type="float" office:value="26" calcext:value-type="float">
            <text:p>26</text:p>
          </table:table-cell>
          <table:table-cell table:style-name="ce9" table:formula="of:=[.B71]/[.B$84]" office:value-type="percentage" office:value="0.0000921182231103364" calcext:value-type="percentage">
            <text:p>0,01%</text:p>
          </table:table-cell>
          <table:table-cell table:style-name="Default" office:value-type="string" calcext:value-type="string">
            <text:p>existential predicate / member of coordination</text:p>
          </table:table-cell>
          <table:table-cell/>
          <table:table-cell office:value-type="string" calcext:value-type="string">
            <text:p>/home/zeman/tectomt/share/data/resources/hamledt/ar/treex/000_orig/train/AFP_ARB_20000715.0084#5:هُنَاكَ</text:p>
          </table:table-cell>
          <table:table-cell table:number-columns-repeated="1018"/>
        </table:table-row>
        <table:table-row table:style-name="ro2">
          <table:table-cell office:value-type="string" calcext:value-type="string">
            <text:p>PredP</text:p>
          </table:table-cell>
          <table:table-cell office:value-type="float" office:value="132" calcext:value-type="float">
            <text:p>132</text:p>
          </table:table-cell>
          <table:table-cell table:style-name="ce9" table:formula="of:=[.B72]/[.B$84]" office:value-type="percentage" office:value="0.000467677132714015" calcext:value-type="percentage">
            <text:p>0,05%</text:p>
          </table:table-cell>
          <table:table-cell office:value-type="string" calcext:value-type="string">
            <text:p>predicative preposition in impersonal nominal sentence</text:p>
          </table:table-cell>
          <table:table-cell/>
          <table:table-cell office:value-type="string" calcext:value-type="string">
            <text:p>/home/zeman/tectomt/share/data/resources/hamledt/ar/treex/000_orig/train/AFP_ARB_20000715.0012#7:مِن</text:p>
          </table:table-cell>
          <table:table-cell table:number-columns-repeated="1018"/>
        </table:table-row>
        <table:table-row table:style-name="ro2">
          <table:table-cell office:value-type="string" calcext:value-type="string">
            <text:p>PredP_Co</text:p>
          </table:table-cell>
          <table:table-cell office:value-type="float" office:value="66" calcext:value-type="float">
            <text:p>66</text:p>
          </table:table-cell>
          <table:table-cell table:style-name="ce9" table:formula="of:=[.B73]/[.B$84]" office:value-type="percentage" office:value="0.000233838566357008" calcext:value-type="percentage">
            <text:p>0,02%</text:p>
          </table:table-cell>
          <table:table-cell table:style-name="Default" office:value-type="string" calcext:value-type="string">
            <text:p>predicative preposition / member of coordination</text:p>
          </table:table-cell>
          <table:table-cell/>
          <table:table-cell office:value-type="string" calcext:value-type="string">
            <text:p>/home/zeman/tectomt/share/data/resources/hamledt/ar/treex/000_orig/train/AFP_ARB_20000715.0030#8:بِ</text:p>
          </table:table-cell>
          <table:table-cell table:number-columns-repeated="1018"/>
        </table:table-row>
        <table:table-row table:style-name="ro2">
          <table:table-cell office:value-type="string" calcext:value-type="string">
            <text:p>Pred_Ap</text:p>
          </table:table-cell>
          <table:table-cell office:value-type="float" office:value="11" calcext:value-type="float">
            <text:p>11</text:p>
          </table:table-cell>
          <table:table-cell table:style-name="ce9" table:formula="of:=[.B74]/[.B$84]" office:value-type="percentage" office:value="0.0000389730943928346" calcext:value-type="percentage">
            <text:p>0,00%</text:p>
          </table:table-cell>
          <table:table-cell office:value-type="string" calcext:value-type="string">
            <text:p>main predicate / member of apposition</text:p>
          </table:table-cell>
          <table:table-cell/>
          <table:table-cell office:value-type="string" calcext:value-type="string">
            <text:p>/home/zeman/tectomt/share/data/resources/hamledt/ar/treex/000_orig/train/ASB_ARB_20041023.0015#6:اِعتَرَفُوا</text:p>
          </table:table-cell>
          <table:table-cell table:number-columns-repeated="1018"/>
        </table:table-row>
        <table:table-row table:style-name="ro2">
          <table:table-cell office:value-type="string" calcext:value-type="string">
            <text:p>Pred_Co</text:p>
          </table:table-cell>
          <table:table-cell office:value-type="float" office:value="2787" calcext:value-type="float">
            <text:p>2787</text:p>
          </table:table-cell>
          <table:table-cell table:style-name="ce9" table:formula="of:=[.B75]/[.B$84]" office:value-type="percentage" office:value="0.00987436491571183" calcext:value-type="percentage">
            <text:p>0,99%</text:p>
          </table:table-cell>
          <table:table-cell office:value-type="string" calcext:value-type="string">
            <text:p>main predicate / member of coordination</text:p>
          </table:table-cell>
          <table:table-cell/>
          <table:table-cell office:value-type="string" calcext:value-type="string">
            <text:p>/home/zeman/tectomt/share/data/resources/hamledt/ar/treex/000_orig/train/AFP_ARB_20000715.0001#4:بَدَا</text:p>
          </table:table-cell>
          <table:table-cell table:number-columns-repeated="1018"/>
        </table:table-row>
        <table:table-row table:style-name="ro2">
          <table:table-cell office:value-type="string" calcext:value-type="string">
            <text:p>Pred_Co_Pa</text:p>
          </table:table-cell>
          <table:table-cell office:value-type="float" office:value="3" calcext:value-type="float">
            <text:p>3</text:p>
          </table:table-cell>
          <table:table-cell table:style-name="ce9" table:formula="of:=[.B76]/[.B$84]" office:value-type="percentage" office:value="0.0000106290257435003" calcext:value-type="percentage">
            <text:p>0,00%</text:p>
          </table:table-cell>
          <table:table-cell office:value-type="string" calcext:value-type="string">
            <text:p>main predicate / member of coordination / parenthesis</text:p>
          </table:table-cell>
          <table:table-cell/>
          <table:table-cell office:value-type="string" calcext:value-type="string">
            <text:p>/home/zeman/tectomt/share/data/resources/hamledt/ar/treex/000_orig/train/HYT_ARB_20010407.0221#5:تُشَارِكُ</text:p>
          </table:table-cell>
          <table:table-cell table:number-columns-repeated="1018"/>
        </table:table-row>
        <table:table-row table:style-name="ro2">
          <table:table-cell office:value-type="string" calcext:value-type="string">
            <text:p>Pred_Pa</text:p>
          </table:table-cell>
          <table:table-cell office:value-type="float" office:value="6" calcext:value-type="float">
            <text:p>6</text:p>
          </table:table-cell>
          <table:table-cell table:style-name="ce9" table:formula="of:=[.B77]/[.B$84]" office:value-type="percentage" office:value="0.0000212580514870007" calcext:value-type="percentage">
            <text:p>0,00%</text:p>
          </table:table-cell>
          <table:table-cell office:value-type="string" calcext:value-type="string">
            <text:p>main predicate / parenthesis</text:p>
          </table:table-cell>
          <table:table-cell/>
          <table:table-cell office:value-type="string" calcext:value-type="string">
            <text:p>/home/zeman/tectomt/share/data/resources/hamledt/ar/treex/000_orig/train/HYT_ARB_20010911.0033#15:يُمكِنُ</text:p>
          </table:table-cell>
          <table:table-cell table:number-columns-repeated="1018"/>
        </table:table-row>
        <table:table-row table:style-name="ro2">
          <table:table-cell office:value-type="string" calcext:value-type="string">
            <text:p>Sb</text:p>
          </table:table-cell>
          <table:table-cell office:value-type="float" office:value="16051" calcext:value-type="float">
            <text:p>16051</text:p>
          </table:table-cell>
          <table:table-cell table:style-name="ce9" table:formula="of:=[.B78]/[.B$84]" office:value-type="percentage" office:value="0.056868830736308" calcext:value-type="percentage">
            <text:p>5,69%</text:p>
          </table:table-cell>
          <table:table-cell office:value-type="string" calcext:value-type="string">
            <text:p>subject</text:p>
          </table:table-cell>
          <table:table-cell/>
          <table:table-cell office:value-type="string" calcext:value-type="string">
            <text:p>/home/zeman/tectomt/share/data/resources/hamledt/ar/treex/000_orig/train/AFP_ARB_20000715.0001#1:مِيرَاثٌ</text:p>
          </table:table-cell>
          <table:table-cell table:number-columns-repeated="1018"/>
        </table:table-row>
        <table:table-row table:style-name="ro2">
          <table:table-cell office:value-type="string" calcext:value-type="string">
            <text:p>Sb_Ap</text:p>
          </table:table-cell>
          <table:table-cell office:value-type="float" office:value="88" calcext:value-type="float">
            <text:p>88</text:p>
          </table:table-cell>
          <table:table-cell table:style-name="ce9" table:formula="of:=[.B79]/[.B$84]" office:value-type="percentage" office:value="0.000311784755142677" calcext:value-type="percentage">
            <text:p>0,03%</text:p>
          </table:table-cell>
          <table:table-cell office:value-type="string" calcext:value-type="string">
            <text:p>subject / member of apposition</text:p>
          </table:table-cell>
          <table:table-cell/>
          <table:table-cell office:value-type="string" calcext:value-type="string">
            <text:p>/home/zeman/tectomt/share/data/resources/hamledt/ar/treex/000_orig/train/AFP_ARB_20000715.0005#2:أُستُرَالِيَا</text:p>
          </table:table-cell>
          <table:table-cell table:number-columns-repeated="1018"/>
        </table:table-row>
        <table:table-row table:style-name="ro2">
          <table:table-cell office:value-type="string" calcext:value-type="string">
            <text:p>Sb_Co</text:p>
          </table:table-cell>
          <table:table-cell office:value-type="float" office:value="1642" calcext:value-type="float">
            <text:p>1642</text:p>
          </table:table-cell>
          <table:table-cell table:style-name="ce9" table:formula="of:=[.B80]/[.B$84]" office:value-type="percentage" office:value="0.00581762009027586" calcext:value-type="percentage">
            <text:p>0,58%</text:p>
          </table:table-cell>
          <table:table-cell office:value-type="string" calcext:value-type="string">
            <text:p>subject / member of coordination</text:p>
          </table:table-cell>
          <table:table-cell/>
          <table:table-cell office:value-type="string" calcext:value-type="string">
            <text:p>/home/zeman/tectomt/share/data/resources/hamledt/ar/treex/000_orig/train/AFP_ARB_20000715.0004#3:اَلمَسؤُولُونَ</text:p>
          </table:table-cell>
          <table:table-cell table:number-columns-repeated="1018"/>
        </table:table-row>
        <table:table-row table:style-name="ro2">
          <table:table-cell office:value-type="string" calcext:value-type="string">
            <text:p>Sb_Pa</text:p>
          </table:table-cell>
          <table:table-cell office:value-type="float" office:value="2" calcext:value-type="float">
            <text:p>2</text:p>
          </table:table-cell>
          <table:table-cell table:style-name="ce9" table:formula="of:=[.B81]/[.B$84]" office:value-type="percentage" office:value="0.00000708601716233357" calcext:value-type="percentage">
            <text:p>0,00%</text:p>
          </table:table-cell>
          <table:table-cell office:value-type="string" calcext:value-type="string">
            <text:p>subject / parenthesis</text:p>
          </table:table-cell>
          <table:table-cell/>
          <table:table-cell office:value-type="string" calcext:value-type="string">
            <text:p>/home/zeman/tectomt/share/data/resources/hamledt/ar/treex/000_orig/train/AFP_ARB_20000715.0048#5:اَلنِّيَابَةُ</text:p>
          </table:table-cell>
          <table:table-cell table:number-columns-repeated="1018"/>
        </table:table-row>
        <table:table-row table:style-name="ro2">
          <table:table-cell office:value-type="string" calcext:value-type="string">
            <text:p>_</text:p>
          </table:table-cell>
          <table:table-cell office:value-type="float" office:value="1765" calcext:value-type="float">
            <text:p>1765</text:p>
          </table:table-cell>
          <table:table-cell table:style-name="ce9" table:formula="of:=[.B82]/[.B$84]" office:value-type="percentage" office:value="0.00625341014575937" calcext:value-type="percentage">
            <text:p>0,63%</text:p>
          </table:table-cell>
          <table:table-cell office:value-type="string" calcext:value-type="string">
            <text:p>unknown function</text:p>
          </table:table-cell>
          <table:table-cell/>
          <table:table-cell office:value-type="string" calcext:value-type="string">
            <text:p>/home/zeman/tectomt/share/data/resources/hamledt/ar/treex/000_orig/train/AFP_ARB_20000815.0010#1:لٰكِنَّ</text:p>
          </table:table-cell>
          <table:table-cell table:number-columns-repeated="1018"/>
        </table:table-row>
        <table:table-row table:style-name="ro2">
          <table:table-cell office:value-type="string" calcext:value-type="string">
            <text:p>__Co</text:p>
          </table:table-cell>
          <table:table-cell office:value-type="float" office:value="6" calcext:value-type="float">
            <text:p>6</text:p>
          </table:table-cell>
          <table:table-cell table:style-name="ce9" table:formula="of:=[.B83]/[.B$84]" office:value-type="percentage" office:value="0.0000212580514870007" calcext:value-type="percentage">
            <text:p>0,00%</text:p>
          </table:table-cell>
          <table:table-cell office:value-type="string" calcext:value-type="string">
            <text:p>unknown function / member of coordination</text:p>
          </table:table-cell>
          <table:table-cell/>
          <table:table-cell office:value-type="string" calcext:value-type="string">
            <text:p>/home/zeman/tectomt/share/data/resources/hamledt/ar/treex/000_orig/train/AFP_ARB_20000815.0051#3:كَانَ</text:p>
          </table:table-cell>
          <table:table-cell table:number-columns-repeated="1018"/>
        </table:table-row>
        <table:table-row table:style-name="ro1">
          <table:table-cell table:style-name="ce1" office:value-type="string" calcext:value-type="string">
            <text:p>Celkem</text:p>
          </table:table-cell>
          <table:table-cell table:style-name="ce1" table:formula="of:=SUM([.B3:.B83])" office:value-type="float" office:value="282246" calcext:value-type="float">
            <text:p>282246</text:p>
          </table:table-cell>
          <table:table-cell table:style-name="ce10" table:formula="of:=[.B84]/[.B$84]" office:value-type="percentage" office:value="1" calcext:value-type="percentage">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1">
          <table:table-cell office:value-type="string" calcext:value-type="string">
            <text:p>AAdjn</text:p>
          </table:table-cell>
          <table:table-cell office:value-type="float" office:value="1241" calcext:value-type="float">
            <text:p>1241</text:p>
          </table:table-cell>
          <table:table-cell table:style-name="ce9" table:formula="of:=[.B3]/[.B$36]" office:value-type="percentage" office:value="0.129527189228682" calcext:value-type="percentage">
            <text:p>12,95%</text:p>
          </table:table-cell>
          <table:table-cell table:style-name="ce16" office:value-type="string" calcext:value-type="string">
            <text:p>adverbial adjunct</text:p>
          </table:table-cell>
          <table:table-cell/>
          <table:table-cell table:style-name="ce15"/>
          <table:table-cell table:number-columns-repeated="1018"/>
        </table:table-row>
        <table:table-row table:style-name="ro1">
          <table:table-cell office:value-type="string" calcext:value-type="string">
            <text:p>AAdjn_M</text:p>
          </table:table-cell>
          <table:table-cell office:value-type="float" office:value="33" calcext:value-type="float">
            <text:p>33</text:p>
          </table:table-cell>
          <table:table-cell table:style-name="ce9" table:formula="of:=[.B4]/[.B$36]" office:value-type="percentage" office:value="0.0034443168771527" calcext:value-type="percentage">
            <text:p>0,34%</text:p>
          </table:table-cell>
          <table:table-cell table:style-name="ce17" office:value-type="string" calcext:value-type="string">
            <text:p>adverbial adjunct / member of coordination or apposition</text:p>
          </table:table-cell>
          <table:table-cell/>
          <table:table-cell table:style-name="ce15"/>
          <table:table-cell table:number-columns-repeated="1018"/>
        </table:table-row>
        <table:table-row table:style-name="ro1">
          <table:table-cell office:value-type="string" calcext:value-type="string">
            <text:p>AComp</text:p>
          </table:table-cell>
          <table:table-cell office:value-type="float" office:value="388" calcext:value-type="float">
            <text:p>388</text:p>
          </table:table-cell>
          <table:table-cell table:style-name="ce9" table:formula="of:=[.B5]/[.B$36]" office:value-type="percentage" office:value="0.0404968166162196" calcext:value-type="percentage">
            <text:p>4,05%</text:p>
          </table:table-cell>
          <table:table-cell table:style-name="ce16" office:value-type="string" calcext:value-type="string">
            <text:p>adverbial complement</text:p>
          </table:table-cell>
          <table:table-cell/>
          <table:table-cell table:style-name="ce15"/>
          <table:table-cell table:number-columns-repeated="1018"/>
        </table:table-row>
        <table:table-row table:style-name="ro1">
          <table:table-cell office:value-type="string" calcext:value-type="string">
            <text:p>AComp_M</text:p>
          </table:table-cell>
          <table:table-cell office:value-type="float" office:value="11" calcext:value-type="float">
            <text:p>11</text:p>
          </table:table-cell>
          <table:table-cell table:style-name="ce9" table:formula="of:=[.B6]/[.B$36]" office:value-type="percentage" office:value="0.00114810562571757" calcext:value-type="percentage">
            <text:p>0,11%</text:p>
          </table:table-cell>
          <table:table-cell table:style-name="ce16" office:value-type="string" calcext: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calcext:value-type="string">
            <text:p>AdjAtr</text:p>
          </table:table-cell>
          <table:table-cell office:value-type="float" office:value="338" calcext:value-type="float">
            <text:p>338</text:p>
          </table:table-cell>
          <table:table-cell table:style-name="ce9" table:formula="of:=[.B7]/[.B$36]" office:value-type="percentage" office:value="0.0352781546811398" calcext:value-type="percentage">
            <text:p>3,53%</text:p>
          </table:table-cell>
          <table:table-cell table:style-name="ce16" office:value-type="string" calcext:value-type="string">
            <text:p>adjectival participial or adjectivalized verb</text:p>
          </table:table-cell>
          <table:table-cell/>
          <table:table-cell table:style-name="ce15"/>
          <table:table-cell table:number-columns-repeated="1018"/>
        </table:table-row>
        <table:table-row table:style-name="ro1">
          <table:table-cell office:value-type="string" calcext:value-type="string">
            <text:p>Adv</text:p>
          </table:table-cell>
          <table:table-cell office:value-type="float" office:value="1" calcext:value-type="float">
            <text:p>1</text:p>
          </table:table-cell>
          <table:table-cell table:style-name="ce9" table:formula="of:=[.B8]/[.B$36]" office:value-type="percentage" office:value="0.000104373238701597" calcext:value-type="percentage">
            <text:p>0,01%</text:p>
          </table:table-cell>
          <table:table-cell office:value-type="string" calcext:value-type="string">
            <text:p>adverbial</text:p>
          </table:table-cell>
          <table:table-cell/>
          <table:table-cell table:style-name="ce15"/>
          <table:table-cell table:number-columns-repeated="1018"/>
        </table:table-row>
        <table:table-row table:style-name="ro1">
          <table:table-cell office:value-type="string" calcext:value-type="string">
            <text:p>Apos</text:p>
          </table:table-cell>
          <table:table-cell office:value-type="float" office:value="12" calcext:value-type="float">
            <text:p>12</text:p>
          </table:table-cell>
          <table:table-cell table:style-name="ce9" table:formula="of:=[.B9]/[.B$36]" office:value-type="percentage" office:value="0.00125247886441916" calcext:value-type="percentage">
            <text:p>0,13%</text:p>
          </table:table-cell>
          <table:table-cell office:value-type="string" calcext:value-type="string">
            <text:p>head of apposition</text:p>
          </table:table-cell>
          <table:table-cell/>
          <table:table-cell table:style-name="ce15"/>
          <table:table-cell table:number-columns-repeated="1018"/>
        </table:table-row>
        <table:table-row table:style-name="ro1">
          <table:table-cell office:value-type="string" calcext:value-type="string">
            <text:p>Atr</text:p>
          </table:table-cell>
          <table:table-cell office:value-type="float" office:value="2441" calcext:value-type="float">
            <text:p>2441</text:p>
          </table:table-cell>
          <table:table-cell table:style-name="ce9" table:formula="of:=[.B10]/[.B$36]" office:value-type="percentage" office:value="0.254775075670598" calcext:value-type="percentage">
            <text:p>25,48%</text:p>
          </table:table-cell>
          <table:table-cell office:value-type="string" calcext:value-type="string">
            <text:p>attribute</text:p>
          </table:table-cell>
          <table:table-cell/>
          <table:table-cell table:style-name="ce15"/>
          <table:table-cell table:number-columns-repeated="1018"/>
        </table:table-row>
        <table:table-row table:style-name="ro1">
          <table:table-cell office:value-type="string" calcext:value-type="string">
            <text:p>Atr_M</text:p>
          </table:table-cell>
          <table:table-cell office:value-type="float" office:value="214" calcext:value-type="float">
            <text:p>214</text:p>
          </table:table-cell>
          <table:table-cell table:style-name="ce9" table:formula="of:=[.B11]/[.B$36]" office:value-type="percentage" office:value="0.0223358730821417" calcext:value-type="percentage">
            <text:p>2,23%</text:p>
          </table:table-cell>
          <table:table-cell table:style-name="Default" office:value-type="string" calcext:value-type="string">
            <text:p>attribute / member of coordination or apposition</text:p>
          </table:table-cell>
          <table:table-cell/>
          <table:table-cell table:style-name="ce15"/>
          <table:table-cell table:number-columns-repeated="1018"/>
        </table:table-row>
        <table:table-row table:style-name="ro1">
          <table:table-cell office:value-type="string" calcext:value-type="string">
            <text:p>AuxA</text:p>
          </table:table-cell>
          <table:table-cell office:value-type="float" office:value="100" calcext:value-type="float">
            <text:p>100</text:p>
          </table:table-cell>
          <table:table-cell table:style-name="ce9" table:formula="of:=[.B12]/[.B$36]" office:value-type="percentage" office:value="0.0104373238701597" calcext:value-type="percentage">
            <text:p>1,04%</text:p>
          </table:table-cell>
          <table:table-cell table:style-name="ce16" office:value-type="string" calcext:value-type="string">
            <text:p>determiner</text:p>
          </table:table-cell>
          <table:table-cell/>
          <table:table-cell table:style-name="ce15"/>
          <table:table-cell table:number-columns-repeated="1018"/>
        </table:table-row>
        <table:table-row table:style-name="ro1">
          <table:table-cell office:value-type="string" calcext:value-type="string">
            <text:p>AuxC</text:p>
          </table:table-cell>
          <table:table-cell office:value-type="float" office:value="245" calcext:value-type="float">
            <text:p>245</text:p>
          </table:table-cell>
          <table:table-cell table:style-name="ce9" table:formula="of:=[.B13]/[.B$36]" office:value-type="percentage" office:value="0.0255714434818912" calcext:value-type="percentage">
            <text:p>2,56%</text:p>
          </table:table-cell>
          <table:table-cell office:value-type="string" calcext:value-type="string">
            <text:p>subordinating conjunction</text:p>
          </table:table-cell>
          <table:table-cell/>
          <table:table-cell table:style-name="ce15"/>
          <table:table-cell table:number-columns-repeated="1018"/>
        </table:table-row>
        <table:table-row table:style-name="ro1">
          <table:table-cell office:value-type="string" calcext:value-type="string">
            <text:p>AuxC_M</text:p>
          </table:table-cell>
          <table:table-cell office:value-type="float" office:value="21" calcext:value-type="float">
            <text:p>21</text:p>
          </table:table-cell>
          <table:table-cell table:style-name="ce9" table:formula="of:=[.B14]/[.B$36]" office:value-type="percentage" office:value="0.00219183801273353" calcext:value-type="percentage">
            <text:p>0,22%</text:p>
          </table:table-cell>
          <table:table-cell table:style-name="Default" office:value-type="string" calcext: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calcext:value-type="string">
            <text:p>AuxG</text:p>
          </table:table-cell>
          <table:table-cell office:value-type="float" office:value="56" calcext:value-type="float">
            <text:p>56</text:p>
          </table:table-cell>
          <table:table-cell table:style-name="ce9" table:formula="of:=[.B15]/[.B$36]" office:value-type="percentage" office:value="0.00584490136728943" calcext:value-type="percentage">
            <text:p>0,58%</text:p>
          </table:table-cell>
          <table:table-cell office:value-type="string" calcext: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calcext:value-type="string">
            <text:p>AuxK</text:p>
          </table:table-cell>
          <table:table-cell office:value-type="float" office:value="617" calcext:value-type="float">
            <text:p>617</text:p>
          </table:table-cell>
          <table:table-cell table:style-name="ce9" table:formula="of:=[.B16]/[.B$36]" office:value-type="percentage" office:value="0.0643982882788853" calcext:value-type="percentage">
            <text:p>6,44%</text:p>
          </table:table-cell>
          <table:table-cell office:value-type="string" calcext:value-type="string">
            <text:p>sentence-final punctuation</text:p>
          </table:table-cell>
          <table:table-cell/>
          <table:table-cell table:style-name="ce15"/>
          <table:table-cell table:number-columns-repeated="1018"/>
        </table:table-row>
        <table:table-row table:style-name="ro1">
          <table:table-cell office:value-type="string" calcext:value-type="string">
            <text:p>AuxP</text:p>
          </table:table-cell>
          <table:table-cell office:value-type="float" office:value="276" calcext:value-type="float">
            <text:p>276</text:p>
          </table:table-cell>
          <table:table-cell table:style-name="ce9" table:formula="of:=[.B17]/[.B$36]" office:value-type="percentage" office:value="0.0288070138816407" calcext:value-type="percentage">
            <text:p>2,88%</text:p>
          </table:table-cell>
          <table:table-cell office:value-type="string" calcext:value-type="string">
            <text:p>preposition</text:p>
          </table:table-cell>
          <table:table-cell/>
          <table:table-cell table:style-name="ce15"/>
          <table:table-cell table:number-columns-repeated="1018"/>
        </table:table-row>
        <table:table-row table:style-name="ro1">
          <table:table-cell office:value-type="string" calcext:value-type="string">
            <text:p>AuxP_M</text:p>
          </table:table-cell>
          <table:table-cell office:value-type="float" office:value="10" calcext:value-type="float">
            <text:p>10</text:p>
          </table:table-cell>
          <table:table-cell table:style-name="ce9" table:formula="of:=[.B18]/[.B$36]" office:value-type="percentage" office:value="0.00104373238701597" calcext:value-type="percentage">
            <text:p>0,10%</text:p>
          </table:table-cell>
          <table:table-cell table:style-name="Default" office:value-type="string" calcext:value-type="string">
            <text:p>preposition / member of coordination or apposition</text:p>
          </table:table-cell>
          <table:table-cell/>
          <table:table-cell table:style-name="ce15"/>
          <table:table-cell table:number-columns-repeated="1018"/>
        </table:table-row>
        <table:table-row table:style-name="ro1">
          <table:table-cell office:value-type="string" calcext:value-type="string">
            <text:p>AuxV</text:p>
          </table:table-cell>
          <table:table-cell office:value-type="float" office:value="601" calcext:value-type="float">
            <text:p>601</text:p>
          </table:table-cell>
          <table:table-cell table:style-name="ce9" table:formula="of:=[.B19]/[.B$36]" office:value-type="percentage" office:value="0.0627283164596598" calcext:value-type="percentage">
            <text:p>6,27%</text:p>
          </table:table-cell>
          <table:table-cell table:style-name="Default" office:value-type="string" calcext:value-type="string">
            <text:p>auxiliary verb</text:p>
          </table:table-cell>
          <table:table-cell/>
          <table:table-cell table:style-name="ce15"/>
          <table:table-cell table:number-columns-repeated="1018"/>
        </table:table-row>
        <table:table-row table:style-name="ro1">
          <table:table-cell office:value-type="string" calcext:value-type="string">
            <text:p>AuxV_M</text:p>
          </table:table-cell>
          <table:table-cell office:value-type="float" office:value="1" calcext:value-type="float">
            <text:p>1</text:p>
          </table:table-cell>
          <table:table-cell table:style-name="ce9" table:formula="of:=[.B20]/[.B$36]" office:value-type="percentage" office:value="0.000104373238701597" calcext:value-type="percentage">
            <text:p>0,01%</text:p>
          </table:table-cell>
          <table:table-cell table:style-name="Default" office:value-type="string" calcext:value-type="string">
            <text:p>auxiliary verb / member of coordination or apposition</text:p>
          </table:table-cell>
          <table:table-cell/>
          <table:table-cell table:style-name="ce15"/>
          <table:table-cell table:number-columns-repeated="1018"/>
        </table:table-row>
        <table:table-row table:style-name="ro1">
          <table:table-cell office:value-type="string" calcext:value-type="string">
            <text:p>AuxX</text:p>
          </table:table-cell>
          <table:table-cell office:value-type="float" office:value="270" calcext:value-type="float">
            <text:p>270</text:p>
          </table:table-cell>
          <table:table-cell table:style-name="ce9" table:formula="of:=[.B21]/[.B$36]" office:value-type="percentage" office:value="0.0281807744494312" calcext:value-type="percentage">
            <text:p>2,82%</text:p>
          </table:table-cell>
          <table:table-cell table:style-name="Default" office:value-type="string" calcext:value-type="string">
            <text:p>comma</text:p>
          </table:table-cell>
          <table:table-cell/>
          <table:table-cell table:style-name="ce15"/>
          <table:table-cell table:number-columns-repeated="1018"/>
        </table:table-row>
        <table:table-row table:style-name="ro1">
          <table:table-cell office:value-type="string" calcext:value-type="string">
            <text:p>AuxZ</text:p>
          </table:table-cell>
          <table:table-cell office:value-type="float" office:value="232" calcext:value-type="float">
            <text:p>232</text:p>
          </table:table-cell>
          <table:table-cell table:style-name="ce9" table:formula="of:=[.B22]/[.B$36]" office:value-type="percentage" office:value="0.0242145913787705" calcext:value-type="percentage">
            <text:p>2,42%</text:p>
          </table:table-cell>
          <table:table-cell office:value-type="string" calcext:value-type="string">
            <text:p>emphasizing word</text:p>
          </table:table-cell>
          <table:table-cell/>
          <table:table-cell table:style-name="ce15"/>
          <table:table-cell table:number-columns-repeated="1018"/>
        </table:table-row>
        <table:table-row table:style-name="ro1">
          <table:table-cell office:value-type="string" calcext:value-type="string">
            <text:p>CC</text:p>
          </table:table-cell>
          <table:table-cell office:value-type="float" office:value="36" calcext:value-type="float">
            <text:p>36</text:p>
          </table:table-cell>
          <table:table-cell table:style-name="ce9" table:formula="of:=[.B23]/[.B$36]" office:value-type="percentage" office:value="0.00375743659325749" calcext:value-type="percentage">
            <text:p>0,38%</text:p>
          </table:table-cell>
          <table:table-cell table:style-name="ce16" office:value-type="string" calcext:value-type="string">
            <text:p>part of a word</text:p>
          </table:table-cell>
          <table:table-cell/>
          <table:table-cell table:style-name="ce15"/>
          <table:table-cell table:number-columns-repeated="1018"/>
        </table:table-row>
        <table:table-row table:style-name="ro1">
          <table:table-cell office:value-type="string" calcext:value-type="string">
            <text:p>Comp</text:p>
          </table:table-cell>
          <table:table-cell office:value-type="float" office:value="47" calcext:value-type="float">
            <text:p>47</text:p>
          </table:table-cell>
          <table:table-cell table:style-name="ce9" table:formula="of:=[.B24]/[.B$36]" office:value-type="percentage" office:value="0.00490554221897505" calcext:value-type="percentage">
            <text:p>0,49%</text:p>
          </table:table-cell>
          <table:table-cell table:style-name="ce16" office:value-type="string" calcext:value-type="string">
            <text:p>complement other than attaching to verbs</text:p>
          </table:table-cell>
          <table:table-cell/>
          <table:table-cell table:style-name="ce15"/>
          <table:table-cell table:number-columns-repeated="1018"/>
        </table:table-row>
        <table:table-row table:style-name="ro1">
          <table:table-cell office:value-type="string" calcext:value-type="string">
            <text:p>Comp_M</text:p>
          </table:table-cell>
          <table:table-cell office:value-type="float" office:value="2" calcext:value-type="float">
            <text:p>2</text:p>
          </table:table-cell>
          <table:table-cell table:style-name="ce9" table:formula="of:=[.B25]/[.B$36]" office:value-type="percentage" office:value="0.000208746477403194" calcext:value-type="percentage">
            <text:p>0,02%</text:p>
          </table:table-cell>
          <table:table-cell table:style-name="ce16" office:value-type="string" calcext: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calcext:value-type="string">
            <text:p>Coord</text:p>
          </table:table-cell>
          <table:table-cell office:value-type="float" office:value="156" calcext:value-type="float">
            <text:p>156</text:p>
          </table:table-cell>
          <table:table-cell table:style-name="ce9" table:formula="of:=[.B26]/[.B$36]" office:value-type="percentage" office:value="0.0162822252374491" calcext:value-type="percentage">
            <text:p>1,63%</text:p>
          </table:table-cell>
          <table:table-cell office:value-type="string" calcext:value-type="string">
            <text:p>head of coordination</text:p>
          </table:table-cell>
          <table:table-cell/>
          <table:table-cell table:style-name="ce15"/>
          <table:table-cell table:number-columns-repeated="1018"/>
        </table:table-row>
        <table:table-row table:style-name="ro1">
          <table:table-cell office:value-type="string" calcext:value-type="string">
            <text:p>Coord_M</text:p>
          </table:table-cell>
          <table:table-cell office:value-type="float" office:value="3" calcext:value-type="float">
            <text:p>3</text:p>
          </table:table-cell>
          <table:table-cell table:style-name="ce9" table:formula="of:=[.B27]/[.B$36]" office:value-type="percentage" office:value="0.000313119716104791" calcext:value-type="percentage">
            <text:p>0,03%</text:p>
          </table:table-cell>
          <table:table-cell table:style-name="Default" office:value-type="string" calcext:value-type="string">
            <text:p>head of coordination / member of coordination or apposition</text:p>
          </table:table-cell>
          <table:table-cell/>
          <table:table-cell table:style-name="ce15"/>
          <table:table-cell table:number-columns-repeated="1018"/>
        </table:table-row>
        <table:table-row table:style-name="ro1">
          <table:table-cell office:value-type="string" calcext:value-type="string">
            <text:p>Obj</text:p>
          </table:table-cell>
          <table:table-cell office:value-type="float" office:value="878" calcext:value-type="float">
            <text:p>878</text:p>
          </table:table-cell>
          <table:table-cell table:style-name="ce9" table:formula="of:=[.B28]/[.B$36]" office:value-type="percentage" office:value="0.0916397035800021" calcext:value-type="percentage">
            <text:p>9,16%</text:p>
          </table:table-cell>
          <table:table-cell office:value-type="string" calcext:value-type="string">
            <text:p>object</text:p>
          </table:table-cell>
          <table:table-cell/>
          <table:table-cell table:style-name="ce15"/>
          <table:table-cell table:number-columns-repeated="1018"/>
        </table:table-row>
        <table:table-row table:style-name="ro1">
          <table:table-cell office:value-type="string" calcext:value-type="string">
            <text:p>Obj_M</text:p>
          </table:table-cell>
          <table:table-cell office:value-type="float" office:value="50" calcext:value-type="float">
            <text:p>50</text:p>
          </table:table-cell>
          <table:table-cell table:style-name="ce9" table:formula="of:=[.B29]/[.B$36]" office:value-type="percentage" office:value="0.00521866193507985" calcext:value-type="percentage">
            <text:p>0,52%</text:p>
          </table:table-cell>
          <table:table-cell table:style-name="Default" office:value-type="string" calcext:value-type="string">
            <text:p>object / member of coordination or apposition</text:p>
          </table:table-cell>
          <table:table-cell/>
          <table:table-cell table:style-name="ce15"/>
          <table:table-cell table:number-columns-repeated="1018"/>
        </table:table-row>
        <table:table-row table:style-name="ro1">
          <table:table-cell office:value-type="string" calcext:value-type="string">
            <text:p>Pnom</text:p>
          </table:table-cell>
          <table:table-cell office:value-type="float" office:value="22" calcext:value-type="float">
            <text:p>22</text:p>
          </table:table-cell>
          <table:table-cell table:style-name="ce9" table:formula="of:=[.B30]/[.B$36]" office:value-type="percentage" office:value="0.00229621125143513" calcext:value-type="percentage">
            <text:p>0,23%</text:p>
          </table:table-cell>
          <table:table-cell office:value-type="string" calcext:value-type="string">
            <text:p>nominal predicate</text:p>
          </table:table-cell>
          <table:table-cell/>
          <table:table-cell table:style-name="ce15"/>
          <table:table-cell table:number-columns-repeated="1018"/>
        </table:table-row>
        <table:table-row table:style-name="ro1">
          <table:table-cell office:value-type="string" calcext:value-type="string">
            <text:p>Pnom_M</text:p>
          </table:table-cell>
          <table:table-cell office:value-type="float" office:value="2" calcext:value-type="float">
            <text:p>2</text:p>
          </table:table-cell>
          <table:table-cell table:style-name="ce9" table:formula="of:=[.B31]/[.B$36]" office:value-type="percentage" office:value="0.000208746477403194" calcext:value-type="percentage">
            <text:p>0,02%</text:p>
          </table:table-cell>
          <table:table-cell table:style-name="Default" office:value-type="string" calcext:value-type="string">
            <text:p>nominal predicate / member of coordination or apposition</text:p>
          </table:table-cell>
          <table:table-cell/>
          <table:table-cell table:style-name="ce15"/>
          <table:table-cell table:number-columns-repeated="1018"/>
        </table:table-row>
        <table:table-row table:style-name="ro1">
          <table:table-cell office:value-type="string" calcext:value-type="string">
            <text:p>Pred</text:p>
          </table:table-cell>
          <table:table-cell office:value-type="float" office:value="577" calcext:value-type="float">
            <text:p>577</text:p>
          </table:table-cell>
          <table:table-cell table:style-name="ce9" table:formula="of:=[.B32]/[.B$36]" office:value-type="percentage" office:value="0.0602233587308214" calcext:value-type="percentage">
            <text:p>6,02%</text:p>
          </table:table-cell>
          <table:table-cell office:value-type="string" calcext:value-type="string">
            <text:p>main predicate of sentence</text:p>
          </table:table-cell>
          <table:table-cell/>
          <table:table-cell table:style-name="ce15"/>
          <table:table-cell table:number-columns-repeated="1018"/>
        </table:table-row>
        <table:table-row table:style-name="ro1">
          <table:table-cell office:value-type="string" calcext:value-type="string">
            <text:p>Pred_M</text:p>
          </table:table-cell>
          <table:table-cell office:value-type="float" office:value="2" calcext:value-type="float">
            <text:p>2</text:p>
          </table:table-cell>
          <table:table-cell table:style-name="ce9" table:formula="of:=[.B33]/[.B$36]" office:value-type="percentage" office:value="0.000208746477403194" calcext:value-type="percentage">
            <text:p>0,02%</text:p>
          </table:table-cell>
          <table:table-cell office:value-type="string" calcext:value-type="string">
            <text:p>main predicate / member of coordination or apposition</text:p>
          </table:table-cell>
          <table:table-cell table:number-columns-repeated="1020"/>
        </table:table-row>
        <table:table-row table:style-name="ro1">
          <table:table-cell office:value-type="string" calcext:value-type="string">
            <text:p>Sb</text:p>
          </table:table-cell>
          <table:table-cell office:value-type="float" office:value="656" calcext:value-type="float">
            <text:p>656</text:p>
          </table:table-cell>
          <table:table-cell table:style-name="ce9" table:formula="of:=[.B34]/[.B$36]" office:value-type="percentage" office:value="0.0684688445882476" calcext:value-type="percentage">
            <text:p>6,85%</text:p>
          </table:table-cell>
          <table:table-cell office:value-type="string" calcext:value-type="string">
            <text:p>subject</text:p>
          </table:table-cell>
          <table:table-cell table:number-columns-repeated="1020"/>
        </table:table-row>
        <table:table-row table:style-name="ro1">
          <table:table-cell office:value-type="string" calcext:value-type="string">
            <text:p>Sb_M</text:p>
          </table:table-cell>
          <table:table-cell office:value-type="float" office:value="42" calcext:value-type="float">
            <text:p>42</text:p>
          </table:table-cell>
          <table:table-cell table:style-name="ce9" table:formula="of:=[.B35]/[.B$36]" office:value-type="percentage" office:value="0.00438367602546707" calcext:value-type="percentage">
            <text:p>0,44%</text:p>
          </table:table-cell>
          <table:table-cell office:value-type="string" calcext:value-type="string">
            <text:p>subject / member of coordination or apposi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35])" office:value-type="float" office:value="9581" calcext:value-type="float">
            <text:p>9581</text:p>
          </table:table-cell>
          <table:table-cell table:style-name="ce10" table:formula="of:=[.B36]/[.B$36]" office:value-type="percentage" office:value="1" calcext:value-type="percentage">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822" calcext:value-type="float">
            <text:p>3822</text:p>
          </table:table-cell>
          <table:table-cell table:formula="of:=[.B3]/[.B$29]" office:value-type="percentage" office:value="0.108764940239044" calcext:value-type="percentage">
            <text:p>10,88%</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1" calcext:value-type="float">
            <text:p>51</text:p>
          </table:table-cell>
          <table:table-cell table:formula="of:=[.B4]/[.B$29]" office:value-type="percentage" office:value="0.0014513375071144" calcext:value-type="percentage">
            <text:p>0,1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pos</text:p>
          </table:table-cell>
          <table:table-cell office:value-type="float" office:value="86" calcext:value-type="float">
            <text:p>86</text:p>
          </table:table-cell>
          <table:table-cell table:formula="of:=[.B5]/[.B$29]" office:value-type="percentage" office:value="0.0024473534433693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5276" calcext:value-type="float">
            <text:p>5276</text:p>
          </table:table-cell>
          <table:table-cell table:formula="of:=[.B6]/[.B$29]" office:value-type="percentage" office:value="0.150142287990894" calcext:value-type="percentage">
            <text:p>15,01%</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69" calcext:value-type="float">
            <text:p>69</text:p>
          </table:table-cell>
          <table:table-cell table:formula="of:=[.B7]/[.B$29]" office:value-type="percentage" office:value="0.00196357427433125" calcext:value-type="percentage">
            <text:p>0,20%</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10" calcext:value-type="float">
            <text:p>10</text:p>
          </table:table-cell>
          <table:table-cell table:formula="of:=[.B8]/[.B$29]" office:value-type="percentage" office:value="0.000284575981787137" calcext:value-type="percentage">
            <text:p>0,03%</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9" calcext:value-type="float">
            <text:p>9</text:p>
          </table:table-cell>
          <table:table-cell table:formula="of:=[.B9]/[.B$29]" office:value-type="percentage" office:value="0.000256118383608423" calcext:value-type="percentage">
            <text:p>0,03%</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363" calcext:value-type="float">
            <text:p>363</text:p>
          </table:table-cell>
          <table:table-cell table:formula="of:=[.B10]/[.B$29]" office:value-type="percentage" office:value="0.0103301081388731" calcext:value-type="percentage">
            <text:p>1,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76" calcext:value-type="float">
            <text:p>76</text:p>
          </table:table-cell>
          <table:table-cell table:formula="of:=[.B11]/[.B$29]" office:value-type="percentage" office:value="0.00216277746158224" calcext:value-type="percentage">
            <text:p>0,22%</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314" calcext:value-type="float">
            <text:p>1314</text:p>
          </table:table-cell>
          <table:table-cell table:formula="of:=[.B12]/[.B$29]" office:value-type="percentage" office:value="0.0373932840068298" calcext:value-type="percentage">
            <text:p>3,74%</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113" calcext:value-type="float">
            <text:p>1113</text:p>
          </table:table-cell>
          <table:table-cell table:formula="of:=[.B13]/[.B$29]" office:value-type="percentage" office:value="0.0316733067729084" calcext:value-type="percentage">
            <text:p>3,17%</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1870" calcext:value-type="float">
            <text:p>1870</text:p>
          </table:table-cell>
          <table:table-cell table:formula="of:=[.B14]/[.B$29]" office:value-type="percentage" office:value="0.0532157085941947" calcext:value-type="percentage">
            <text:p>5,3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579" calcext:value-type="float">
            <text:p>2579</text:p>
          </table:table-cell>
          <table:table-cell table:formula="of:=[.B15]/[.B$29]" office:value-type="percentage" office:value="0.0733921457029027" calcext:value-type="percentage">
            <text:p>7,34%</text:p>
          </table:table-cell>
          <table:table-cell office:value-type="string" calcext:value-type="string">
            <text:p>preposition</text:p>
          </table:table-cell>
          <table:table-cell table:number-columns-repeated="1020"/>
        </table:table-row>
        <table:table-row table:style-name="ro1">
          <table:table-cell office:value-type="string" calcext:value-type="string">
            <text:p>AuxR</text:p>
          </table:table-cell>
          <table:table-cell office:value-type="float" office:value="23" calcext:value-type="float">
            <text:p>23</text:p>
          </table:table-cell>
          <table:table-cell table:formula="of:=[.B16]/[.B$29]" office:value-type="percentage" office:value="0.000654524758110415" calcext:value-type="percentage">
            <text:p>0,07%</text:p>
          </table:table-cell>
          <table:table-cell office:value-type="string" calcext:value-type="string">
            <text:p>reflexive pronoun that is neither Obj nor AuxT, passive reflexive</text:p>
          </table:table-cell>
          <table:table-cell table:number-columns-repeated="1020"/>
        </table:table-row>
        <table:table-row table:style-name="ro1">
          <table:table-cell office:value-type="string" calcext:value-type="string">
            <text:p>AuxT</text:p>
          </table:table-cell>
          <table:table-cell office:value-type="float" office:value="312" calcext:value-type="float">
            <text:p>312</text:p>
          </table:table-cell>
          <table:table-cell table:formula="of:=[.B17]/[.B$29]" office:value-type="percentage" office:value="0.00887877063175868" calcext:value-type="percentage">
            <text:p>0,89%</text:p>
          </table:table-cell>
          <table:table-cell office:value-type="string" calcext:value-type="string">
            <text:p>reflexivum tantum</text:p>
          </table:table-cell>
          <table:table-cell table:number-columns-repeated="1020"/>
        </table:table-row>
        <table:table-row table:style-name="ro1">
          <table:table-cell office:value-type="string" calcext:value-type="string">
            <text:p>AuxV</text:p>
          </table:table-cell>
          <table:table-cell office:value-type="float" office:value="3320" calcext:value-type="float">
            <text:p>3320</text:p>
          </table:table-cell>
          <table:table-cell table:formula="of:=[.B18]/[.B$29]" office:value-type="percentage" office:value="0.0944792259533295" calcext:value-type="percentage">
            <text:p>9,45%</text:p>
          </table:table-cell>
          <table:table-cell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2482" calcext:value-type="float">
            <text:p>2482</text:p>
          </table:table-cell>
          <table:table-cell table:formula="of:=[.B19]/[.B$29]" office:value-type="percentage" office:value="0.0706317586795675" calcext:value-type="percentage">
            <text:p>7,06%</text:p>
          </table:table-cell>
          <table:table-cell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715" calcext:value-type="float">
            <text:p>715</text:p>
          </table:table-cell>
          <table:table-cell table:formula="of:=[.B20]/[.B$29]" office:value-type="percentage" office:value="0.0203471826977803" calcext:value-type="percentage">
            <text:p>2,0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571" calcext:value-type="float">
            <text:p>571</text:p>
          </table:table-cell>
          <table:table-cell table:formula="of:=[.B21]/[.B$29]" office:value-type="percentage" office:value="0.0162492885600455" calcext:value-type="percentage">
            <text:p>1,6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515" calcext:value-type="float">
            <text:p>1515</text:p>
          </table:table-cell>
          <table:table-cell table:formula="of:=[.B22]/[.B$29]" office:value-type="percentage" office:value="0.0431132612407513" calcext:value-type="percentage">
            <text:p>4,3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247" calcext:value-type="float">
            <text:p>1247</text:p>
          </table:table-cell>
          <table:table-cell table:formula="of:=[.B23]/[.B$29]" office:value-type="percentage" office:value="0.035486624928856" calcext:value-type="percentage">
            <text:p>3,55%</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2850" calcext:value-type="float">
            <text:p>2850</text:p>
          </table:table-cell>
          <table:table-cell table:formula="of:=[.B24]/[.B$29]" office:value-type="percentage" office:value="0.0811041548093341" calcext:value-type="percentage">
            <text:p>8,11%</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29" calcext:value-type="float">
            <text:p>29</text:p>
          </table:table-cell>
          <table:table-cell table:formula="of:=[.B25]/[.B$29]" office:value-type="percentage" office:value="0.000825270347182698" calcext:value-type="percentage">
            <text:p>0,08%</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851" calcext:value-type="float">
            <text:p>851</text:p>
          </table:table-cell>
          <table:table-cell table:formula="of:=[.B26]/[.B$29]" office:value-type="percentage" office:value="0.0242174160500854" calcext:value-type="percentage">
            <text:p>2,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2517" calcext:value-type="float">
            <text:p>2517</text:p>
          </table:table-cell>
          <table:table-cell table:formula="of:=[.B27]/[.B$29]" office:value-type="percentage" office:value="0.0716277746158224" calcext:value-type="percentage">
            <text:p>7,16%</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text:p>
          </table:table-cell>
          <table:table-cell office:value-type="float" office:value="2070" calcext:value-type="float">
            <text:p>2070</text:p>
          </table:table-cell>
          <table:table-cell table:formula="of:=[.B28]/[.B$29]" office:value-type="percentage" office:value="0.0589072282299374" calcext:value-type="percentage">
            <text:p>5,89%</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28])" office:value-type="float" office:value="35140" calcext:value-type="float">
            <text:p>35140</text:p>
          </table:table-cell>
          <table:table-cell table:style-name="ce10" table:formula="of:=[.B29]/[.B$29]" office:value-type="percentage" office:value="1" calcext:value-type="percentage">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text:p>
          </table:table-cell>
          <table:table-cell office:value-type="float" office:value="3" calcext:value-type="float">
            <text:p>3</text:p>
          </table:table-cell>
          <table:table-cell table:formula="of:=[.B3]/[.B$49]" office:value-type="percentage" office:value="0.0000427210458112015" calcext:value-type="percentage">
            <text:p>0,0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6208" calcext:value-type="float">
            <text:p>6208</text:p>
          </table:table-cell>
          <table:table-cell table:formula="of:=[.B4]/[.B$49]" office:value-type="percentage" office:value="0.0884040841319795" calcext:value-type="percentage">
            <text:p>8,84%</text:p>
          </table:table-cell>
          <table:table-cell office:value-type="string" calcext:value-type="string">
            <text:p>adverbial</text:p>
          </table:table-cell>
          <table:table-cell table:number-columns-repeated="1020"/>
        </table:table-row>
        <table:table-row table:style-name="ro1">
          <table:table-cell office:value-type="string" calcext:value-type="string">
            <text:p>Adv_Ap</text:p>
          </table:table-cell>
          <table:table-cell office:value-type="float" office:value="68" calcext:value-type="float">
            <text:p>68</text:p>
          </table:table-cell>
          <table:table-cell table:formula="of:=[.B5]/[.B$49]" office:value-type="percentage" office:value="0.0009683437050539" calcext:value-type="percentage">
            <text:p>0,10%</text:p>
          </table:table-cell>
          <table:table-cell table:style-name="Default" office:value-type="string" calcext:value-type="string">
            <text:p>adverbial / member of apposition</text:p>
          </table:table-cell>
          <table:table-cell table:number-columns-repeated="1020"/>
        </table:table-row>
        <table:table-row table:style-name="ro1">
          <table:table-cell office:value-type="string" calcext:value-type="string">
            <text:p>Adv_Co</text:p>
          </table:table-cell>
          <table:table-cell office:value-type="float" office:value="598" calcext:value-type="float">
            <text:p>598</text:p>
          </table:table-cell>
          <table:table-cell table:formula="of:=[.B6]/[.B$49]" office:value-type="percentage" office:value="0.00851572846503282" calcext:value-type="percentage">
            <text:p>0,85%</text:p>
          </table:table-cell>
          <table:table-cell table:style-name="Default" office:value-type="string" calcext:value-type="string">
            <text:p>adverbial / member of coordination</text:p>
          </table:table-cell>
          <table:table-cell table:number-columns-repeated="1020"/>
        </table:table-row>
        <table:table-row table:style-name="ro1">
          <table:table-cell office:value-type="string" calcext:value-type="string">
            <text:p>Adv_Pa</text:p>
          </table:table-cell>
          <table:table-cell office:value-type="float" office:value="59" calcext:value-type="float">
            <text:p>59</text:p>
          </table:table-cell>
          <table:table-cell table:formula="of:=[.B7]/[.B$49]" office:value-type="percentage" office:value="0.000840180567620295" calcext:value-type="percentage">
            <text:p>0,08%</text:p>
          </table:table-cell>
          <table:table-cell table:style-name="Default" office:value-type="string" calcext:value-type="string">
            <text:p>adverbial / parenthesis</text:p>
          </table:table-cell>
          <table:table-cell table:number-columns-repeated="1020"/>
        </table:table-row>
        <table:table-row table:style-name="ro1">
          <table:table-cell office:value-type="string" calcext:value-type="string">
            <text:p>Apos</text:p>
          </table:table-cell>
          <table:table-cell office:value-type="float" office:value="272" calcext:value-type="float">
            <text:p>272</text:p>
          </table:table-cell>
          <table:table-cell table:formula="of:=[.B8]/[.B$49]" office:value-type="percentage" office:value="0.0038733748202156" calcext:value-type="percentage">
            <text:p>0,39%</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pos_Ap</text:p>
          </table:table-cell>
          <table:table-cell office:value-type="float" office:value="2" calcext:value-type="float">
            <text:p>2</text:p>
          </table:table-cell>
          <table:table-cell table:formula="of:=[.B9]/[.B$49]" office:value-type="percentage" office:value="0.0000284806972074676" calcext:value-type="percentage">
            <text:p>0,00%</text:p>
          </table:table-cell>
          <table:table-cell table:style-name="Default" office:value-type="string" calcext:value-type="string">
            <text:p>head of apposition / member of apposition</text:p>
          </table:table-cell>
          <table:table-cell table:number-columns-repeated="1020"/>
        </table:table-row>
        <table:table-row table:style-name="ro1">
          <table:table-cell office:value-type="string" calcext:value-type="string">
            <text:p>Apos_Co</text:p>
          </table:table-cell>
          <table:table-cell office:value-type="float" office:value="25" calcext:value-type="float">
            <text:p>25</text:p>
          </table:table-cell>
          <table:table-cell table:formula="of:=[.B10]/[.B$49]" office:value-type="percentage" office:value="0.000356008715093345" calcext:value-type="percentage">
            <text:p>0,04%</text:p>
          </table:table-cell>
          <table:table-cell table:style-name="Default" office:value-type="string" calcext:value-type="string">
            <text:p>head of apposition / member of coordination</text:p>
          </table:table-cell>
          <table:table-cell table:number-columns-repeated="1020"/>
        </table:table-row>
        <table:table-row table:style-name="ro1">
          <table:table-cell office:value-type="string" calcext:value-type="string">
            <text:p>Apos_Pa</text:p>
          </table:table-cell>
          <table:table-cell office:value-type="float" office:value="1" calcext:value-type="float">
            <text:p>1</text:p>
          </table:table-cell>
          <table:table-cell table:formula="of:=[.B11]/[.B$49]" office:value-type="percentage" office:value="0.0000142403486037338" calcext:value-type="percentage">
            <text:p>0,00%</text:p>
          </table:table-cell>
          <table:table-cell table:style-name="Default" office:value-type="string" calcext:value-type="string">
            <text:p>head of apposition / parenthesis</text:p>
          </table:table-cell>
          <table:table-cell table:number-columns-repeated="1020"/>
        </table:table-row>
        <table:table-row table:style-name="ro1">
          <table:table-cell office:value-type="string" calcext:value-type="string">
            <text:p>Atr</text:p>
          </table:table-cell>
          <table:table-cell office:value-type="float" office:value="26363" calcext:value-type="float">
            <text:p>26363</text:p>
          </table:table-cell>
          <table:table-cell table:formula="of:=[.B12]/[.B$49]" office:value-type="percentage" office:value="0.375418310240235" calcext:value-type="percentage">
            <text:p>37,54%</text:p>
          </table:table-cell>
          <table:table-cell office:value-type="string" calcext:value-type="string">
            <text:p>attribute</text:p>
          </table:table-cell>
          <table:table-cell table:number-columns-repeated="1020"/>
        </table:table-row>
        <table:table-row table:style-name="ro1">
          <table:table-cell table:style-name="ce18" office:value-type="string" calcext:value-type="string">
            <text:p>Atr_Ap</text:p>
          </table:table-cell>
          <table:table-cell table:style-name="ce18" office:value-type="float" office:value="100" calcext:value-type="float">
            <text:p>100</text:p>
          </table:table-cell>
          <table:table-cell table:formula="of:=[.B13]/[.B$49]" office:value-type="percentage" office:value="0.00142403486037338" calcext:value-type="percentage">
            <text:p>0,14%</text:p>
          </table:table-cell>
          <table:table-cell table:style-name="Default" office:value-type="string" calcext:value-type="string">
            <text:p>attribute / member of apposition</text:p>
          </table:table-cell>
          <table:table-cell table:number-columns-repeated="1020"/>
        </table:table-row>
        <table:table-row table:style-name="ro1">
          <table:table-cell office:value-type="string" calcext:value-type="string">
            <text:p>Atr_Co</text:p>
          </table:table-cell>
          <table:table-cell office:value-type="float" office:value="1459" calcext:value-type="float">
            <text:p>1459</text:p>
          </table:table-cell>
          <table:table-cell table:formula="of:=[.B14]/[.B$49]" office:value-type="percentage" office:value="0.0207766686128476" calcext:value-type="percentage">
            <text:p>2,08%</text:p>
          </table:table-cell>
          <table:table-cell table:style-name="Default" office:value-type="string" calcext:value-type="string">
            <text:p>attribute / member of coordination</text:p>
          </table:table-cell>
          <table:table-cell table:number-columns-repeated="1020"/>
        </table:table-row>
        <table:table-row table:style-name="ro1">
          <table:table-cell office:value-type="string" calcext:value-type="string">
            <text:p>Atr_Pa</text:p>
          </table:table-cell>
          <table:table-cell office:value-type="float" office:value="45" calcext:value-type="float">
            <text:p>45</text:p>
          </table:table-cell>
          <table:table-cell table:formula="of:=[.B15]/[.B$49]" office:value-type="percentage" office:value="0.000640815687168022" calcext:value-type="percentage">
            <text:p>0,06%</text:p>
          </table:table-cell>
          <table:table-cell table:style-name="Default" office:value-type="string" calcext:value-type="string">
            <text:p>attribute / parenthesis</text:p>
          </table:table-cell>
          <table:table-cell table:number-columns-repeated="1020"/>
        </table:table-row>
        <table:table-row table:style-name="ro1">
          <table:table-cell office:value-type="string" calcext:value-type="string">
            <text:p>Atv</text:p>
          </table:table-cell>
          <table:table-cell office:value-type="float" office:value="20" calcext:value-type="float">
            <text:p>20</text:p>
          </table:table-cell>
          <table:table-cell table:formula="of:=[.B16]/[.B$49]" office:value-type="percentage" office:value="0.000284806972074676" calcext:value-type="percentage">
            <text:p>0,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1134" calcext:value-type="float">
            <text:p>1134</text:p>
          </table:table-cell>
          <table:table-cell table:formula="of:=[.B17]/[.B$49]" office:value-type="percentage" office:value="0.0161485553166342" calcext:value-type="percentage">
            <text:p>1,61%</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916" calcext:value-type="float">
            <text:p>916</text:p>
          </table:table-cell>
          <table:table-cell table:formula="of:=[.B18]/[.B$49]" office:value-type="percentage" office:value="0.0130441593210202" calcext:value-type="percentage">
            <text:p>1,3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588" calcext:value-type="float">
            <text:p>2588</text:p>
          </table:table-cell>
          <table:table-cell table:formula="of:=[.B19]/[.B$49]" office:value-type="percentage" office:value="0.0368540221864631" calcext:value-type="percentage">
            <text:p>3,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5849" calcext:value-type="float">
            <text:p>5849</text:p>
          </table:table-cell>
          <table:table-cell table:formula="of:=[.B20]/[.B$49]" office:value-type="percentage" office:value="0.0832917989832391" calcext:value-type="percentage">
            <text:p>8,33%</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802" calcext:value-type="float">
            <text:p>2802</text:p>
          </table:table-cell>
          <table:table-cell table:formula="of:=[.B21]/[.B$49]" office:value-type="percentage" office:value="0.0399014567876622" calcext:value-type="percentage">
            <text:p>3,9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114" calcext:value-type="float">
            <text:p>3114</text:p>
          </table:table-cell>
          <table:table-cell table:formula="of:=[.B22]/[.B$49]" office:value-type="percentage" office:value="0.0443444455520271" calcext:value-type="percentage">
            <text:p>4,43%</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636" calcext:value-type="float">
            <text:p>636</text:p>
          </table:table-cell>
          <table:table-cell table:formula="of:=[.B23]/[.B$49]" office:value-type="percentage" office:value="0.00905686171197471" calcext:value-type="percentage">
            <text:p>0,91%</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2110" calcext:value-type="float">
            <text:p>2110</text:p>
          </table:table-cell>
          <table:table-cell table:formula="of:=[.B24]/[.B$49]" office:value-type="percentage" office:value="0.0300471355538784" calcext:value-type="percentage">
            <text:p>3,00%</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Coord_Ap</text:p>
          </table:table-cell>
          <table:table-cell office:value-type="float" office:value="73" calcext:value-type="float">
            <text:p>73</text:p>
          </table:table-cell>
          <table:table-cell table:formula="of:=[.B25]/[.B$49]" office:value-type="percentage" office:value="0.00103954544807257" calcext:value-type="percentage">
            <text:p>0,10%</text:p>
          </table:table-cell>
          <table:table-cell table:style-name="Default" office:value-type="string" calcext:value-type="string">
            <text:p>head of coordination / member of apposition</text:p>
          </table:table-cell>
          <table:table-cell table:number-columns-repeated="1020"/>
        </table:table-row>
        <table:table-row table:style-name="ro1">
          <table:table-cell office:value-type="string" calcext:value-type="string">
            <text:p>Coord_Co</text:p>
          </table:table-cell>
          <table:table-cell office:value-type="float" office:value="86" calcext:value-type="float">
            <text:p>86</text:p>
          </table:table-cell>
          <table:table-cell table:formula="of:=[.B26]/[.B$49]" office:value-type="percentage" office:value="0.00122466997992111" calcext:value-type="percentage">
            <text:p>0,12%</text:p>
          </table:table-cell>
          <table:table-cell table:style-name="Default" office:value-type="string" calcext:value-type="string">
            <text:p>head of coordination / member of coordination</text:p>
          </table:table-cell>
          <table:table-cell table:number-columns-repeated="1020"/>
        </table:table-row>
        <table:table-row table:style-name="ro1">
          <table:table-cell office:value-type="string" calcext:value-type="string">
            <text:p>Coord_Pa</text:p>
          </table:table-cell>
          <table:table-cell office:value-type="float" office:value="15" calcext:value-type="float">
            <text:p>15</text:p>
          </table:table-cell>
          <table:table-cell table:formula="of:=[.B27]/[.B$49]" office:value-type="percentage" office:value="0.000213605229056007" calcext:value-type="percentage">
            <text:p>0,02%</text:p>
          </table:table-cell>
          <table:table-cell table:style-name="Default" office:value-type="string" calcext:value-type="string">
            <text:p>head of coordination / parenthesis</text:p>
          </table:table-cell>
          <table:table-cell table:number-columns-repeated="1020"/>
        </table:table-row>
        <table:table-row table:style-name="ro1">
          <table:table-cell office:value-type="string" calcext:value-type="string">
            <text:p>ExD</text:p>
          </table:table-cell>
          <table:table-cell office:value-type="float" office:value="766" calcext:value-type="float">
            <text:p>766</text:p>
          </table:table-cell>
          <table:table-cell table:formula="of:=[.B28]/[.B$49]" office:value-type="percentage" office:value="0.0109081070304601" calcext:value-type="percentage">
            <text:p>1,0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_Ap</text:p>
          </table:table-cell>
          <table:table-cell office:value-type="float" office:value="35" calcext:value-type="float">
            <text:p>35</text:p>
          </table:table-cell>
          <table:table-cell table:formula="of:=[.B29]/[.B$49]" office:value-type="percentage" office:value="0.000498412201130684" calcext:value-type="percentage">
            <text:p>0,05%</text:p>
          </table:table-cell>
          <table:table-cell office:value-type="string" calcext:value-type="string">
            <text:p>external dependent / member of apposition</text:p>
          </table:table-cell>
          <table:table-cell table:style-name="ce18" table:number-columns-repeated="1020"/>
        </table:table-row>
        <table:table-row table:style-name="ro1">
          <table:table-cell office:value-type="string" calcext:value-type="string">
            <text:p>ExD_Co</text:p>
          </table:table-cell>
          <table:table-cell office:value-type="float" office:value="318" calcext:value-type="float">
            <text:p>318</text:p>
          </table:table-cell>
          <table:table-cell table:formula="of:=[.B30]/[.B$49]" office:value-type="percentage" office:value="0.00452843085598736" calcext:value-type="percentage">
            <text:p>0,45%</text:p>
          </table:table-cell>
          <table:table-cell office:value-type="string" calcext:value-type="string">
            <text:p>external dependent / member of coordination</text:p>
          </table:table-cell>
          <table:table-cell table:number-columns-repeated="1020"/>
        </table:table-row>
        <table:table-row table:style-name="ro1">
          <table:table-cell office:value-type="string" calcext:value-type="string">
            <text:p>ExD_Pa</text:p>
          </table:table-cell>
          <table:table-cell office:value-type="float" office:value="13" calcext:value-type="float">
            <text:p>13</text:p>
          </table:table-cell>
          <table:table-cell table:formula="of:=[.B31]/[.B$49]" office:value-type="percentage" office:value="0.00018512453184854" calcext:value-type="percentage">
            <text:p>0,02%</text:p>
          </table:table-cell>
          <table:table-cell table:style-name="Default" office:value-type="string" calcext:value-type="string">
            <text:p>external dependent / parenthesis</text:p>
          </table:table-cell>
          <table:table-cell table:number-columns-repeated="1020"/>
        </table:table-row>
        <table:table-row table:style-name="ro1">
          <table:table-cell office:value-type="string" calcext:value-type="string">
            <text:p>IObj</text:p>
          </table:table-cell>
          <table:table-cell office:value-type="float" office:value="556" calcext:value-type="float">
            <text:p>556</text:p>
          </table:table-cell>
          <table:table-cell table:formula="of:=[.B32]/[.B$49]" office:value-type="percentage" office:value="0.007917633823676" calcext:value-type="percentage">
            <text:p>0,79%</text:p>
          </table:table-cell>
          <table:table-cell table:style-name="Default" office:value-type="string" calcext:value-type="string">
            <text:p>indirect object</text:p>
          </table:table-cell>
          <table:table-cell table:number-columns-repeated="1020"/>
        </table:table-row>
        <table:table-row table:style-name="ro1">
          <table:table-cell office:value-type="string" calcext:value-type="string">
            <text:p>IObj_Ap</text:p>
          </table:table-cell>
          <table:table-cell office:value-type="float" office:value="23" calcext:value-type="float">
            <text:p>23</text:p>
          </table:table-cell>
          <table:table-cell table:formula="of:=[.B33]/[.B$49]" office:value-type="percentage" office:value="0.000327528017885878" calcext:value-type="percentage">
            <text:p>0,03%</text:p>
          </table:table-cell>
          <table:table-cell table:style-name="Default" office:value-type="string" calcext:value-type="string">
            <text:p>indirect object / member of apposition</text:p>
          </table:table-cell>
          <table:table-cell table:number-columns-repeated="1020"/>
        </table:table-row>
        <table:table-row table:style-name="ro1">
          <table:table-cell office:value-type="string" calcext:value-type="string">
            <text:p>IObj_Co</text:p>
          </table:table-cell>
          <table:table-cell office:value-type="float" office:value="98" calcext:value-type="float">
            <text:p>98</text:p>
          </table:table-cell>
          <table:table-cell table:formula="of:=[.B34]/[.B$49]" office:value-type="percentage" office:value="0.00139555416316591" calcext:value-type="percentage">
            <text:p>0,14%</text:p>
          </table:table-cell>
          <table:table-cell table:style-name="Default" office:value-type="string" calcext:value-type="string">
            <text:p>indirect object / member of coordination</text:p>
          </table:table-cell>
          <table:table-cell table:number-columns-repeated="1020"/>
        </table:table-row>
        <table:table-row table:style-name="ro1">
          <table:table-cell office:value-type="string" calcext:value-type="string">
            <text:p>Obj</text:p>
          </table:table-cell>
          <table:table-cell office:value-type="float" office:value="3820" calcext:value-type="float">
            <text:p>3820</text:p>
          </table:table-cell>
          <table:table-cell table:formula="of:=[.B35]/[.B$49]" office:value-type="percentage" office:value="0.0543981316662632" calcext:value-type="percentage">
            <text:p>5,44%</text:p>
          </table:table-cell>
          <table:table-cell office:value-type="string" calcext:value-type="string">
            <text:p>object</text:p>
          </table:table-cell>
          <table:table-cell table:number-columns-repeated="1020"/>
        </table:table-row>
        <table:table-row table:style-name="ro1">
          <table:table-cell office:value-type="string" calcext:value-type="string">
            <text:p>Obj_Ap</text:p>
          </table:table-cell>
          <table:table-cell office:value-type="float" office:value="106" calcext:value-type="float">
            <text:p>106</text:p>
          </table:table-cell>
          <table:table-cell table:formula="of:=[.B36]/[.B$49]" office:value-type="percentage" office:value="0.00150947695199578" calcext:value-type="percentage">
            <text:p>0,15%</text:p>
          </table:table-cell>
          <table:table-cell table:style-name="Default" office:value-type="string" calcext:value-type="string">
            <text:p>object / member of apposition</text:p>
          </table:table-cell>
          <table:table-cell table:number-columns-repeated="1020"/>
        </table:table-row>
        <table:table-row table:style-name="ro1">
          <table:table-cell office:value-type="string" calcext:value-type="string">
            <text:p>Obj_Co</text:p>
          </table:table-cell>
          <table:table-cell office:value-type="float" office:value="644" calcext:value-type="float">
            <text:p>644</text:p>
          </table:table-cell>
          <table:table-cell table:formula="of:=[.B37]/[.B$49]" office:value-type="percentage" office:value="0.00917078450080458" calcext:value-type="percentage">
            <text:p>0,92%</text:p>
          </table:table-cell>
          <table:table-cell table:style-name="Default" office:value-type="string" calcext:value-type="string">
            <text:p>object / member of coordination</text:p>
          </table:table-cell>
          <table:table-cell table:number-columns-repeated="1020"/>
        </table:table-row>
        <table:table-row table:style-name="ro1">
          <table:table-cell office:value-type="string" calcext:value-type="string">
            <text:p>Obj_Pa</text:p>
          </table:table-cell>
          <table:table-cell office:value-type="float" office:value="2" calcext:value-type="float">
            <text:p>2</text:p>
          </table:table-cell>
          <table:table-cell table:formula="of:=[.B38]/[.B$49]" office:value-type="percentage" office:value="0.0000284806972074676" calcext:value-type="percentage">
            <text:p>0,00%</text:p>
          </table:table-cell>
          <table:table-cell table:style-name="Default" office:value-type="string" calcext:value-type="string">
            <text:p>object / parenthesis</text:p>
          </table:table-cell>
          <table:table-cell table:number-columns-repeated="1020"/>
        </table:table-row>
        <table:table-row table:style-name="ro1">
          <table:table-cell office:value-type="string" calcext:value-type="string">
            <text:p>Pnom</text:p>
          </table:table-cell>
          <table:table-cell office:value-type="float" office:value="994" calcext:value-type="float">
            <text:p>994</text:p>
          </table:table-cell>
          <table:table-cell table:formula="of:=[.B39]/[.B$49]" office:value-type="percentage" office:value="0.0141549065121114" calcext:value-type="percentage">
            <text:p>1,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nom_Ap</text:p>
          </table:table-cell>
          <table:table-cell office:value-type="float" office:value="9" calcext:value-type="float">
            <text:p>9</text:p>
          </table:table-cell>
          <table:table-cell table:formula="of:=[.B40]/[.B$49]" office:value-type="percentage" office:value="0.000128163137433604" calcext:value-type="percentage">
            <text:p>0,01%</text:p>
          </table:table-cell>
          <table:table-cell table:style-name="Default" office:value-type="string" calcext:value-type="string">
            <text:p>nominal predicate / member of apposition</text:p>
          </table:table-cell>
          <table:table-cell table:number-columns-repeated="1020"/>
        </table:table-row>
        <table:table-row table:style-name="ro1">
          <table:table-cell office:value-type="string" calcext:value-type="string">
            <text:p>Pnom_Co</text:p>
          </table:table-cell>
          <table:table-cell office:value-type="float" office:value="139" calcext:value-type="float">
            <text:p>139</text:p>
          </table:table-cell>
          <table:table-cell table:formula="of:=[.B41]/[.B$49]" office:value-type="percentage" office:value="0.001979408455919" calcext:value-type="percentage">
            <text:p>0,20%</text:p>
          </table:table-cell>
          <table:table-cell table:style-name="Default" office:value-type="string" calcext:value-type="string">
            <text:p>nominal predicate / member of coordination</text:p>
          </table:table-cell>
          <table:table-cell table:number-columns-repeated="1020"/>
        </table:table-row>
        <table:table-row table:style-name="ro1">
          <table:table-cell office:value-type="string" calcext:value-type="string">
            <text:p>Pred</text:p>
          </table:table-cell>
          <table:table-cell office:value-type="float" office:value="2117" calcext:value-type="float">
            <text:p>2117</text:p>
          </table:table-cell>
          <table:table-cell table:formula="of:=[.B42]/[.B$49]" office:value-type="percentage" office:value="0.0301468179941045" calcext:value-type="percentage">
            <text:p>3,0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_Ap</text:p>
          </table:table-cell>
          <table:table-cell office:value-type="float" office:value="16" calcext:value-type="float">
            <text:p>16</text:p>
          </table:table-cell>
          <table:table-cell table:formula="of:=[.B43]/[.B$49]" office:value-type="percentage" office:value="0.000227845577659741" calcext:value-type="percentage">
            <text:p>0,02%</text:p>
          </table:table-cell>
          <table:table-cell office:value-type="string" calcext:value-type="string">
            <text:p>main predicate / member of apposition</text:p>
          </table:table-cell>
          <table:table-cell table:number-columns-repeated="1020"/>
        </table:table-row>
        <table:table-row table:style-name="ro1">
          <table:table-cell office:value-type="string" calcext:value-type="string">
            <text:p>Pred_Co</text:p>
          </table:table-cell>
          <table:table-cell office:value-type="float" office:value="1003" calcext:value-type="float">
            <text:p>1003</text:p>
          </table:table-cell>
          <table:table-cell table:formula="of:=[.B44]/[.B$49]" office:value-type="percentage" office:value="0.014283069649545" calcext:value-type="percentage">
            <text:p>1,43%</text:p>
          </table:table-cell>
          <table:table-cell office:value-type="string" calcext:value-type="string">
            <text:p>main predicate / member of coordination</text:p>
          </table:table-cell>
          <table:table-cell table:number-columns-repeated="1020"/>
        </table:table-row>
        <table:table-row table:style-name="ro1">
          <table:table-cell office:value-type="string" calcext:value-type="string">
            <text:p>Pred_Pa</text:p>
          </table:table-cell>
          <table:table-cell office:value-type="float" office:value="30" calcext:value-type="float">
            <text:p>30</text:p>
          </table:table-cell>
          <table:table-cell table:formula="of:=[.B45]/[.B$49]" office:value-type="percentage" office:value="0.000427210458112015" calcext:value-type="percentage">
            <text:p>0,04%</text:p>
          </table:table-cell>
          <table:table-cell office:value-type="string" calcext:value-type="string">
            <text:p>main predicate / parenthesis</text:p>
          </table:table-cell>
          <table:table-cell table:number-columns-repeated="1020"/>
        </table:table-row>
        <table:table-row table:style-name="ro1">
          <table:table-cell office:value-type="string" calcext:value-type="string">
            <text:p>Sb</text:p>
          </table:table-cell>
          <table:table-cell office:value-type="float" office:value="4252" calcext:value-type="float">
            <text:p>4252</text:p>
          </table:table-cell>
          <table:table-cell table:formula="of:=[.B46]/[.B$49]" office:value-type="percentage" office:value="0.0605499622630762" calcext:value-type="percentage">
            <text:p>6,05%</text:p>
          </table:table-cell>
          <table:table-cell office:value-type="string" calcext:value-type="string">
            <text:p>subject</text:p>
          </table:table-cell>
          <table:table-cell table:number-columns-repeated="1020"/>
        </table:table-row>
        <table:table-row table:style-name="ro1">
          <table:table-cell office:value-type="string" calcext:value-type="string">
            <text:p>Sb_Ap</text:p>
          </table:table-cell>
          <table:table-cell office:value-type="float" office:value="168" calcext:value-type="float">
            <text:p>168</text:p>
          </table:table-cell>
          <table:table-cell table:formula="of:=[.B47]/[.B$49]" office:value-type="percentage" office:value="0.00239237856542728" calcext:value-type="percentage">
            <text:p>0,24%</text:p>
          </table:table-cell>
          <table:table-cell office:value-type="string" calcext:value-type="string">
            <text:p>subject / member of apposition</text:p>
          </table:table-cell>
          <table:table-cell table:number-columns-repeated="1020"/>
        </table:table-row>
        <table:table-row table:style-name="ro1">
          <table:table-cell office:value-type="string" calcext:value-type="string">
            <text:p>Sb_Co</text:p>
          </table:table-cell>
          <table:table-cell office:value-type="float" office:value="568" calcext:value-type="float">
            <text:p>568</text:p>
          </table:table-cell>
          <table:table-cell table:formula="of:=[.B48]/[.B$49]" office:value-type="percentage" office:value="0.00808851800692081" calcext:value-type="percentage">
            <text:p>0,81%</text:p>
          </table:table-cell>
          <table:table-cell office:value-type="string" calcext:value-type="string">
            <text:p>subject / member of coordina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48])" office:value-type="float" office:value="70223" calcext:value-type="float">
            <text:p>70223</text:p>
          </table:table-cell>
          <table:table-cell table:style-name="ce10" table:formula="of:=[.B49]/[.B$49]" office:value-type="percentage" office:value="1" calcext:value-type="percentage">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4741" calcext:value-type="float">
            <text:p>34741</text:p>
          </table:table-cell>
          <table:table-cell table:formula="of:=[.B3]/[.B$25]" office:value-type="percentage" office:value="0.133138906560179" calcext:value-type="percentage">
            <text:p>13,31%</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47" calcext:value-type="float">
            <text:p>1247</text:p>
          </table:table-cell>
          <table:table-cell table:formula="of:=[.B4]/[.B$25]" office:value-type="percentage" office:value="0.00477891299849006" calcext:value-type="percentage">
            <text:p>0,48%</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3435" calcext:value-type="float">
            <text:p>43435</text:p>
          </table:table-cell>
          <table:table-cell table:formula="of:=[.B5]/[.B$25]" office:value-type="percentage" office:value="0.166457166070101" calcext:value-type="percentage">
            <text:p>16,65%</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2673" calcext:value-type="float">
            <text:p>2673</text:p>
          </table:table-cell>
          <table:table-cell table:formula="of:=[.B6]/[.B$25]" office:value-type="percentage" office:value="0.0102438127064667" calcext:value-type="percentage">
            <text:p>1,02%</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1186" calcext:value-type="float">
            <text:p>1186</text:p>
          </table:table-cell>
          <table:table-cell table:formula="of:=[.B7]/[.B$25]" office:value-type="percentage" office:value="0.0045451409913466" calcext:value-type="percentage">
            <text:p>0,45%</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4138" calcext:value-type="float">
            <text:p>4138</text:p>
          </table:table-cell>
          <table:table-cell table:formula="of:=[.B8]/[.B$25]" office:value-type="percentage" office:value="0.0158581732058957" calcext:value-type="percentage">
            <text:p>1,59%</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619" calcext:value-type="float">
            <text:p>1619</text:p>
          </table:table-cell>
          <table:table-cell table:formula="of:=[.B9]/[.B$25]" office:value-type="percentage" office:value="0.00620453900926657" calcext:value-type="percentage">
            <text:p>0,62%</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1127" calcext:value-type="float">
            <text:p>21127</text:p>
          </table:table-cell>
          <table:table-cell table:formula="of:=[.B10]/[.B$25]" office:value-type="percentage" office:value="0.0809655933593421" calcext:value-type="percentage">
            <text:p>8,10%</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11639" calcext:value-type="float">
            <text:p>11639</text:p>
          </table:table-cell>
          <table:table-cell table:formula="of:=[.B11]/[.B$25]" office:value-type="percentage" office:value="0.0446044654285692" calcext:value-type="percentage">
            <text:p>4,46%</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1" calcext:value-type="float">
            <text:p>21</text:p>
          </table:table-cell>
          <table:table-cell table:formula="of:=[.B12]/[.B$25]" office:value-type="percentage" office:value="0.0000804788877051254" calcext:value-type="percentage">
            <text:p>0,01%</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18551" calcext:value-type="float">
            <text:p>18551</text:p>
          </table:table-cell>
          <table:table-cell table:formula="of:=[.B13]/[.B$25]" office:value-type="percentage" office:value="0.0710935164675134" calcext:value-type="percentage">
            <text:p>7,11%</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21644" calcext:value-type="float">
            <text:p>21644</text:p>
          </table:table-cell>
          <table:table-cell table:formula="of:=[.B14]/[.B$25]" office:value-type="percentage" office:value="0.0829469069280825" calcext:value-type="percentage">
            <text:p>8,29%</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2298" calcext:value-type="float">
            <text:p>12298</text:p>
          </table:table-cell>
          <table:table-cell table:formula="of:=[.B15]/[.B$25]" office:value-type="percentage" office:value="0.0471299695713158" calcext:value-type="percentage">
            <text:p>4,71%</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9533" calcext:value-type="float">
            <text:p>19533</text:p>
          </table:table-cell>
          <table:table-cell table:formula="of:=[.B16]/[.B$25]" office:value-type="percentage" office:value="0.0748568625497245" calcext:value-type="percentage">
            <text:p>7,49%</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25" calcext:value-type="float">
            <text:p>1725</text:p>
          </table:table-cell>
          <table:table-cell table:formula="of:=[.B17]/[.B$25]" office:value-type="percentage" office:value="0.00661076577577815" calcext:value-type="percentage">
            <text:p>0,66%</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36100" calcext:value-type="float">
            <text:p>36100</text:p>
          </table:table-cell>
          <table:table-cell table:formula="of:=[.B18]/[.B$25]" office:value-type="percentage" office:value="0.138347040293096" calcext:value-type="percentage">
            <text:p>13,83%</text:p>
          </table:table-cell>
          <table:table-cell office:value-type="string" calcext:value-type="string">
            <text:p>object</text:p>
          </table:table-cell>
          <table:table-cell table:number-columns-repeated="1020"/>
        </table:table-row>
        <table:table-row table:style-name="ro1">
          <table:table-cell office:value-type="string" calcext:value-type="string">
            <text:p>OCOMP</text:p>
          </table:table-cell>
          <table:table-cell office:value-type="float" office:value="224" calcext:value-type="float">
            <text:p>224</text:p>
          </table:table-cell>
          <table:table-cell table:formula="of:=[.B19]/[.B$25]" office:value-type="percentage" office:value="0.00085844146885467" calcext:value-type="percentage">
            <text:p>0,09%</text:p>
          </table:table-cell>
          <table:table-cell table:style-name="ce2" office:value-type="string" calcext:value-type="string">
            <text:p>object complement</text:p>
          </table:table-cell>
          <table:table-cell office:value-type="string" calcext: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calcext:value-type="string">
            <text:p>PNOM</text:p>
          </table:table-cell>
          <table:table-cell office:value-type="float" office:value="2203" calcext:value-type="float">
            <text:p>2203</text:p>
          </table:table-cell>
          <table:table-cell table:formula="of:=[.B20]/[.B$25]" office:value-type="percentage" office:value="0.00844261855306625" calcext:value-type="percentage">
            <text:p>0,84%</text:p>
          </table:table-cell>
          <table:table-cell office:value-type="string" calcext:value-type="string">
            <text:p>nominal predicate</text:p>
          </table:table-cell>
          <table:table-cell table:number-columns-repeated="1020"/>
        </table:table-row>
        <table:table-row table:style-name="ro1">
          <table:table-cell table:style-name="ce18" office:value-type="string" calcext:value-type="string">
            <text:p>PRED</text:p>
          </table:table-cell>
          <table:table-cell table:style-name="ce18" office:value-type="float" office:value="8104" calcext:value-type="float">
            <text:p>8104</text:p>
          </table:table-cell>
          <table:table-cell table:formula="of:=[.B21]/[.B$25]" office:value-type="percentage" office:value="0.0310571859982065" calcext:value-type="percentage">
            <text:p>3,1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18092" calcext:value-type="float">
            <text:p>18092</text:p>
          </table:table-cell>
          <table:table-cell table:formula="of:=[.B22]/[.B$25]" office:value-type="percentage" office:value="0.0693344779219585" calcext:value-type="percentage">
            <text:p>6,93%</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272" calcext:value-type="float">
            <text:p>272</text:p>
          </table:table-cell>
          <table:table-cell table:formula="of:=[.B23]/[.B$25]" office:value-type="percentage" office:value="0.00104239321218067" calcext:value-type="percentage">
            <text:p>0,1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366" calcext:value-type="float">
            <text:p>366</text:p>
          </table:table-cell>
          <table:table-cell table:formula="of:=[.B24]/[.B$25]" office:value-type="percentage" office:value="0.00140263204286076" calcext:value-type="percentage">
            <text:p>0,14%</text:p>
          </table:table-cell>
          <table:table-cell table:style-name="ce17" office:value-type="string" calcext:value-type="string">
            <text:p>unknown function?</text:p>
          </table:table-cell>
          <table:table-cell office:value-type="string" calcext: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calcext:value-type="string">
            <text:p>Celkem</text:p>
          </table:table-cell>
          <table:table-cell table:style-name="ce1" table:formula="of:=SUM([.B3:.B24])" office:value-type="float" office:value="260938" calcext:value-type="float">
            <text:p>260938</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calcext: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calcext: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calcext: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6250" calcext:value-type="float">
            <text:p>6250</text:p>
          </table:table-cell>
          <table:table-cell table:formula="of:=[.B3]/[.B$25]" office:value-type="percentage" office:value="0.141765146188219" calcext:value-type="percentage">
            <text:p>14,18%</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0" calcext:value-type="float">
            <text:p>120</text:p>
          </table:table-cell>
          <table:table-cell table:formula="of:=[.B4]/[.B$25]" office:value-type="percentage" office:value="0.0027218908068138" calcext:value-type="percentage">
            <text:p>0,27%</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8637" calcext:value-type="float">
            <text:p>8637</text:p>
          </table:table-cell>
          <table:table-cell table:formula="of:=[.B5]/[.B$25]" office:value-type="percentage" office:value="0.195908090820423" calcext:value-type="percentage">
            <text:p>19,59%</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191" calcext:value-type="float">
            <text:p>191</text:p>
          </table:table-cell>
          <table:table-cell table:formula="of:=[.B6]/[.B$25]" office:value-type="percentage" office:value="0.00433234286751197" calcext:value-type="percentage">
            <text:p>0,4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26" calcext:value-type="float">
            <text:p>26</text:p>
          </table:table-cell>
          <table:table-cell table:formula="of:=[.B7]/[.B$25]" office:value-type="percentage" office:value="0.00058974300814299" calcext:value-type="percentage">
            <text:p>0,06%</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587" calcext:value-type="float">
            <text:p>1587</text:p>
          </table:table-cell>
          <table:table-cell table:formula="of:=[.B8]/[.B$25]" office:value-type="percentage" office:value="0.0359970059201125" calcext:value-type="percentage">
            <text:p>3,60%</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348" calcext:value-type="float">
            <text:p>348</text:p>
          </table:table-cell>
          <table:table-cell table:formula="of:=[.B9]/[.B$25]" office:value-type="percentage" office:value="0.00789348333976002" calcext:value-type="percentage">
            <text:p>0,79%</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9" calcext:value-type="float">
            <text:p>9</text:p>
          </table:table-cell>
          <table:table-cell table:formula="of:=[.B10]/[.B$25]" office:value-type="percentage" office:value="0.000204141810511035" calcext:value-type="percentage">
            <text:p>0,0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729" calcext:value-type="float">
            <text:p>2729</text:p>
          </table:table-cell>
          <table:table-cell table:formula="of:=[.B11]/[.B$25]" office:value-type="percentage" office:value="0.0619003334316238" calcext:value-type="percentage">
            <text:p>6,19%</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570" calcext:value-type="float">
            <text:p>570</text:p>
          </table:table-cell>
          <table:table-cell table:formula="of:=[.B12]/[.B$25]" office:value-type="percentage" office:value="0.0129289813323655" calcext:value-type="percentage">
            <text:p>1,2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460" calcext:value-type="float">
            <text:p>3460</text:p>
          </table:table-cell>
          <table:table-cell table:formula="of:=[.B13]/[.B$25]" office:value-type="percentage" office:value="0.0784811849297979" calcext:value-type="percentage">
            <text:p>7,85%</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1828" calcext:value-type="float">
            <text:p>1828</text:p>
          </table:table-cell>
          <table:table-cell table:formula="of:=[.B14]/[.B$25]" office:value-type="percentage" office:value="0.0414634699571302" calcext:value-type="percentage">
            <text:p>4,15%</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421" calcext:value-type="float">
            <text:p>1421</text:p>
          </table:table-cell>
          <table:table-cell table:formula="of:=[.B15]/[.B$25]" office:value-type="percentage" office:value="0.0322317236373534" calcext:value-type="percentage">
            <text:p>3,2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3442" calcext:value-type="float">
            <text:p>3442</text:p>
          </table:table-cell>
          <table:table-cell table:formula="of:=[.B16]/[.B$25]" office:value-type="percentage" office:value="0.0780729013087758" calcext:value-type="percentage">
            <text:p>7,8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258" calcext:value-type="float">
            <text:p>258</text:p>
          </table:table-cell>
          <table:table-cell table:formula="of:=[.B17]/[.B$25]" office:value-type="percentage" office:value="0.00585206523464967" calcext:value-type="percentage">
            <text:p>0,5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6312" calcext:value-type="float">
            <text:p>6312</text:p>
          </table:table-cell>
          <table:table-cell table:formula="of:=[.B18]/[.B$25]" office:value-type="percentage" office:value="0.143171456438406" calcext:value-type="percentage">
            <text:p>14,32%</text:p>
          </table:table-cell>
          <table:table-cell office:value-type="string" calcext:value-type="string">
            <text:p>object</text:p>
          </table:table-cell>
          <table:table-cell table:number-columns-repeated="1020"/>
        </table:table-row>
        <table:table-row table:style-name="ro1">
          <table:table-cell table:style-name="ce18" office:value-type="string" calcext:value-type="string">
            <text:p>OCOMP</text:p>
          </table:table-cell>
          <table:table-cell table:style-name="ce18" office:value-type="float" office:value="62" calcext:value-type="float">
            <text:p>62</text:p>
          </table:table-cell>
          <table:table-cell table:formula="of:=[.B19]/[.B$25]" office:value-type="percentage" office:value="0.00140631025018713" calcext:value-type="percentage">
            <text:p>0,14%</text:p>
          </table:table-cell>
          <table:table-cell table:style-name="ce16"/>
          <table:table-cell table:number-columns-repeated="1020"/>
        </table:table-row>
        <table:table-row table:style-name="ro1">
          <table:table-cell office:value-type="string" calcext:value-type="string">
            <text:p>PNOM</text:p>
          </table:table-cell>
          <table:table-cell office:value-type="float" office:value="675" calcext:value-type="float">
            <text:p>675</text:p>
          </table:table-cell>
          <table:table-cell table:formula="of:=[.B20]/[.B$25]" office:value-type="percentage" office:value="0.0153106357883276" calcext:value-type="percentage">
            <text:p>1,53%</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1715" calcext:value-type="float">
            <text:p>1715</text:p>
          </table:table-cell>
          <table:table-cell table:formula="of:=[.B21]/[.B$25]" office:value-type="percentage" office:value="0.0389003561140472" calcext:value-type="percentage">
            <text:p>3,89%</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4374" calcext:value-type="float">
            <text:p>4374</text:p>
          </table:table-cell>
          <table:table-cell table:formula="of:=[.B22]/[.B$25]" office:value-type="percentage" office:value="0.099212919908363" calcext:value-type="percentage">
            <text:p>9,92%</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4" calcext:value-type="float">
            <text:p>4</text:p>
          </table:table-cell>
          <table:table-cell table:formula="of:=[.B23]/[.B$25]" office:value-type="percentage" office:value="0.00009072969356046"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69" calcext:value-type="float">
            <text:p>69</text:p>
          </table:table-cell>
          <table:table-cell table:formula="of:=[.B24]/[.B$25]" office:value-type="percentage" office:value="0.00156508721391794" calcext:value-type="percentage">
            <text:p>0,16%</text:p>
          </table:table-cell>
          <table:table-cell table:style-name="ce17"/>
          <table:table-cell table:number-columns-repeated="1020"/>
        </table:table-row>
        <table:table-row table:style-name="ro1">
          <table:table-cell table:style-name="ce1" office:value-type="string" calcext:value-type="string">
            <text:p>Celkem</text:p>
          </table:table-cell>
          <table:table-cell table:style-name="ce1" table:formula="of:=SUM([.B3:.B24])" office:value-type="float" office:value="44087" calcext:value-type="float">
            <text:p>44087</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office:forms form:automatic-focus="false" form:apply-design-mode="false"/>
        <table:table-column table:style-name="co6" table:default-cell-style-name="ce5"/>
        <table:table-column table:style-name="co7" table:number-columns-repeated="2"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2" table:number-columns-repeated="995" table:default-cell-style-name="ce5"/>
        <table:table-row table:style-name="ro1">
          <table:table-cell table:style-name="ce4" office:value-type="string" calcext:value-type="string">
            <text:p>Description</text:p>
          </table:table-cell>
          <table:table-cell table:style-name="ce4" office:value-type="string" calcext:value-type="string">
            <text:p>Afun</text:p>
          </table:table-cell>
          <table:table-cell table:style-name="ce4" office:value-type="string" calcext:value-type="string">
            <text:p>cs-conll2007</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sl-conll2006</text:p>
          </table:table-cell>
          <table:table-cell table:style-name="ce4" office:value-type="string" calcext:value-type="string">
            <text:p>Frequency</text:p>
          </table:table-cell>
          <table:table-cell table:style-name="ce20" office:value-type="string" calcext:value-type="string">
            <text:p>Relative</text:p>
          </table:table-cell>
          <table:table-cell table:style-name="ce1" office:value-type="string" calcext:value-type="string">
            <text:p>ar-conll2007</text:p>
          </table:table-cell>
          <table:table-cell table:style-name="ce1" office:value-type="string" calcext:value-type="string">
            <text:p>Frequency</text:p>
          </table:table-cell>
          <table:table-cell table:style-name="ce20" office:value-type="string" calcext:value-type="string">
            <text:p>Relative</text:p>
          </table:table-cell>
          <table:table-cell table:style-name="ce4" office:value-type="string" calcext:value-type="string">
            <text:p>ar-padt2</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ta</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el</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grc</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la</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en-pcedt2</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table:number-columns-repeated="995"/>
        </table:table-row>
        <table:table-row table:style-name="ro1">
          <table:table-cell table:style-name="ce19" office:value-type="string" calcext:value-type="string">
            <text:p>adverbial adjunct</text:p>
          </table:table-cell>
          <table:table-cell table:style-name="ce19" office:value-type="string" calcext:value-type="string">
            <text:p>AAdjn</text:p>
          </table:table-cell>
          <table:table-cell table:style-name="ce19" table:number-columns-repeated="2"/>
          <table:table-cell table:style-name="ce21" table:formula="of:=[.D2]/[.D$46]" office:value-type="percentage" office:value="0" calcext:value-type="percentage">
            <text:p>0,00%</text:p>
          </table:table-cell>
          <table:table-cell table:style-name="ce19" table:number-columns-repeated="2"/>
          <table:table-cell table:style-name="ce21" table:formula="of:=[.G2]/[.G$46]" office:value-type="percentage" office:value="0" calcext:value-type="percentage">
            <text:p>0,00%</text:p>
          </table:table-cell>
          <table:table-cell table:style-name="ce18" table:number-columns-repeated="2"/>
          <table:table-cell table:style-name="ce21" table:formula="of:=[.J2]/[.J$46]" office:value-type="percentage" office:value="0" calcext:value-type="percentage">
            <text:p>0,00%</text:p>
          </table:table-cell>
          <table:table-cell table:style-name="ce19" table:number-columns-repeated="2"/>
          <table:table-cell table:style-name="ce21" table:formula="of:=[.M2]/[.M$46]" office:value-type="percentage" office:value="0" calcext:value-type="percentage">
            <text:p>0,00%</text:p>
          </table:table-cell>
          <table:table-cell table:style-name="ce12" office:value-type="string" calcext:value-type="string">
            <text:p>AAdjn</text:p>
          </table:table-cell>
          <table:table-cell table:style-name="ce12" table:formula="of:=1241+33" office:value-type="float" office:value="1274" calcext:value-type="float">
            <text:p>1274</text:p>
          </table:table-cell>
          <table:table-cell table:style-name="ce21" table:formula="of:=[.P2]/[.P$46]" office:value-type="percentage" office:value="0.168295904887715" calcext:value-type="percentage">
            <text:p>16,83%</text:p>
          </table:table-cell>
          <table:table-cell table:style-name="Default" table:number-columns-repeated="2"/>
          <table:table-cell table:style-name="ce21" table:formula="of:=[.S2]/[.S$46]" office:value-type="percentage" office:value="0" calcext:value-type="percentage">
            <text:p>0,00%</text:p>
          </table:table-cell>
          <table:table-cell table:style-name="ce4" table:number-columns-repeated="2"/>
          <table:table-cell table:style-name="ce21" table:formula="of:=[.V2]/[.V$46]" office:value-type="percentage" office:value="0" calcext:value-type="percentage">
            <text:p>0,00%</text:p>
          </table:table-cell>
          <table:table-cell table:style-name="ce4" table:number-columns-repeated="2"/>
          <table:table-cell table:style-name="ce21" table:formula="of:=[.Y2]/[.Y$46]" office:value-type="percentage" office:value="0" calcext:value-type="percentage">
            <text:p>0,00%</text:p>
          </table:table-cell>
          <table:table-cell table:style-name="Default"/>
          <table:table-cell/>
          <table:table-cell table:style-name="ce21" table:formula="of:=[.AB2]/[.AB$46]" office:value-type="percentage" office:value="0" calcext:value-type="percentage">
            <text:p>0,00%</text:p>
          </table:table-cell>
          <table:table-cell table:number-columns-repeated="995"/>
        </table:table-row>
        <table:table-row table:style-name="ro1">
          <table:table-cell table:style-name="ce19" office:value-type="string" calcext:value-type="string">
            <text:p>adverbial complement</text:p>
          </table:table-cell>
          <table:table-cell table:style-name="ce19" office:value-type="string" calcext:value-type="string">
            <text:p>AComp</text:p>
          </table:table-cell>
          <table:table-cell table:style-name="ce19" table:number-columns-repeated="2"/>
          <table:table-cell table:style-name="ce21" table:formula="of:=[.D3]/[.D$46]" office:value-type="percentage" office:value="0" calcext:value-type="percentage">
            <text:p>0,00%</text:p>
          </table:table-cell>
          <table:table-cell table:style-name="ce19" table:number-columns-repeated="2"/>
          <table:table-cell table:style-name="ce21" table:formula="of:=[.G3]/[.G$46]" office:value-type="percentage" office:value="0" calcext:value-type="percentage">
            <text:p>0,00%</text:p>
          </table:table-cell>
          <table:table-cell table:style-name="ce18" table:number-columns-repeated="2"/>
          <table:table-cell table:style-name="ce21" table:formula="of:=[.J3]/[.J$46]" office:value-type="percentage" office:value="0" calcext:value-type="percentage">
            <text:p>0,00%</text:p>
          </table:table-cell>
          <table:table-cell table:style-name="ce19" table:number-columns-repeated="2"/>
          <table:table-cell table:style-name="ce21" table:formula="of:=[.M3]/[.M$46]" office:value-type="percentage" office:value="0" calcext:value-type="percentage">
            <text:p>0,00%</text:p>
          </table:table-cell>
          <table:table-cell table:style-name="ce12" office:value-type="string" calcext:value-type="string">
            <text:p>AComp</text:p>
          </table:table-cell>
          <table:table-cell table:style-name="ce12" table:formula="of:=388+11" office:value-type="float" office:value="399" calcext:value-type="float">
            <text:p>399</text:p>
          </table:table-cell>
          <table:table-cell table:style-name="ce21" table:formula="of:=[.P3]/[.P$46]" office:value-type="percentage" office:value="0.0527080581241744" calcext:value-type="percentage">
            <text:p>5,27%</text:p>
          </table:table-cell>
          <table:table-cell table:style-name="Default" table:number-columns-repeated="2"/>
          <table:table-cell table:style-name="ce21" table:formula="of:=[.S3]/[.S$46]" office:value-type="percentage" office:value="0" calcext:value-type="percentage">
            <text:p>0,00%</text:p>
          </table:table-cell>
          <table:table-cell table:style-name="ce4" table:number-columns-repeated="2"/>
          <table:table-cell table:style-name="ce21" table:formula="of:=[.V3]/[.V$46]" office:value-type="percentage" office:value="0" calcext:value-type="percentage">
            <text:p>0,00%</text:p>
          </table:table-cell>
          <table:table-cell table:style-name="ce4" table:number-columns-repeated="2"/>
          <table:table-cell table:style-name="ce21" table:formula="of:=[.Y3]/[.Y$46]" office:value-type="percentage" office:value="0" calcext:value-type="percentage">
            <text:p>0,00%</text:p>
          </table:table-cell>
          <table:table-cell table:style-name="Default"/>
          <table:table-cell/>
          <table:table-cell table:style-name="ce21" table:formula="of:=[.AB3]/[.AB$46]" office:value-type="percentage" office:value="0" calcext:value-type="percentage">
            <text:p>0,00%</text:p>
          </table:table-cell>
          <table:table-cell table:number-columns-repeated="995"/>
        </table:table-row>
        <table:table-row table:style-name="ro1">
          <table:table-cell table:style-name="ce2" office:value-type="string" calcext:value-type="string">
            <text:p>adjectival participial or adjectivalized verb</text:p>
          </table:table-cell>
          <table:table-cell table:style-name="ce2" office:value-type="string" calcext:value-type="string">
            <text:p>AdjAtr</text:p>
          </table:table-cell>
          <table:table-cell table:style-name="ce19" table:number-columns-repeated="2"/>
          <table:table-cell table:style-name="ce21" table:formula="of:=[.D4]/[.D$46]" office:value-type="percentage" office:value="0" calcext:value-type="percentage">
            <text:p>0,00%</text:p>
          </table:table-cell>
          <table:table-cell table:style-name="ce19" table:number-columns-repeated="2"/>
          <table:table-cell table:style-name="ce21" table:formula="of:=[.G4]/[.G$46]" office:value-type="percentage" office:value="0" calcext:value-type="percentage">
            <text:p>0,00%</text:p>
          </table:table-cell>
          <table:table-cell table:style-name="ce18" table:number-columns-repeated="2"/>
          <table:table-cell table:style-name="ce21" table:formula="of:=[.J4]/[.J$46]" office:value-type="percentage" office:value="0" calcext:value-type="percentage">
            <text:p>0,00%</text:p>
          </table:table-cell>
          <table:table-cell table:style-name="ce19" table:number-columns-repeated="2"/>
          <table:table-cell table:style-name="ce21" table:formula="of:=[.M4]/[.M$46]" office:value-type="percentage" office:value="0" calcext:value-type="percentage">
            <text:p>0,00%</text:p>
          </table:table-cell>
          <table:table-cell table:style-name="ce12" office:value-type="string" calcext:value-type="string">
            <text:p>AdjAtr</text:p>
          </table:table-cell>
          <table:table-cell table:style-name="ce12" office:value-type="float" office:value="338" calcext:value-type="float">
            <text:p>338</text:p>
          </table:table-cell>
          <table:table-cell table:style-name="ce21" table:formula="of:=[.P4]/[.P$46]" office:value-type="percentage" office:value="0.0446499339498019" calcext:value-type="percentage">
            <text:p>4,46%</text:p>
          </table:table-cell>
          <table:table-cell table:style-name="Default" table:number-columns-repeated="2"/>
          <table:table-cell table:style-name="ce21" table:formula="of:=[.S4]/[.S$46]" office:value-type="percentage" office:value="0" calcext:value-type="percentage">
            <text:p>0,00%</text:p>
          </table:table-cell>
          <table:table-cell table:style-name="ce4" table:number-columns-repeated="2"/>
          <table:table-cell table:style-name="ce21" table:formula="of:=[.V4]/[.V$46]" office:value-type="percentage" office:value="0" calcext:value-type="percentage">
            <text:p>0,00%</text:p>
          </table:table-cell>
          <table:table-cell table:style-name="ce4" table:number-columns-repeated="2"/>
          <table:table-cell table:style-name="ce21" table:formula="of:=[.Y4]/[.Y$46]" office:value-type="percentage" office:value="0" calcext:value-type="percentage">
            <text:p>0,00%</text:p>
          </table:table-cell>
          <table:table-cell table:style-name="Default"/>
          <table:table-cell/>
          <table:table-cell table:style-name="ce21" table:formula="of:=[.AB4]/[.AB$46]" office:value-type="percentage" office:value="0" calcext:value-type="percentage">
            <text:p>0,00%</text:p>
          </table:table-cell>
          <table:table-cell table:number-columns-repeated="995"/>
        </table:table-row>
        <table:table-row table:style-name="ro1">
          <table:table-cell office:value-type="string" calcext:value-type="string">
            <text:p>adverbial</text:p>
          </table:table-cell>
          <table:table-cell table:number-columns-repeated="2" office:value-type="string" calcext:value-type="string">
            <text:p>Adv</text:p>
          </table:table-cell>
          <table:table-cell table:formula="of:=41869+3612" office:value-type="float" office:value="45481" calcext:value-type="float">
            <text:p>45481</text:p>
          </table:table-cell>
          <table:table-cell table:style-name="ce21" table:formula="of:=[.D5]/[.D$46]" office:value-type="percentage" office:value="0.104070751910668" calcext:value-type="percentage">
            <text:p>10,41%</text:p>
          </table:table-cell>
          <table:table-cell office:value-type="string" calcext:value-type="string">
            <text:p>Adv</text:p>
          </table:table-cell>
          <table:table-cell office:value-type="float" office:value="3822" calcext:value-type="float">
            <text:p>3822</text:p>
          </table:table-cell>
          <table:table-cell table:style-name="ce21" table:formula="of:=[.G5]/[.G$46]" office:value-type="percentage" office:value="0.108764940239044" calcext:value-type="percentage">
            <text:p>10,88%</text:p>
          </table:table-cell>
          <table:table-cell table:style-name="Default" office:value-type="string" calcext:value-type="string">
            <text:p>Adv</text:p>
          </table:table-cell>
          <table:table-cell table:style-name="Default" office:value-type="float" office:value="8158" calcext:value-type="float">
            <text:p>8158</text:p>
          </table:table-cell>
          <table:table-cell table:style-name="ce21" table:formula="of:=[.J5]/[.J$46]" office:value-type="percentage" office:value="0.0698602452558745" calcext:value-type="percentage">
            <text:p>6,99%</text:p>
          </table:table-cell>
          <table:table-cell table:style-name="ce12" office:value-type="string" calcext:value-type="string">
            <text:p>Adv</text:p>
          </table:table-cell>
          <table:table-cell table:style-name="ce12" table:formula="of:=16248+248+1656+4+2" office:value-type="float" office:value="18158" calcext:value-type="float">
            <text:p>18158</text:p>
          </table:table-cell>
          <table:table-cell table:style-name="ce21" table:formula="of:=[.M5]/[.M$46]" office:value-type="percentage" office:value="0.0647401729209377" calcext:value-type="percentage">
            <text:p>6,47%</text:p>
          </table:table-cell>
          <table:table-cell table:style-name="ce12" office:value-type="string" calcext:value-type="string">
            <text:p>Adv</text:p>
          </table:table-cell>
          <table:table-cell table:style-name="ce12" office:value-type="float" office:value="1" calcext:value-type="float">
            <text:p>1</text:p>
          </table:table-cell>
          <table:table-cell table:style-name="ce21" table:formula="of:=[.P5]/[.P$46]" office:value-type="percentage" office:value="0.000132100396301189" calcext:value-type="percentage">
            <text:p>0,01%</text:p>
          </table:table-cell>
          <table:table-cell table:style-name="Default" office:value-type="string" calcext:value-type="string">
            <text:p>Adv</text:p>
          </table:table-cell>
          <table:table-cell table:style-name="Default" table:formula="of:=6208+68+598+59" office:value-type="float" office:value="6933" calcext:value-type="float">
            <text:p>6933</text:p>
          </table:table-cell>
          <table:table-cell table:style-name="ce21" table:formula="of:=[.S5]/[.S$46]" office:value-type="percentage" office:value="0.0987325548276844" calcext:value-type="percentage">
            <text:p>9,87%</text:p>
          </table:table-cell>
          <table:table-cell table:style-name="Default" office:value-type="string" calcext:value-type="string">
            <text:p>ADV</text:p>
          </table:table-cell>
          <table:table-cell table:style-name="Default" office:value-type="float" office:value="34741" calcext:value-type="float">
            <text:p>34741</text:p>
          </table:table-cell>
          <table:table-cell table:style-name="ce21" table:formula="of:=[.V5]/[.V$46]" office:value-type="percentage" office:value="0.133465232424126" calcext:value-type="percentage">
            <text:p>13,35%</text:p>
          </table:table-cell>
          <table:table-cell table:style-name="Default" office:value-type="string" calcext:value-type="string">
            <text:p>ADV</text:p>
          </table:table-cell>
          <table:table-cell table:style-name="Default" office:value-type="float" office:value="6250" calcext:value-type="float">
            <text:p>6250</text:p>
          </table:table-cell>
          <table:table-cell table:style-name="ce21" table:formula="of:=[.Y5]/[.Y$46]" office:value-type="percentage" office:value="0.142000272640523" calcext:value-type="percentage">
            <text:p>14,20%</text:p>
          </table:table-cell>
          <table:table-cell table:style-name="Default" office:value-type="string" calcext:value-type="string">
            <text:p>Adv</text:p>
          </table:table-cell>
          <table:table-cell office:value-type="float" office:value="152116" calcext:value-type="float">
            <text:p>152116</text:p>
          </table:table-cell>
          <table:table-cell table:style-name="ce21" table:formula="of:=[.AB5]/[.AB$46]" office:value-type="percentage" office:value="0.132878861467611" calcext:value-type="percentage">
            <text:p>13,29%</text:p>
          </table:table-cell>
          <table:table-cell table:number-columns-repeated="995"/>
        </table:table-row>
        <table:table-row table:style-name="ro1">
          <table:table-cell office:value-type="string" calcext:value-type="string">
            <text:p>adverbial or attribute</text:p>
          </table:table-cell>
          <table:table-cell table:number-columns-repeated="2" office:value-type="string" calcext:value-type="string">
            <text:p>AdvAtr</text:p>
          </table:table-cell>
          <table:table-cell table:formula="of:=140+4" office:value-type="float" office:value="144" calcext:value-type="float">
            <text:p>144</text:p>
          </table:table-cell>
          <table:table-cell table:style-name="ce21" table:formula="of:=[.D6]/[.D$46]" office:value-type="percentage" office:value="0.000329504370509359" calcext:value-type="percentage">
            <text:p>0,03%</text:p>
          </table:table-cell>
          <table:table-cell office:value-type="string" calcext:value-type="string">
            <text:p>AdvAtr</text:p>
          </table:table-cell>
          <table:table-cell office:value-type="float" office:value="51" calcext:value-type="float">
            <text:p>51</text:p>
          </table:table-cell>
          <table:table-cell table:style-name="ce21" table:formula="of:=[.G6]/[.G$46]" office:value-type="percentage" office:value="0.0014513375071144" calcext:value-type="percentage">
            <text:p>0,15%</text:p>
          </table:table-cell>
          <table:table-cell table:style-name="Default" office:value-type="string" calcext:value-type="string">
            <text:p>AdvAtr</text:p>
          </table:table-cell>
          <table:table-cell table:style-name="Default" office:value-type="float" office:value="55" calcext:value-type="float">
            <text:p>55</text:p>
          </table:table-cell>
          <table:table-cell table:style-name="ce21" table:formula="of:=[.J6]/[.J$46]" office:value-type="percentage" office:value="0.000470987189148455" calcext:value-type="percentage">
            <text:p>0,05%</text:p>
          </table:table-cell>
          <table:table-cell table:style-name="ce12" office:value-type="string" calcext:value-type="string">
            <text:p>AdvAtr</text:p>
          </table:table-cell>
          <table:table-cell table:style-name="ce12" table:formula="of:=52+2" office:value-type="float" office:value="54" calcext:value-type="float">
            <text:p>54</text:p>
          </table:table-cell>
          <table:table-cell table:style-name="ce21" table:formula="of:=[.M6]/[.M$46]" office:value-type="percentage" office:value="0.000192530528567609" calcext:value-type="percentage">
            <text:p>0,02%</text:p>
          </table:table-cell>
          <table:table-cell table:style-name="ce12" table:number-columns-repeated="2"/>
          <table:table-cell table:style-name="ce21" table:formula="of:=[.P6]/[.P$46]" office:value-type="percentage" office:value="0" calcext:value-type="percentage">
            <text:p>0,00%</text:p>
          </table:table-cell>
          <table:table-cell table:style-name="Default" table:number-columns-repeated="2"/>
          <table:table-cell table:style-name="ce21" table:formula="of:=[.S6]/[.S$46]" office:value-type="percentage" office:value="0" calcext:value-type="percentage">
            <text:p>0,00%</text:p>
          </table:table-cell>
          <table:table-cell table:style-name="Default" table:number-columns-repeated="2"/>
          <table:table-cell table:style-name="ce21" table:formula="of:=[.V6]/[.V$46]" office:value-type="percentage" office:value="0" calcext:value-type="percentage">
            <text:p>0,00%</text:p>
          </table:table-cell>
          <table:table-cell table:style-name="Default" table:number-columns-repeated="2"/>
          <table:table-cell table:style-name="ce21" table:formula="of:=[.Y6]/[.Y$46]" office:value-type="percentage" office:value="0" calcext:value-type="percentage">
            <text:p>0,00%</text:p>
          </table:table-cell>
          <table:table-cell table:style-name="Default"/>
          <table:table-cell/>
          <table:table-cell table:style-name="ce21" table:formula="of:=[.AB6]/[.AB$46]" office:value-type="percentage" office:value="0" calcext:value-type="percentage">
            <text:p>0,00%</text:p>
          </table:table-cell>
          <table:table-cell table:number-columns-repeated="995"/>
        </table:table-row>
        <table:table-row table:style-name="ro1">
          <table:table-cell table:style-name="ce2" office:value-type="string" calcext:value-type="string">
            <text:p>sentence member in anteposition</text:p>
          </table:table-cell>
          <table:table-cell table:style-name="ce2" office:value-type="string" calcext:value-type="string">
            <text:p>Ante</text:p>
          </table:table-cell>
          <table:table-cell table:number-columns-repeated="2"/>
          <table:table-cell table:style-name="ce21" table:formula="of:=[.D7]/[.D$46]" office:value-type="percentage" office:value="0" calcext:value-type="percentage">
            <text:p>0,00%</text:p>
          </table:table-cell>
          <table:table-cell table:number-columns-repeated="2"/>
          <table:table-cell table:style-name="ce21" table:formula="of:=[.G7]/[.G$46]" office:value-type="percentage" office:value="0" calcext:value-type="percentage">
            <text:p>0,00%</text:p>
          </table:table-cell>
          <table:table-cell table:style-name="Default" office:value-type="string" calcext:value-type="string">
            <text:p>Ante</text:p>
          </table:table-cell>
          <table:table-cell table:style-name="Default" office:value-type="float" office:value="152" calcext:value-type="float">
            <text:p>152</text:p>
          </table:table-cell>
          <table:table-cell table:style-name="ce21" table:formula="of:=[.J7]/[.J$46]" office:value-type="percentage" office:value="0.00130163732273755" calcext:value-type="percentage">
            <text:p>0,13%</text:p>
          </table:table-cell>
          <table:table-cell table:style-name="ce12" office:value-type="string" calcext:value-type="string">
            <text:p>Ante</text:p>
          </table:table-cell>
          <table:table-cell table:style-name="ce12" table:formula="of:=309+5+33" office:value-type="float" office:value="347" calcext:value-type="float">
            <text:p>347</text:p>
          </table:table-cell>
          <table:table-cell table:style-name="ce21" table:formula="of:=[.M7]/[.M$46]" office:value-type="percentage" office:value="0.00123718691505482" calcext:value-type="percentage">
            <text:p>0,12%</text:p>
          </table:table-cell>
          <table:table-cell table:style-name="ce12" table:number-columns-repeated="2"/>
          <table:table-cell table:style-name="ce21" table:formula="of:=[.P7]/[.P$46]" office:value-type="percentage" office:value="0" calcext:value-type="percentage">
            <text:p>0,00%</text:p>
          </table:table-cell>
          <table:table-cell table:style-name="Default" table:number-columns-repeated="2"/>
          <table:table-cell table:style-name="ce21" table:formula="of:=[.S7]/[.S$46]" office:value-type="percentage" office:value="0" calcext:value-type="percentage">
            <text:p>0,00%</text:p>
          </table:table-cell>
          <table:table-cell table:style-name="Default" table:number-columns-repeated="2"/>
          <table:table-cell table:style-name="ce21" table:formula="of:=[.V7]/[.V$46]" office:value-type="percentage" office:value="0" calcext:value-type="percentage">
            <text:p>0,00%</text:p>
          </table:table-cell>
          <table:table-cell table:style-name="Default" table:number-columns-repeated="2"/>
          <table:table-cell table:style-name="ce21" table:formula="of:=[.Y7]/[.Y$46]" office:value-type="percentage" office:value="0" calcext:value-type="percentage">
            <text:p>0,00%</text:p>
          </table:table-cell>
          <table:table-cell table:style-name="Default"/>
          <table:table-cell/>
          <table:table-cell table:style-name="ce21" table:formula="of:=[.AB7]/[.AB$46]" office:value-type="percentage" office:value="0" calcext:value-type="percentage">
            <text:p>0,00%</text:p>
          </table:table-cell>
          <table:table-cell table:number-columns-repeated="995"/>
        </table:table-row>
        <table:table-row table:style-name="ro1">
          <table:table-cell office:value-type="string" calcext:value-type="string">
            <text:p>head of apposition</text:p>
          </table:table-cell>
          <table:table-cell table:number-columns-repeated="2" office:value-type="string" calcext:value-type="string">
            <text:p>Apos</text:p>
          </table:table-cell>
          <table:table-cell table:formula="of:=1942+224" office:value-type="float" office:value="2166" calcext:value-type="float">
            <text:p>2166</text:p>
          </table:table-cell>
          <table:table-cell table:style-name="ce21" table:formula="of:=[.D8]/[.D$46]" office:value-type="percentage" office:value="0.00495629490641161" calcext:value-type="percentage">
            <text:p>0,50%</text:p>
          </table:table-cell>
          <table:table-cell office:value-type="string" calcext:value-type="string">
            <text:p>Apos</text:p>
          </table:table-cell>
          <table:table-cell office:value-type="float" office:value="86" calcext:value-type="float">
            <text:p>86</text:p>
          </table:table-cell>
          <table:table-cell table:style-name="ce21" table:formula="of:=[.G8]/[.G$46]" office:value-type="percentage" office:value="0.00244735344336938" calcext:value-type="percentage">
            <text:p>0,24%</text:p>
          </table:table-cell>
          <table:table-cell table:style-name="Default" office:value-type="string" calcext:value-type="string">
            <text:p>Apos</text:p>
          </table:table-cell>
          <table:table-cell table:style-name="Default" office:value-type="float" office:value="281" calcext:value-type="float">
            <text:p>281</text:p>
          </table:table-cell>
          <table:table-cell table:style-name="ce21" table:formula="of:=[.J8]/[.J$46]" office:value-type="percentage" office:value="0.00240631636637665" calcext:value-type="percentage">
            <text:p>0,24%</text:p>
          </table:table-cell>
          <table:table-cell table:style-name="ce12" office:value-type="string" calcext:value-type="string">
            <text:p>Apos</text:p>
          </table:table-cell>
          <table:table-cell table:style-name="ce12" table:formula="of:=652+3+54" office:value-type="float" office:value="709" calcext:value-type="float">
            <text:p>709</text:p>
          </table:table-cell>
          <table:table-cell table:style-name="ce21" table:formula="of:=[.M8]/[.M$46]" office:value-type="percentage" office:value="0.00252785453248953" calcext:value-type="percentage">
            <text:p>0,25%</text:p>
          </table:table-cell>
          <table:table-cell table:style-name="ce12" office:value-type="string" calcext:value-type="string">
            <text:p>Apos</text:p>
          </table:table-cell>
          <table:table-cell table:style-name="ce12" office:value-type="float" office:value="12" calcext:value-type="float">
            <text:p>12</text:p>
          </table:table-cell>
          <table:table-cell table:style-name="ce21" table:formula="of:=[.P8]/[.P$46]" office:value-type="percentage" office:value="0.00158520475561427" calcext:value-type="percentage">
            <text:p>0,16%</text:p>
          </table:table-cell>
          <table:table-cell table:style-name="Default" office:value-type="string" calcext:value-type="string">
            <text:p>Apos</text:p>
          </table:table-cell>
          <table:table-cell table:style-name="Default" table:formula="of:=272+2+25+1" office:value-type="float" office:value="300" calcext:value-type="float">
            <text:p>300</text:p>
          </table:table-cell>
          <table:table-cell table:style-name="ce21" table:formula="of:=[.S8]/[.S$46]" office:value-type="percentage" office:value="0.00427228709769297" calcext:value-type="percentage">
            <text:p>0,43%</text:p>
          </table:table-cell>
          <table:table-cell table:style-name="Default" office:value-type="string" calcext:value-type="string">
            <text:p>APOS</text:p>
          </table:table-cell>
          <table:table-cell table:style-name="Default" office:value-type="float" office:value="1247" calcext:value-type="float">
            <text:p>1247</text:p>
          </table:table-cell>
          <table:table-cell table:style-name="ce21" table:formula="of:=[.V8]/[.V$46]" office:value-type="percentage" office:value="0.00479062620053784" calcext:value-type="percentage">
            <text:p>0,48%</text:p>
          </table:table-cell>
          <table:table-cell table:style-name="Default" office:value-type="string" calcext:value-type="string">
            <text:p>APOS</text:p>
          </table:table-cell>
          <table:table-cell table:style-name="Default" office:value-type="float" office:value="120" calcext:value-type="float">
            <text:p>120</text:p>
          </table:table-cell>
          <table:table-cell table:style-name="ce21" table:formula="of:=[.Y8]/[.Y$46]" office:value-type="percentage" office:value="0.00272640523469805" calcext:value-type="percentage">
            <text:p>0,27%</text:p>
          </table:table-cell>
          <table:table-cell table:style-name="Default"/>
          <table:table-cell/>
          <table:table-cell table:style-name="ce21" table:formula="of:=[.AB8]/[.AB$46]" office:value-type="percentage" office:value="0" calcext:value-type="percentage">
            <text:p>0,00%</text:p>
          </table:table-cell>
          <table:table-cell table:number-columns-repeated="995"/>
        </table:table-row>
        <table:table-row table:style-name="ro1">
          <table:table-cell office:value-type="string" calcext:value-type="string">
            <text:p>attribute</text:p>
          </table:table-cell>
          <table:table-cell table:number-columns-repeated="2" office:value-type="string" calcext:value-type="string">
            <text:p>Atr</text:p>
          </table:table-cell>
          <table:table-cell table:formula="of:=113597+11567" office:value-type="float" office:value="125164" calcext:value-type="float">
            <text:p>125164</text:p>
          </table:table-cell>
          <table:table-cell table:style-name="ce21" table:formula="of:=[.D9]/[.D$46]" office:value-type="percentage" office:value="0.286403368266899" calcext:value-type="percentage">
            <text:p>28,64%</text:p>
          </table:table-cell>
          <table:table-cell office:value-type="string" calcext:value-type="string">
            <text:p>Atr</text:p>
          </table:table-cell>
          <table:table-cell office:value-type="float" office:value="5276" calcext:value-type="float">
            <text:p>5276</text:p>
          </table:table-cell>
          <table:table-cell table:style-name="ce21" table:formula="of:=[.G9]/[.G$46]" office:value-type="percentage" office:value="0.150142287990894" calcext:value-type="percentage">
            <text:p>15,01%</text:p>
          </table:table-cell>
          <table:table-cell table:style-name="Default" office:value-type="string" calcext:value-type="string">
            <text:p>Atr</text:p>
          </table:table-cell>
          <table:table-cell table:style-name="Default" office:value-type="float" office:value="40926" calcext:value-type="float">
            <text:p>40926</text:p>
          </table:table-cell>
          <table:table-cell table:style-name="ce21" table:formula="of:=[.J9]/[.J$46]" office:value-type="percentage" office:value="0.350465849147085" calcext:value-type="percentage">
            <text:p>35,05%</text:p>
          </table:table-cell>
          <table:table-cell table:style-name="ce12" office:value-type="string" calcext:value-type="string">
            <text:p>Atr</text:p>
          </table:table-cell>
          <table:table-cell table:style-name="ce12" table:formula="of:=92834+682+9538+33+30" office:value-type="float" office:value="103117" calcext:value-type="float">
            <text:p>103117</text:p>
          </table:table-cell>
          <table:table-cell table:style-name="ce21" table:formula="of:=[.M9]/[.M$46]" office:value-type="percentage" office:value="0.367651305820483" calcext:value-type="percentage">
            <text:p>36,77%</text:p>
          </table:table-cell>
          <table:table-cell table:style-name="ce12" office:value-type="string" calcext:value-type="string">
            <text:p>Atr</text:p>
          </table:table-cell>
          <table:table-cell table:style-name="ce12" table:formula="of:=2441+214" office:value-type="float" office:value="2655" calcext:value-type="float">
            <text:p>2655</text:p>
          </table:table-cell>
          <table:table-cell table:style-name="ce21" table:formula="of:=[.P9]/[.P$46]" office:value-type="percentage" office:value="0.350726552179657" calcext:value-type="percentage">
            <text:p>35,07%</text:p>
          </table:table-cell>
          <table:table-cell table:style-name="Default" office:value-type="string" calcext:value-type="string">
            <text:p>Atr</text:p>
          </table:table-cell>
          <table:table-cell table:style-name="Default" table:formula="of:=26363+100+1459+45" office:value-type="float" office:value="27967" calcext:value-type="float">
            <text:p>27967</text:p>
          </table:table-cell>
          <table:table-cell table:style-name="ce21" table:formula="of:=[.S9]/[.S$46]" office:value-type="percentage" office:value="0.39827684420393" calcext:value-type="percentage">
            <text:p>39,83%</text:p>
          </table:table-cell>
          <table:table-cell table:style-name="Default" office:value-type="string" calcext:value-type="string">
            <text:p>ATR</text:p>
          </table:table-cell>
          <table:table-cell table:style-name="Default" office:value-type="float" office:value="43435" calcext:value-type="float">
            <text:p>43435</text:p>
          </table:table-cell>
          <table:table-cell table:style-name="ce21" table:formula="of:=[.V9]/[.V$46]" office:value-type="percentage" office:value="0.166865155589704" calcext:value-type="percentage">
            <text:p>16,69%</text:p>
          </table:table-cell>
          <table:table-cell table:style-name="Default" office:value-type="string" calcext:value-type="string">
            <text:p>ATR</text:p>
          </table:table-cell>
          <table:table-cell table:style-name="Default" office:value-type="float" office:value="8637" calcext:value-type="float">
            <text:p>8637</text:p>
          </table:table-cell>
          <table:table-cell table:style-name="ce21" table:formula="of:=[.Y9]/[.Y$46]" office:value-type="percentage" office:value="0.196233016767392" calcext:value-type="percentage">
            <text:p>19,62%</text:p>
          </table:table-cell>
          <table:table-cell table:style-name="Default" office:value-type="string" calcext:value-type="string">
            <text:p>Atr</text:p>
          </table:table-cell>
          <table:table-cell office:value-type="float" office:value="337815" calcext:value-type="float">
            <text:p>337815</text:p>
          </table:table-cell>
          <table:table-cell table:style-name="ce21" table:formula="of:=[.AB9]/[.AB$46]" office:value-type="percentage" office:value="0.295093695513168" calcext:value-type="percentage">
            <text:p>29,51%</text:p>
          </table:table-cell>
          <table:table-cell table:number-columns-repeated="995"/>
        </table:table-row>
        <table:table-row table:style-name="ro1">
          <table:table-cell office:value-type="string" calcext:value-type="string">
            <text:p>attribute or adverbial</text:p>
          </table:table-cell>
          <table:table-cell table:number-columns-repeated="2" office:value-type="string" calcext:value-type="string">
            <text:p>AtrAdv</text:p>
          </table:table-cell>
          <table:table-cell table:formula="of:=647+84" office:value-type="float" office:value="731" calcext:value-type="float">
            <text:p>731</text:p>
          </table:table-cell>
          <table:table-cell table:style-name="ce21" table:formula="of:=[.D10]/[.D$46]" office:value-type="percentage" office:value="0.00167269232529404" calcext:value-type="percentage">
            <text:p>0,17%</text:p>
          </table:table-cell>
          <table:table-cell office:value-type="string" calcext:value-type="string">
            <text:p>AtrAdv</text:p>
          </table:table-cell>
          <table:table-cell office:value-type="float" office:value="69" calcext:value-type="float">
            <text:p>69</text:p>
          </table:table-cell>
          <table:table-cell table:style-name="ce21" table:formula="of:=[.G10]/[.G$46]" office:value-type="percentage" office:value="0.00196357427433125" calcext:value-type="percentage">
            <text:p>0,20%</text:p>
          </table:table-cell>
          <table:table-cell table:style-name="Default" office:value-type="string" calcext:value-type="string">
            <text:p>AtrAdv</text:p>
          </table:table-cell>
          <table:table-cell table:style-name="Default" office:value-type="float" office:value="88" calcext:value-type="float">
            <text:p>88</text:p>
          </table:table-cell>
          <table:table-cell table:style-name="ce21" table:formula="of:=[.J10]/[.J$46]" office:value-type="percentage" office:value="0.000753579502637528" calcext:value-type="percentage">
            <text:p>0,08%</text:p>
          </table:table-cell>
          <table:table-cell table:style-name="ce12" office:value-type="string" calcext:value-type="string">
            <text:p>AtrAdv</text:p>
          </table:table-cell>
          <table:table-cell table:style-name="ce12" table:formula="of:=80+7" office:value-type="float" office:value="87" calcext:value-type="float">
            <text:p>87</text:p>
          </table:table-cell>
          <table:table-cell table:style-name="ce21" table:formula="of:=[.M10]/[.M$46]" office:value-type="percentage" office:value="0.000310188073803369" calcext:value-type="percentage">
            <text:p>0,03%</text:p>
          </table:table-cell>
          <table:table-cell table:style-name="ce12" table:number-columns-repeated="2"/>
          <table:table-cell table:style-name="ce21" table:formula="of:=[.P10]/[.P$46]" office:value-type="percentage" office:value="0" calcext:value-type="percentage">
            <text:p>0,00%</text:p>
          </table:table-cell>
          <table:table-cell table:style-name="Default" table:number-columns-repeated="2"/>
          <table:table-cell table:style-name="ce21" table:formula="of:=[.S10]/[.S$46]" office:value-type="percentage" office:value="0" calcext:value-type="percentage">
            <text:p>0,00%</text:p>
          </table:table-cell>
          <table:table-cell table:style-name="Default" table:number-columns-repeated="2"/>
          <table:table-cell table:style-name="ce21" table:formula="of:=[.V10]/[.V$46]" office:value-type="percentage" office:value="0" calcext:value-type="percentage">
            <text:p>0,00%</text:p>
          </table:table-cell>
          <table:table-cell table:style-name="Default" table:number-columns-repeated="2"/>
          <table:table-cell table:style-name="ce21" table:formula="of:=[.Y10]/[.Y$46]" office:value-type="percentage" office:value="0" calcext:value-type="percentage">
            <text:p>0,00%</text:p>
          </table:table-cell>
          <table:table-cell table:style-name="Default"/>
          <table:table-cell/>
          <table:table-cell table:style-name="ce21" table:formula="of:=[.AB10]/[.AB$46]" office:value-type="percentage" office:value="0" calcext:value-type="percentage">
            <text:p>0,00%</text:p>
          </table:table-cell>
          <table:table-cell table:number-columns-repeated="995"/>
        </table:table-row>
        <table:table-row table:style-name="ro1">
          <table:table-cell office:value-type="string" calcext:value-type="string">
            <text:p>attribute with several parent candidates</text:p>
          </table:table-cell>
          <table:table-cell table:number-columns-repeated="2" office:value-type="string" calcext:value-type="string">
            <text:p>AtrAtr</text:p>
          </table:table-cell>
          <table:table-cell table:formula="of:=222+8" office:value-type="float" office:value="230" calcext:value-type="float">
            <text:p>230</text:p>
          </table:table-cell>
          <table:table-cell table:style-name="ce21" table:formula="of:=[.D11]/[.D$46]" office:value-type="percentage" office:value="0.000526291702896893" calcext:value-type="percentage">
            <text:p>0,05%</text:p>
          </table:table-cell>
          <table:table-cell office:value-type="string" calcext:value-type="string">
            <text:p>AtrAtr</text:p>
          </table:table-cell>
          <table:table-cell office:value-type="float" office:value="10" calcext:value-type="float">
            <text:p>10</text:p>
          </table:table-cell>
          <table:table-cell table:style-name="ce21" table:formula="of:=[.G11]/[.G$46]" office:value-type="percentage" office:value="0.000284575981787137" calcext:value-type="percentage">
            <text:p>0,03%</text:p>
          </table:table-cell>
          <table:table-cell table:style-name="Default" office:value-type="string" calcext:value-type="string">
            <text:p>AtrAtr</text:p>
          </table:table-cell>
          <table:table-cell table:style-name="Default" office:value-type="float" office:value="7" calcext:value-type="float">
            <text:p>7</text:p>
          </table:table-cell>
          <table:table-cell table:style-name="ce21" table:formula="of:=[.J11]/[.J$46]" office:value-type="percentage" office:value="0.0000599438240734397" calcext:value-type="percentage">
            <text:p>0,01%</text:p>
          </table:table-cell>
          <table:table-cell table:style-name="ce12" office:value-type="string" calcext:value-type="string">
            <text:p>AtrAtr</text:p>
          </table:table-cell>
          <table:table-cell table:style-name="ce12" office:value-type="float" office:value="7" calcext:value-type="float">
            <text:p>7</text:p>
          </table:table-cell>
          <table:table-cell table:style-name="ce21" table:formula="of:=[.M11]/[.M$46]" office:value-type="percentage" office:value="0.0000249576611106159" calcext:value-type="percentage">
            <text:p>0,00%</text:p>
          </table:table-cell>
          <table:table-cell table:style-name="ce12" table:number-columns-repeated="2"/>
          <table:table-cell table:style-name="ce21" table:formula="of:=[.P11]/[.P$46]" office:value-type="percentage" office:value="0" calcext:value-type="percentage">
            <text:p>0,00%</text:p>
          </table:table-cell>
          <table:table-cell table:style-name="Default" table:number-columns-repeated="2"/>
          <table:table-cell table:style-name="ce21" table:formula="of:=[.S11]/[.S$46]" office:value-type="percentage" office:value="0" calcext:value-type="percentage">
            <text:p>0,00%</text:p>
          </table:table-cell>
          <table:table-cell table:style-name="Default" table:number-columns-repeated="2"/>
          <table:table-cell table:style-name="ce21" table:formula="of:=[.V11]/[.V$46]" office:value-type="percentage" office:value="0" calcext:value-type="percentage">
            <text:p>0,00%</text:p>
          </table:table-cell>
          <table:table-cell table:style-name="Default" table:number-columns-repeated="2"/>
          <table:table-cell table:style-name="ce21" table:formula="of:=[.Y11]/[.Y$46]" office:value-type="percentage" office:value="0" calcext:value-type="percentage">
            <text:p>0,00%</text:p>
          </table:table-cell>
          <table:table-cell table:style-name="Default"/>
          <table:table-cell/>
          <table:table-cell table:style-name="ce21" table:formula="of:=[.AB11]/[.AB$46]" office:value-type="percentage" office:value="0" calcext:value-type="percentage">
            <text:p>0,00%</text:p>
          </table:table-cell>
          <table:table-cell table:number-columns-repeated="995"/>
        </table:table-row>
        <table:table-row table:style-name="ro1">
          <table:table-cell office:value-type="string" calcext:value-type="string">
            <text:p>attribute or object</text:p>
          </table:table-cell>
          <table:table-cell table:number-columns-repeated="2" office:value-type="string" calcext:value-type="string">
            <text:p>AtrObj</text:p>
          </table:table-cell>
          <table:table-cell table:formula="of:=23+6" office:value-type="float" office:value="29" calcext:value-type="float">
            <text:p>29</text:p>
          </table:table-cell>
          <table:table-cell table:style-name="ce21" table:formula="of:=[.D12]/[.D$46]" office:value-type="percentage" office:value="0.0000663585190609125" calcext:value-type="percentage">
            <text:p>0,01%</text:p>
          </table:table-cell>
          <table:table-cell office:value-type="string" calcext:value-type="string">
            <text:p>AtrObj</text:p>
          </table:table-cell>
          <table:table-cell office:value-type="float" office:value="9" calcext:value-type="float">
            <text:p>9</text:p>
          </table:table-cell>
          <table:table-cell table:style-name="ce21" table:formula="of:=[.G12]/[.G$46]" office:value-type="percentage" office:value="0.000256118383608423" calcext:value-type="percentage">
            <text:p>0,03%</text:p>
          </table:table-cell>
          <table:table-cell table:style-name="Default" office:value-type="string" calcext:value-type="string">
            <text:p>AtrObj</text:p>
          </table:table-cell>
          <table:table-cell table:style-name="Default" office:value-type="float" office:value="15" calcext:value-type="float">
            <text:p>15</text:p>
          </table:table-cell>
          <table:table-cell table:style-name="ce21" table:formula="of:=[.J12]/[.J$46]" office:value-type="percentage" office:value="0.000128451051585942" calcext:value-type="percentage">
            <text:p>0,01%</text:p>
          </table:table-cell>
          <table:table-cell table:style-name="ce12" office:value-type="string" calcext:value-type="string">
            <text:p>AtrObj</text:p>
          </table:table-cell>
          <table:table-cell table:style-name="ce12" office:value-type="float" office:value="15" calcext:value-type="float">
            <text:p>15</text:p>
          </table:table-cell>
          <table:table-cell table:style-name="ce21" table:formula="of:=[.M12]/[.M$46]" office:value-type="percentage" office:value="0.0000534807023798913" calcext:value-type="percentage">
            <text:p>0,01%</text:p>
          </table:table-cell>
          <table:table-cell table:style-name="ce12" table:number-columns-repeated="2"/>
          <table:table-cell table:style-name="ce21" table:formula="of:=[.P12]/[.P$46]" office:value-type="percentage" office:value="0" calcext:value-type="percentage">
            <text:p>0,00%</text:p>
          </table:table-cell>
          <table:table-cell table:style-name="Default" table:number-columns-repeated="2"/>
          <table:table-cell table:style-name="ce21" table:formula="of:=[.S12]/[.S$46]" office:value-type="percentage" office:value="0" calcext:value-type="percentage">
            <text:p>0,00%</text:p>
          </table:table-cell>
          <table:table-cell table:style-name="Default" table:number-columns-repeated="2"/>
          <table:table-cell table:style-name="ce21" table:formula="of:=[.V12]/[.V$46]" office:value-type="percentage" office:value="0" calcext:value-type="percentage">
            <text:p>0,00%</text:p>
          </table:table-cell>
          <table:table-cell table:style-name="Default" table:number-columns-repeated="2"/>
          <table:table-cell table:style-name="ce21" table:formula="of:=[.Y12]/[.Y$46]" office:value-type="percentage" office:value="0" calcext:value-type="percentage">
            <text:p>0,00%</text:p>
          </table:table-cell>
          <table:table-cell table:style-name="Default"/>
          <table:table-cell/>
          <table:table-cell table:style-name="ce21" table:formula="of:=[.AB12]/[.AB$46]" office:value-type="percentage" office:value="0" calcext:value-type="percentage">
            <text:p>0,00%</text:p>
          </table:table-cell>
          <table:table-cell table:number-columns-repeated="995"/>
        </table:table-row>
        <table:table-row table:style-name="ro1">
          <table:table-cell office:value-type="string" calcext:value-type="string">
            <text:p>verbal attribute attached to noun</text:p>
          </table:table-cell>
          <table:table-cell table:number-columns-repeated="2" office:value-type="string" calcext:value-type="string">
            <text:p>Atv</text:p>
          </table:table-cell>
          <table:table-cell table:formula="of:=687+64" office:value-type="float" office:value="751" calcext:value-type="float">
            <text:p>751</text:p>
          </table:table-cell>
          <table:table-cell table:style-name="ce21" table:formula="of:=[.D13]/[.D$46]" office:value-type="percentage" office:value="0.00171845682119811" calcext:value-type="percentage">
            <text:p>0,17%</text:p>
          </table:table-cell>
          <table:table-cell office:value-type="string" calcext:value-type="string">
            <text:p>Atv</text:p>
          </table:table-cell>
          <table:table-cell office:value-type="float" office:value="363" calcext:value-type="float">
            <text:p>363</text:p>
          </table:table-cell>
          <table:table-cell table:style-name="ce21" table:formula="of:=[.G13]/[.G$46]" office:value-type="percentage" office:value="0.0103301081388731" calcext:value-type="percentage">
            <text:p>1,03%</text:p>
          </table:table-cell>
          <table:table-cell table:style-name="Default" office:value-type="string" calcext:value-type="string">
            <text:p>Atv</text:p>
          </table:table-cell>
          <table:table-cell table:style-name="Default" office:value-type="float" office:value="924" calcext:value-type="float">
            <text:p>924</text:p>
          </table:table-cell>
          <table:table-cell table:style-name="ce21" table:formula="of:=[.J13]/[.J$46]" office:value-type="percentage" office:value="0.00791258477769405" calcext:value-type="percentage">
            <text:p>0,79%</text:p>
          </table:table-cell>
          <table:table-cell table:style-name="ce12" office:value-type="string" calcext:value-type="string">
            <text:p>Atv</text:p>
          </table:table-cell>
          <table:table-cell table:style-name="ce12" table:formula="of:=1661+4+147" office:value-type="float" office:value="1812" calcext:value-type="float">
            <text:p>1812</text:p>
          </table:table-cell>
          <table:table-cell table:style-name="ce21" table:formula="of:=[.M13]/[.M$46]" office:value-type="percentage" office:value="0.00646046884749086" calcext:value-type="percentage">
            <text:p>0,65%</text:p>
          </table:table-cell>
          <table:table-cell table:style-name="ce12" table:number-columns-repeated="2"/>
          <table:table-cell table:style-name="ce21" table:formula="of:=[.P13]/[.P$46]" office:value-type="percentage" office:value="0" calcext:value-type="percentage">
            <text:p>0,00%</text:p>
          </table:table-cell>
          <table:table-cell table:style-name="Default" office:value-type="string" calcext:value-type="string">
            <text:p>Atv</text:p>
          </table:table-cell>
          <table:table-cell table:style-name="Default" office:value-type="float" office:value="20" calcext:value-type="float">
            <text:p>20</text:p>
          </table:table-cell>
          <table:table-cell table:style-name="ce21" table:formula="of:=[.S13]/[.S$46]" office:value-type="percentage" office:value="0.000284819139846198" calcext:value-type="percentage">
            <text:p>0,03%</text:p>
          </table:table-cell>
          <table:table-cell table:style-name="Default" office:value-type="string" calcext:value-type="string">
            <text:p>ATV</text:p>
          </table:table-cell>
          <table:table-cell table:style-name="Default" office:value-type="float" office:value="2673" calcext:value-type="float">
            <text:p>2673</text:p>
          </table:table-cell>
          <table:table-cell table:style-name="ce21" table:formula="of:=[.V13]/[.V$46]" office:value-type="percentage" office:value="0.0102689204763734" calcext:value-type="percentage">
            <text:p>1,03%</text:p>
          </table:table-cell>
          <table:table-cell table:style-name="Default" office:value-type="string" calcext:value-type="string">
            <text:p>ATV</text:p>
          </table:table-cell>
          <table:table-cell table:style-name="Default" office:value-type="float" office:value="191" calcext:value-type="float">
            <text:p>191</text:p>
          </table:table-cell>
          <table:table-cell table:style-name="ce21" table:formula="of:=[.Y13]/[.Y$46]" office:value-type="percentage" office:value="0.0043395283318944" calcext:value-type="percentage">
            <text:p>0,43%</text:p>
          </table:table-cell>
          <table:table-cell table:style-name="Default"/>
          <table:table-cell/>
          <table:table-cell table:style-name="ce21" table:formula="of:=[.AB13]/[.AB$46]" office:value-type="percentage" office:value="0" calcext:value-type="percentage">
            <text:p>0,00%</text:p>
          </table:table-cell>
          <table:table-cell table:number-columns-repeated="995"/>
        </table:table-row>
        <table:table-row table:style-name="ro1">
          <table:table-cell office:value-type="string" calcext:value-type="string">
            <text:p>verbal attribute attached to verb</text:p>
          </table:table-cell>
          <table:table-cell table:number-columns-repeated="2" office:value-type="string" calcext:value-type="string">
            <text:p>AtvV</text:p>
          </table:table-cell>
          <table:table-cell table:formula="of:=296+16" office:value-type="float" office:value="312" calcext:value-type="float">
            <text:p>312</text:p>
          </table:table-cell>
          <table:table-cell table:style-name="ce21" table:formula="of:=[.D14]/[.D$46]" office:value-type="percentage" office:value="0.000713926136103611" calcext:value-type="percentage">
            <text:p>0,07%</text:p>
          </table:table-cell>
          <table:table-cell office:value-type="string" calcext:value-type="string">
            <text:p>AtvV</text:p>
          </table:table-cell>
          <table:table-cell office:value-type="float" office:value="76" calcext:value-type="float">
            <text:p>76</text:p>
          </table:table-cell>
          <table:table-cell table:style-name="ce21" table:formula="of:=[.G14]/[.G$46]" office:value-type="percentage" office:value="0.00216277746158224" calcext:value-type="percentage">
            <text:p>0,22%</text:p>
          </table:table-cell>
          <table:table-cell table:style-name="Default" table:number-columns-repeated="2"/>
          <table:table-cell table:style-name="ce21" table:formula="of:=[.J14]/[.J$46]" office:value-type="percentage" office:value="0" calcext:value-type="percentage">
            <text:p>0,00%</text:p>
          </table:table-cell>
          <table:table-cell table:style-name="ce12" table:number-columns-repeated="2"/>
          <table:table-cell table:style-name="ce21" table:formula="of:=[.M14]/[.M$46]" office:value-type="percentage" office:value="0" calcext:value-type="percentage">
            <text:p>0,00%</text:p>
          </table:table-cell>
          <table:table-cell table:style-name="ce12" table:number-columns-repeated="2"/>
          <table:table-cell table:style-name="ce21" table:formula="of:=[.P14]/[.P$46]" office:value-type="percentage" office:value="0" calcext:value-type="percentage">
            <text:p>0,00%</text:p>
          </table:table-cell>
          <table:table-cell table:style-name="Default" table:number-columns-repeated="2"/>
          <table:table-cell table:style-name="ce21" table:formula="of:=[.S14]/[.S$46]" office:value-type="percentage" office:value="0" calcext:value-type="percentage">
            <text:p>0,00%</text:p>
          </table:table-cell>
          <table:table-cell table:style-name="Default" office:value-type="string" calcext:value-type="string">
            <text:p>AtvV</text:p>
          </table:table-cell>
          <table:table-cell table:style-name="Default" office:value-type="float" office:value="1186" calcext:value-type="float">
            <text:p>1186</text:p>
          </table:table-cell>
          <table:table-cell table:style-name="ce21" table:formula="of:=[.V14]/[.V$46]" office:value-type="percentage" office:value="0.00455628121398386" calcext:value-type="percentage">
            <text:p>0,46%</text:p>
          </table:table-cell>
          <table:table-cell table:style-name="Default" office:value-type="string" calcext:value-type="string">
            <text:p>AtvV</text:p>
          </table:table-cell>
          <table:table-cell table:style-name="Default" office:value-type="float" office:value="26" calcext:value-type="float">
            <text:p>26</text:p>
          </table:table-cell>
          <table:table-cell table:style-name="ce21" table:formula="of:=[.Y14]/[.Y$46]" office:value-type="percentage" office:value="0.000590721134184578" calcext:value-type="percentage">
            <text:p>0,06%</text:p>
          </table:table-cell>
          <table:table-cell table:style-name="Default"/>
          <table:table-cell/>
          <table:table-cell table:style-name="ce21" table:formula="of:=[.AB14]/[.AB$46]" office:value-type="percentage" office:value="0" calcext:value-type="percentage">
            <text:p>0,00%</text:p>
          </table:table-cell>
          <table:table-cell table:number-columns-repeated="995"/>
        </table:table-row>
        <table:table-row table:style-name="ro1">
          <table:table-cell office:value-type="string" calcext:value-type="string">
            <text:p>determiner</text:p>
          </table:table-cell>
          <table:table-cell office:value-type="string" calcext:value-type="string">
            <text:p>AuxA</text:p>
          </table:table-cell>
          <table:table-cell table:number-columns-repeated="2"/>
          <table:table-cell table:style-name="ce21" table:formula="of:=[.D15]/[.D$46]" office:value-type="percentage" office:value="0" calcext:value-type="percentage">
            <text:p>0,00%</text:p>
          </table:table-cell>
          <table:table-cell table:number-columns-repeated="2"/>
          <table:table-cell table:style-name="ce21" table:formula="of:=[.G15]/[.G$46]" office:value-type="percentage" office:value="0" calcext:value-type="percentage">
            <text:p>0,00%</text:p>
          </table:table-cell>
          <table:table-cell table:style-name="Default" table:number-columns-repeated="2"/>
          <table:table-cell table:style-name="ce21" table:formula="of:=[.J15]/[.J$46]" office:value-type="percentage" office:value="0" calcext:value-type="percentage">
            <text:p>0,00%</text:p>
          </table:table-cell>
          <table:table-cell table:style-name="ce12" table:number-columns-repeated="2"/>
          <table:table-cell table:style-name="ce21" table:formula="of:=[.M15]/[.M$46]" office:value-type="percentage" office:value="0" calcext:value-type="percentage">
            <text:p>0,00%</text:p>
          </table:table-cell>
          <table:table-cell table:style-name="ce12" office:value-type="string" calcext:value-type="string">
            <text:p>AuxA</text:p>
          </table:table-cell>
          <table:table-cell table:style-name="ce12" office:value-type="float" office:value="100" calcext:value-type="float">
            <text:p>100</text:p>
          </table:table-cell>
          <table:table-cell table:style-name="ce21" table:formula="of:=[.P15]/[.P$46]" office:value-type="percentage" office:value="0.0132100396301189" calcext:value-type="percentage">
            <text:p>1,32%</text:p>
          </table:table-cell>
          <table:table-cell table:style-name="Default" table:number-columns-repeated="2"/>
          <table:table-cell table:style-name="ce21" table:formula="of:=[.S15]/[.S$46]" office:value-type="percentage" office:value="0" calcext:value-type="percentage">
            <text:p>0,00%</text:p>
          </table:table-cell>
          <table:table-cell table:style-name="Default" table:number-columns-repeated="2"/>
          <table:table-cell table:style-name="ce21" table:formula="of:=[.V15]/[.V$46]" office:value-type="percentage" office:value="0" calcext:value-type="percentage">
            <text:p>0,00%</text:p>
          </table:table-cell>
          <table:table-cell table:style-name="Default" table:number-columns-repeated="2"/>
          <table:table-cell table:style-name="ce21" table:formula="of:=[.Y15]/[.Y$46]" office:value-type="percentage" office:value="0" calcext:value-type="percentage">
            <text:p>0,00%</text:p>
          </table:table-cell>
          <table:table-cell table:style-name="Default" office:value-type="string" calcext:value-type="string">
            <text:p>AuxA</text:p>
          </table:table-cell>
          <table:table-cell office:value-type="float" office:value="88208" calcext:value-type="float">
            <text:p>88208</text:p>
          </table:table-cell>
          <table:table-cell table:style-name="ce21" table:formula="of:=[.AB15]/[.AB$46]" office:value-type="percentage" office:value="0.0770528978696195" calcext:value-type="percentage">
            <text:p>7,71%</text:p>
          </table:table-cell>
          <table:table-cell table:number-columns-repeated="995"/>
        </table:table-row>
        <table:table-row table:style-name="ro1">
          <table:table-cell office:value-type="string" calcext:value-type="string">
            <text:p>subordinating conjunction</text:p>
          </table:table-cell>
          <table:table-cell table:number-columns-repeated="2" office:value-type="string" calcext:value-type="string">
            <text:p>AuxC</text:p>
          </table:table-cell>
          <table:table-cell table:formula="of:=7335+5" office:value-type="float" office:value="7340" calcext:value-type="float">
            <text:p>7340</text:p>
          </table:table-cell>
          <table:table-cell table:style-name="ce21" table:formula="of:=[.D16]/[.D$46]" office:value-type="percentage" office:value="0.0167955699967965" calcext:value-type="percentage">
            <text:p>1,68%</text:p>
          </table:table-cell>
          <table:table-cell office:value-type="string" calcext:value-type="string">
            <text:p>AuxC</text:p>
          </table:table-cell>
          <table:table-cell office:value-type="float" office:value="1314" calcext:value-type="float">
            <text:p>1314</text:p>
          </table:table-cell>
          <table:table-cell table:style-name="ce21" table:formula="of:=[.G16]/[.G$46]" office:value-type="percentage" office:value="0.0373932840068298" calcext:value-type="percentage">
            <text:p>3,74%</text:p>
          </table:table-cell>
          <table:table-cell table:style-name="Default" office:value-type="string" calcext:value-type="string">
            <text:p>AuxC</text:p>
          </table:table-cell>
          <table:table-cell table:style-name="Default" office:value-type="float" office:value="2747" calcext:value-type="float">
            <text:p>2747</text:p>
          </table:table-cell>
          <table:table-cell table:style-name="ce21" table:formula="of:=[.J16]/[.J$46]" office:value-type="percentage" office:value="0.0235236692471056" calcext:value-type="percentage">
            <text:p>2,35%</text:p>
          </table:table-cell>
          <table:table-cell table:style-name="ce12" office:value-type="string" calcext:value-type="string">
            <text:p>AuxC</text:p>
          </table:table-cell>
          <table:table-cell table:style-name="ce12" table:formula="of:=5894+7+503" office:value-type="float" office:value="6404" calcext:value-type="float">
            <text:p>6404</text:p>
          </table:table-cell>
          <table:table-cell table:style-name="ce21" table:formula="of:=[.M16]/[.M$46]" office:value-type="percentage" office:value="0.0228326945360549" calcext:value-type="percentage">
            <text:p>2,28%</text:p>
          </table:table-cell>
          <table:table-cell table:style-name="ce12" office:value-type="string" calcext:value-type="string">
            <text:p>AuxC</text:p>
          </table:table-cell>
          <table:table-cell table:style-name="ce12" table:formula="of:=245+21" office:value-type="float" office:value="266" calcext:value-type="float">
            <text:p>266</text:p>
          </table:table-cell>
          <table:table-cell table:style-name="ce21" table:formula="of:=[.P16]/[.P$46]" office:value-type="percentage" office:value="0.0351387054161163" calcext:value-type="percentage">
            <text:p>3,51%</text:p>
          </table:table-cell>
          <table:table-cell table:style-name="Default" office:value-type="string" calcext:value-type="string">
            <text:p>AuxC</text:p>
          </table:table-cell>
          <table:table-cell table:style-name="Default" office:value-type="float" office:value="1134" calcext:value-type="float">
            <text:p>1134</text:p>
          </table:table-cell>
          <table:table-cell table:style-name="ce21" table:formula="of:=[.S16]/[.S$46]" office:value-type="percentage" office:value="0.0161492452292794" calcext:value-type="percentage">
            <text:p>1,61%</text:p>
          </table:table-cell>
          <table:table-cell table:style-name="Default" office:value-type="string" calcext:value-type="string">
            <text:p>AuxC</text:p>
          </table:table-cell>
          <table:table-cell table:style-name="Default" office:value-type="float" office:value="4138" calcext:value-type="float">
            <text:p>4138</text:p>
          </table:table-cell>
          <table:table-cell table:style-name="ce21" table:formula="of:=[.V16]/[.V$46]" office:value-type="percentage" office:value="0.0158970418747599" calcext:value-type="percentage">
            <text:p>1,59%</text:p>
          </table:table-cell>
          <table:table-cell table:style-name="Default" office:value-type="string" calcext:value-type="string">
            <text:p>AuxC</text:p>
          </table:table-cell>
          <table:table-cell table:style-name="Default" office:value-type="float" office:value="1587" calcext:value-type="float">
            <text:p>1587</text:p>
          </table:table-cell>
          <table:table-cell table:style-name="ce21" table:formula="of:=[.Y16]/[.Y$46]" office:value-type="percentage" office:value="0.0360567092288817" calcext:value-type="percentage">
            <text:p>3,61%</text:p>
          </table:table-cell>
          <table:table-cell table:style-name="Default" office:value-type="string" calcext:value-type="string">
            <text:p>AuxC</text:p>
          </table:table-cell>
          <table:table-cell office:value-type="float" office:value="17084" calcext:value-type="float">
            <text:p>17084</text:p>
          </table:table-cell>
          <table:table-cell table:style-name="ce21" table:formula="of:=[.AB16]/[.AB$46]" office:value-type="percentage" office:value="0.0149234956829832" calcext:value-type="percentage">
            <text:p>1,49%</text:p>
          </table:table-cell>
          <table:table-cell table:number-columns-repeated="995"/>
        </table:table-row>
        <table:table-row table:style-name="ro1">
          <table:table-cell table:style-name="Default" office:value-type="string" calcext:value-type="string">
            <text:p>emphasis</text:p>
          </table:table-cell>
          <table:table-cell table:style-name="Default" office:value-type="string" calcext:value-type="string">
            <text:p>AuxE</text:p>
          </table:table-cell>
          <table:table-cell table:number-columns-repeated="2"/>
          <table:table-cell table:style-name="ce21" table:formula="of:=[.D17]/[.D$46]" office:value-type="percentage" office:value="0" calcext:value-type="percentage">
            <text:p>0,00%</text:p>
          </table:table-cell>
          <table:table-cell table:number-columns-repeated="2"/>
          <table:table-cell table:style-name="ce21" table:formula="of:=[.G17]/[.G$46]" office:value-type="percentage" office:value="0" calcext:value-type="percentage">
            <text:p>0,00%</text:p>
          </table:table-cell>
          <table:table-cell table:style-name="Default" office:value-type="string" calcext:value-type="string">
            <text:p>AuxE</text:p>
          </table:table-cell>
          <table:table-cell table:style-name="Default" office:value-type="float" office:value="515" calcext:value-type="float">
            <text:p>515</text:p>
          </table:table-cell>
          <table:table-cell table:style-name="ce21" table:formula="of:=[.J17]/[.J$46]" office:value-type="percentage" office:value="0.00441015277111735" calcext:value-type="percentage">
            <text:p>0,44%</text:p>
          </table:table-cell>
          <table:table-cell table:style-name="ce12" office:value-type="string" calcext:value-type="string">
            <text:p>AuxE</text:p>
          </table:table-cell>
          <table:table-cell table:style-name="ce12" table:formula="of:=1334+3" office:value-type="float" office:value="1337" calcext:value-type="float">
            <text:p>1337</text:p>
          </table:table-cell>
          <table:table-cell table:style-name="ce21" table:formula="of:=[.M17]/[.M$46]" office:value-type="percentage" office:value="0.00476691327212764" calcext:value-type="percentage">
            <text:p>0,48%</text:p>
          </table:table-cell>
          <table:table-cell table:style-name="ce12" table:number-columns-repeated="2"/>
          <table:table-cell table:style-name="ce21" table:formula="of:=[.P17]/[.P$46]" office:value-type="percentage" office:value="0" calcext:value-type="percentage">
            <text:p>0,00%</text:p>
          </table:table-cell>
          <table:table-cell table:style-name="Default" table:number-columns-repeated="2"/>
          <table:table-cell table:style-name="ce21" table:formula="of:=[.S17]/[.S$46]" office:value-type="percentage" office:value="0" calcext:value-type="percentage">
            <text:p>0,00%</text:p>
          </table:table-cell>
          <table:table-cell table:style-name="Default" table:number-columns-repeated="2"/>
          <table:table-cell table:style-name="ce21" table:formula="of:=[.V17]/[.V$46]" office:value-type="percentage" office:value="0" calcext:value-type="percentage">
            <text:p>0,00%</text:p>
          </table:table-cell>
          <table:table-cell table:style-name="Default" table:number-columns-repeated="2"/>
          <table:table-cell table:style-name="ce21" table:formula="of:=[.Y17]/[.Y$46]" office:value-type="percentage" office:value="0" calcext:value-type="percentage">
            <text:p>0,00%</text:p>
          </table:table-cell>
          <table:table-cell table:style-name="Default"/>
          <table:table-cell/>
          <table:table-cell table:style-name="ce21" table:formula="of:=[.AB17]/[.AB$46]" office:value-type="percentage" office:value="0" calcext:value-type="percentage">
            <text:p>0,00%</text:p>
          </table:table-cell>
          <table:table-cell table:number-columns-repeated="995"/>
        </table:table-row>
        <table:table-row table:style-name="ro1">
          <table:table-cell office:value-type="string" calcext:value-type="string">
            <text:p>graphic symbol other than comma or sentence-final punctuation</text:p>
          </table:table-cell>
          <table:table-cell table:number-columns-repeated="2" office:value-type="string" calcext:value-type="string">
            <text:p>AuxG</text:p>
          </table:table-cell>
          <table:table-cell office:value-type="float" office:value="11527" calcext:value-type="float">
            <text:p>11527</text:p>
          </table:table-cell>
          <table:table-cell table:style-name="ce21" table:formula="of:=[.D18]/[.D$46]" office:value-type="percentage" office:value="0.0263763672143151" calcext:value-type="percentage">
            <text:p>2,64%</text:p>
          </table:table-cell>
          <table:table-cell office:value-type="string" calcext:value-type="string">
            <text:p>AuxG</text:p>
          </table:table-cell>
          <table:table-cell office:value-type="float" office:value="1113" calcext:value-type="float">
            <text:p>1113</text:p>
          </table:table-cell>
          <table:table-cell table:style-name="ce21" table:formula="of:=[.G18]/[.G$46]" office:value-type="percentage" office:value="0.0316733067729084" calcext:value-type="percentage">
            <text:p>3,17%</text:p>
          </table:table-cell>
          <table:table-cell table:style-name="Default" office:value-type="string" calcext:value-type="string">
            <text:p>AuxG</text:p>
          </table:table-cell>
          <table:table-cell table:style-name="Default" office:value-type="float" office:value="5956" calcext:value-type="float">
            <text:p>5956</text:p>
          </table:table-cell>
          <table:table-cell table:style-name="ce21" table:formula="of:=[.J18]/[.J$46]" office:value-type="percentage" office:value="0.0510036308830582" calcext:value-type="percentage">
            <text:p>5,10%</text:p>
          </table:table-cell>
          <table:table-cell table:style-name="ce12" office:value-type="string" calcext:value-type="string">
            <text:p>AuxG</text:p>
          </table:table-cell>
          <table:table-cell table:style-name="ce12" table:formula="of:=14114+1+3" office:value-type="float" office:value="14118" calcext:value-type="float">
            <text:p>14118</text:p>
          </table:table-cell>
          <table:table-cell table:style-name="ce21" table:formula="of:=[.M18]/[.M$46]" office:value-type="percentage" office:value="0.0503360370799537" calcext:value-type="percentage">
            <text:p>5,03%</text:p>
          </table:table-cell>
          <table:table-cell table:style-name="ce12" office:value-type="string" calcext:value-type="string">
            <text:p>AuxG</text:p>
          </table:table-cell>
          <table:table-cell table:style-name="ce12" office:value-type="float" office:value="56" calcext:value-type="float">
            <text:p>56</text:p>
          </table:table-cell>
          <table:table-cell table:style-name="ce21" table:formula="of:=[.P18]/[.P$46]" office:value-type="percentage" office:value="0.00739762219286658" calcext:value-type="percentage">
            <text:p>0,74%</text:p>
          </table:table-cell>
          <table:table-cell table:style-name="Default" office:value-type="string" calcext:value-type="string">
            <text:p>AuxG</text:p>
          </table:table-cell>
          <table:table-cell table:style-name="Default" office:value-type="float" office:value="916" calcext:value-type="float">
            <text:p>916</text:p>
          </table:table-cell>
          <table:table-cell table:style-name="ce21" table:formula="of:=[.S18]/[.S$46]" office:value-type="percentage" office:value="0.0130447166049559" calcext:value-type="percentage">
            <text:p>1,30%</text:p>
          </table:table-cell>
          <table:table-cell table:style-name="Default" office:value-type="string" calcext:value-type="string">
            <text:p>AuxG</text:p>
          </table:table-cell>
          <table:table-cell table:style-name="Default" office:value-type="float" office:value="1619" calcext:value-type="float">
            <text:p>1619</text:p>
          </table:table-cell>
          <table:table-cell table:style-name="ce21" table:formula="of:=[.V18]/[.V$46]" office:value-type="percentage" office:value="0.00621974644640799" calcext:value-type="percentage">
            <text:p>0,62%</text:p>
          </table:table-cell>
          <table:table-cell table:style-name="Default" office:value-type="string" calcext:value-type="string">
            <text:p>AuxG</text:p>
          </table:table-cell>
          <table:table-cell table:style-name="Default" office:value-type="float" office:value="348" calcext:value-type="float">
            <text:p>348</text:p>
          </table:table-cell>
          <table:table-cell table:style-name="ce21" table:formula="of:=[.Y18]/[.Y$46]" office:value-type="percentage" office:value="0.00790657518062435" calcext:value-type="percentage">
            <text:p>0,79%</text:p>
          </table:table-cell>
          <table:table-cell table:style-name="Default" office:value-type="string" calcext:value-type="string">
            <text:p>AuxG</text:p>
          </table:table-cell>
          <table:table-cell office:value-type="float" office:value="73404" calcext:value-type="float">
            <text:p>73404</text:p>
          </table:table-cell>
          <table:table-cell table:style-name="ce21" table:formula="of:=[.AB18]/[.AB$46]" office:value-type="percentage" office:value="0.0641210651553322" calcext:value-type="percentage">
            <text:p>6,41%</text:p>
          </table:table-cell>
          <table:table-cell table:number-columns-repeated="995"/>
        </table:table-row>
        <table:table-row table:style-name="ro1">
          <table:table-cell office:value-type="string" calcext:value-type="string">
            <text:p>sentence-final punctuation</text:p>
          </table:table-cell>
          <table:table-cell table:number-columns-repeated="2" office:value-type="string" calcext:value-type="string">
            <text:p>AuxK</text:p>
          </table:table-cell>
          <table:table-cell office:value-type="float" office:value="22810" calcext:value-type="float">
            <text:p>22810</text:p>
          </table:table-cell>
          <table:table-cell table:style-name="ce21" table:formula="of:=[.D19]/[.D$46]" office:value-type="percentage" office:value="0.0521944075786005" calcext:value-type="percentage">
            <text:p>5,22%</text:p>
          </table:table-cell>
          <table:table-cell office:value-type="string" calcext:value-type="string">
            <text:p>AuxK</text:p>
          </table:table-cell>
          <table:table-cell office:value-type="float" office:value="1870" calcext:value-type="float">
            <text:p>1870</text:p>
          </table:table-cell>
          <table:table-cell table:style-name="ce21" table:formula="of:=[.G19]/[.G$46]" office:value-type="percentage" office:value="0.0532157085941947" calcext:value-type="percentage">
            <text:p>5,32%</text:p>
          </table:table-cell>
          <table:table-cell table:style-name="Default" office:value-type="string" calcext:value-type="string">
            <text:p>AuxK</text:p>
          </table:table-cell>
          <table:table-cell table:style-name="Default" office:value-type="float" office:value="3142" calcext:value-type="float">
            <text:p>3142</text:p>
          </table:table-cell>
          <table:table-cell table:style-name="ce21" table:formula="of:=[.J19]/[.J$46]" office:value-type="percentage" office:value="0.0269062136055354" calcext:value-type="percentage">
            <text:p>2,69%</text:p>
          </table:table-cell>
          <table:table-cell table:style-name="ce12" office:value-type="string" calcext:value-type="string">
            <text:p>AuxK</text:p>
          </table:table-cell>
          <table:table-cell table:style-name="ce12" office:value-type="float" office:value="7265" calcext:value-type="float">
            <text:p>7265</text:p>
          </table:table-cell>
          <table:table-cell table:style-name="ce21" table:formula="of:=[.M19]/[.M$46]" office:value-type="percentage" office:value="0.0259024868526607" calcext:value-type="percentage">
            <text:p>2,59%</text:p>
          </table:table-cell>
          <table:table-cell table:style-name="ce12" office:value-type="string" calcext:value-type="string">
            <text:p>AuxK</text:p>
          </table:table-cell>
          <table:table-cell table:style-name="ce12" office:value-type="float" office:value="617" calcext:value-type="float">
            <text:p>617</text:p>
          </table:table-cell>
          <table:table-cell table:style-name="ce21" table:formula="of:=[.P19]/[.P$46]" office:value-type="percentage" office:value="0.0815059445178336" calcext:value-type="percentage">
            <text:p>8,15%</text:p>
          </table:table-cell>
          <table:table-cell table:style-name="Default" office:value-type="string" calcext:value-type="string">
            <text:p>AuxK</text:p>
          </table:table-cell>
          <table:table-cell table:style-name="Default" office:value-type="float" office:value="2588" calcext:value-type="float">
            <text:p>2588</text:p>
          </table:table-cell>
          <table:table-cell table:style-name="ce21" table:formula="of:=[.S19]/[.S$46]" office:value-type="percentage" office:value="0.036855596696098" calcext:value-type="percentage">
            <text:p>3,69%</text:p>
          </table:table-cell>
          <table:table-cell table:style-name="Default" office:value-type="string" calcext:value-type="string">
            <text:p>AuxK</text:p>
          </table:table-cell>
          <table:table-cell table:style-name="Default" office:value-type="float" office:value="21127" calcext:value-type="float">
            <text:p>21127</text:p>
          </table:table-cell>
          <table:table-cell table:style-name="ce21" table:formula="of:=[.V19]/[.V$46]" office:value-type="percentage" office:value="0.0811640414905878" calcext:value-type="percentage">
            <text:p>8,12%</text:p>
          </table:table-cell>
          <table:table-cell table:style-name="Default" office:value-type="string" calcext:value-type="string">
            <text:p>AuxK</text:p>
          </table:table-cell>
          <table:table-cell table:style-name="Default" office:value-type="float" office:value="9" calcext:value-type="float">
            <text:p>9</text:p>
          </table:table-cell>
          <table:table-cell table:style-name="ce21" table:formula="of:=[.Y19]/[.Y$46]" office:value-type="percentage" office:value="0.000204480392602354" calcext:value-type="percentage">
            <text:p>0,02%</text:p>
          </table:table-cell>
          <table:table-cell table:style-name="Default" office:value-type="string" calcext:value-type="string">
            <text:p>AuxK</text:p>
          </table:table-cell>
          <table:table-cell office:value-type="float" office:value="1267" calcext:value-type="float">
            <text:p>1267</text:p>
          </table:table-cell>
          <table:table-cell table:style-name="ce21" table:formula="of:=[.AB19]/[.AB$46]" office:value-type="percentage" office:value="0.0011067706058499" calcext:value-type="percentage">
            <text:p>0,11%</text:p>
          </table:table-cell>
          <table:table-cell table:number-columns-repeated="995"/>
        </table:table-row>
        <table:table-row table:style-name="ro1">
          <table:table-cell table:style-name="Default" office:value-type="string" calcext:value-type="string">
            <text:p>particle modifying the verb (including negation)</text:p>
          </table:table-cell>
          <table:table-cell table:style-name="Default" office:value-type="string" calcext:value-type="string">
            <text:p>AuxM</text:p>
          </table:table-cell>
          <table:table-cell table:number-columns-repeated="2"/>
          <table:table-cell table:style-name="ce21" table:formula="of:=[.D20]/[.D$46]" office:value-type="percentage" office:value="0" calcext:value-type="percentage">
            <text:p>0,00%</text:p>
          </table:table-cell>
          <table:table-cell table:number-columns-repeated="2"/>
          <table:table-cell table:style-name="ce21" table:formula="of:=[.G20]/[.G$46]" office:value-type="percentage" office:value="0" calcext:value-type="percentage">
            <text:p>0,00%</text:p>
          </table:table-cell>
          <table:table-cell table:style-name="Default" office:value-type="string" calcext:value-type="string">
            <text:p>AuxM</text:p>
          </table:table-cell>
          <table:table-cell table:style-name="Default" office:value-type="float" office:value="1355" calcext:value-type="float">
            <text:p>1355</text:p>
          </table:table-cell>
          <table:table-cell table:style-name="ce21" table:formula="of:=[.J20]/[.J$46]" office:value-type="percentage" office:value="0.0116034116599301" calcext:value-type="percentage">
            <text:p>1,16%</text:p>
          </table:table-cell>
          <table:table-cell table:style-name="ce12" office:value-type="string" calcext:value-type="string">
            <text:p>AuxM</text:p>
          </table:table-cell>
          <table:table-cell table:style-name="ce12" table:formula="of:=3367+12+25" office:value-type="float" office:value="3404" calcext:value-type="float">
            <text:p>3404</text:p>
          </table:table-cell>
          <table:table-cell table:style-name="ce21" table:formula="of:=[.M20]/[.M$46]" office:value-type="percentage" office:value="0.0121365540600767" calcext:value-type="percentage">
            <text:p>1,21%</text:p>
          </table:table-cell>
          <table:table-cell table:style-name="Default" table:number-columns-repeated="2"/>
          <table:table-cell table:style-name="ce21" table:formula="of:=[.P20]/[.P$46]" office:value-type="percentage" office:value="0" calcext:value-type="percentage">
            <text:p>0,00%</text:p>
          </table:table-cell>
          <table:table-cell table:style-name="Default" table:number-columns-repeated="2"/>
          <table:table-cell table:style-name="ce21" table:formula="of:=[.S20]/[.S$46]" office:value-type="percentage" office:value="0" calcext:value-type="percentage">
            <text:p>0,00%</text:p>
          </table:table-cell>
          <table:table-cell table:style-name="Default" table:number-columns-repeated="2"/>
          <table:table-cell table:style-name="ce21" table:formula="of:=[.V20]/[.V$46]" office:value-type="percentage" office:value="0" calcext:value-type="percentage">
            <text:p>0,00%</text:p>
          </table:table-cell>
          <table:table-cell table:style-name="Default" table:number-columns-repeated="2"/>
          <table:table-cell table:style-name="ce21" table:formula="of:=[.Y20]/[.Y$46]" office:value-type="percentage" office:value="0" calcext:value-type="percentage">
            <text:p>0,00%</text:p>
          </table:table-cell>
          <table:table-cell table:number-columns-repeated="2"/>
          <table:table-cell table:style-name="ce21" table:formula="of:=[.AB20]/[.AB$46]" office:value-type="percentage" office:value="0" calcext:value-type="percentage">
            <text:p>0,00%</text:p>
          </table:table-cell>
          <table:table-cell table:number-columns-repeated="995"/>
        </table:table-row>
        <table:table-row table:style-name="ro1">
          <table:table-cell office:value-type="string" calcext:value-type="string">
            <text:p>redundant or emotional item, coreferential pronoun</text:p>
          </table:table-cell>
          <table:table-cell table:number-columns-repeated="2" office:value-type="string" calcext:value-type="string">
            <text:p>AuxO</text:p>
          </table:table-cell>
          <table:table-cell office:value-type="float" office:value="114" calcext:value-type="float">
            <text:p>114</text:p>
          </table:table-cell>
          <table:table-cell table:style-name="ce21" table:formula="of:=[.D21]/[.D$46]" office:value-type="percentage" office:value="0.000260857626653242" calcext:value-type="percentage">
            <text:p>0,03%</text:p>
          </table:table-cell>
          <table:table-cell table:number-columns-repeated="2"/>
          <table:table-cell table:style-name="ce21" table:formula="of:=[.G21]/[.G$46]" office:value-type="percentage" office:value="0" calcext:value-type="percentage">
            <text:p>0,00%</text:p>
          </table:table-cell>
          <table:table-cell table:style-name="Default" table:number-columns-repeated="2"/>
          <table:table-cell table:style-name="ce21" table:formula="of:=[.J21]/[.J$46]" office:value-type="percentage" office:value="0" calcext:value-type="percentage">
            <text:p>0,00%</text:p>
          </table:table-cell>
          <table:table-cell table:style-name="ce12" table:number-columns-repeated="2"/>
          <table:table-cell table:style-name="ce21" table:formula="of:=[.M21]/[.M$46]" office:value-type="percentage" office:value="0" calcext:value-type="percentage">
            <text:p>0,00%</text:p>
          </table:table-cell>
          <table:table-cell table:style-name="ce12" table:number-columns-repeated="2"/>
          <table:table-cell table:style-name="ce21" table:formula="of:=[.P21]/[.P$46]" office:value-type="percentage" office:value="0" calcext:value-type="percentage">
            <text:p>0,00%</text:p>
          </table:table-cell>
          <table:table-cell table:style-name="Default" table:number-columns-repeated="2"/>
          <table:table-cell table:style-name="ce21" table:formula="of:=[.S21]/[.S$46]" office:value-type="percentage" office:value="0" calcext:value-type="percentage">
            <text:p>0,00%</text:p>
          </table:table-cell>
          <table:table-cell table:style-name="Default" table:number-columns-repeated="2"/>
          <table:table-cell table:style-name="ce21" table:formula="of:=[.V21]/[.V$46]" office:value-type="percentage" office:value="0" calcext:value-type="percentage">
            <text:p>0,00%</text:p>
          </table:table-cell>
          <table:table-cell table:style-name="Default" table:number-columns-repeated="2"/>
          <table:table-cell table:style-name="ce21" table:formula="of:=[.Y21]/[.Y$46]" office:value-type="percentage" office:value="0" calcext:value-type="percentage">
            <text:p>0,00%</text:p>
          </table:table-cell>
          <table:table-cell table:number-columns-repeated="2"/>
          <table:table-cell table:style-name="ce21" table:formula="of:=[.AB21]/[.AB$46]" office:value-type="percentage" office:value="0" calcext:value-type="percentage">
            <text:p>0,00%</text:p>
          </table:table-cell>
          <table:table-cell table:number-columns-repeated="995"/>
        </table:table-row>
        <table:table-row table:style-name="ro1">
          <table:table-cell office:value-type="string" calcext:value-type="string">
            <text:p>preposition</text:p>
          </table:table-cell>
          <table:table-cell table:number-columns-repeated="2" office:value-type="string" calcext:value-type="string">
            <text:p>AuxP</text:p>
          </table:table-cell>
          <table:table-cell table:formula="of:=43472+1" office:value-type="float" office:value="43473" calcext:value-type="float">
            <text:p>43473</text:p>
          </table:table-cell>
          <table:table-cell table:style-name="ce21" table:formula="of:=[.D22]/[.D$46]" office:value-type="percentage" office:value="0.0994759965218983" calcext:value-type="percentage">
            <text:p>9,95%</text:p>
          </table:table-cell>
          <table:table-cell office:value-type="string" calcext:value-type="string">
            <text:p>AuxP</text:p>
          </table:table-cell>
          <table:table-cell office:value-type="float" office:value="2579" calcext:value-type="float">
            <text:p>2579</text:p>
          </table:table-cell>
          <table:table-cell table:style-name="ce21" table:formula="of:=[.G22]/[.G$46]" office:value-type="percentage" office:value="0.0733921457029027" calcext:value-type="percentage">
            <text:p>7,34%</text:p>
          </table:table-cell>
          <table:table-cell table:style-name="Default" office:value-type="string" calcext:value-type="string">
            <text:p>AuxP</text:p>
          </table:table-cell>
          <table:table-cell table:style-name="Default" office:value-type="float" office:value="15900" calcext:value-type="float">
            <text:p>15900</text:p>
          </table:table-cell>
          <table:table-cell table:style-name="ce21" table:formula="of:=[.J22]/[.J$46]" office:value-type="percentage" office:value="0.136158114681099" calcext:value-type="percentage">
            <text:p>13,62%</text:p>
          </table:table-cell>
          <table:table-cell table:style-name="ce12" office:value-type="string" calcext:value-type="string">
            <text:p>AuxP</text:p>
          </table:table-cell>
          <table:table-cell table:style-name="ce12" table:formula="of:=37862+25+805+4" office:value-type="float" office:value="38696" calcext:value-type="float">
            <text:p>38696</text:p>
          </table:table-cell>
          <table:table-cell table:style-name="ce21" table:formula="of:=[.M22]/[.M$46]" office:value-type="percentage" office:value="0.137965950619485" calcext:value-type="percentage">
            <text:p>13,80%</text:p>
          </table:table-cell>
          <table:table-cell table:style-name="ce12" office:value-type="string" calcext:value-type="string">
            <text:p>AuxP</text:p>
          </table:table-cell>
          <table:table-cell table:style-name="ce12" table:formula="of:=276+10" office:value-type="float" office:value="286" calcext:value-type="float">
            <text:p>286</text:p>
          </table:table-cell>
          <table:table-cell table:style-name="ce21" table:formula="of:=[.P22]/[.P$46]" office:value-type="percentage" office:value="0.03778071334214" calcext:value-type="percentage">
            <text:p>3,78%</text:p>
          </table:table-cell>
          <table:table-cell table:style-name="Default" office:value-type="string" calcext:value-type="string">
            <text:p>AuxP</text:p>
          </table:table-cell>
          <table:table-cell table:style-name="Default" office:value-type="float" office:value="5849" calcext:value-type="float">
            <text:p>5849</text:p>
          </table:table-cell>
          <table:table-cell table:style-name="ce21" table:formula="of:=[.S22]/[.S$46]" office:value-type="percentage" office:value="0.0832953574480205" calcext:value-type="percentage">
            <text:p>8,33%</text:p>
          </table:table-cell>
          <table:table-cell table:style-name="Default" office:value-type="string" calcext:value-type="string">
            <text:p>AuxP</text:p>
          </table:table-cell>
          <table:table-cell table:style-name="Default" office:value-type="float" office:value="11639" calcext:value-type="float">
            <text:p>11639</text:p>
          </table:table-cell>
          <table:table-cell table:style-name="ce21" table:formula="of:=[.V22]/[.V$46]" office:value-type="percentage" office:value="0.0447137917787169" calcext:value-type="percentage">
            <text:p>4,47%</text:p>
          </table:table-cell>
          <table:table-cell table:style-name="Default" office:value-type="string" calcext:value-type="string">
            <text:p>AuxP</text:p>
          </table:table-cell>
          <table:table-cell table:style-name="Default" office:value-type="float" office:value="2729" calcext:value-type="float">
            <text:p>2729</text:p>
          </table:table-cell>
          <table:table-cell table:style-name="ce21" table:formula="of:=[.Y22]/[.Y$46]" office:value-type="percentage" office:value="0.0620029990457582" calcext:value-type="percentage">
            <text:p>6,20%</text:p>
          </table:table-cell>
          <table:table-cell office:value-type="string" calcext:value-type="string">
            <text:p>AuxP</text:p>
          </table:table-cell>
          <table:table-cell office:value-type="float" office:value="132456" calcext:value-type="float">
            <text:p>132456</text:p>
          </table:table-cell>
          <table:table-cell table:style-name="ce21" table:formula="of:=[.AB22]/[.AB$46]" office:value-type="percentage" office:value="0.115705136044557" calcext:value-type="percentage">
            <text:p>11,57%</text:p>
          </table:table-cell>
          <table:table-cell table:number-columns-repeated="995"/>
        </table:table-row>
        <table:table-row table:style-name="ro1">
          <table:table-cell office:value-type="string" calcext:value-type="string">
            <text:p>reflexive pronoun used for reflexive passive</text:p>
          </table:table-cell>
          <table:table-cell table:number-columns-repeated="2" office:value-type="string" calcext:value-type="string">
            <text:p>AuxR</text:p>
          </table:table-cell>
          <table:table-cell office:value-type="float" office:value="1423" calcext:value-type="float">
            <text:p>1423</text:p>
          </table:table-cell>
          <table:table-cell table:style-name="ce21" table:formula="of:=[.D23]/[.D$46]" office:value-type="percentage" office:value="0.00325614388357512" calcext:value-type="percentage">
            <text:p>0,33%</text:p>
          </table:table-cell>
          <table:table-cell office:value-type="string" calcext:value-type="string">
            <text:p>AuxR</text:p>
          </table:table-cell>
          <table:table-cell office:value-type="float" office:value="23" calcext:value-type="float">
            <text:p>23</text:p>
          </table:table-cell>
          <table:table-cell table:style-name="ce21" table:formula="of:=[.G23]/[.G$46]" office:value-type="percentage" office:value="0.000654524758110415" calcext:value-type="percentage">
            <text:p>0,07%</text:p>
          </table:table-cell>
          <table:table-cell table:style-name="Default" table:number-columns-repeated="2"/>
          <table:table-cell table:style-name="ce21" table:formula="of:=[.J23]/[.J$46]" office:value-type="percentage" office:value="0" calcext:value-type="percentage">
            <text:p>0,00%</text:p>
          </table:table-cell>
          <table:table-cell table:style-name="ce12" table:number-columns-repeated="2"/>
          <table:table-cell table:style-name="ce21" table:formula="of:=[.M23]/[.M$46]" office:value-type="percentage" office:value="0" calcext:value-type="percentage">
            <text:p>0,00%</text:p>
          </table:table-cell>
          <table:table-cell table:style-name="ce12" table:number-columns-repeated="2"/>
          <table:table-cell table:style-name="ce21" table:formula="of:=[.P23]/[.P$46]" office:value-type="percentage" office:value="0" calcext:value-type="percentage">
            <text:p>0,00%</text:p>
          </table:table-cell>
          <table:table-cell table:style-name="Default" table:number-columns-repeated="2"/>
          <table:table-cell table:style-name="ce21" table:formula="of:=[.S23]/[.S$46]" office:value-type="percentage" office:value="0" calcext:value-type="percentage">
            <text:p>0,00%</text:p>
          </table:table-cell>
          <table:table-cell table:style-name="Default" table:number-columns-repeated="2"/>
          <table:table-cell table:style-name="ce21" table:formula="of:=[.V23]/[.V$46]" office:value-type="percentage" office:value="0" calcext:value-type="percentage">
            <text:p>0,00%</text:p>
          </table:table-cell>
          <table:table-cell table:style-name="Default" table:number-columns-repeated="2"/>
          <table:table-cell table:style-name="ce21" table:formula="of:=[.Y23]/[.Y$46]" office:value-type="percentage" office:value="0" calcext:value-type="percentage">
            <text:p>0,00%</text:p>
          </table:table-cell>
          <table:table-cell table:number-columns-repeated="2"/>
          <table:table-cell table:style-name="ce21" table:formula="of:=[.AB23]/[.AB$46]" office:value-type="percentage" office:value="0" calcext:value-type="percentage">
            <text:p>0,00%</text:p>
          </table:table-cell>
          <table:table-cell table:number-columns-repeated="995"/>
        </table:table-row>
        <table:table-row table:style-name="ro1">
          <table:table-cell office:value-type="string" calcext:value-type="string">
            <text:p>reflexivum tantum</text:p>
          </table:table-cell>
          <table:table-cell table:number-columns-repeated="2" office:value-type="string" calcext:value-type="string">
            <text:p>AuxT</text:p>
          </table:table-cell>
          <table:table-cell office:value-type="float" office:value="4943" calcext:value-type="float">
            <text:p>4943</text:p>
          </table:table-cell>
          <table:table-cell table:style-name="ce21" table:formula="of:=[.D24]/[.D$46]" office:value-type="percentage" office:value="0.0113106951626928" calcext:value-type="percentage">
            <text:p>1,13%</text:p>
          </table:table-cell>
          <table:table-cell office:value-type="string" calcext:value-type="string">
            <text:p>AuxT</text:p>
          </table:table-cell>
          <table:table-cell office:value-type="float" office:value="312" calcext:value-type="float">
            <text:p>312</text:p>
          </table:table-cell>
          <table:table-cell table:style-name="ce21" table:formula="of:=[.G24]/[.G$46]" office:value-type="percentage" office:value="0.00887877063175868" calcext:value-type="percentage">
            <text:p>0,89%</text:p>
          </table:table-cell>
          <table:table-cell table:style-name="Default" table:number-columns-repeated="2"/>
          <table:table-cell table:style-name="ce21" table:formula="of:=[.J24]/[.J$46]" office:value-type="percentage" office:value="0" calcext:value-type="percentage">
            <text:p>0,00%</text:p>
          </table:table-cell>
          <table:table-cell table:style-name="ce12" table:number-columns-repeated="2"/>
          <table:table-cell table:style-name="ce21" table:formula="of:=[.M24]/[.M$46]" office:value-type="percentage" office:value="0" calcext:value-type="percentage">
            <text:p>0,00%</text:p>
          </table:table-cell>
          <table:table-cell table:style-name="ce12" table:number-columns-repeated="2"/>
          <table:table-cell table:style-name="ce21" table:formula="of:=[.P24]/[.P$46]" office:value-type="percentage" office:value="0" calcext:value-type="percentage">
            <text:p>0,00%</text:p>
          </table:table-cell>
          <table:table-cell table:style-name="Default" table:number-columns-repeated="2"/>
          <table:table-cell table:style-name="ce21" table:formula="of:=[.S24]/[.S$46]" office:value-type="percentage" office:value="0" calcext:value-type="percentage">
            <text:p>0,00%</text:p>
          </table:table-cell>
          <table:table-cell table:style-name="Default" table:number-columns-repeated="2"/>
          <table:table-cell table:style-name="ce21" table:formula="of:=[.V24]/[.V$46]" office:value-type="percentage" office:value="0" calcext:value-type="percentage">
            <text:p>0,00%</text:p>
          </table:table-cell>
          <table:table-cell table:style-name="Default" table:number-columns-repeated="2"/>
          <table:table-cell table:style-name="ce21" table:formula="of:=[.Y24]/[.Y$46]" office:value-type="percentage" office:value="0" calcext:value-type="percentage">
            <text:p>0,00%</text:p>
          </table:table-cell>
          <table:table-cell table:number-columns-repeated="2"/>
          <table:table-cell table:style-name="ce21" table:formula="of:=[.AB24]/[.AB$46]" office:value-type="percentage" office:value="0" calcext:value-type="percentage">
            <text:p>0,00%</text:p>
          </table:table-cell>
          <table:table-cell table:number-columns-repeated="995"/>
        </table:table-row>
        <table:table-row table:style-name="ro1">
          <table:table-cell office:value-type="string" calcext:value-type="string">
            <text:p>auxiliary verb</text:p>
          </table:table-cell>
          <table:table-cell table:number-columns-repeated="2" office:value-type="string" calcext:value-type="string">
            <text:p>AuxV</text:p>
          </table:table-cell>
          <table:table-cell office:value-type="float" office:value="5290" calcext:value-type="float">
            <text:p>5290</text:p>
          </table:table-cell>
          <table:table-cell table:style-name="ce21" table:formula="of:=[.D25]/[.D$46]" office:value-type="percentage" office:value="0.0121047091666285" calcext:value-type="percentage">
            <text:p>1,21%</text:p>
          </table:table-cell>
          <table:table-cell office:value-type="string" calcext:value-type="string">
            <text:p>AuxV</text:p>
          </table:table-cell>
          <table:table-cell office:value-type="float" office:value="3320" calcext:value-type="float">
            <text:p>3320</text:p>
          </table:table-cell>
          <table:table-cell table:style-name="ce21" table:formula="of:=[.G25]/[.G$46]" office:value-type="percentage" office:value="0.0944792259533295" calcext:value-type="percentage">
            <text:p>9,45%</text:p>
          </table:table-cell>
          <table:table-cell table:style-name="Default" table:number-columns-repeated="2"/>
          <table:table-cell table:style-name="ce21" table:formula="of:=[.J25]/[.J$46]" office:value-type="percentage" office:value="0" calcext:value-type="percentage">
            <text:p>0,00%</text:p>
          </table:table-cell>
          <table:table-cell table:style-name="ce12" table:number-columns-repeated="2"/>
          <table:table-cell table:style-name="ce21" table:formula="of:=[.M25]/[.M$46]" office:value-type="percentage" office:value="0" calcext:value-type="percentage">
            <text:p>0,00%</text:p>
          </table:table-cell>
          <table:table-cell table:style-name="ce12" office:value-type="string" calcext:value-type="string">
            <text:p>AuxV</text:p>
          </table:table-cell>
          <table:table-cell table:style-name="ce12" table:formula="of:=601+1" office:value-type="float" office:value="602" calcext:value-type="float">
            <text:p>602</text:p>
          </table:table-cell>
          <table:table-cell table:style-name="ce21" table:formula="of:=[.P25]/[.P$46]" office:value-type="percentage" office:value="0.0795244385733157" calcext:value-type="percentage">
            <text:p>7,95%</text:p>
          </table:table-cell>
          <table:table-cell table:style-name="Default" office:value-type="string" calcext:value-type="string">
            <text:p>AuxV</text:p>
          </table:table-cell>
          <table:table-cell table:style-name="Default" office:value-type="float" office:value="2802" calcext:value-type="float">
            <text:p>2802</text:p>
          </table:table-cell>
          <table:table-cell table:style-name="ce21" table:formula="of:=[.S25]/[.S$46]" office:value-type="percentage" office:value="0.0399031614924523" calcext:value-type="percentage">
            <text:p>3,99%</text:p>
          </table:table-cell>
          <table:table-cell table:style-name="Default" office:value-type="string" calcext:value-type="string">
            <text:p>AuxV</text:p>
          </table:table-cell>
          <table:table-cell table:style-name="Default" office:value-type="float" office:value="21" calcext:value-type="float">
            <text:p>21</text:p>
          </table:table-cell>
          <table:table-cell table:style-name="ce21" table:formula="of:=[.V25]/[.V$46]" office:value-type="percentage" office:value="0.0000806761429120246" calcext:value-type="percentage">
            <text:p>0,01%</text:p>
          </table:table-cell>
          <table:table-cell table:style-name="Default" office:value-type="string" calcext:value-type="string">
            <text:p>AuxV</text:p>
          </table:table-cell>
          <table:table-cell table:style-name="Default" office:value-type="float" office:value="570" calcext:value-type="float">
            <text:p>570</text:p>
          </table:table-cell>
          <table:table-cell table:style-name="ce21" table:formula="of:=[.Y25]/[.Y$46]" office:value-type="percentage" office:value="0.0129504248648157" calcext:value-type="percentage">
            <text:p>1,30%</text:p>
          </table:table-cell>
          <table:table-cell office:value-type="string" calcext:value-type="string">
            <text:p>AuxV</text:p>
          </table:table-cell>
          <table:table-cell office:value-type="float" office:value="28366" calcext:value-type="float">
            <text:p>28366</text:p>
          </table:table-cell>
          <table:table-cell table:style-name="ce21" table:formula="of:=[.AB25]/[.AB$46]" office:value-type="percentage" office:value="0.024778733232469" calcext:value-type="percentage">
            <text:p>2,48%</text:p>
          </table:table-cell>
          <table:table-cell table:number-columns-repeated="995"/>
        </table:table-row>
        <table:table-row table:style-name="ro1">
          <table:table-cell office:value-type="string" calcext:value-type="string">
            <text:p>comma</text:p>
          </table:table-cell>
          <table:table-cell table:number-columns-repeated="2" office:value-type="string" calcext:value-type="string">
            <text:p>AuxX</text:p>
          </table:table-cell>
          <table:table-cell office:value-type="float" office:value="21435" calcext:value-type="float">
            <text:p>21435</text:p>
          </table:table-cell>
          <table:table-cell table:style-name="ce21" table:formula="of:=[.D26]/[.D$46]" office:value-type="percentage" office:value="0.0490480984851952" calcext:value-type="percentage">
            <text:p>4,90%</text:p>
          </table:table-cell>
          <table:table-cell office:value-type="string" calcext:value-type="string">
            <text:p>AuxX</text:p>
          </table:table-cell>
          <table:table-cell office:value-type="float" office:value="2482" calcext:value-type="float">
            <text:p>2482</text:p>
          </table:table-cell>
          <table:table-cell table:style-name="ce21" table:formula="of:=[.G26]/[.G$46]" office:value-type="percentage" office:value="0.0706317586795675" calcext:value-type="percentage">
            <text:p>7,06%</text:p>
          </table:table-cell>
          <table:table-cell table:style-name="Default" table:number-columns-repeated="2"/>
          <table:table-cell table:style-name="ce21" table:formula="of:=[.J26]/[.J$46]" office:value-type="percentage" office:value="0" calcext:value-type="percentage">
            <text:p>0,00%</text:p>
          </table:table-cell>
          <table:table-cell table:style-name="ce12" table:number-columns-repeated="2"/>
          <table:table-cell table:style-name="ce21" table:formula="of:=[.M26]/[.M$46]" office:value-type="percentage" office:value="0" calcext:value-type="percentage">
            <text:p>0,00%</text:p>
          </table:table-cell>
          <table:table-cell table:style-name="ce12" office:value-type="string" calcext:value-type="string">
            <text:p>AuxX</text:p>
          </table:table-cell>
          <table:table-cell table:style-name="ce12" office:value-type="float" office:value="270" calcext:value-type="float">
            <text:p>270</text:p>
          </table:table-cell>
          <table:table-cell table:style-name="ce21" table:formula="of:=[.P26]/[.P$46]" office:value-type="percentage" office:value="0.035667107001321" calcext:value-type="percentage">
            <text:p>3,57%</text:p>
          </table:table-cell>
          <table:table-cell table:style-name="Default" office:value-type="string" calcext:value-type="string">
            <text:p>AuxX</text:p>
          </table:table-cell>
          <table:table-cell table:style-name="Default" office:value-type="float" office:value="3114" calcext:value-type="float">
            <text:p>3114</text:p>
          </table:table-cell>
          <table:table-cell table:style-name="ce21" table:formula="of:=[.S26]/[.S$46]" office:value-type="percentage" office:value="0.044346340074053" calcext:value-type="percentage">
            <text:p>4,43%</text:p>
          </table:table-cell>
          <table:table-cell table:style-name="Default" office:value-type="string" calcext:value-type="string">
            <text:p>AuxX</text:p>
          </table:table-cell>
          <table:table-cell table:style-name="Default" office:value-type="float" office:value="18551" calcext:value-type="float">
            <text:p>18551</text:p>
          </table:table-cell>
          <table:table-cell table:style-name="ce21" table:formula="of:=[.V26]/[.V$46]" office:value-type="percentage" office:value="0.0712677679600461" calcext:value-type="percentage">
            <text:p>7,13%</text:p>
          </table:table-cell>
          <table:table-cell table:style-name="Default" office:value-type="string" calcext:value-type="string">
            <text:p>AuxX</text:p>
          </table:table-cell>
          <table:table-cell table:style-name="Default" office:value-type="float" office:value="3460" calcext:value-type="float">
            <text:p>3460</text:p>
          </table:table-cell>
          <table:table-cell table:style-name="ce21" table:formula="of:=[.Y26]/[.Y$46]" office:value-type="percentage" office:value="0.0786113509337938" calcext:value-type="percentage">
            <text:p>7,86%</text:p>
          </table:table-cell>
          <table:table-cell office:value-type="string" calcext:value-type="string">
            <text:p>AuxX</text:p>
          </table:table-cell>
          <table:table-cell office:value-type="float" office:value="53802" calcext:value-type="float">
            <text:p>53802</text:p>
          </table:table-cell>
          <table:table-cell table:style-name="ce21" table:formula="of:=[.AB26]/[.AB$46]" office:value-type="percentage" office:value="0.0469980048428857" calcext:value-type="percentage">
            <text:p>4,70%</text:p>
          </table:table-cell>
          <table:table-cell table:number-columns-repeated="995"/>
        </table:table-row>
        <table:table-row table:style-name="ro1">
          <table:table-cell office:value-type="string" calcext:value-type="string">
            <text:p>other (adverb, conjunction etc. without better label)</text:p>
          </table:table-cell>
          <table:table-cell table:number-columns-repeated="2" office:value-type="string" calcext:value-type="string">
            <text:p>AuxY</text:p>
          </table:table-cell>
          <table:table-cell table:formula="of:=3391+1" office:value-type="float" office:value="3392" calcext:value-type="float">
            <text:p>3392</text:p>
          </table:table-cell>
          <table:table-cell table:style-name="ce21" table:formula="of:=[.D27]/[.D$46]" office:value-type="percentage" office:value="0.00776165850533156" calcext:value-type="percentage">
            <text:p>0,78%</text:p>
          </table:table-cell>
          <table:table-cell office:value-type="string" calcext:value-type="string">
            <text:p>AuxY</text:p>
          </table:table-cell>
          <table:table-cell office:value-type="float" office:value="715" calcext:value-type="float">
            <text:p>715</text:p>
          </table:table-cell>
          <table:table-cell table:style-name="ce21" table:formula="of:=[.G27]/[.G$46]" office:value-type="percentage" office:value="0.0203471826977803" calcext:value-type="percentage">
            <text:p>2,03%</text:p>
          </table:table-cell>
          <table:table-cell table:style-name="Default" office:value-type="string" calcext:value-type="string">
            <text:p>AuxY</text:p>
          </table:table-cell>
          <table:table-cell table:style-name="Default" office:value-type="float" office:value="6809" calcext:value-type="float">
            <text:p>6809</text:p>
          </table:table-cell>
          <table:table-cell table:style-name="ce21" table:formula="of:=[.J27]/[.J$46]" office:value-type="percentage" office:value="0.0583082140165788" calcext:value-type="percentage">
            <text:p>5,83%</text:p>
          </table:table-cell>
          <table:table-cell table:style-name="ce12" office:value-type="string" calcext:value-type="string">
            <text:p>AuxY</text:p>
          </table:table-cell>
          <table:table-cell table:style-name="ce12" table:formula="of:=15905+17+1" office:value-type="float" office:value="15923" calcext:value-type="float">
            <text:p>15923</text:p>
          </table:table-cell>
          <table:table-cell table:style-name="ce21" table:formula="of:=[.M27]/[.M$46]" office:value-type="percentage" office:value="0.0567715482663339" calcext:value-type="percentage">
            <text:p>5,68%</text:p>
          </table:table-cell>
          <table:table-cell table:style-name="ce12" table:number-columns-repeated="2"/>
          <table:table-cell table:style-name="ce21" table:formula="of:=[.P27]/[.P$46]" office:value-type="percentage" office:value="0" calcext:value-type="percentage">
            <text:p>0,00%</text:p>
          </table:table-cell>
          <table:table-cell table:style-name="Default" office:value-type="string" calcext:value-type="string">
            <text:p>AuxY</text:p>
          </table:table-cell>
          <table:table-cell table:style-name="Default" office:value-type="float" office:value="636" calcext:value-type="float">
            <text:p>636</text:p>
          </table:table-cell>
          <table:table-cell table:style-name="ce21" table:formula="of:=[.S27]/[.S$46]" office:value-type="percentage" office:value="0.00905724864710909" calcext:value-type="percentage">
            <text:p>0,91%</text:p>
          </table:table-cell>
          <table:table-cell table:style-name="Default" office:value-type="string" calcext:value-type="string">
            <text:p>AuxY</text:p>
          </table:table-cell>
          <table:table-cell table:style-name="Default" office:value-type="float" office:value="21644" calcext:value-type="float">
            <text:p>21644</text:p>
          </table:table-cell>
          <table:table-cell table:style-name="ce21" table:formula="of:=[.V27]/[.V$46]" office:value-type="percentage" office:value="0.08315021129466" calcext:value-type="percentage">
            <text:p>8,32%</text:p>
          </table:table-cell>
          <table:table-cell table:style-name="Default" office:value-type="string" calcext:value-type="string">
            <text:p>AuxY</text:p>
          </table:table-cell>
          <table:table-cell table:style-name="Default" office:value-type="float" office:value="1828" calcext:value-type="float">
            <text:p>1828</text:p>
          </table:table-cell>
          <table:table-cell table:style-name="ce21" table:formula="of:=[.Y27]/[.Y$46]" office:value-type="percentage" office:value="0.0415322397419003" calcext:value-type="percentage">
            <text:p>4,15%</text:p>
          </table:table-cell>
          <table:table-cell table:number-columns-repeated="2"/>
          <table:table-cell table:style-name="ce21" table:formula="of:=[.AB27]/[.AB$46]" office:value-type="percentage" office:value="0" calcext:value-type="percentage">
            <text:p>0,00%</text:p>
          </table:table-cell>
          <table:table-cell table:number-columns-repeated="995"/>
        </table:table-row>
        <table:table-row table:style-name="ro1">
          <table:table-cell office:value-type="string" calcext:value-type="string">
            <text:p>emphasizing word</text:p>
          </table:table-cell>
          <table:table-cell table:number-columns-repeated="2" office:value-type="string" calcext:value-type="string">
            <text:p>AuxZ</text:p>
          </table:table-cell>
          <table:table-cell table:formula="of:=6913+8" office:value-type="float" office:value="6921" calcext:value-type="float">
            <text:p>6921</text:p>
          </table:table-cell>
          <table:table-cell table:style-name="ce21" table:formula="of:=[.D28]/[.D$46]" office:value-type="percentage" office:value="0.0158368038076061" calcext:value-type="percentage">
            <text:p>1,58%</text:p>
          </table:table-cell>
          <table:table-cell office:value-type="string" calcext:value-type="string">
            <text:p>AuxZ</text:p>
          </table:table-cell>
          <table:table-cell office:value-type="float" office:value="571" calcext:value-type="float">
            <text:p>571</text:p>
          </table:table-cell>
          <table:table-cell table:style-name="ce21" table:formula="of:=[.G28]/[.G$46]" office:value-type="percentage" office:value="0.0162492885600455" calcext:value-type="percentage">
            <text:p>1,62%</text:p>
          </table:table-cell>
          <table:table-cell table:style-name="Default" table:number-columns-repeated="2"/>
          <table:table-cell table:style-name="ce21" table:formula="of:=[.J28]/[.J$46]" office:value-type="percentage" office:value="0" calcext:value-type="percentage">
            <text:p>0,00%</text:p>
          </table:table-cell>
          <table:table-cell table:style-name="ce12" table:number-columns-repeated="2"/>
          <table:table-cell table:style-name="ce21" table:formula="of:=[.M28]/[.M$46]" office:value-type="percentage" office:value="0" calcext:value-type="percentage">
            <text:p>0,00%</text:p>
          </table:table-cell>
          <table:table-cell table:style-name="ce12" office:value-type="string" calcext:value-type="string">
            <text:p>AuxZ</text:p>
          </table:table-cell>
          <table:table-cell table:style-name="ce12" office:value-type="float" office:value="232" calcext:value-type="float">
            <text:p>232</text:p>
          </table:table-cell>
          <table:table-cell table:style-name="ce21" table:formula="of:=[.P28]/[.P$46]" office:value-type="percentage" office:value="0.0306472919418758" calcext:value-type="percentage">
            <text:p>3,06%</text:p>
          </table:table-cell>
          <table:table-cell table:style-name="Default" table:number-columns-repeated="2"/>
          <table:table-cell table:style-name="ce21" table:formula="of:=[.S28]/[.S$46]" office:value-type="percentage" office:value="0" calcext:value-type="percentage">
            <text:p>0,00%</text:p>
          </table:table-cell>
          <table:table-cell table:style-name="Default" office:value-type="string" calcext:value-type="string">
            <text:p>AuxZ</text:p>
          </table:table-cell>
          <table:table-cell table:style-name="Default" office:value-type="float" office:value="12298" calcext:value-type="float">
            <text:p>12298</text:p>
          </table:table-cell>
          <table:table-cell table:style-name="ce21" table:formula="of:=[.V28]/[.V$46]" office:value-type="percentage" office:value="0.047245485977718" calcext:value-type="percentage">
            <text:p>4,72%</text:p>
          </table:table-cell>
          <table:table-cell table:style-name="Default" office:value-type="string" calcext:value-type="string">
            <text:p>AuxZ</text:p>
          </table:table-cell>
          <table:table-cell table:style-name="Default" office:value-type="float" office:value="1421" calcext:value-type="float">
            <text:p>1421</text:p>
          </table:table-cell>
          <table:table-cell table:style-name="ce21" table:formula="of:=[.Y28]/[.Y$46]" office:value-type="percentage" office:value="0.0322851819875494" calcext:value-type="percentage">
            <text:p>3,23%</text:p>
          </table:table-cell>
          <table:table-cell table:number-columns-repeated="2"/>
          <table:table-cell table:style-name="ce21" table:formula="of:=[.AB28]/[.AB$46]" office:value-type="percentage" office:value="0" calcext:value-type="percentage">
            <text:p>0,00%</text:p>
          </table:table-cell>
          <table:table-cell table:number-columns-repeated="995"/>
        </table:table-row>
        <table:table-row table:style-name="ro1">
          <table:table-cell office:value-type="string" calcext:value-type="string">
            <text:p>part of a word</text:p>
          </table:table-cell>
          <table:table-cell office:value-type="string" calcext:value-type="string">
            <text:p>CC</text:p>
          </table:table-cell>
          <table:table-cell table:number-columns-repeated="2"/>
          <table:table-cell table:style-name="ce21" table:formula="of:=[.D29]/[.D$46]" office:value-type="percentage" office:value="0" calcext:value-type="percentage">
            <text:p>0,00%</text:p>
          </table:table-cell>
          <table:table-cell table:number-columns-repeated="2"/>
          <table:table-cell table:style-name="ce21" table:formula="of:=[.G29]/[.G$46]" office:value-type="percentage" office:value="0" calcext:value-type="percentage">
            <text:p>0,00%</text:p>
          </table:table-cell>
          <table:table-cell table:style-name="Default" table:number-columns-repeated="2"/>
          <table:table-cell table:style-name="ce21" table:formula="of:=[.J29]/[.J$46]" office:value-type="percentage" office:value="0" calcext:value-type="percentage">
            <text:p>0,00%</text:p>
          </table:table-cell>
          <table:table-cell table:style-name="ce12" table:number-columns-repeated="2"/>
          <table:table-cell table:style-name="ce21" table:formula="of:=[.M29]/[.M$46]" office:value-type="percentage" office:value="0" calcext:value-type="percentage">
            <text:p>0,00%</text:p>
          </table:table-cell>
          <table:table-cell table:style-name="ce12" office:value-type="string" calcext:value-type="string">
            <text:p>CC</text:p>
          </table:table-cell>
          <table:table-cell table:style-name="ce12" office:value-type="float" office:value="36" calcext:value-type="float">
            <text:p>36</text:p>
          </table:table-cell>
          <table:table-cell table:style-name="ce21" table:formula="of:=[.P29]/[.P$46]" office:value-type="percentage" office:value="0.0047556142668428" calcext:value-type="percentage">
            <text:p>0,48%</text:p>
          </table:table-cell>
          <table:table-cell table:style-name="Default" table:number-columns-repeated="2"/>
          <table:table-cell table:style-name="ce21" table:formula="of:=[.S29]/[.S$46]" office:value-type="percentage" office:value="0" calcext:value-type="percentage">
            <text:p>0,00%</text:p>
          </table:table-cell>
          <table:table-cell table:style-name="Default" table:number-columns-repeated="2"/>
          <table:table-cell table:style-name="ce21" table:formula="of:=[.V29]/[.V$46]" office:value-type="percentage" office:value="0" calcext:value-type="percentage">
            <text:p>0,00%</text:p>
          </table:table-cell>
          <table:table-cell table:style-name="Default" table:number-columns-repeated="2"/>
          <table:table-cell table:style-name="ce21" table:formula="of:=[.Y29]/[.Y$46]" office:value-type="percentage" office:value="0" calcext:value-type="percentage">
            <text:p>0,00%</text:p>
          </table:table-cell>
          <table:table-cell table:style-name="ce4" table:number-columns-repeated="2"/>
          <table:table-cell table:style-name="ce21" table:formula="of:=[.AB29]/[.AB$46]" office:value-type="percentage" office:value="0" calcext:value-type="percentage">
            <text:p>0,00%</text:p>
          </table:table-cell>
          <table:table-cell table:style-name="ce4" table:number-columns-repeated="995"/>
        </table:table-row>
        <table:table-row table:style-name="ro1">
          <table:table-cell office:value-type="string" calcext:value-type="string">
            <text:p>complement other than attaching to verbs</text:p>
          </table:table-cell>
          <table:table-cell office:value-type="string" calcext:value-type="string">
            <text:p>Comp</text:p>
          </table:table-cell>
          <table:table-cell table:number-columns-repeated="2"/>
          <table:table-cell table:style-name="ce21" table:formula="of:=[.D30]/[.D$46]" office:value-type="percentage" office:value="0" calcext:value-type="percentage">
            <text:p>0,00%</text:p>
          </table:table-cell>
          <table:table-cell table:number-columns-repeated="2"/>
          <table:table-cell table:style-name="ce21" table:formula="of:=[.G30]/[.G$46]" office:value-type="percentage" office:value="0" calcext:value-type="percentage">
            <text:p>0,00%</text:p>
          </table:table-cell>
          <table:table-cell table:style-name="Default" table:number-columns-repeated="2"/>
          <table:table-cell table:style-name="ce21" table:formula="of:=[.J30]/[.J$46]" office:value-type="percentage" office:value="0" calcext:value-type="percentage">
            <text:p>0,00%</text:p>
          </table:table-cell>
          <table:table-cell table:style-name="ce12" table:number-columns-repeated="2"/>
          <table:table-cell table:style-name="ce21" table:formula="of:=[.M30]/[.M$46]" office:value-type="percentage" office:value="0" calcext:value-type="percentage">
            <text:p>0,00%</text:p>
          </table:table-cell>
          <table:table-cell table:style-name="ce12" office:value-type="string" calcext:value-type="string">
            <text:p>Comp</text:p>
          </table:table-cell>
          <table:table-cell table:style-name="ce12" table:formula="of:=47+2" office:value-type="float" office:value="49" calcext:value-type="float">
            <text:p>49</text:p>
          </table:table-cell>
          <table:table-cell table:style-name="ce21" table:formula="of:=[.P30]/[.P$46]" office:value-type="percentage" office:value="0.00647291941875826" calcext:value-type="percentage">
            <text:p>0,65%</text:p>
          </table:table-cell>
          <table:table-cell table:style-name="Default" table:number-columns-repeated="2"/>
          <table:table-cell table:style-name="ce21" table:formula="of:=[.S30]/[.S$46]" office:value-type="percentage" office:value="0" calcext:value-type="percentage">
            <text:p>0,00%</text:p>
          </table:table-cell>
          <table:table-cell table:style-name="Default" table:number-columns-repeated="2"/>
          <table:table-cell table:style-name="ce21" table:formula="of:=[.V30]/[.V$46]" office:value-type="percentage" office:value="0" calcext:value-type="percentage">
            <text:p>0,00%</text:p>
          </table:table-cell>
          <table:table-cell table:style-name="Default" table:number-columns-repeated="2"/>
          <table:table-cell table:style-name="ce21" table:formula="of:=[.Y30]/[.Y$46]" office:value-type="percentage" office:value="0" calcext:value-type="percentage">
            <text:p>0,00%</text:p>
          </table:table-cell>
          <table:table-cell table:number-columns-repeated="2"/>
          <table:table-cell table:style-name="ce21" table:formula="of:=[.AB30]/[.AB$46]" office:value-type="percentage" office:value="0" calcext:value-type="percentage">
            <text:p>0,00%</text:p>
          </table:table-cell>
          <table:table-cell table:number-columns-repeated="995"/>
        </table:table-row>
        <table:table-row table:style-name="ro1">
          <table:table-cell office:value-type="string" calcext:value-type="string">
            <text:p>head of coordination</text:p>
          </table:table-cell>
          <table:table-cell table:number-columns-repeated="2" office:value-type="string" calcext:value-type="string">
            <text:p>Coord</text:p>
          </table:table-cell>
          <table:table-cell table:formula="of:=15950+1918" office:value-type="float" office:value="17868" calcext:value-type="float">
            <text:p>17868</text:p>
          </table:table-cell>
          <table:table-cell table:style-name="ce21" table:formula="of:=[.D31]/[.D$46]" office:value-type="percentage" office:value="0.0408860006407029" calcext:value-type="percentage">
            <text:p>4,09%</text:p>
          </table:table-cell>
          <table:table-cell office:value-type="string" calcext:value-type="string">
            <text:p>Coord</text:p>
          </table:table-cell>
          <table:table-cell office:value-type="float" office:value="1515" calcext:value-type="float">
            <text:p>1515</text:p>
          </table:table-cell>
          <table:table-cell table:style-name="ce21" table:formula="of:=[.G31]/[.G$46]" office:value-type="percentage" office:value="0.0431132612407513" calcext:value-type="percentage">
            <text:p>4,31%</text:p>
          </table:table-cell>
          <table:table-cell table:style-name="Default" office:value-type="string" calcext:value-type="string">
            <text:p>Coord</text:p>
          </table:table-cell>
          <table:table-cell table:style-name="Default" office:value-type="float" office:value="4386" calcext:value-type="float">
            <text:p>4386</text:p>
          </table:table-cell>
          <table:table-cell table:style-name="ce21" table:formula="of:=[.J31]/[.J$46]" office:value-type="percentage" office:value="0.0375590874837295" calcext:value-type="percentage">
            <text:p>3,76%</text:p>
          </table:table-cell>
          <table:table-cell table:style-name="ce12" office:value-type="string" calcext:value-type="string">
            <text:p>Coord</text:p>
          </table:table-cell>
          <table:table-cell table:style-name="ce12" table:formula="of:=10373+98+708+7" office:value-type="float" office:value="11186" calcext:value-type="float">
            <text:p>11186</text:p>
          </table:table-cell>
          <table:table-cell table:style-name="ce21" table:formula="of:=[.M31]/[.M$46]" office:value-type="percentage" office:value="0.0398823424547642" calcext:value-type="percentage">
            <text:p>3,99%</text:p>
          </table:table-cell>
          <table:table-cell table:style-name="ce12" office:value-type="string" calcext:value-type="string">
            <text:p>Coord</text:p>
          </table:table-cell>
          <table:table-cell table:style-name="ce12" table:formula="of:=156+3" office:value-type="float" office:value="159" calcext:value-type="float">
            <text:p>159</text:p>
          </table:table-cell>
          <table:table-cell table:style-name="ce21" table:formula="of:=[.P31]/[.P$46]" office:value-type="percentage" office:value="0.021003963011889" calcext:value-type="percentage">
            <text:p>2,10%</text:p>
          </table:table-cell>
          <table:table-cell table:style-name="Default" office:value-type="string" calcext:value-type="string">
            <text:p>Coord</text:p>
          </table:table-cell>
          <table:table-cell table:style-name="Default" table:formula="of:=2110+73+86+15" office:value-type="float" office:value="2284" calcext:value-type="float">
            <text:p>2284</text:p>
          </table:table-cell>
          <table:table-cell table:style-name="ce21" table:formula="of:=[.S31]/[.S$46]" office:value-type="percentage" office:value="0.0325263457704358" calcext:value-type="percentage">
            <text:p>3,25%</text:p>
          </table:table-cell>
          <table:table-cell table:style-name="Default" office:value-type="string" calcext:value-type="string">
            <text:p>COORD</text:p>
          </table:table-cell>
          <table:table-cell table:style-name="Default" office:value-type="float" office:value="19533" calcext:value-type="float">
            <text:p>19533</text:p>
          </table:table-cell>
          <table:table-cell table:style-name="ce21" table:formula="of:=[.V31]/[.V$46]" office:value-type="percentage" office:value="0.075040338071456" calcext:value-type="percentage">
            <text:p>7,50%</text:p>
          </table:table-cell>
          <table:table-cell table:style-name="Default" office:value-type="string" calcext:value-type="string">
            <text:p>COORD</text:p>
          </table:table-cell>
          <table:table-cell table:style-name="Default" office:value-type="float" office:value="3442" calcext:value-type="float">
            <text:p>3442</text:p>
          </table:table-cell>
          <table:table-cell table:style-name="ce21" table:formula="of:=[.Y31]/[.Y$46]" office:value-type="percentage" office:value="0.0782023901485891" calcext:value-type="percentage">
            <text:p>7,82%</text:p>
          </table:table-cell>
          <table:table-cell office:value-type="string" calcext:value-type="string">
            <text:p>Coord</text:p>
          </table:table-cell>
          <table:table-cell office:value-type="float" office:value="30502" calcext:value-type="float">
            <text:p>30502</text:p>
          </table:table-cell>
          <table:table-cell table:style-name="ce21" table:formula="of:=[.AB31]/[.AB$46]" office:value-type="percentage" office:value="0.0266446069610368" calcext:value-type="percentage">
            <text:p>2,66%</text:p>
          </table:table-cell>
          <table:table-cell table:number-columns-repeated="995"/>
        </table:table-row>
        <table:table-row table:style-name="ro1">
          <table:table-cell office:value-type="string" calcext:value-type="string">
            <text:p>external dependent</text:p>
          </table:table-cell>
          <table:table-cell table:number-columns-repeated="2" office:value-type="string" calcext:value-type="string">
            <text:p>ExD</text:p>
          </table:table-cell>
          <table:table-cell table:formula="of:=9263+5881" office:value-type="float" office:value="15144" calcext:value-type="float">
            <text:p>15144</text:p>
          </table:table-cell>
          <table:table-cell table:style-name="ce21" table:formula="of:=[.D32]/[.D$46]" office:value-type="percentage" office:value="0.0346528762985676" calcext:value-type="percentage">
            <text:p>3,47%</text:p>
          </table:table-cell>
          <table:table-cell office:value-type="string" calcext:value-type="string">
            <text:p>ExD</text:p>
          </table:table-cell>
          <table:table-cell office:value-type="float" office:value="1247" calcext:value-type="float">
            <text:p>1247</text:p>
          </table:table-cell>
          <table:table-cell table:style-name="ce21" table:formula="of:=[.G32]/[.G$46]" office:value-type="percentage" office:value="0.035486624928856" calcext:value-type="percentage">
            <text:p>3,55%</text:p>
          </table:table-cell>
          <table:table-cell table:style-name="Default" office:value-type="string" calcext:value-type="string">
            <text:p>ExD</text:p>
          </table:table-cell>
          <table:table-cell table:style-name="Default" table:formula="of:=1786+1+3" office:value-type="float" office:value="1790" calcext:value-type="float">
            <text:p>1790</text:p>
          </table:table-cell>
          <table:table-cell table:style-name="ce21" table:formula="of:=[.J32]/[.J$46]" office:value-type="percentage" office:value="0.0153284921559224" calcext:value-type="percentage">
            <text:p>1,53%</text:p>
          </table:table-cell>
          <table:table-cell table:style-name="ce12" office:value-type="string" calcext:value-type="string">
            <text:p>ExD</text:p>
          </table:table-cell>
          <table:table-cell table:style-name="ce12" table:formula="of:=2329+44+1103+19+206" office:value-type="float" office:value="3701" calcext:value-type="float">
            <text:p>3701</text:p>
          </table:table-cell>
          <table:table-cell table:style-name="ce21" table:formula="of:=[.M32]/[.M$46]" office:value-type="percentage" office:value="0.0131954719671985" calcext:value-type="percentage">
            <text:p>1,32%</text:p>
          </table:table-cell>
          <table:table-cell table:style-name="ce12" table:number-columns-repeated="2"/>
          <table:table-cell table:style-name="ce21" table:formula="of:=[.P32]/[.P$46]" office:value-type="percentage" office:value="0" calcext:value-type="percentage">
            <text:p>0,00%</text:p>
          </table:table-cell>
          <table:table-cell table:style-name="Default" office:value-type="string" calcext:value-type="string">
            <text:p>ExD</text:p>
          </table:table-cell>
          <table:table-cell table:style-name="Default" table:formula="of:=766+35+318+13" office:value-type="float" office:value="1132" calcext:value-type="float">
            <text:p>1132</text:p>
          </table:table-cell>
          <table:table-cell table:style-name="ce21" table:formula="of:=[.S32]/[.S$46]" office:value-type="percentage" office:value="0.0161207633152948" calcext:value-type="percentage">
            <text:p>1,61%</text:p>
          </table:table-cell>
          <table:table-cell table:style-name="Default" office:value-type="string" calcext:value-type="string">
            <text:p>ExD</text:p>
          </table:table-cell>
          <table:table-cell table:style-name="Default" office:value-type="float" office:value="1725" calcext:value-type="float">
            <text:p>1725</text:p>
          </table:table-cell>
          <table:table-cell table:style-name="ce21" table:formula="of:=[.V32]/[.V$46]" office:value-type="percentage" office:value="0.00662696888205916" calcext:value-type="percentage">
            <text:p>0,66%</text:p>
          </table:table-cell>
          <table:table-cell table:style-name="Default" office:value-type="string" calcext:value-type="string">
            <text:p>ExD</text:p>
          </table:table-cell>
          <table:table-cell table:style-name="Default" office:value-type="float" office:value="258" calcext:value-type="float">
            <text:p>258</text:p>
          </table:table-cell>
          <table:table-cell table:style-name="ce21" table:formula="of:=[.Y32]/[.Y$46]" office:value-type="percentage" office:value="0.00586177125460081" calcext:value-type="percentage">
            <text:p>0,59%</text:p>
          </table:table-cell>
          <table:table-cell office:value-type="string" calcext:value-type="string">
            <text:p>ExD</text:p>
          </table:table-cell>
          <table:table-cell office:value-type="float" office:value="6550" calcext:value-type="float">
            <text:p>6550</text:p>
          </table:table-cell>
          <table:table-cell table:style-name="ce21" table:formula="of:=[.AB32]/[.AB$46]" office:value-type="percentage" office:value="0.00572166335305196" calcext:value-type="percentage">
            <text:p>0,57%</text:p>
          </table:table-cell>
          <table:table-cell table:number-columns-repeated="995"/>
        </table:table-row>
        <table:table-row table:style-name="ro1">
          <table:table-cell office:value-type="string" calcext:value-type="string">
            <text:p>indirect object</text:p>
          </table:table-cell>
          <table:table-cell office:value-type="string" calcext:value-type="string">
            <text:p>IObj</text:p>
          </table:table-cell>
          <table:table-cell table:number-columns-repeated="2"/>
          <table:table-cell table:style-name="ce21" table:formula="of:=[.D33]/[.D$46]" office:value-type="percentage" office:value="0" calcext:value-type="percentage">
            <text:p>0,00%</text:p>
          </table:table-cell>
          <table:table-cell table:number-columns-repeated="2"/>
          <table:table-cell table:style-name="ce21" table:formula="of:=[.G33]/[.G$46]" office:value-type="percentage" office:value="0" calcext:value-type="percentage">
            <text:p>0,00%</text:p>
          </table:table-cell>
          <table:table-cell table:style-name="Default" table:number-columns-repeated="2"/>
          <table:table-cell table:style-name="ce21" table:formula="of:=[.J33]/[.J$46]" office:value-type="percentage" office:value="0" calcext:value-type="percentage">
            <text:p>0,00%</text:p>
          </table:table-cell>
          <table:table-cell table:style-name="ce12" table:number-columns-repeated="2"/>
          <table:table-cell table:style-name="ce21" table:formula="of:=[.M33]/[.M$46]" office:value-type="percentage" office:value="0" calcext:value-type="percentage">
            <text:p>0,00%</text:p>
          </table:table-cell>
          <table:table-cell table:style-name="ce12" table:number-columns-repeated="2"/>
          <table:table-cell table:style-name="ce21" table:formula="of:=[.P33]/[.P$46]" office:value-type="percentage" office:value="0" calcext:value-type="percentage">
            <text:p>0,00%</text:p>
          </table:table-cell>
          <table:table-cell table:style-name="Default" office:value-type="string" calcext:value-type="string">
            <text:p>IObj</text:p>
          </table:table-cell>
          <table:table-cell table:style-name="Default" table:formula="of:=556+23+98" office:value-type="float" office:value="677" calcext:value-type="float">
            <text:p>677</text:p>
          </table:table-cell>
          <table:table-cell table:style-name="ce21" table:formula="of:=[.S33]/[.S$46]" office:value-type="percentage" office:value="0.00964112788379379" calcext:value-type="percentage">
            <text:p>0,96%</text:p>
          </table:table-cell>
          <table:table-cell table:style-name="Default" table:number-columns-repeated="2"/>
          <table:table-cell table:style-name="ce21" table:formula="of:=[.V33]/[.V$46]" office:value-type="percentage" office:value="0" calcext:value-type="percentage">
            <text:p>0,00%</text:p>
          </table:table-cell>
          <table:table-cell table:style-name="Default" table:number-columns-repeated="2"/>
          <table:table-cell table:style-name="ce21" table:formula="of:=[.Y33]/[.Y$46]" office:value-type="percentage" office:value="0" calcext:value-type="percentage">
            <text:p>0,00%</text:p>
          </table:table-cell>
          <table:table-cell table:number-columns-repeated="2"/>
          <table:table-cell table:style-name="ce21" table:formula="of:=[.AB33]/[.AB$46]" office:value-type="percentage" office:value="0" calcext:value-type="percentage">
            <text:p>0,00%</text:p>
          </table:table-cell>
          <table:table-cell table:number-columns-repeated="995"/>
        </table:table-row>
        <table:table-row table:style-name="ro1">
          <table:table-cell office:value-type="string" calcext:value-type="string">
            <text:p>negation</text:p>
          </table:table-cell>
          <table:table-cell office:value-type="string" calcext:value-type="string">
            <text:p>Neg</text:p>
          </table:table-cell>
          <table:table-cell table:number-columns-repeated="2"/>
          <table:table-cell table:style-name="ce21" table:formula="of:=[.D34]/[.D$46]" office:value-type="percentage" office:value="0" calcext:value-type="percentage">
            <text:p>0,00%</text:p>
          </table:table-cell>
          <table:table-cell table:number-columns-repeated="2"/>
          <table:table-cell table:style-name="ce21" table:formula="of:=[.G34]/[.G$46]" office:value-type="percentage" office:value="0" calcext:value-type="percentage">
            <text:p>0,00%</text:p>
          </table:table-cell>
          <table:table-cell table:style-name="Default" table:number-columns-repeated="2"/>
          <table:table-cell table:style-name="ce21" table:formula="of:=[.J34]/[.J$46]" office:value-type="percentage" office:value="0" calcext:value-type="percentage">
            <text:p>0,00%</text:p>
          </table:table-cell>
          <table:table-cell table:style-name="ce12" table:number-columns-repeated="2"/>
          <table:table-cell table:style-name="ce21" table:formula="of:=[.M34]/[.M$46]" office:value-type="percentage" office:value="0" calcext:value-type="percentage">
            <text:p>0,00%</text:p>
          </table:table-cell>
          <table:table-cell table:style-name="ce12" table:number-columns-repeated="2"/>
          <table:table-cell table:style-name="ce21" table:formula="of:=[.P34]/[.P$46]" office:value-type="percentage" office:value="0" calcext:value-type="percentage">
            <text:p>0,00%</text:p>
          </table:table-cell>
          <table:table-cell table:style-name="Default" table:number-columns-repeated="2"/>
          <table:table-cell table:style-name="ce21" table:formula="of:=[.S34]/[.S$46]" office:value-type="percentage" office:value="0" calcext:value-type="percentage">
            <text:p>0,00%</text:p>
          </table:table-cell>
          <table:table-cell table:style-name="Default" table:number-columns-repeated="2"/>
          <table:table-cell table:style-name="ce21" table:formula="of:=[.V34]/[.V$46]" office:value-type="percentage" office:value="0" calcext:value-type="percentage">
            <text:p>0,00%</text:p>
          </table:table-cell>
          <table:table-cell table:style-name="Default" table:number-columns-repeated="2"/>
          <table:table-cell table:style-name="ce21" table:formula="of:=[.Y34]/[.Y$46]" office:value-type="percentage" office:value="0" calcext:value-type="percentage">
            <text:p>0,00%</text:p>
          </table:table-cell>
          <table:table-cell office:value-type="string" calcext:value-type="string">
            <text:p>Neg</text:p>
          </table:table-cell>
          <table:table-cell office:value-type="float" office:value="1811" calcext:value-type="float">
            <text:p>1811</text:p>
          </table:table-cell>
          <table:table-cell table:style-name="ce21" table:formula="of:=[.AB34]/[.AB$46]" office:value-type="percentage" office:value="0.00158197440188963" calcext:value-type="percentage">
            <text:p>0,16%</text:p>
          </table:table-cell>
          <table:table-cell table:number-columns-repeated="995"/>
        </table:table-row>
        <table:table-row table:style-name="ro1">
          <table:table-cell office:value-type="string" calcext:value-type="string">
            <text:p>object</text:p>
          </table:table-cell>
          <table:table-cell table:number-columns-repeated="2" office:value-type="string" calcext:value-type="string">
            <text:p>Obj</text:p>
          </table:table-cell>
          <table:table-cell table:formula="of:=30949+5027" office:value-type="float" office:value="35976" calcext:value-type="float">
            <text:p>35976</text:p>
          </table:table-cell>
          <table:table-cell table:style-name="ce21" table:formula="of:=[.D35]/[.D$46]" office:value-type="percentage" office:value="0.0823211752322548" calcext:value-type="percentage">
            <text:p>8,23%</text:p>
          </table:table-cell>
          <table:table-cell office:value-type="string" calcext:value-type="string">
            <text:p>Obj</text:p>
          </table:table-cell>
          <table:table-cell office:value-type="float" office:value="2850" calcext:value-type="float">
            <text:p>2850</text:p>
          </table:table-cell>
          <table:table-cell table:style-name="ce21" table:formula="of:=[.G35]/[.G$46]" office:value-type="percentage" office:value="0.0811041548093341" calcext:value-type="percentage">
            <text:p>8,11%</text:p>
          </table:table-cell>
          <table:table-cell table:style-name="Default" office:value-type="string" calcext:value-type="string">
            <text:p>Obj</text:p>
          </table:table-cell>
          <table:table-cell table:style-name="Default" office:value-type="float" office:value="11556" calcext:value-type="float">
            <text:p>11556</text:p>
          </table:table-cell>
          <table:table-cell table:style-name="ce21" table:formula="of:=[.J35]/[.J$46]" office:value-type="percentage" office:value="0.09895869014181" calcext:value-type="percentage">
            <text:p>9,90%</text:p>
          </table:table-cell>
          <table:table-cell table:style-name="ce12" office:value-type="string" calcext:value-type="string">
            <text:p>Obj</text:p>
          </table:table-cell>
          <table:table-cell table:style-name="ce12" table:formula="of:=20792+173+4894+1" office:value-type="float" office:value="25860" calcext:value-type="float">
            <text:p>25860</text:p>
          </table:table-cell>
          <table:table-cell table:style-name="ce21" table:formula="of:=[.M35]/[.M$46]" office:value-type="percentage" office:value="0.0922007309029325" calcext:value-type="percentage">
            <text:p>9,22%</text:p>
          </table:table-cell>
          <table:table-cell table:style-name="ce12" office:value-type="string" calcext:value-type="string">
            <text:p>Obj</text:p>
          </table:table-cell>
          <table:table-cell table:style-name="ce12" table:formula="of:=878+50" office:value-type="float" office:value="928" calcext:value-type="float">
            <text:p>928</text:p>
          </table:table-cell>
          <table:table-cell table:style-name="ce21" table:formula="of:=[.P35]/[.P$46]" office:value-type="percentage" office:value="0.122589167767503" calcext:value-type="percentage">
            <text:p>12,26%</text:p>
          </table:table-cell>
          <table:table-cell table:style-name="Default" office:value-type="string" calcext:value-type="string">
            <text:p>Obj</text:p>
          </table:table-cell>
          <table:table-cell table:style-name="Default" table:formula="of:=3820+106+644+2" office:value-type="float" office:value="4572" calcext:value-type="float">
            <text:p>4572</text:p>
          </table:table-cell>
          <table:table-cell table:style-name="ce21" table:formula="of:=[.S35]/[.S$46]" office:value-type="percentage" office:value="0.0651096553688408" calcext:value-type="percentage">
            <text:p>6,51%</text:p>
          </table:table-cell>
          <table:table-cell table:style-name="Default" office:value-type="string" calcext:value-type="string">
            <text:p>OBJ</text:p>
          </table:table-cell>
          <table:table-cell table:style-name="Default" office:value-type="float" office:value="36100" calcext:value-type="float">
            <text:p>36100</text:p>
          </table:table-cell>
          <table:table-cell table:style-name="ce21" table:formula="of:=[.V35]/[.V$46]" office:value-type="percentage" office:value="0.138686131386861" calcext:value-type="percentage">
            <text:p>13,87%</text:p>
          </table:table-cell>
          <table:table-cell table:style-name="Default" office:value-type="string" calcext:value-type="string">
            <text:p>OBJ</text:p>
          </table:table-cell>
          <table:table-cell table:style-name="Default" office:value-type="float" office:value="6312" calcext:value-type="float">
            <text:p>6312</text:p>
          </table:table-cell>
          <table:table-cell table:style-name="ce21" table:formula="of:=[.Y35]/[.Y$46]" office:value-type="percentage" office:value="0.143408915345117" calcext:value-type="percentage">
            <text:p>14,34%</text:p>
          </table:table-cell>
          <table:table-cell office:value-type="string" calcext:value-type="string">
            <text:p>Obj</text:p>
          </table:table-cell>
          <table:table-cell office:value-type="float" office:value="65940" calcext:value-type="float">
            <text:p>65940</text:p>
          </table:table-cell>
          <table:table-cell table:style-name="ce21" table:formula="of:=[.AB35]/[.AB$46]" office:value-type="percentage" office:value="0.0576009895420223" calcext:value-type="percentage">
            <text:p>5,76%</text:p>
          </table:table-cell>
          <table:table-cell table:number-columns-repeated="995"/>
        </table:table-row>
        <table:table-row table:style-name="ro1">
          <table:table-cell office:value-type="string" calcext:value-type="string">
            <text:p>object complement (of light verbs???)</text:p>
          </table:table-cell>
          <table:table-cell office:value-type="string" calcext:value-type="string">
            <text:p>OComp</text:p>
          </table:table-cell>
          <table:table-cell table:number-columns-repeated="2"/>
          <table:table-cell table:style-name="ce21" table:formula="of:=[.D36]/[.D$46]" office:value-type="percentage" office:value="0" calcext:value-type="percentage">
            <text:p>0,00%</text:p>
          </table:table-cell>
          <table:table-cell table:number-columns-repeated="2"/>
          <table:table-cell table:style-name="ce21" table:formula="of:=[.G36]/[.G$46]" office:value-type="percentage" office:value="0" calcext:value-type="percentage">
            <text:p>0,00%</text:p>
          </table:table-cell>
          <table:table-cell table:style-name="Default" table:number-columns-repeated="2"/>
          <table:table-cell table:style-name="ce21" table:formula="of:=[.J36]/[.J$46]" office:value-type="percentage" office:value="0" calcext:value-type="percentage">
            <text:p>0,00%</text:p>
          </table:table-cell>
          <table:table-cell table:style-name="ce12" table:number-columns-repeated="2"/>
          <table:table-cell table:style-name="ce21" table:formula="of:=[.M36]/[.M$46]" office:value-type="percentage" office:value="0" calcext:value-type="percentage">
            <text:p>0,00%</text:p>
          </table:table-cell>
          <table:table-cell table:style-name="ce12" table:number-columns-repeated="2"/>
          <table:table-cell table:style-name="ce21" table:formula="of:=[.P36]/[.P$46]" office:value-type="percentage" office:value="0" calcext:value-type="percentage">
            <text:p>0,00%</text:p>
          </table:table-cell>
          <table:table-cell table:style-name="Default" table:number-columns-repeated="2"/>
          <table:table-cell table:style-name="ce21" table:formula="of:=[.S36]/[.S$46]" office:value-type="percentage" office:value="0" calcext:value-type="percentage">
            <text:p>0,00%</text:p>
          </table:table-cell>
          <table:table-cell table:style-name="Default" office:value-type="string" calcext:value-type="string">
            <text:p>OCOMP</text:p>
          </table:table-cell>
          <table:table-cell table:style-name="Default" office:value-type="float" office:value="224" calcext:value-type="float">
            <text:p>224</text:p>
          </table:table-cell>
          <table:table-cell table:style-name="ce21" table:formula="of:=[.V36]/[.V$46]" office:value-type="percentage" office:value="0.000860545524394929" calcext:value-type="percentage">
            <text:p>0,09%</text:p>
          </table:table-cell>
          <table:table-cell table:style-name="ce18" office:value-type="string" calcext:value-type="string">
            <text:p>OCOMP</text:p>
          </table:table-cell>
          <table:table-cell table:style-name="ce18" office:value-type="float" office:value="62" calcext:value-type="float">
            <text:p>62</text:p>
          </table:table-cell>
          <table:table-cell table:style-name="ce21" table:formula="of:=[.Y36]/[.Y$46]" office:value-type="percentage" office:value="0.00140864270459399" calcext:value-type="percentage">
            <text:p>0,14%</text:p>
          </table:table-cell>
          <table:table-cell table:number-columns-repeated="2"/>
          <table:table-cell table:style-name="ce21" table:formula="of:=[.AB36]/[.AB$46]" office:value-type="percentage" office:value="0" calcext:value-type="percentage">
            <text:p>0,00%</text:p>
          </table:table-cell>
          <table:table-cell table:number-columns-repeated="995"/>
        </table:table-row>
        <table:table-row table:style-name="ro1">
          <table:table-cell office:value-type="string" calcext:value-type="string">
            <text:p>object or attribute</text:p>
          </table:table-cell>
          <table:table-cell table:number-columns-repeated="2" office:value-type="string" calcext:value-type="string">
            <text:p>ObjAtr</text:p>
          </table:table-cell>
          <table:table-cell office:value-type="float" office:value="18" calcext:value-type="float">
            <text:p>18</text:p>
          </table:table-cell>
          <table:table-cell table:style-name="ce21" table:formula="of:=[.D37]/[.D$46]" office:value-type="percentage" office:value="0.0000411880463136699" calcext:value-type="percentage">
            <text:p>0,00%</text:p>
          </table:table-cell>
          <table:table-cell office:value-type="string" calcext:value-type="string">
            <text:p>ObjAtr</text:p>
          </table:table-cell>
          <table:table-cell office:value-type="float" office:value="29" calcext:value-type="float">
            <text:p>29</text:p>
          </table:table-cell>
          <table:table-cell table:style-name="ce21" table:formula="of:=[.G37]/[.G$46]" office:value-type="percentage" office:value="0.000825270347182698" calcext:value-type="percentage">
            <text:p>0,08%</text:p>
          </table:table-cell>
          <table:table-cell table:style-name="Default" office:value-type="string" calcext:value-type="string">
            <text:p>ObjAtr</text:p>
          </table:table-cell>
          <table:table-cell table:style-name="Default" office:value-type="float" office:value="12" calcext:value-type="float">
            <text:p>12</text:p>
          </table:table-cell>
          <table:table-cell table:style-name="ce21" table:formula="of:=[.J37]/[.J$46]" office:value-type="percentage" office:value="0.000102760841268754" calcext:value-type="percentage">
            <text:p>0,01%</text:p>
          </table:table-cell>
          <table:table-cell table:style-name="ce12" office:value-type="string" calcext:value-type="string">
            <text:p>ObjAtr</text:p>
          </table:table-cell>
          <table:table-cell table:style-name="ce12" table:formula="of:=10+2" office:value-type="float" office:value="12" calcext:value-type="float">
            <text:p>12</text:p>
          </table:table-cell>
          <table:table-cell table:style-name="ce21" table:formula="of:=[.M37]/[.M$46]" office:value-type="percentage" office:value="0.000042784561903913" calcext:value-type="percentage">
            <text:p>0,00%</text:p>
          </table:table-cell>
          <table:table-cell table:style-name="ce12" table:number-columns-repeated="2"/>
          <table:table-cell table:style-name="ce21" table:formula="of:=[.P37]/[.P$46]" office:value-type="percentage" office:value="0" calcext:value-type="percentage">
            <text:p>0,00%</text:p>
          </table:table-cell>
          <table:table-cell table:style-name="Default" table:number-columns-repeated="2"/>
          <table:table-cell table:style-name="ce21" table:formula="of:=[.S37]/[.S$46]" office:value-type="percentage" office:value="0" calcext:value-type="percentage">
            <text:p>0,00%</text:p>
          </table:table-cell>
          <table:table-cell table:style-name="Default" table:number-columns-repeated="2"/>
          <table:table-cell table:style-name="ce21" table:formula="of:=[.V37]/[.V$46]" office:value-type="percentage" office:value="0" calcext:value-type="percentage">
            <text:p>0,00%</text:p>
          </table:table-cell>
          <table:table-cell table:style-name="ce18" table:number-columns-repeated="2"/>
          <table:table-cell table:style-name="ce21" table:formula="of:=[.Y37]/[.Y$46]" office:value-type="percentage" office:value="0" calcext:value-type="percentage">
            <text:p>0,00%</text:p>
          </table:table-cell>
          <table:table-cell table:number-columns-repeated="2"/>
          <table:table-cell table:style-name="ce21" table:formula="of:=[.AB37]/[.AB$46]" office:value-type="percentage" office:value="0" calcext:value-type="percentage">
            <text:p>0,00%</text:p>
          </table:table-cell>
          <table:table-cell table:number-columns-repeated="995"/>
        </table:table-row>
        <table:table-row table:style-name="ro1">
          <table:table-cell office:value-type="string" calcext:value-type="string">
            <text:p>nominal predicate</text:p>
          </table:table-cell>
          <table:table-cell table:number-columns-repeated="2" office:value-type="string" calcext:value-type="string">
            <text:p>Pnom</text:p>
          </table:table-cell>
          <table:table-cell table:formula="of:=5793+542" office:value-type="float" office:value="6335" calcext:value-type="float">
            <text:p>6335</text:p>
          </table:table-cell>
          <table:table-cell table:style-name="ce21" table:formula="of:=[.D38]/[.D$46]" office:value-type="percentage" office:value="0.0144959040776166" calcext:value-type="percentage">
            <text:p>1,45%</text:p>
          </table:table-cell>
          <table:table-cell office:value-type="string" calcext:value-type="string">
            <text:p>Pnom</text:p>
          </table:table-cell>
          <table:table-cell office:value-type="float" office:value="851" calcext:value-type="float">
            <text:p>851</text:p>
          </table:table-cell>
          <table:table-cell table:style-name="ce21" table:formula="of:=[.G38]/[.G$46]" office:value-type="percentage" office:value="0.0242174160500854" calcext:value-type="percentage">
            <text:p>2,42%</text:p>
          </table:table-cell>
          <table:table-cell table:style-name="Default" office:value-type="string" calcext:value-type="string">
            <text:p>Pnom</text:p>
          </table:table-cell>
          <table:table-cell table:style-name="Default" office:value-type="float" office:value="580" calcext:value-type="float">
            <text:p>580</text:p>
          </table:table-cell>
          <table:table-cell table:style-name="ce21" table:formula="of:=[.J38]/[.J$46]" office:value-type="percentage" office:value="0.00496677399465644" calcext:value-type="percentage">
            <text:p>0,50%</text:p>
          </table:table-cell>
          <table:table-cell table:style-name="ce12" office:value-type="string" calcext:value-type="string">
            <text:p>Pnom</text:p>
          </table:table-cell>
          <table:table-cell table:style-name="ce12" table:formula="of:=1131+5+323+3+1" office:value-type="float" office:value="1463" calcext:value-type="float">
            <text:p>1463</text:p>
          </table:table-cell>
          <table:table-cell table:style-name="ce21" table:formula="of:=[.M38]/[.M$46]" office:value-type="percentage" office:value="0.00521615117211873" calcext:value-type="percentage">
            <text:p>0,52%</text:p>
          </table:table-cell>
          <table:table-cell table:style-name="ce12" office:value-type="string" calcext:value-type="string">
            <text:p>Pnom</text:p>
          </table:table-cell>
          <table:table-cell table:style-name="ce12" table:formula="of:=22+2" office:value-type="float" office:value="24" calcext:value-type="float">
            <text:p>24</text:p>
          </table:table-cell>
          <table:table-cell table:style-name="ce21" table:formula="of:=[.P38]/[.P$46]" office:value-type="percentage" office:value="0.00317040951122853" calcext:value-type="percentage">
            <text:p>0,32%</text:p>
          </table:table-cell>
          <table:table-cell table:style-name="Default" office:value-type="string" calcext:value-type="string">
            <text:p>Pnom</text:p>
          </table:table-cell>
          <table:table-cell table:style-name="Default" table:formula="of:=994+9+139" office:value-type="float" office:value="1142" calcext:value-type="float">
            <text:p>1142</text:p>
          </table:table-cell>
          <table:table-cell table:style-name="ce21" table:formula="of:=[.S38]/[.S$46]" office:value-type="percentage" office:value="0.0162631728852179" calcext:value-type="percentage">
            <text:p>1,63%</text:p>
          </table:table-cell>
          <table:table-cell table:style-name="Default" office:value-type="string" calcext:value-type="string">
            <text:p>PNOM</text:p>
          </table:table-cell>
          <table:table-cell table:style-name="Default" office:value-type="float" office:value="2203" calcext:value-type="float">
            <text:p>2203</text:p>
          </table:table-cell>
          <table:table-cell table:style-name="ce21" table:formula="of:=[.V38]/[.V$46]" office:value-type="percentage" office:value="0.00846331156358048" calcext:value-type="percentage">
            <text:p>0,85%</text:p>
          </table:table-cell>
          <table:table-cell table:style-name="Default" office:value-type="string" calcext:value-type="string">
            <text:p>PNOM</text:p>
          </table:table-cell>
          <table:table-cell table:style-name="Default" office:value-type="float" office:value="675" calcext:value-type="float">
            <text:p>675</text:p>
          </table:table-cell>
          <table:table-cell table:style-name="ce21" table:formula="of:=[.Y38]/[.Y$46]" office:value-type="percentage" office:value="0.0153360294451765" calcext:value-type="percentage">
            <text:p>1,53%</text:p>
          </table:table-cell>
          <table:table-cell office:value-type="string" calcext:value-type="string">
            <text:p>Pnom</text:p>
          </table:table-cell>
          <table:table-cell office:value-type="float" office:value="12979" calcext:value-type="float">
            <text:p>12979</text:p>
          </table:table-cell>
          <table:table-cell table:style-name="ce21" table:formula="of:=[.AB38]/[.AB$46]" office:value-type="percentage" office:value="0.0113376288029407" calcext:value-type="percentage">
            <text:p>1,13%</text:p>
          </table:table-cell>
          <table:table-cell table:number-columns-repeated="995"/>
        </table:table-row>
        <table:table-row table:style-name="ro1">
          <table:table-cell office:value-type="string" calcext:value-type="string">
            <text:p>main predicate of sentence</text:p>
          </table:table-cell>
          <table:table-cell table:number-columns-repeated="2" office:value-type="string" calcext:value-type="string">
            <text:p>Pred</text:p>
          </table:table-cell>
          <table:table-cell table:formula="of:=16793+9364" office:value-type="float" office:value="26157" calcext:value-type="float">
            <text:p>26157</text:p>
          </table:table-cell>
          <table:table-cell table:style-name="ce21" table:formula="of:=[.D39]/[.D$46]" office:value-type="percentage" office:value="0.0598530959681479" calcext:value-type="percentage">
            <text:p>5,99%</text:p>
          </table:table-cell>
          <table:table-cell office:value-type="string" calcext:value-type="string">
            <text:p>Pred</text:p>
          </table:table-cell>
          <table:table-cell office:value-type="float" office:value="2517" calcext:value-type="float">
            <text:p>2517</text:p>
          </table:table-cell>
          <table:table-cell table:style-name="ce21" table:formula="of:=[.G39]/[.G$46]" office:value-type="percentage" office:value="0.0716277746158224" calcext:value-type="percentage">
            <text:p>7,16%</text:p>
          </table:table-cell>
          <table:table-cell table:style-name="Default" office:value-type="string" calcext:value-type="string">
            <text:p>Pred</text:p>
          </table:table-cell>
          <table:table-cell table:style-name="Default" office:value-type="float" office:value="3769" calcext:value-type="float">
            <text:p>3769</text:p>
          </table:table-cell>
          <table:table-cell table:style-name="ce21" table:formula="of:=[.J39]/[.J$46]" office:value-type="percentage" office:value="0.0322754675618278" calcext:value-type="percentage">
            <text:p>3,23%</text:p>
          </table:table-cell>
          <table:table-cell table:style-name="ce12" office:value-type="string" calcext:value-type="string">
            <text:p>Pred</text:p>
          </table:table-cell>
          <table:table-cell table:style-name="ce12" table:formula="of:=5921+11+2787+3+6" office:value-type="float" office:value="8728" calcext:value-type="float">
            <text:p>8728</text:p>
          </table:table-cell>
          <table:table-cell table:style-name="ce21" table:formula="of:=[.M39]/[.M$46]" office:value-type="percentage" office:value="0.0311186380247794" calcext:value-type="percentage">
            <text:p>3,11%</text:p>
          </table:table-cell>
          <table:table-cell table:style-name="ce12" office:value-type="string" calcext:value-type="string">
            <text:p>Pred</text:p>
          </table:table-cell>
          <table:table-cell table:style-name="ce12" table:formula="of:=577+2" office:value-type="float" office:value="579" calcext:value-type="float">
            <text:p>579</text:p>
          </table:table-cell>
          <table:table-cell table:style-name="ce21" table:formula="of:=[.P39]/[.P$46]" office:value-type="percentage" office:value="0.0764861294583884" calcext:value-type="percentage">
            <text:p>7,65%</text:p>
          </table:table-cell>
          <table:table-cell table:style-name="Default" office:value-type="string" calcext:value-type="string">
            <text:p>Pred</text:p>
          </table:table-cell>
          <table:table-cell table:style-name="Default" table:formula="of:=2117+16+1003+30" office:value-type="float" office:value="3166" calcext:value-type="float">
            <text:p>3166</text:p>
          </table:table-cell>
          <table:table-cell table:style-name="ce21" table:formula="of:=[.S39]/[.S$46]" office:value-type="percentage" office:value="0.0450868698376531" calcext:value-type="percentage">
            <text:p>4,51%</text:p>
          </table:table-cell>
          <table:table-cell table:style-name="ce18" office:value-type="string" calcext:value-type="string">
            <text:p>PRED</text:p>
          </table:table-cell>
          <table:table-cell table:style-name="ce18" office:value-type="float" office:value="8104" calcext:value-type="float">
            <text:p>8104</text:p>
          </table:table-cell>
          <table:table-cell table:style-name="ce21" table:formula="of:=[.V39]/[.V$46]" office:value-type="percentage" office:value="0.0311333077218594" calcext:value-type="percentage">
            <text:p>3,11%</text:p>
          </table:table-cell>
          <table:table-cell table:style-name="Default" office:value-type="string" calcext:value-type="string">
            <text:p>PRED</text:p>
          </table:table-cell>
          <table:table-cell table:style-name="Default" office:value-type="float" office:value="1715" calcext:value-type="float">
            <text:p>1715</text:p>
          </table:table-cell>
          <table:table-cell table:style-name="ce21" table:formula="of:=[.Y39]/[.Y$46]" office:value-type="percentage" office:value="0.0389648748125596" calcext:value-type="percentage">
            <text:p>3,90%</text:p>
          </table:table-cell>
          <table:table-cell office:value-type="string" calcext:value-type="string">
            <text:p>Pred</text:p>
          </table:table-cell>
          <table:table-cell office:value-type="float" office:value="50974" calcext:value-type="float">
            <text:p>50974</text:p>
          </table:table-cell>
          <table:table-cell table:style-name="ce21" table:formula="of:=[.AB39]/[.AB$46]" office:value-type="percentage" office:value="0.0445276439325909" calcext:value-type="percentage">
            <text:p>4,45%</text:p>
          </table:table-cell>
          <table:table-cell table:number-columns-repeated="995"/>
        </table:table-row>
        <table:table-row table:style-name="ro1">
          <table:table-cell table:style-name="Default" office:value-type="string" calcext:value-type="string">
            <text:p>subordinating conjunction heading a clause that functions as a predicate</text:p>
          </table:table-cell>
          <table:table-cell table:style-name="Default" office:value-type="string" calcext:value-type="string">
            <text:p>PredC</text:p>
          </table:table-cell>
          <table:table-cell table:number-columns-repeated="2"/>
          <table:table-cell table:style-name="ce21" table:formula="of:=[.D40]/[.D$46]" office:value-type="percentage" office:value="0" calcext:value-type="percentage">
            <text:p>0,00%</text:p>
          </table:table-cell>
          <table:table-cell table:number-columns-repeated="2"/>
          <table:table-cell table:style-name="ce21" table:formula="of:=[.G40]/[.G$46]" office:value-type="percentage" office:value="0" calcext:value-type="percentage">
            <text:p>0,00%</text:p>
          </table:table-cell>
          <table:table-cell table:style-name="Default" office:value-type="string" calcext:value-type="string">
            <text:p>PredC</text:p>
          </table:table-cell>
          <table:table-cell table:style-name="Default" office:value-type="float" office:value="9" calcext:value-type="float">
            <text:p>9</text:p>
          </table:table-cell>
          <table:table-cell table:style-name="ce21" table:formula="of:=[.J40]/[.J$46]" office:value-type="percentage" office:value="0.0000770706309515654" calcext:value-type="percentage">
            <text:p>0,01%</text:p>
          </table:table-cell>
          <table:table-cell table:style-name="ce12" office:value-type="string" calcext:value-type="string">
            <text:p>PredC</text:p>
          </table:table-cell>
          <table:table-cell table:style-name="ce12" table:formula="of:=8+11" office:value-type="float" office:value="19" calcext:value-type="float">
            <text:p>19</text:p>
          </table:table-cell>
          <table:table-cell table:style-name="ce21" table:formula="of:=[.M40]/[.M$46]" office:value-type="percentage" office:value="0.0000677422230145289" calcext:value-type="percentage">
            <text:p>0,01%</text:p>
          </table:table-cell>
          <table:table-cell table:style-name="ce12" table:number-columns-repeated="2"/>
          <table:table-cell table:style-name="ce21" table:formula="of:=[.P40]/[.P$46]" office:value-type="percentage" office:value="0" calcext:value-type="percentage">
            <text:p>0,00%</text:p>
          </table:table-cell>
          <table:table-cell table:style-name="Default" table:number-columns-repeated="2"/>
          <table:table-cell table:style-name="ce21" table:formula="of:=[.S40]/[.S$46]" office:value-type="percentage" office:value="0" calcext:value-type="percentage">
            <text:p>0,00%</text:p>
          </table:table-cell>
          <table:table-cell table:style-name="ce18" table:number-columns-repeated="2"/>
          <table:table-cell table:style-name="ce21" table:formula="of:=[.V40]/[.V$46]" office:value-type="percentage" office:value="0" calcext:value-type="percentage">
            <text:p>0,00%</text:p>
          </table:table-cell>
          <table:table-cell table:style-name="Default" table:number-columns-repeated="2"/>
          <table:table-cell table:style-name="ce21" table:formula="of:=[.Y40]/[.Y$46]" office:value-type="percentage" office:value="0" calcext:value-type="percentage">
            <text:p>0,00%</text:p>
          </table:table-cell>
          <table:table-cell table:number-columns-repeated="2"/>
          <table:table-cell table:style-name="ce21" table:formula="of:=[.AB40]/[.AB$46]" office:value-type="percentage" office:value="0" calcext:value-type="percentage">
            <text:p>0,00%</text:p>
          </table:table-cell>
          <table:table-cell table:number-columns-repeated="995"/>
        </table:table-row>
        <table:table-row table:style-name="ro1">
          <table:table-cell table:style-name="Default" office:value-type="string" calcext:value-type="string">
            <text:p>existential predicate in nominal sentence</text:p>
          </table:table-cell>
          <table:table-cell table:style-name="Default" office:value-type="string" calcext:value-type="string">
            <text:p>PredE</text:p>
          </table:table-cell>
          <table:table-cell table:number-columns-repeated="2"/>
          <table:table-cell table:style-name="ce21" table:formula="of:=[.D41]/[.D$46]" office:value-type="percentage" office:value="0" calcext:value-type="percentage">
            <text:p>0,00%</text:p>
          </table:table-cell>
          <table:table-cell table:number-columns-repeated="2"/>
          <table:table-cell table:style-name="ce21" table:formula="of:=[.G41]/[.G$46]" office:value-type="percentage" office:value="0" calcext:value-type="percentage">
            <text:p>0,00%</text:p>
          </table:table-cell>
          <table:table-cell table:style-name="Default" office:value-type="string" calcext:value-type="string">
            <text:p>PredE</text:p>
          </table:table-cell>
          <table:table-cell table:style-name="Default" office:value-type="float" office:value="25" calcext:value-type="float">
            <text:p>25</text:p>
          </table:table-cell>
          <table:table-cell table:style-name="ce21" table:formula="of:=[.J41]/[.J$46]" office:value-type="percentage" office:value="0.000214085085976571" calcext:value-type="percentage">
            <text:p>0,02%</text:p>
          </table:table-cell>
          <table:table-cell table:style-name="ce12" office:value-type="string" calcext:value-type="string">
            <text:p>PredE</text:p>
          </table:table-cell>
          <table:table-cell table:style-name="ce12" table:formula="of:=46+26" office:value-type="float" office:value="72" calcext:value-type="float">
            <text:p>72</text:p>
          </table:table-cell>
          <table:table-cell table:style-name="ce21" table:formula="of:=[.M41]/[.M$46]" office:value-type="percentage" office:value="0.000256707371423478" calcext:value-type="percentage">
            <text:p>0,03%</text:p>
          </table:table-cell>
          <table:table-cell table:style-name="ce12" table:number-columns-repeated="2"/>
          <table:table-cell table:style-name="ce21" table:formula="of:=[.P41]/[.P$46]" office:value-type="percentage" office:value="0" calcext:value-type="percentage">
            <text:p>0,00%</text:p>
          </table:table-cell>
          <table:table-cell table:style-name="Default" table:number-columns-repeated="2"/>
          <table:table-cell table:style-name="ce21" table:formula="of:=[.S41]/[.S$46]" office:value-type="percentage" office:value="0" calcext:value-type="percentage">
            <text:p>0,00%</text:p>
          </table:table-cell>
          <table:table-cell table:style-name="ce18" table:number-columns-repeated="2"/>
          <table:table-cell table:style-name="ce21" table:formula="of:=[.V41]/[.V$46]" office:value-type="percentage" office:value="0" calcext:value-type="percentage">
            <text:p>0,00%</text:p>
          </table:table-cell>
          <table:table-cell table:style-name="Default" table:number-columns-repeated="2"/>
          <table:table-cell table:style-name="ce21" table:formula="of:=[.Y41]/[.Y$46]" office:value-type="percentage" office:value="0" calcext:value-type="percentage">
            <text:p>0,00%</text:p>
          </table:table-cell>
          <table:table-cell table:number-columns-repeated="2"/>
          <table:table-cell table:style-name="ce21" table:formula="of:=[.AB41]/[.AB$46]" office:value-type="percentage" office:value="0" calcext:value-type="percentage">
            <text:p>0,00%</text:p>
          </table:table-cell>
          <table:table-cell table:number-columns-repeated="995"/>
        </table:table-row>
        <table:table-row table:style-name="ro1">
          <table:table-cell table:style-name="Default" office:value-type="string" calcext:value-type="string">
            <text:p>predicative preposition in impersonal nominal sentence</text:p>
          </table:table-cell>
          <table:table-cell table:style-name="Default" office:value-type="string" calcext:value-type="string">
            <text:p>PredP</text:p>
          </table:table-cell>
          <table:table-cell table:number-columns-repeated="2"/>
          <table:table-cell table:style-name="ce21" table:formula="of:=[.D42]/[.D$46]" office:value-type="percentage" office:value="0" calcext:value-type="percentage">
            <text:p>0,00%</text:p>
          </table:table-cell>
          <table:table-cell table:number-columns-repeated="2"/>
          <table:table-cell table:style-name="ce21" table:formula="of:=[.G42]/[.G$46]" office:value-type="percentage" office:value="0" calcext:value-type="percentage">
            <text:p>0,00%</text:p>
          </table:table-cell>
          <table:table-cell table:style-name="Default" office:value-type="string" calcext:value-type="string">
            <text:p>PredP</text:p>
          </table:table-cell>
          <table:table-cell table:style-name="Default" office:value-type="float" office:value="81" calcext:value-type="float">
            <text:p>81</text:p>
          </table:table-cell>
          <table:table-cell table:style-name="ce21" table:formula="of:=[.J42]/[.J$46]" office:value-type="percentage" office:value="0.000693635678564089" calcext:value-type="percentage">
            <text:p>0,07%</text:p>
          </table:table-cell>
          <table:table-cell table:style-name="ce12" office:value-type="string" calcext:value-type="string">
            <text:p>PredP</text:p>
          </table:table-cell>
          <table:table-cell table:style-name="ce12" table:formula="of:=132+66" office:value-type="float" office:value="198" calcext:value-type="float">
            <text:p>198</text:p>
          </table:table-cell>
          <table:table-cell table:style-name="ce21" table:formula="of:=[.M42]/[.M$46]" office:value-type="percentage" office:value="0.000705945271414565" calcext:value-type="percentage">
            <text:p>0,07%</text:p>
          </table:table-cell>
          <table:table-cell table:style-name="ce12" table:number-columns-repeated="2"/>
          <table:table-cell table:style-name="ce21" table:formula="of:=[.P42]/[.P$46]" office:value-type="percentage" office:value="0" calcext:value-type="percentage">
            <text:p>0,00%</text:p>
          </table:table-cell>
          <table:table-cell table:style-name="Default" table:number-columns-repeated="2"/>
          <table:table-cell table:style-name="ce21" table:formula="of:=[.S42]/[.S$46]" office:value-type="percentage" office:value="0" calcext:value-type="percentage">
            <text:p>0,00%</text:p>
          </table:table-cell>
          <table:table-cell table:style-name="ce18" table:number-columns-repeated="2"/>
          <table:table-cell table:style-name="ce21" table:formula="of:=[.V42]/[.V$46]" office:value-type="percentage" office:value="0" calcext:value-type="percentage">
            <text:p>0,00%</text:p>
          </table:table-cell>
          <table:table-cell table:style-name="Default" table:number-columns-repeated="2"/>
          <table:table-cell table:style-name="ce21" table:formula="of:=[.Y42]/[.Y$46]" office:value-type="percentage" office:value="0" calcext:value-type="percentage">
            <text:p>0,00%</text:p>
          </table:table-cell>
          <table:table-cell table:number-columns-repeated="2"/>
          <table:table-cell table:style-name="ce21" table:formula="of:=[.AB42]/[.AB$46]" office:value-type="percentage" office:value="0" calcext:value-type="percentage">
            <text:p>0,00%</text:p>
          </table:table-cell>
          <table:table-cell table:number-columns-repeated="995"/>
        </table:table-row>
        <table:table-row table:style-name="ro1">
          <table:table-cell office:value-type="string" calcext:value-type="string">
            <text:p>subject</text:p>
          </table:table-cell>
          <table:table-cell table:number-columns-repeated="2" office:value-type="string" calcext:value-type="string">
            <text:p>Sb</text:p>
          </table:table-cell>
          <table:table-cell table:formula="of:=27289+4557" office:value-type="float" office:value="31846" calcext:value-type="float">
            <text:p>31846</text:p>
          </table:table-cell>
          <table:table-cell table:style-name="ce21" table:formula="of:=[.D43]/[.D$46]" office:value-type="percentage" office:value="0.0728708068280628" calcext:value-type="percentage">
            <text:p>7,29%</text:p>
          </table:table-cell>
          <table:table-cell office:value-type="string" calcext:value-type="string">
            <text:p>Sb</text:p>
          </table:table-cell>
          <table:table-cell office:value-type="float" office:value="2070" calcext:value-type="float">
            <text:p>2070</text:p>
          </table:table-cell>
          <table:table-cell table:style-name="ce21" table:formula="of:=[.G43]/[.G$46]" office:value-type="percentage" office:value="0.0589072282299374" calcext:value-type="percentage">
            <text:p>5,89%</text:p>
          </table:table-cell>
          <table:table-cell table:style-name="Default" office:value-type="string" calcext:value-type="string">
            <text:p>Sb</text:p>
          </table:table-cell>
          <table:table-cell table:style-name="Default" office:value-type="float" office:value="7538" calcext:value-type="float">
            <text:p>7538</text:p>
          </table:table-cell>
          <table:table-cell table:style-name="ce21" table:formula="of:=[.J43]/[.J$46]" office:value-type="percentage" office:value="0.0645509351236556" calcext:value-type="percentage">
            <text:p>6,46%</text:p>
          </table:table-cell>
          <table:table-cell table:style-name="ce12" office:value-type="string" calcext:value-type="string">
            <text:p>Sb</text:p>
          </table:table-cell>
          <table:table-cell table:style-name="ce12" table:formula="of:=16051+88+1642+2" office:value-type="float" office:value="17783" calcext:value-type="float">
            <text:p>17783</text:p>
          </table:table-cell>
          <table:table-cell table:style-name="ce21" table:formula="of:=[.M43]/[.M$46]" office:value-type="percentage" office:value="0.0634031553614404" calcext:value-type="percentage">
            <text:p>6,34%</text:p>
          </table:table-cell>
          <table:table-cell table:style-name="ce12" office:value-type="string" calcext:value-type="string">
            <text:p>Sb</text:p>
          </table:table-cell>
          <table:table-cell table:style-name="ce12" table:formula="of:=656+42" office:value-type="float" office:value="698" calcext:value-type="float">
            <text:p>698</text:p>
          </table:table-cell>
          <table:table-cell table:style-name="ce21" table:formula="of:=[.P43]/[.P$46]" office:value-type="percentage" office:value="0.0922060766182299" calcext:value-type="percentage">
            <text:p>9,22%</text:p>
          </table:table-cell>
          <table:table-cell table:style-name="Default" office:value-type="string" calcext:value-type="string">
            <text:p>Sb</text:p>
          </table:table-cell>
          <table:table-cell table:style-name="Default" table:formula="of:=4252+168+568" office:value-type="float" office:value="4988" calcext:value-type="float">
            <text:p>4988</text:p>
          </table:table-cell>
          <table:table-cell table:style-name="ce21" table:formula="of:=[.S43]/[.S$46]" office:value-type="percentage" office:value="0.0710338934776417" calcext:value-type="percentage">
            <text:p>7,10%</text:p>
          </table:table-cell>
          <table:table-cell table:style-name="Default" office:value-type="string" calcext:value-type="string">
            <text:p>SBJ</text:p>
          </table:table-cell>
          <table:table-cell table:style-name="Default" office:value-type="float" office:value="18092" calcext:value-type="float">
            <text:p>18092</text:p>
          </table:table-cell>
          <table:table-cell table:style-name="ce21" table:formula="of:=[.V43]/[.V$46]" office:value-type="percentage" office:value="0.0695044179792547" calcext:value-type="percentage">
            <text:p>6,95%</text:p>
          </table:table-cell>
          <table:table-cell table:style-name="Default" office:value-type="string" calcext:value-type="string">
            <text:p>SBJ</text:p>
          </table:table-cell>
          <table:table-cell table:style-name="Default" office:value-type="float" office:value="4374" calcext:value-type="float">
            <text:p>4374</text:p>
          </table:table-cell>
          <table:table-cell table:style-name="ce21" table:formula="of:=[.Y43]/[.Y$46]" office:value-type="percentage" office:value="0.099377470804744" calcext:value-type="percentage">
            <text:p>9,94%</text:p>
          </table:table-cell>
          <table:table-cell office:value-type="string" calcext:value-type="string">
            <text:p>Sb</text:p>
          </table:table-cell>
          <table:table-cell office:value-type="float" office:value="91498" calcext:value-type="float">
            <text:p>91498</text:p>
          </table:table-cell>
          <table:table-cell table:style-name="ce21" table:formula="of:=[.AB43]/[.AB$46]" office:value-type="percentage" office:value="0.0799268325919921" calcext:value-type="percentage">
            <text:p>7,99%</text:p>
          </table:table-cell>
          <table:table-cell table:number-columns-repeated="995"/>
        </table:table-row>
        <table:table-row table:style-name="ro1">
          <table:table-cell office:value-type="string" calcext:value-type="string">
            <text:p>unknown function</text:p>
          </table:table-cell>
          <table:table-cell office:value-type="string" calcext:value-type="string">
            <text:p>NR</text:p>
          </table:table-cell>
          <table:table-cell table:number-columns-repeated="2"/>
          <table:table-cell table:style-name="ce21" table:formula="of:=[.D44]/[.D$46]" office:value-type="percentage" office:value="0" calcext:value-type="percentage">
            <text:p>0,00%</text:p>
          </table:table-cell>
          <table:table-cell table:number-columns-repeated="2"/>
          <table:table-cell table:style-name="ce21" table:formula="of:=[.G44]/[.G$46]" office:value-type="percentage" office:value="0" calcext:value-type="percentage">
            <text:p>0,00%</text:p>
          </table:table-cell>
          <table:table-cell table:style-name="Default" office:value-type="string" calcext:value-type="string">
            <text:p>_</text:p>
          </table:table-cell>
          <table:table-cell table:style-name="Default" office:value-type="float" office:value="17" calcext:value-type="float">
            <text:p>17</text:p>
          </table:table-cell>
          <table:table-cell table:style-name="ce21" table:formula="of:=[.J44]/[.J$46]" office:value-type="percentage" office:value="0.000145577858464068" calcext:value-type="percentage">
            <text:p>0,01%</text:p>
          </table:table-cell>
          <table:table-cell table:style-name="ce12" office:value-type="string" calcext:value-type="string">
            <text:p>_</text:p>
          </table:table-cell>
          <table:table-cell table:style-name="ce12" table:formula="of:=1765+6" office:value-type="float" office:value="1771" calcext:value-type="float">
            <text:p>1771</text:p>
          </table:table-cell>
          <table:table-cell table:style-name="ce21" table:formula="of:=[.M44]/[.M$46]" office:value-type="percentage" office:value="0.00631428826098583" calcext:value-type="percentage">
            <text:p>0,63%</text:p>
          </table:table-cell>
          <table:table-cell table:number-columns-repeated="2"/>
          <table:table-cell table:style-name="ce21" table:formula="of:=[.P44]/[.P$46]" office:value-type="percentage" office:value="0" calcext:value-type="percentage">
            <text:p>0,00%</text:p>
          </table:table-cell>
          <table:table-cell table:style-name="Default" office:value-type="string" calcext:value-type="string">
            <text:p>---</text:p>
          </table:table-cell>
          <table:table-cell table:style-name="Default" office:value-type="float" office:value="3" calcext:value-type="float">
            <text:p>3</text:p>
          </table:table-cell>
          <table:table-cell table:style-name="ce21" table:formula="of:=[.S44]/[.S$46]" office:value-type="percentage" office:value="0.0000427228709769297" calcext:value-type="percentage">
            <text:p>0,00%</text:p>
          </table:table-cell>
          <table:table-cell table:style-name="Default" office:value-type="string" calcext:value-type="string">
            <text:p>UNDEFINED</text:p>
          </table:table-cell>
          <table:table-cell table:style-name="Default" office:value-type="float" office:value="272" calcext:value-type="float">
            <text:p>272</text:p>
          </table:table-cell>
          <table:table-cell table:style-name="ce21" table:formula="of:=[.V44]/[.V$46]" office:value-type="percentage" office:value="0.00104494813676527" calcext:value-type="percentage">
            <text:p>0,10%</text:p>
          </table:table-cell>
          <table:table-cell table:style-name="Default" office:value-type="string" calcext:value-type="string">
            <text:p>UNDEFINED</text:p>
          </table:table-cell>
          <table:table-cell table:style-name="Default" office:value-type="float" office:value="4" calcext:value-type="float">
            <text:p>4</text:p>
          </table:table-cell>
          <table:table-cell table:style-name="ce21" table:formula="of:=[.Y44]/[.Y$46]" office:value-type="percentage" office:value="0.000090880174489935" calcext:value-type="percentage">
            <text:p>0,01%</text:p>
          </table:table-cell>
          <table:table-cell office:value-type="string" calcext:value-type="string">
            <text:p>NR</text:p>
          </table:table-cell>
          <table:table-cell office:value-type="float" office:value="28994" calcext:value-type="float">
            <text:p>28994</text:p>
          </table:table-cell>
          <table:table-cell table:style-name="ce21" table:formula="of:=[.AB44]/[.AB$46]" office:value-type="percentage" office:value="0.0253273140852502" calcext:value-type="percentage">
            <text:p>2,53%</text:p>
          </table:table-cell>
          <table:table-cell table:number-columns-repeated="995"/>
        </table:table-row>
        <table:table-row table:style-name="ro1">
          <table:table-cell office:value-type="string" calcext:value-type="string">
            <text:p>perhaps unknown function too (undocumented, rare)</text:p>
          </table:table-cell>
          <table:table-cell office:value-type="string" calcext:value-type="string">
            <text:p>XSeg</text:p>
          </table:table-cell>
          <table:table-cell table:number-columns-repeated="2"/>
          <table:table-cell table:style-name="ce21" table:formula="of:=[.D45]/[.D$46]" office:value-type="percentage" office:value="0" calcext:value-type="percentage">
            <text:p>0,00%</text:p>
          </table:table-cell>
          <table:table-cell table:number-columns-repeated="2"/>
          <table:table-cell table:style-name="ce21" table:formula="of:=[.G45]/[.G$46]" office:value-type="percentage" office:value="0" calcext:value-type="percentage">
            <text:p>0,00%</text:p>
          </table:table-cell>
          <table:table-cell table:style-name="Default" table:number-columns-repeated="2"/>
          <table:table-cell table:style-name="ce21" table:formula="of:=[.J45]/[.J$46]" office:value-type="percentage" office:value="0" calcext:value-type="percentage">
            <text:p>0,00%</text:p>
          </table:table-cell>
          <table:table-cell table:style-name="ce12" table:number-columns-repeated="2"/>
          <table:table-cell table:style-name="ce21" table:formula="of:=[.M45]/[.M$46]" office:value-type="percentage" office:value="0" calcext:value-type="percentage">
            <text:p>0,00%</text:p>
          </table:table-cell>
          <table:table-cell table:number-columns-repeated="2"/>
          <table:table-cell table:style-name="ce21" table:formula="of:=[.P45]/[.P$46]" office:value-type="percentage" office:value="0" calcext:value-type="percentage">
            <text:p>0,00%</text:p>
          </table:table-cell>
          <table:table-cell table:style-name="Default" table:number-columns-repeated="2"/>
          <table:table-cell table:style-name="ce21" table:formula="of:=[.S45]/[.S$46]" office:value-type="percentage" office:value="0" calcext:value-type="percentage">
            <text:p>0,00%</text:p>
          </table:table-cell>
          <table:table-cell table:style-name="Default" office:value-type="string" calcext:value-type="string">
            <text:p>XSEG</text:p>
          </table:table-cell>
          <table:table-cell table:style-name="Default" office:value-type="float" office:value="366" calcext:value-type="float">
            <text:p>366</text:p>
          </table:table-cell>
          <table:table-cell table:style-name="ce21" table:formula="of:=[.V45]/[.V$46]" office:value-type="percentage" office:value="0.00140606991932386" calcext:value-type="percentage">
            <text:p>0,14%</text:p>
          </table:table-cell>
          <table:table-cell table:style-name="Default" office:value-type="string" calcext:value-type="string">
            <text:p>XSEG</text:p>
          </table:table-cell>
          <table:table-cell table:style-name="Default" office:value-type="float" office:value="69" calcext:value-type="float">
            <text:p>69</text:p>
          </table:table-cell>
          <table:table-cell table:style-name="ce21" table:formula="of:=[.Y45]/[.Y$46]" office:value-type="percentage" office:value="0.00156768300995138" calcext:value-type="percentage">
            <text:p>0,16%</text:p>
          </table:table-cell>
          <table:table-cell table:number-columns-repeated="2"/>
          <table:table-cell table:style-name="ce21" table:formula="of:=[.AB45]/[.AB$46]" office:value-type="percentage" office:value="0" calcext:value-type="percentage">
            <text:p>0,00%</text:p>
          </table:table-cell>
          <table:table-cell table:number-columns-repeated="995"/>
        </table:table-row>
        <table:table-row table:style-name="ro1">
          <table:table-cell table:style-name="ce4" office:value-type="string" calcext:value-type="string">
            <text:p>Total</text:p>
          </table:table-cell>
          <table:table-cell table:style-name="ce4" table:number-columns-repeated="2"/>
          <table:table-cell table:style-name="ce4" table:formula="of:=SUM([.D5:.D43])" office:value-type="float" office:value="437020" calcext:value-type="float">
            <text:p>437020</text:p>
          </table:table-cell>
          <table:table-cell table:style-name="ce22" table:formula="of:=[.D46]/[.D$46]" office:value-type="percentage" office:value="1" calcext:value-type="percentage">
            <text:p>100,00%</text:p>
          </table:table-cell>
          <table:table-cell table:style-name="ce4"/>
          <table:table-cell table:style-name="ce4" table:formula="of:=SUM([.G5:.G43])" office:value-type="float" office:value="35140" calcext:value-type="float">
            <text:p>35140</text:p>
          </table:table-cell>
          <table:table-cell table:style-name="ce22" table:formula="of:=[.G46]/[.G$46]" office:value-type="percentage" office:value="1" calcext:value-type="percentage">
            <text:p>100,00%</text:p>
          </table:table-cell>
          <table:table-cell/>
          <table:table-cell table:style-name="ce4" table:formula="of:=SUM([.J5:.J43])" office:value-type="float" office:value="116776" calcext:value-type="float">
            <text:p>116776</text:p>
          </table:table-cell>
          <table:table-cell table:style-name="ce22" table:formula="of:=[.J46]/[.J$46]" office:value-type="percentage" office:value="1" calcext:value-type="percentage">
            <text:p>100,00%</text:p>
          </table:table-cell>
          <table:table-cell/>
          <table:table-cell table:style-name="ce4" table:formula="of:=SUM([.M5:.M43])" office:value-type="float" office:value="280475" calcext:value-type="float">
            <text:p>280475</text:p>
          </table:table-cell>
          <table:table-cell table:style-name="ce22" table:formula="of:=[.M46]/[.M$46]" office:value-type="percentage" office:value="1" calcext:value-type="percentage">
            <text:p>100,00%</text:p>
          </table:table-cell>
          <table:table-cell/>
          <table:table-cell table:style-name="ce4" table:formula="of:=SUM([.P5:.P43])" office:value-type="float" office:value="7570" calcext:value-type="float">
            <text:p>7570</text:p>
          </table:table-cell>
          <table:table-cell table:style-name="ce22" table:formula="of:=[.P46]/[.P$46]" office:value-type="percentage" office:value="1" calcext:value-type="percentage">
            <text:p>100,00%</text:p>
          </table:table-cell>
          <table:table-cell/>
          <table:table-cell table:style-name="ce4" table:formula="of:=SUM([.S5:.S43])" office:value-type="float" office:value="70220" calcext:value-type="float">
            <text:p>70220</text:p>
          </table:table-cell>
          <table:table-cell table:style-name="ce22" table:formula="of:=[.S46]/[.S$46]" office:value-type="percentage" office:value="1" calcext:value-type="percentage">
            <text:p>100,00%</text:p>
          </table:table-cell>
          <table:table-cell/>
          <table:table-cell table:style-name="ce4" table:formula="of:=SUM([.V5:.V43])" office:value-type="float" office:value="260300" calcext:value-type="float">
            <text:p>260300</text:p>
          </table:table-cell>
          <table:table-cell table:style-name="ce22" table:formula="of:=[.V46]/[.V$46]" office:value-type="percentage" office:value="1" calcext:value-type="percentage">
            <text:p>100,00%</text:p>
          </table:table-cell>
          <table:table-cell/>
          <table:table-cell table:style-name="ce4" table:formula="of:=SUM([.Y5:.Y43])" office:value-type="float" office:value="44014" calcext:value-type="float">
            <text:p>44014</text:p>
          </table:table-cell>
          <table:table-cell table:style-name="ce22" table:formula="of:=[.Y46]/[.Y$46]" office:value-type="percentage" office:value="1" calcext:value-type="percentage">
            <text:p>100,00%</text:p>
          </table:table-cell>
          <table:table-cell/>
          <table:table-cell table:style-name="ce4" table:formula="of:=SUM([.AB5:.AB43])" office:value-type="float" office:value="1144772" calcext:value-type="float">
            <text:p>1144772</text:p>
          </table:table-cell>
          <table:table-cell table:style-name="ce22" table:formula="of:=[.AB46]/[.AB$46]" office:value-type="percentage" office:value="1" calcext:value-type="percentage">
            <text:p>100,00%</text:p>
          </table:table-cell>
          <table:table-cell table:number-columns-repeated="995"/>
        </table:table-row>
        <table:table-row table:style-name="ro1">
          <table:table-cell table:number-columns-repeated="1024"/>
        </table:table-row>
        <table:table-row table:style-name="ro1">
          <table:table-cell office:value-type="string" calcext:value-type="string">
            <text:p>42889 afuns in cs-conll2007 have the “_M” suffix, meaning “member of coordination or apposition”.</text:p>
          </table:table-cell>
          <table:table-cell table:number-columns-repeated="1023"/>
        </table:table-row>
        <table:table-row table:style-name="ro1">
          <table:table-cell office:value-type="string" calcext:value-type="string">
            <text:p>Conjunct marking is missing from sl.</text:p>
          </table:table-cell>
          <table:table-cell table:number-columns-repeated="1023"/>
        </table:table-row>
        <table:table-row table:style-name="ro1">
          <table:table-cell office:value-type="string" calcext:value-type="string">
            <text:p>ar-conll2007 contains 1 undecided “ExD|Coord” and 3 “ExD|Sb”. All have been merged with “ExD” in the above table.</text:p>
          </table:table-cell>
          <table:table-cell table:number-columns-repeated="1023"/>
        </table:table-row>
        <table:table-row table:style-name="ro1">
          <table:table-cell office:value-type="string" calcext:value-type="string">
            <text:p>26089 afuns in ar-padt2 have one or two of the “_Ap”, “_Co”, “_Pa” suffixes (member of apposition, member of coordination, parenthesis).</text:p>
          </table:table-cell>
          <table:table-cell table:number-columns-repeated="19"/>
          <table:table-cell table:style-name="ce4" table:number-columns-repeated="2"/>
          <table:table-cell/>
          <table:table-cell table:style-name="ce4" table:number-columns-repeated="2"/>
          <table:table-cell table:number-columns-repeated="999"/>
        </table:table-row>
        <table:table-row table:style-name="ro1">
          <table:table-cell office:value-type="string" calcext:value-type="string">
            <text:p>391 afuns in ta have the “_M” suffix, meaning “member of coordination or apposition”.</text:p>
          </table:table-cell>
          <table:table-cell table:number-columns-repeated="1023"/>
        </table:table-row>
        <table:table-row table:style-name="ro1">
          <table:table-cell office:value-type="string" calcext: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calcext: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l.A3:sl.C28" table:contains-header="false">
          <table:sort>
            <table:sort-by table:field-number="0" table:data-type="automatic"/>
          </table:sort>
        </table:database-range>
        <table:database-range table:name="__Anonymous_Sheet_DB__9" table:target-range-address="el.A3:el.C48" table:contains-header="false">
          <table:sort>
            <table:sort-by table:field-number="0" table:data-type="automatic"/>
          </table:sort>
        </table:database-range>
        <table:database-range table:name="__Anonymous_Sheet_DB__10" table:target-range-address="grc.A3:grc.C24" table:contains-header="false">
          <table:sort>
            <table:sort-by table:field-number="0" table:data-type="automatic"/>
          </table:sort>
        </table:database-range>
        <table:database-range table:name="__Anonymous_Sheet_DB__11" table:target-range-address="la.A3:la.C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0">00.00.0000</text:date>, <text:time style:data-style-name="N2" text:time-value="0000-00-00T14:12:02.648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3-20T14:29:54.642000000</dc:date>
    <dc:creator>Daniel Zeman</dc:creator>
    <meta:editing-duration>P7DT11H18M23S</meta:editing-duration>
    <meta:editing-cycles>190</meta:editing-cycles>
    <meta:generator>LibreOffice/4.1.4.2$Windows_x86 LibreOffice_project/0a0440ccc0227ad9829de5f46be37cfb6edcf72</meta:generator>
    <meta:document-statistic meta:table-count="13" meta:cell-count="3392" meta:object-count="0"/>
  </office:meta>
</office:document-meta>
</file>